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7396in" fo:margin-left="-0.0375in" table:align="left"/>
    </style:style>
    <style:style style:name="Table1.A" style:family="table-column">
      <style:table-column-properties style:column-width="1.375in"/>
    </style:style>
    <style:style style:name="Table1.B" style:family="table-column">
      <style:table-column-properties style:column-width="1.9167in"/>
    </style:style>
    <style:style style:name="Table1.C" style:family="table-column">
      <style:table-column-properties style:column-width="1.4792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7188in" fo:margin-left="-0.0167in" table:align="left"/>
    </style:style>
    <style:style style:name="Table4.A" style:family="table-column">
      <style:table-column-properties style:column-width="2.25in"/>
    </style:style>
    <style:style style:name="Table4.B" style:family="table-column">
      <style:table-column-properties style:column-width="2.2292in"/>
    </style:style>
    <style:style style:name="Table4.C" style:family="table-column">
      <style:table-column-properties style:column-width="2.2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5.1854in" fo:margin-left="0.341in" table:align="left"/>
    </style:style>
    <style:style style:name="Table11.A" style:family="table-column">
      <style:table-column-properties style:column-width="0.9375in"/>
    </style:style>
    <style:style style:name="Table11.B" style:family="table-column">
      <style:table-column-properties style:column-width="3.1889in"/>
    </style:style>
    <style:style style:name="Table11.C" style:family="table-column">
      <style:table-column-properties style:column-width="1.059in"/>
    </style:style>
    <style:style style:name="Table1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1.C1" style:family="table-cell">
      <style:table-cell-properties fo:background-color="#ff4000"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2" style:family="table">
      <style:table-properties style:width="5.6021in" fo:margin-left="0.3528in" table:align="left"/>
    </style:style>
    <style:style style:name="Table12.A" style:family="table-column">
      <style:table-column-properties style:column-width="1.4757in"/>
    </style:style>
    <style:style style:name="Table12.B" style:family="table-column">
      <style:table-column-properties style:column-width="4.1264in"/>
    </style:style>
    <style:style style:name="Table1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2.B1" style:family="table-cell">
      <style:table-cell-properties fo:background-color="#ff4000"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min-row-height="0.3382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3" style:family="table">
      <style:table-properties style:width="5.6889in" fo:margin-left="0.2597in" table:align="left"/>
    </style:style>
    <style:style style:name="Table13.A" style:family="table-column">
      <style:table-column-properties style:column-width="1.25in"/>
    </style:style>
    <style:style style:name="Table13.B" style:family="table-column">
      <style:table-column-properties style:column-width="4.4389in"/>
    </style:style>
    <style:style style:name="Table13.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3.B1" style:family="table-cell">
      <style:table-cell-properties fo:background-color="#ff4000"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4" style:family="table">
      <style:table-properties style:width="5.8507in" fo:margin-left="0.266in" table:align="left"/>
    </style:style>
    <style:style style:name="Table14.A" style:family="table-column">
      <style:table-column-properties style:column-width="0.7292in"/>
    </style:style>
    <style:style style:name="Table14.B" style:family="table-column">
      <style:table-column-properties style:column-width="3.3104in"/>
    </style:style>
    <style:style style:name="Table14.C" style:family="table-column">
      <style:table-column-properties style:column-width="1.8111in"/>
    </style:style>
    <style:style style:name="Table14.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4.C1" style:family="table-cell">
      <style:table-cell-properties fo:background-color="#ff4000"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none" fo:border-top="none" fo:border-bottom="0.5pt solid #000000"/>
    </style:style>
    <style:style style:name="Table14.C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none" fo:border-top="none" fo:border-bottom="0.5pt solid #000000"/>
    </style:style>
    <style:style style:name="Table14.C5"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none" fo:border-top="none" fo:border-bottom="0.5pt solid #000000"/>
    </style:style>
    <style:style style:name="Table14.C7" style:family="table-cell">
      <style:table-cell-properties fo:padding="0.0382in" fo:border-left="0.5pt solid #000000" fo:border-right="0.5pt solid #000000" fo:border-top="none" fo:border-bottom="0.5pt solid #000000"/>
    </style:style>
    <style:style style:name="Table15" style:family="table">
      <style:table-properties style:width="4.3521in" fo:margin-left="0.5201in" table:align="left"/>
    </style:style>
    <style:style style:name="Table15.A" style:family="table-column">
      <style:table-column-properties style:column-width="1.6028in"/>
    </style:style>
    <style:style style:name="Table15.B" style:family="table-column">
      <style:table-column-properties style:column-width="2.7493in"/>
    </style:style>
    <style:style style:name="Table15.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5.B1" style:family="table-cell">
      <style:table-cell-properties fo:background-color="#ff4000"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6" style:family="table">
      <style:table-properties style:width="6.8521in" fo:margin-left="0in" table:align="left"/>
    </style:style>
    <style:style style:name="Table16.A" style:family="table-column">
      <style:table-column-properties style:column-width="1.2903in"/>
    </style:style>
    <style:style style:name="Table16.B" style:family="table-column">
      <style:table-column-properties style:column-width="3.0618in"/>
    </style:style>
    <style:style style:name="Table16.C" style:family="table-column">
      <style:table-column-properties style:column-width="2.5in"/>
    </style:style>
    <style:style style:name="Table16.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6.C1" style:family="table-cell">
      <style:table-cell-properties fo:background-color="#ff4000"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none" fo:border-top="none" fo:border-bottom="0.5pt solid #000000"/>
    </style:style>
    <style:style style:name="Table16.C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none" fo:border-top="none" fo:border-bottom="0.5pt solid #000000"/>
    </style:style>
    <style:style style:name="Table16.C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none" fo:border-top="none" fo:border-bottom="0.5pt solid #000000"/>
    </style:style>
    <style:style style:name="Table16.C9" style:family="table-cell">
      <style:table-cell-properties fo:padding="0.0382in" fo:border-left="0.5pt solid #000000" fo:border-right="0.5pt solid #000000" fo:border-top="none" fo:border-bottom="0.5pt solid #000000"/>
    </style:style>
    <style:style style:name="Table16.A10" style:family="table-cell">
      <style:table-cell-properties fo:padding="0.0382in" fo:border-left="0.5pt solid #000000" fo:border-right="none" fo:border-top="none" fo:border-bottom="0.5pt solid #000000"/>
    </style:style>
    <style:style style:name="Table16.B10" style:family="table-cell">
      <style:table-cell-properties fo:padding="0.0382in" fo:border-left="0.5pt solid #000000" fo:border-right="none" fo:border-top="none" fo:border-bottom="0.5pt solid #000000"/>
    </style:style>
    <style:style style:name="Table16.C10" style:family="table-cell">
      <style:table-cell-properties fo:padding="0.0382in" fo:border-left="0.5pt solid #000000" fo:border-right="0.5pt solid #000000" fo:border-top="none" fo:border-bottom="0.5pt solid #000000"/>
    </style:style>
    <style:style style:name="Table16.A11" style:family="table-cell">
      <style:table-cell-properties fo:padding="0.0382in" fo:border-left="0.5pt solid #000000" fo:border-right="none" fo:border-top="none" fo:border-bottom="0.5pt solid #000000"/>
    </style:style>
    <style:style style:name="Table16.B11" style:family="table-cell">
      <style:table-cell-properties fo:padding="0.0382in" fo:border-left="0.5pt solid #000000" fo:border-right="none" fo:border-top="none" fo:border-bottom="0.5pt solid #000000"/>
    </style:style>
    <style:style style:name="Table16.C11" style:family="table-cell">
      <style:table-cell-properties fo:padding="0.0382in" fo:border-left="0.5pt solid #000000" fo:border-right="0.5pt solid #000000" fo:border-top="none" fo:border-bottom="0.5pt solid #000000"/>
    </style:style>
    <style:style style:name="Table16.A12" style:family="table-cell">
      <style:table-cell-properties fo:padding="0.0382in" fo:border-left="0.5pt solid #000000" fo:border-right="none" fo:border-top="none" fo:border-bottom="0.5pt solid #000000"/>
    </style:style>
    <style:style style:name="Table16.B12" style:family="table-cell">
      <style:table-cell-properties fo:padding="0.0382in" fo:border-left="0.5pt solid #000000" fo:border-right="none" fo:border-top="none" fo:border-bottom="0.5pt solid #000000"/>
    </style:style>
    <style:style style:name="Table16.C12" style:family="table-cell">
      <style:table-cell-properties fo:padding="0.0382in" fo:border-left="0.5pt solid #000000" fo:border-right="0.5pt solid #000000" fo:border-top="none" fo:border-bottom="0.5pt solid #000000"/>
    </style:style>
    <style:style style:name="Table16.A13" style:family="table-cell">
      <style:table-cell-properties fo:padding="0.0382in" fo:border-left="0.5pt solid #000000" fo:border-right="none" fo:border-top="none" fo:border-bottom="0.5pt solid #000000"/>
    </style:style>
    <style:style style:name="Table16.B13" style:family="table-cell">
      <style:table-cell-properties fo:padding="0.0382in" fo:border-left="0.5pt solid #000000" fo:border-right="none" fo:border-top="none" fo:border-bottom="0.5pt solid #000000"/>
    </style:style>
    <style:style style:name="Table16.C13" style:family="table-cell">
      <style:table-cell-properties fo:padding="0.0382in" fo:border-left="0.5pt solid #000000" fo:border-right="0.5pt solid #000000" fo:border-top="none" fo:border-bottom="0.5pt solid #000000"/>
    </style:style>
    <style:style style:name="Table16.A14" style:family="table-cell">
      <style:table-cell-properties fo:padding="0.0382in" fo:border-left="0.5pt solid #000000" fo:border-right="none" fo:border-top="none" fo:border-bottom="0.5pt solid #000000"/>
    </style:style>
    <style:style style:name="Table16.B14" style:family="table-cell">
      <style:table-cell-properties fo:padding="0.0382in" fo:border-left="0.5pt solid #000000" fo:border-right="none" fo:border-top="none" fo:border-bottom="0.5pt solid #000000"/>
    </style:style>
    <style:style style:name="Table16.C14" style:family="table-cell">
      <style:table-cell-properties fo:padding="0.0382in" fo:border-left="0.5pt solid #000000" fo:border-right="0.5pt solid #000000" fo:border-top="none" fo:border-bottom="0.5pt solid #000000"/>
    </style:style>
    <style:style style:name="Table16.A15" style:family="table-cell">
      <style:table-cell-properties fo:padding="0.0382in" fo:border-left="0.5pt solid #000000" fo:border-right="none" fo:border-top="none" fo:border-bottom="0.5pt solid #000000"/>
    </style:style>
    <style:style style:name="Table16.B15" style:family="table-cell">
      <style:table-cell-properties fo:padding="0.0382in" fo:border-left="0.5pt solid #000000" fo:border-right="none" fo:border-top="none" fo:border-bottom="0.5pt solid #000000"/>
    </style:style>
    <style:style style:name="Table16.C15" style:family="table-cell">
      <style:table-cell-properties fo:padding="0.0382in" fo:border-left="0.5pt solid #000000" fo:border-right="0.5pt solid #000000" fo:border-top="none" fo:border-bottom="0.5pt solid #000000"/>
    </style:style>
    <style:style style:name="Table16.A16" style:family="table-cell">
      <style:table-cell-properties fo:padding="0.0382in" fo:border-left="0.5pt solid #000000" fo:border-right="none" fo:border-top="none" fo:border-bottom="0.5pt solid #000000"/>
    </style:style>
    <style:style style:name="Table16.B16" style:family="table-cell">
      <style:table-cell-properties fo:padding="0.0382in" fo:border-left="0.5pt solid #000000" fo:border-right="none" fo:border-top="none" fo:border-bottom="0.5pt solid #000000"/>
    </style:style>
    <style:style style:name="Table16.C16" style:family="table-cell">
      <style:table-cell-properties fo:padding="0.0382in" fo:border-left="0.5pt solid #000000" fo:border-right="0.5pt solid #000000" fo:border-top="none" fo:border-bottom="0.5pt solid #000000"/>
    </style:style>
    <style:style style:name="Table16.A17" style:family="table-cell">
      <style:table-cell-properties fo:padding="0.0382in" fo:border-left="0.5pt solid #000000" fo:border-right="none" fo:border-top="none" fo:border-bottom="0.5pt solid #000000"/>
    </style:style>
    <style:style style:name="Table16.B17" style:family="table-cell">
      <style:table-cell-properties fo:padding="0.0382in" fo:border-left="0.5pt solid #000000" fo:border-right="none" fo:border-top="none" fo:border-bottom="0.5pt solid #000000"/>
    </style:style>
    <style:style style:name="Table16.C17" style:family="table-cell">
      <style:table-cell-properties fo:padding="0.0382in" fo:border-left="0.5pt solid #000000" fo:border-right="0.5pt solid #000000" fo:border-top="none" fo:border-bottom="0.5pt solid #000000"/>
    </style:style>
    <style:style style:name="Table16.A18" style:family="table-cell">
      <style:table-cell-properties fo:padding="0.0382in" fo:border-left="0.5pt solid #000000" fo:border-right="none" fo:border-top="none" fo:border-bottom="0.5pt solid #000000"/>
    </style:style>
    <style:style style:name="Table16.B18" style:family="table-cell">
      <style:table-cell-properties fo:padding="0.0382in" fo:border-left="0.5pt solid #000000" fo:border-right="none" fo:border-top="none" fo:border-bottom="0.5pt solid #000000"/>
    </style:style>
    <style:style style:name="Table16.C18" style:family="table-cell">
      <style:table-cell-properties fo:padding="0.0382in" fo:border-left="0.5pt solid #000000" fo:border-right="0.5pt solid #000000" fo:border-top="none" fo:border-bottom="0.5pt solid #000000"/>
    </style:style>
    <style:style style:name="Table17" style:family="table">
      <style:table-properties style:width="6.9792in" fo:margin-left="0in" table:align="left"/>
    </style:style>
    <style:style style:name="Table17.A" style:family="table-column">
      <style:table-column-properties style:column-width="1.6729in"/>
    </style:style>
    <style:style style:name="Table17.B" style:family="table-column">
      <style:table-column-properties style:column-width="0.9313in"/>
    </style:style>
    <style:style style:name="Table17.C" style:family="table-column">
      <style:table-column-properties style:column-width="2.6215in"/>
    </style:style>
    <style:style style:name="Table17.D" style:family="table-column">
      <style:table-column-properties style:column-width="1.7535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5.9778in" fo:margin-left="0.266in" table:align="left"/>
    </style:style>
    <style:style style:name="Table18.A" style:family="table-column">
      <style:table-column-properties style:column-width="2.1472in"/>
    </style:style>
    <style:style style:name="Table18.B" style:family="table-column">
      <style:table-column-properties style:column-width="3.8306in"/>
    </style:style>
    <style:style style:name="Table18.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8.B1" style:family="table-cell">
      <style:table-cell-properties fo:background-color="#ff4000"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0.5pt solid #000000" fo:border-top="none" fo:border-bottom="0.5pt solid #000000"/>
    </style:style>
    <style:style style:name="Table19" style:family="table">
      <style:table-properties style:width="4.7278in" fo:margin-left="0.3236in" table:align="left"/>
    </style:style>
    <style:style style:name="Table19.A" style:family="table-column">
      <style:table-column-properties style:column-width="0.8104in"/>
    </style:style>
    <style:style style:name="Table19.B" style:family="table-column">
      <style:table-column-properties style:column-width="3.9174in"/>
    </style:style>
    <style:style style:name="Table19.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9.B1" style:family="table-cell">
      <style:table-cell-properties fo:background-color="#ff4000"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20" style:family="table">
      <style:table-properties style:width="6.1313in" fo:margin-left="0.5667in" table:align="left"/>
    </style:style>
    <style:style style:name="Table20.A" style:family="table-column">
      <style:table-column-properties style:column-width="0.7889in"/>
    </style:style>
    <style:style style:name="Table20.B" style:family="table-column">
      <style:table-column-properties style:column-width="1.309in"/>
    </style:style>
    <style:style style:name="Table20.C" style:family="table-column">
      <style:table-column-properties style:column-width="2.0611in"/>
    </style:style>
    <style:style style:name="Table20.D" style:family="table-column">
      <style:table-column-properties style:column-width="1.9722in"/>
    </style:style>
    <style:style style:name="Table20.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0.D1" style:family="table-cell">
      <style:table-cell-properties fo:background-color="#ff4000"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0.5pt solid #000000" fo:border-top="none" fo:border-bottom="0.5pt solid #000000"/>
    </style:style>
    <style:style style:name="Table21" style:family="table">
      <style:table-properties style:width="4.2264in" fo:margin-left="0.2618in" table:align="left"/>
    </style:style>
    <style:style style:name="Table21.A" style:family="table-column">
      <style:table-column-properties style:column-width="0.9451in"/>
    </style:style>
    <style:style style:name="Table21.B" style:family="table-column">
      <style:table-column-properties style:column-width="1.2201in"/>
    </style:style>
    <style:style style:name="Table21.C" style:family="table-column">
      <style:table-column-properties style:column-width="2.0611in"/>
    </style:style>
    <style:style style:name="Table2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1.C1" style:family="table-cell">
      <style:table-cell-properties fo:background-color="#ff4000" fo:padding="0.0382in" fo:border="0.5pt solid #000000">
        <style:background-image/>
      </style:table-cell-properties>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1.A3" style:family="table-cell">
      <style:table-cell-properties fo:padding="0.0382in" fo:border-left="0.5pt solid #000000" fo:border-right="none" fo:border-top="none" fo:border-bottom="0.5pt solid #000000"/>
    </style:style>
    <style:style style:name="Table21.B3" style:family="table-cell">
      <style:table-cell-properties fo:padding="0.0382in" fo:border-left="0.5pt solid #000000" fo:border-right="none" fo:border-top="none" fo:border-bottom="0.5pt solid #000000"/>
    </style:style>
    <style:style style:name="Table21.C3" style:family="table-cell">
      <style:table-cell-properties fo:padding="0.0382in" fo:border-left="0.5pt solid #000000" fo:border-right="0.5pt solid #000000" fo:border-top="none" fo:border-bottom="0.5pt solid #000000"/>
    </style:style>
    <style:style style:name="Table21.A4" style:family="table-cell">
      <style:table-cell-properties fo:padding="0.0382in" fo:border-left="0.5pt solid #000000" fo:border-right="none" fo:border-top="none" fo:border-bottom="0.5pt solid #000000"/>
    </style:style>
    <style:style style:name="Table21.B4" style:family="table-cell">
      <style:table-cell-properties fo:padding="0.0382in" fo:border-left="0.5pt solid #000000" fo:border-right="none" fo:border-top="none" fo:border-bottom="0.5pt solid #000000"/>
    </style:style>
    <style:style style:name="Table21.C4" style:family="table-cell">
      <style:table-cell-properties fo:padding="0.0382in" fo:border-left="0.5pt solid #000000" fo:border-right="0.5pt solid #000000" fo:border-top="none" fo:border-bottom="0.5pt solid #000000"/>
    </style:style>
    <style:style style:name="Table21.A5" style:family="table-cell">
      <style:table-cell-properties fo:padding="0.0382in" fo:border-left="0.5pt solid #000000" fo:border-right="none" fo:border-top="none" fo:border-bottom="0.5pt solid #000000"/>
    </style:style>
    <style:style style:name="Table21.B5" style:family="table-cell">
      <style:table-cell-properties fo:padding="0.0382in" fo:border-left="0.5pt solid #000000" fo:border-right="none" fo:border-top="none" fo:border-bottom="0.5pt solid #000000"/>
    </style:style>
    <style:style style:name="Table21.C5" style:family="table-cell">
      <style:table-cell-properties fo:padding="0.0382in" fo:border-left="0.5pt solid #000000" fo:border-right="0.5pt solid #000000" fo:border-top="none" fo:border-bottom="0.5pt solid #000000"/>
    </style:style>
    <style:style style:name="Table21.A6" style:family="table-cell">
      <style:table-cell-properties fo:padding="0.0382in" fo:border-left="0.5pt solid #000000" fo:border-right="none" fo:border-top="none" fo:border-bottom="0.5pt solid #000000"/>
    </style:style>
    <style:style style:name="Table21.B6" style:family="table-cell">
      <style:table-cell-properties fo:padding="0.0382in" fo:border-left="0.5pt solid #000000" fo:border-right="none" fo:border-top="none" fo:border-bottom="0.5pt solid #000000"/>
    </style:style>
    <style:style style:name="Table21.C6" style:family="table-cell">
      <style:table-cell-properties fo:padding="0.0382in" fo:border-left="0.5pt solid #000000" fo:border-right="0.5pt solid #000000" fo:border-top="none" fo:border-bottom="0.5pt solid #000000"/>
    </style:style>
    <style:style style:name="Table21.A7" style:family="table-cell">
      <style:table-cell-properties fo:padding="0.0382in" fo:border-left="0.5pt solid #000000" fo:border-right="none" fo:border-top="none" fo:border-bottom="0.5pt solid #000000"/>
    </style:style>
    <style:style style:name="Table21.B7" style:family="table-cell">
      <style:table-cell-properties fo:padding="0.0382in" fo:border-left="0.5pt solid #000000" fo:border-right="none" fo:border-top="none" fo:border-bottom="0.5pt solid #000000"/>
    </style:style>
    <style:style style:name="Table21.C7" style:family="table-cell">
      <style:table-cell-properties fo:padding="0.0382in" fo:border-left="0.5pt solid #000000" fo:border-right="0.5pt solid #000000" fo:border-top="none" fo:border-bottom="0.5pt solid #000000"/>
    </style:style>
    <style:style style:name="Table21.A8" style:family="table-cell">
      <style:table-cell-properties fo:padding="0.0382in" fo:border-left="0.5pt solid #000000" fo:border-right="none" fo:border-top="none" fo:border-bottom="0.5pt solid #000000"/>
    </style:style>
    <style:style style:name="Table21.B8" style:family="table-cell">
      <style:table-cell-properties fo:padding="0.0382in" fo:border-left="0.5pt solid #000000" fo:border-right="none" fo:border-top="none" fo:border-bottom="0.5pt solid #000000"/>
    </style:style>
    <style:style style:name="Table21.C8" style:family="table-cell">
      <style:table-cell-properties fo:padding="0.0382in" fo:border-left="0.5pt solid #000000" fo:border-right="0.5pt solid #000000" fo:border-top="none" fo:border-bottom="0.5pt solid #000000"/>
    </style:style>
    <style:style style:name="Table21.A9" style:family="table-cell">
      <style:table-cell-properties fo:padding="0.0382in" fo:border-left="0.5pt solid #000000" fo:border-right="none" fo:border-top="none" fo:border-bottom="0.5pt solid #000000"/>
    </style:style>
    <style:style style:name="Table21.B9" style:family="table-cell">
      <style:table-cell-properties fo:padding="0.0382in" fo:border-left="0.5pt solid #000000" fo:border-right="none" fo:border-top="none" fo:border-bottom="0.5pt solid #000000"/>
    </style:style>
    <style:style style:name="Table21.C9" style:family="table-cell">
      <style:table-cell-properties fo:padding="0.0382in" fo:border-left="0.5pt solid #000000" fo:border-right="0.5pt solid #000000" fo:border-top="none" fo:border-bottom="0.5pt solid #000000"/>
    </style:style>
    <style:style style:name="Table22" style:family="table">
      <style:table-properties style:width="2.8049in" fo:margin-left="0.5743in" table:align="left"/>
    </style:style>
    <style:style style:name="Table22.A" style:family="table-column">
      <style:table-column-properties style:column-width="1.2056in"/>
    </style:style>
    <style:style style:name="Table22.B" style:family="table-column">
      <style:table-column-properties style:column-width="1.5993in"/>
    </style:style>
    <style:style style:name="Table2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2.B1" style:family="table-cell">
      <style:table-cell-properties fo:background-color="#ff4000" fo:padding="0.0382in" fo:border="0.5pt solid #000000">
        <style:background-image/>
      </style:table-cell-properties>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0.5pt solid #000000" fo:border-right="0.5pt solid #000000" fo:border-top="none" fo:border-bottom="0.5pt solid #000000"/>
    </style:style>
    <style:style style:name="Table22.A4" style:family="table-cell">
      <style:table-cell-properties fo:padding="0.0382in" fo:border-left="0.5pt solid #000000" fo:border-right="none" fo:border-top="none" fo:border-bottom="0.5pt solid #000000"/>
    </style:style>
    <style:style style:name="Table22.B4" style:family="table-cell">
      <style:table-cell-properties fo:padding="0.0382in" fo:border-left="0.5pt solid #000000" fo:border-right="0.5pt solid #000000" fo:border-top="none" fo:border-bottom="0.5pt solid #000000"/>
    </style:style>
    <style:style style:name="Table22.A5" style:family="table-cell">
      <style:table-cell-properties fo:padding="0.0382in" fo:border-left="0.5pt solid #000000" fo:border-right="none" fo:border-top="none" fo:border-bottom="0.5pt solid #000000"/>
    </style:style>
    <style:style style:name="Table22.B5" style:family="table-cell">
      <style:table-cell-properties fo:padding="0.0382in" fo:border-left="0.5pt solid #000000" fo:border-right="0.5pt solid #000000" fo:border-top="none" fo:border-bottom="0.5pt solid #000000"/>
    </style:style>
    <style:style style:name="Table22.A6" style:family="table-cell">
      <style:table-cell-properties fo:background-color="#ff4000" fo:padding="0.0382in" fo:border-left="0.5pt solid #000000" fo:border-right="none" fo:border-top="none" fo:border-bottom="0.5pt solid #000000">
        <style:background-image/>
      </style:table-cell-properties>
    </style:style>
    <style:style style:name="Table22.B6" style:family="table-cell">
      <style:table-cell-properties fo:background-color="#ff4000" fo:padding="0.0382in" fo:border-left="0.5pt solid #000000" fo:border-right="0.5pt solid #000000" fo:border-top="none" fo:border-bottom="0.5pt solid #000000">
        <style:background-image/>
      </style:table-cell-properties>
    </style:style>
    <style:style style:name="Table22.A7" style:family="table-cell">
      <style:table-cell-properties fo:padding="0.0382in" fo:border-left="0.5pt solid #000000" fo:border-right="none" fo:border-top="none" fo:border-bottom="0.5pt solid #000000"/>
    </style:style>
    <style:style style:name="Table22.B7" style:family="table-cell">
      <style:table-cell-properties fo:padding="0.0382in" fo:border-left="0.5pt solid #000000" fo:border-right="0.5pt solid #000000" fo:border-top="none" fo:border-bottom="0.5pt solid #000000"/>
    </style:style>
    <style:style style:name="Table22.A8" style:family="table-cell">
      <style:table-cell-properties fo:padding="0.0382in" fo:border-left="0.5pt solid #000000" fo:border-right="none" fo:border-top="none" fo:border-bottom="0.5pt solid #000000"/>
    </style:style>
    <style:style style:name="Table22.B8" style:family="table-cell">
      <style:table-cell-properties fo:padding="0.0382in" fo:border-left="0.5pt solid #000000" fo:border-right="0.5pt solid #000000" fo:border-top="none" fo:border-bottom="0.5pt solid #000000"/>
    </style:style>
    <style:style style:name="Table22.A9" style:family="table-cell">
      <style:table-cell-properties fo:padding="0.0382in" fo:border-left="0.5pt solid #000000" fo:border-right="none" fo:border-top="none" fo:border-bottom="0.5pt solid #000000"/>
    </style:style>
    <style:style style:name="Table22.B9" style:family="table-cell">
      <style:table-cell-properties fo:padding="0.0382in" fo:border-left="0.5pt solid #000000" fo:border-right="0.5pt solid #000000" fo:border-top="none" fo:border-bottom="0.5pt solid #000000"/>
    </style:style>
    <style:style style:name="Table24" style:family="table">
      <style:table-properties style:width="5.275in" fo:margin-left="0.284in" table:align="left"/>
    </style:style>
    <style:style style:name="Table24.A" style:family="table-column">
      <style:table-column-properties style:column-width="1.4882in"/>
    </style:style>
    <style:style style:name="Table24.B" style:family="table-column">
      <style:table-column-properties style:column-width="3.7868in"/>
    </style:style>
    <style:style style:name="Table24.A1" style:family="table-cell">
      <style:table-cell-properties style:vertical-align="middle" fo:background-color="#ff4000" fo:padding="0.0194in" fo:border="none">
        <style:background-image/>
      </style:table-cell-properties>
    </style:style>
    <style:style style:name="Table24.A2" style:family="table-cell">
      <style:table-cell-properties style:vertical-align="middle" fo:padding="0.0194in" fo:border="none"/>
    </style:style>
    <style:style style:name="Table24.B2" style:family="table-cell">
      <style:table-cell-properties style:vertical-align="middle" fo:padding="0.0194in" fo:border="none"/>
    </style:style>
    <style:style style:name="Table24.A3" style:family="table-cell">
      <style:table-cell-properties style:vertical-align="middle" fo:padding="0.0194in" fo:border="none"/>
    </style:style>
    <style:style style:name="Table24.B3" style:family="table-cell">
      <style:table-cell-properties style:vertical-align="middle" fo:padding="0.0194in" fo:border="none"/>
    </style:style>
    <style:style style:name="Table24.A4" style:family="table-cell">
      <style:table-cell-properties style:vertical-align="middle" fo:padding="0.0194in" fo:border="none"/>
    </style:style>
    <style:style style:name="Table24.B4" style:family="table-cell">
      <style:table-cell-properties style:vertical-align="middle" fo:padding="0.0194in" fo:border="none"/>
    </style:style>
    <style:style style:name="Table24.A5" style:family="table-cell">
      <style:table-cell-properties style:vertical-align="middle" fo:padding="0.0194in" fo:border="none"/>
    </style:style>
    <style:style style:name="Table24.B5" style:family="table-cell">
      <style:table-cell-properties style:vertical-align="middle" fo:padding="0.0194in" fo:border="none"/>
    </style:style>
    <style:style style:name="Table24.A6" style:family="table-cell">
      <style:table-cell-properties style:vertical-align="middle" fo:padding="0.0194in" fo:border="none"/>
    </style:style>
    <style:style style:name="Table24.B6" style:family="table-cell">
      <style:table-cell-properties style:vertical-align="middle" fo:padding="0.0194in" fo:border="none"/>
    </style:style>
    <style:style style:name="Table24.A7" style:family="table-cell">
      <style:table-cell-properties style:vertical-align="middle" fo:padding="0.0194in" fo:border="none"/>
    </style:style>
    <style:style style:name="Table24.B7" style:family="table-cell">
      <style:table-cell-properties style:vertical-align="middle" fo:padding="0.0194in" fo:border="none"/>
    </style:style>
    <style:style style:name="Table24.A8" style:family="table-cell">
      <style:table-cell-properties style:vertical-align="middle" fo:padding="0.0194in" fo:border="none"/>
    </style:style>
    <style:style style:name="Table24.B8" style:family="table-cell">
      <style:table-cell-properties style:vertical-align="middle" fo:padding="0.0194in" fo:border="none"/>
    </style:style>
    <style:style style:name="Table24.A9" style:family="table-cell">
      <style:table-cell-properties style:vertical-align="middle" fo:padding="0.0194in" fo:border="none"/>
    </style:style>
    <style:style style:name="Table24.B9" style:family="table-cell">
      <style:table-cell-properties style:vertical-align="middle" fo:padding="0.0194in" fo:border="none"/>
    </style:style>
    <style:style style:name="Table24.A10" style:family="table-cell">
      <style:table-cell-properties style:vertical-align="middle" fo:padding="0.0194in" fo:border="none"/>
    </style:style>
    <style:style style:name="Table24.B10" style:family="table-cell">
      <style:table-cell-properties style:vertical-align="middle" fo:padding="0.0194in" fo:border="none"/>
    </style:style>
    <style:style style:name="Table24.A11" style:family="table-cell">
      <style:table-cell-properties style:vertical-align="middle" fo:padding="0.0194in" fo:border="none"/>
    </style:style>
    <style:style style:name="Table24.B11" style:family="table-cell">
      <style:table-cell-properties style:vertical-align="middle" fo:padding="0.0194in" fo:border="none"/>
    </style:style>
    <style:style style:name="Table24.A12" style:family="table-cell">
      <style:table-cell-properties style:vertical-align="middle" fo:padding="0.0194in" fo:border="none"/>
    </style:style>
    <style:style style:name="Table24.B12" style:family="table-cell">
      <style:table-cell-properties style:vertical-align="middle" fo:padding="0.0194in" fo:border="none"/>
    </style:style>
    <style:style style:name="Table24.A13" style:family="table-cell">
      <style:table-cell-properties style:vertical-align="middle" fo:padding="0.0194in" fo:border="none"/>
    </style:style>
    <style:style style:name="Table24.B13" style:family="table-cell">
      <style:table-cell-properties style:vertical-align="middle" fo:padding="0.0194in" fo:border="none"/>
    </style:style>
    <style:style style:name="Table23" style:family="table">
      <style:table-properties style:width="6.8375in" fo:margin-left="0in" table:align="left"/>
    </style:style>
    <style:style style:name="Table23.A" style:family="table-column">
      <style:table-column-properties style:column-width="2.8944in"/>
    </style:style>
    <style:style style:name="Table23.B" style:family="table-column">
      <style:table-column-properties style:column-width="3.9431in"/>
    </style:style>
    <style:style style:name="Table23.A1" style:family="table-cell">
      <style:table-cell-properties style:vertical-align="middle" fo:background-color="#ff4000" fo:padding="0.0194in" fo:border="none">
        <style:background-image/>
      </style:table-cell-properties>
    </style:style>
    <style:style style:name="Table23.A2" style:family="table-cell">
      <style:table-cell-properties style:vertical-align="middle" fo:padding="0.0194in" fo:border="none"/>
    </style:style>
    <style:style style:name="Table23.B2" style:family="table-cell">
      <style:table-cell-properties style:vertical-align="middle" fo:padding="0.0194in" fo:border="none"/>
    </style:style>
    <style:style style:name="Table23.A3" style:family="table-cell">
      <style:table-cell-properties style:vertical-align="middle" fo:padding="0.0194in" fo:border="none"/>
    </style:style>
    <style:style style:name="Table23.B3" style:family="table-cell">
      <style:table-cell-properties style:vertical-align="middle" fo:padding="0.0194in" fo:border="none"/>
    </style:style>
    <style:style style:name="Table23.A4" style:family="table-cell">
      <style:table-cell-properties style:vertical-align="middle" fo:padding="0.0194in" fo:border="none"/>
    </style:style>
    <style:style style:name="Table23.B4" style:family="table-cell">
      <style:table-cell-properties style:vertical-align="middle" fo:padding="0.0194in" fo:border="none"/>
    </style:style>
    <style:style style:name="Table25" style:family="table">
      <style:table-properties style:width="6.6382in" table:align="left"/>
    </style:style>
    <style:style style:name="Table25.A" style:family="table-column">
      <style:table-column-properties style:column-width="1.3319in"/>
    </style:style>
    <style:style style:name="Table25.B" style:family="table-column">
      <style:table-column-properties style:column-width="5.3063in"/>
    </style:style>
    <style:style style:name="Table25.A1" style:family="table-cell">
      <style:table-cell-properties style:vertical-align="middle" fo:background-color="#ff4000" fo:padding="0.0194in" fo:border="none">
        <style:background-image/>
      </style:table-cell-properties>
    </style:style>
    <style:style style:name="Table25.A2" style:family="table-cell">
      <style:table-cell-properties style:vertical-align="middle" fo:padding="0.0194in" fo:border="none"/>
    </style:style>
    <style:style style:name="Table25.B2" style:family="table-cell">
      <style:table-cell-properties style:vertical-align="middle" fo:padding="0.0194in" fo:border="none"/>
    </style:style>
    <style:style style:name="Table25.A3" style:family="table-cell">
      <style:table-cell-properties style:vertical-align="middle" fo:padding="0.0194in" fo:border="none"/>
    </style:style>
    <style:style style:name="Table25.B3" style:family="table-cell">
      <style:table-cell-properties style:vertical-align="middle" fo:padding="0.0194in" fo:border="none"/>
    </style:style>
    <style:style style:name="Table25.A4" style:family="table-cell">
      <style:table-cell-properties style:vertical-align="middle" fo:padding="0.0194in" fo:border="none"/>
    </style:style>
    <style:style style:name="Table25.B4" style:family="table-cell">
      <style:table-cell-properties style:vertical-align="middle" fo:padding="0.0194in" fo:border="none"/>
    </style:style>
    <style:style style:name="Table25.A5" style:family="table-cell">
      <style:table-cell-properties style:vertical-align="middle" fo:padding="0.0194in" fo:border="none"/>
    </style:style>
    <style:style style:name="Table25.B5" style:family="table-cell">
      <style:table-cell-properties style:vertical-align="middle" fo:padding="0.0194in" fo:border="none"/>
    </style:style>
    <style:style style:name="Table25.A6" style:family="table-cell">
      <style:table-cell-properties style:vertical-align="middle" fo:padding="0.0194in" fo:border="none"/>
    </style:style>
    <style:style style:name="Table25.B6" style:family="table-cell">
      <style:table-cell-properties style:vertical-align="middle" fo:padding="0.0194in" fo:border="none"/>
    </style:style>
    <style:style style:name="Table26" style:family="table">
      <style:table-properties style:width="5.7069in" table:align="left"/>
    </style:style>
    <style:style style:name="Table26.A" style:family="table-column">
      <style:table-column-properties style:column-width="1.3986in"/>
    </style:style>
    <style:style style:name="Table26.B" style:family="table-column">
      <style:table-column-properties style:column-width="4.3083in"/>
    </style:style>
    <style:style style:name="Table26.A1" style:family="table-cell">
      <style:table-cell-properties style:vertical-align="middle" fo:background-color="#ff4000" fo:padding="0.0194in" fo:border="none">
        <style:background-image/>
      </style:table-cell-properties>
    </style:style>
    <style:style style:name="Table27" style:family="table">
      <style:table-properties style:width="5.7069in" table:align="left"/>
    </style:style>
    <style:style style:name="Table27.A" style:family="table-column">
      <style:table-column-properties style:column-width="1.3986in"/>
    </style:style>
    <style:style style:name="Table27.B" style:family="table-column">
      <style:table-column-properties style:column-width="4.3083in"/>
    </style:style>
    <style:style style:name="Table27.A1" style:family="table-cell">
      <style:table-cell-properties style:vertical-align="middle" fo:padding="0.0194in" fo:border="none"/>
    </style:style>
    <style:style style:name="Table28" style:family="table">
      <style:table-properties style:width="5.7069in" table:align="left"/>
    </style:style>
    <style:style style:name="Table28.A" style:family="table-column">
      <style:table-column-properties style:column-width="1.3986in"/>
    </style:style>
    <style:style style:name="Table28.B" style:family="table-column">
      <style:table-column-properties style:column-width="4.3083in"/>
    </style:style>
    <style:style style:name="Table28.A1" style:family="table-cell">
      <style:table-cell-properties style:vertical-align="middle" fo:padding="0.0194in" fo:border="none"/>
    </style:style>
    <style:style style:name="Table29" style:family="table">
      <style:table-properties style:width="5.7069in" table:align="left"/>
    </style:style>
    <style:style style:name="Table29.A" style:family="table-column">
      <style:table-column-properties style:column-width="1.3986in"/>
    </style:style>
    <style:style style:name="Table29.B" style:family="table-column">
      <style:table-column-properties style:column-width="4.3083in"/>
    </style:style>
    <style:style style:name="Table29.A1" style:family="table-cell">
      <style:table-cell-properties style:vertical-align="middle" fo:padding="0.0194in" fo:border="none"/>
    </style:style>
    <style:style style:name="Table30" style:family="table">
      <style:table-properties style:width="5.7069in" table:align="left"/>
    </style:style>
    <style:style style:name="Table30.A" style:family="table-column">
      <style:table-column-properties style:column-width="1.3986in"/>
    </style:style>
    <style:style style:name="Table30.B" style:family="table-column">
      <style:table-column-properties style:column-width="4.3083in"/>
    </style:style>
    <style:style style:name="Table30.A1" style:family="table-cell">
      <style:table-cell-properties style:vertical-align="middle" fo:padding="0.0194in" fo:border="none"/>
    </style:style>
    <style:style style:name="Table31" style:family="table">
      <style:table-properties style:width="5.1486in" table:align="left"/>
    </style:style>
    <style:style style:name="Table31.A" style:family="table-column">
      <style:table-column-properties style:column-width="1.2722in"/>
    </style:style>
    <style:style style:name="Table31.B" style:family="table-column">
      <style:table-column-properties style:column-width="3.8764in"/>
    </style:style>
    <style:style style:name="Table31.A1" style:family="table-cell">
      <style:table-cell-properties style:vertical-align="middle" fo:background-color="#ff4000" fo:padding="0.0194in" fo:border="none">
        <style:background-image/>
      </style:table-cell-properties>
    </style:style>
    <style:style style:name="Table31.A2" style:family="table-cell">
      <style:table-cell-properties style:vertical-align="middle" fo:padding="0.0194in" fo:border="none"/>
    </style:style>
    <style:style style:name="Table31.B2" style:family="table-cell">
      <style:table-cell-properties style:vertical-align="middle" fo:padding="0.0194in" fo:border="none"/>
    </style:style>
    <style:style style:name="Table31.A3" style:family="table-cell">
      <style:table-cell-properties style:vertical-align="middle" fo:padding="0.0194in" fo:border="none"/>
    </style:style>
    <style:style style:name="Table31.B3" style:family="table-cell">
      <style:table-cell-properties style:vertical-align="middle" fo:padding="0.0194in" fo:border="none"/>
    </style:style>
    <style:style style:name="Table31.A4" style:family="table-cell">
      <style:table-cell-properties style:vertical-align="middle" fo:padding="0.0194in" fo:border="none"/>
    </style:style>
    <style:style style:name="Table31.B4" style:family="table-cell">
      <style:table-cell-properties style:vertical-align="middle" fo:padding="0.0194in" fo:border="none"/>
    </style:style>
    <style:style style:name="Table32" style:family="table">
      <style:table-properties style:width="5.2083in" fo:margin-left="0.2917in" table:align="left"/>
    </style:style>
    <style:style style:name="Table32.A" style:family="table-column">
      <style:table-column-properties style:column-width="0.5875in"/>
    </style:style>
    <style:style style:name="Table32.B" style:family="table-column">
      <style:table-column-properties style:column-width="0.625in"/>
    </style:style>
    <style:style style:name="Table32.D" style:family="table-column">
      <style:table-column-properties style:column-width="0.5583in"/>
    </style:style>
    <style:style style:name="Table32.E" style:family="table-column">
      <style:table-column-properties style:column-width="0.6472in"/>
    </style:style>
    <style:style style:name="Table32.F" style:family="table-column">
      <style:table-column-properties style:column-width="1.2799in"/>
    </style:style>
    <style:style style:name="Table32.G" style:family="table-column">
      <style:table-column-properties style:column-width="0.8854in"/>
    </style:style>
    <style:style style:name="Table32.A1" style:family="table-cell">
      <style:table-cell-properties style:vertical-align="middle" fo:background-color="#ff4000" fo:padding="0.0194in" fo:border="none">
        <style:background-image/>
      </style:table-cell-properties>
    </style:style>
    <style:style style:name="Table32.A2" style:family="table-cell">
      <style:table-cell-properties style:vertical-align="middle" fo:padding="0.0194in" fo:border="none"/>
    </style:style>
    <style:style style:name="Table32.B2" style:family="table-cell">
      <style:table-cell-properties style:vertical-align="middle" fo:padding="0.0194in" fo:border="none"/>
    </style:style>
    <style:style style:name="Table32.C2" style:family="table-cell">
      <style:table-cell-properties style:vertical-align="middle" fo:padding="0.0194in" fo:border="none"/>
    </style:style>
    <style:style style:name="Table32.D2" style:family="table-cell">
      <style:table-cell-properties style:vertical-align="middle" fo:padding="0.0194in" fo:border="none"/>
    </style:style>
    <style:style style:name="Table32.E2" style:family="table-cell">
      <style:table-cell-properties style:vertical-align="middle" fo:padding="0.0194in" fo:border="none"/>
    </style:style>
    <style:style style:name="Table32.F2" style:family="table-cell">
      <style:table-cell-properties style:vertical-align="middle" fo:padding="0.0194in" fo:border="none"/>
    </style:style>
    <style:style style:name="Table32.G2" style:family="table-cell">
      <style:table-cell-properties style:vertical-align="middle" fo:padding="0.0194in" fo:border="none"/>
    </style:style>
    <style:style style:name="Table32.A3" style:family="table-cell">
      <style:table-cell-properties style:vertical-align="middle" fo:padding="0.0194in" fo:border="none"/>
    </style:style>
    <style:style style:name="Table32.B3" style:family="table-cell">
      <style:table-cell-properties style:vertical-align="middle" fo:padding="0.0194in" fo:border="none"/>
    </style:style>
    <style:style style:name="Table32.C3" style:family="table-cell">
      <style:table-cell-properties style:vertical-align="middle" fo:padding="0.0194in" fo:border="none"/>
    </style:style>
    <style:style style:name="Table32.D3" style:family="table-cell">
      <style:table-cell-properties style:vertical-align="middle" fo:padding="0.0194in" fo:border="none"/>
    </style:style>
    <style:style style:name="Table32.E3" style:family="table-cell">
      <style:table-cell-properties style:vertical-align="middle" fo:padding="0.0194in" fo:border="none"/>
    </style:style>
    <style:style style:name="Table32.F3" style:family="table-cell">
      <style:table-cell-properties style:vertical-align="middle" fo:padding="0.0194in" fo:border="none"/>
    </style:style>
    <style:style style:name="Table32.G3" style:family="table-cell">
      <style:table-cell-properties style:vertical-align="middle" fo:padding="0.0194in" fo:border="none"/>
    </style:style>
    <style:style style:name="Table33" style:family="table">
      <style:table-properties style:width="6.5847in" fo:margin-left="0.2986in" table:align="left"/>
    </style:style>
    <style:style style:name="Table33.A" style:family="table-column">
      <style:table-column-properties style:column-width="1.0417in"/>
    </style:style>
    <style:style style:name="Table33.B" style:family="table-column">
      <style:table-column-properties style:column-width="4.3306in"/>
    </style:style>
    <style:style style:name="Table33.C" style:family="table-column">
      <style:table-column-properties style:column-width="1.2125in"/>
    </style:style>
    <style:style style:name="Table33.A1" style:family="table-cell">
      <style:table-cell-properties style:vertical-align="middle" fo:background-color="#ff4000" fo:padding="0.0194in" fo:border="none">
        <style:background-image/>
      </style:table-cell-properties>
    </style:style>
    <style:style style:name="Table33.A2" style:family="table-cell">
      <style:table-cell-properties style:vertical-align="middle" fo:padding="0.0194in" fo:border="none"/>
    </style:style>
    <style:style style:name="Table33.B2" style:family="table-cell">
      <style:table-cell-properties style:vertical-align="middle" fo:padding="0.0194in" fo:border="none"/>
    </style:style>
    <style:style style:name="Table33.C2" style:family="table-cell">
      <style:table-cell-properties style:vertical-align="middle" fo:padding="0.0194in" fo:border="none"/>
    </style:style>
    <style:style style:name="Table33.A3" style:family="table-cell">
      <style:table-cell-properties style:vertical-align="middle" fo:padding="0.0194in" fo:border="none"/>
    </style:style>
    <style:style style:name="Table33.B3" style:family="table-cell">
      <style:table-cell-properties style:vertical-align="middle" fo:padding="0.0194in" fo:border="none"/>
    </style:style>
    <style:style style:name="Table33.C3" style:family="table-cell">
      <style:table-cell-properties style:vertical-align="middle" fo:padding="0.0194in" fo:border="none"/>
    </style:style>
    <style:style style:name="Table33.A4" style:family="table-cell">
      <style:table-cell-properties style:vertical-align="middle" fo:padding="0.0194in" fo:border="none"/>
    </style:style>
    <style:style style:name="Table33.B4" style:family="table-cell">
      <style:table-cell-properties style:vertical-align="middle" fo:padding="0.0194in" fo:border="none"/>
    </style:style>
    <style:style style:name="Table33.C4" style:family="table-cell">
      <style:table-cell-properties style:vertical-align="middle" fo:padding="0.0194in" fo:border="none"/>
    </style:style>
    <style:style style:name="Table33.A5" style:family="table-cell">
      <style:table-cell-properties style:vertical-align="middle" fo:padding="0.0194in" fo:border="none"/>
    </style:style>
    <style:style style:name="Table33.B5" style:family="table-cell">
      <style:table-cell-properties style:vertical-align="middle" fo:padding="0.0194in" fo:border="none"/>
    </style:style>
    <style:style style:name="Table33.C5" style:family="table-cell">
      <style:table-cell-properties style:vertical-align="middle" fo:padding="0.0194in" fo:border="none"/>
    </style:style>
    <style:style style:name="Table33.A6" style:family="table-cell">
      <style:table-cell-properties style:vertical-align="middle" fo:padding="0.0194in" fo:border="none"/>
    </style:style>
    <style:style style:name="Table33.B6" style:family="table-cell">
      <style:table-cell-properties style:vertical-align="middle" fo:padding="0.0194in" fo:border="none"/>
    </style:style>
    <style:style style:name="Table33.C6" style:family="table-cell">
      <style:table-cell-properties style:vertical-align="middle" fo:padding="0.0194in" fo:border="none"/>
    </style:style>
    <style:style style:name="Table33.A7" style:family="table-cell">
      <style:table-cell-properties style:vertical-align="middle" fo:padding="0.0194in" fo:border="none"/>
    </style:style>
    <style:style style:name="Table33.B7" style:family="table-cell">
      <style:table-cell-properties style:vertical-align="middle" fo:padding="0.0194in" fo:border="none"/>
    </style:style>
    <style:style style:name="Table33.C7" style:family="table-cell">
      <style:table-cell-properties style:vertical-align="middle" fo:padding="0.0194in" fo:border="none"/>
    </style:style>
    <style:style style:name="P1" style:family="paragraph" style:parent-style-name="Standard">
      <style:text-properties style:font-name="Arial1" fo:font-size="14pt" style:font-size-asian="12.25pt" style:font-size-complex="14pt"/>
    </style:style>
    <style:style style:name="P2" style:family="paragraph" style:parent-style-name="Standard">
      <style:text-properties style:font-name="Arial1" fo:font-size="14pt" officeooo:paragraph-rsid="001d8d07" style:font-size-asian="12.25pt" style:font-size-complex="14pt"/>
    </style:style>
    <style:style style:name="P3" style:family="paragraph" style:parent-style-name="Standard">
      <style:text-properties style:font-name="Arial1" fo:font-size="14pt" officeooo:paragraph-rsid="001ff58a" style:font-size-asian="12.25pt" style:font-size-complex="14pt"/>
    </style:style>
    <style:style style:name="P4" style:family="paragraph" style:parent-style-name="Standard">
      <style:text-properties style:font-name="Arial1" fo:font-size="14pt" officeooo:paragraph-rsid="00215f74" style:font-size-asian="12.25pt" style:font-size-complex="14pt"/>
    </style:style>
    <style:style style:name="P5" style:family="paragraph" style:parent-style-name="Standard">
      <style:text-properties style:font-name="Arial1" fo:font-size="14pt" officeooo:paragraph-rsid="0022e01b" style:font-size-asian="12.25pt" style:font-size-complex="14pt"/>
    </style:style>
    <style:style style:name="P6" style:family="paragraph" style:parent-style-name="Standard">
      <style:text-properties style:font-name="Arial1" fo:font-size="14pt" officeooo:paragraph-rsid="002438ce" style:font-size-asian="12.25pt" style:font-size-complex="14pt"/>
    </style:style>
    <style:style style:name="P7" style:family="paragraph" style:parent-style-name="Standard">
      <style:text-properties style:font-name="Arial1" fo:font-size="14pt" officeooo:paragraph-rsid="0025f71f" style:font-size-asian="12.25pt" style:font-size-complex="14pt"/>
    </style:style>
    <style:style style:name="P8" style:family="paragraph" style:parent-style-name="Standard">
      <style:text-properties style:font-name="Arial1" fo:font-size="14pt" officeooo:paragraph-rsid="002add4c" style:font-size-asian="12.25pt" style:font-size-complex="14pt"/>
    </style:style>
    <style:style style:name="P9" style:family="paragraph" style:parent-style-name="Standard">
      <style:text-properties style:font-name="Arial1" fo:font-size="14pt" officeooo:paragraph-rsid="002b95f0" style:font-size-asian="12.25pt" style:font-size-complex="14pt"/>
    </style:style>
    <style:style style:name="P10" style:family="paragraph" style:parent-style-name="Standard">
      <style:text-properties style:font-name="Arial1" fo:font-size="14pt" officeooo:paragraph-rsid="002dddf8" style:font-size-asian="12.25pt" style:font-size-complex="14pt"/>
    </style:style>
    <style:style style:name="P11" style:family="paragraph" style:parent-style-name="Standard">
      <style:paragraph-properties fo:text-align="center" style:justify-single-word="false"/>
      <style:text-properties style:font-name="Arial1" fo:font-size="14pt" officeooo:paragraph-rsid="002dddf8" style:font-size-asian="12.25pt" style:font-size-complex="14pt"/>
    </style:style>
    <style:style style:name="P12" style:family="paragraph" style:parent-style-name="Standard">
      <style:paragraph-properties fo:text-align="center" style:justify-single-word="false"/>
      <style:text-properties style:font-name="Arial1" fo:font-size="14pt" officeooo:paragraph-rsid="002f3194" style:font-size-asian="12.25pt" style:font-size-complex="14pt"/>
    </style:style>
    <style:style style:name="P13" style:family="paragraph" style:parent-style-name="Standard">
      <style:paragraph-properties fo:text-align="center" style:justify-single-word="false"/>
      <style:text-properties style:font-name="Arial1" fo:font-size="14pt" officeooo:paragraph-rsid="00326023" style:font-size-asian="12.25pt" style:font-size-complex="14pt"/>
    </style:style>
    <style:style style:name="P14" style:family="paragraph" style:parent-style-name="Standard">
      <style:paragraph-properties fo:text-align="center" style:justify-single-word="false"/>
      <style:text-properties style:font-name="Arial1" fo:font-size="14pt" officeooo:paragraph-rsid="003666a7" style:font-size-asian="12.25pt" style:font-size-complex="14pt"/>
    </style:style>
    <style:style style:name="P15" style:family="paragraph" style:parent-style-name="Standard">
      <style:paragraph-properties fo:text-align="center" style:justify-single-word="false"/>
      <style:text-properties style:font-name="Arial1" fo:font-size="14pt" officeooo:paragraph-rsid="0037819e" style:font-size-asian="12.25pt" style:font-size-complex="14pt"/>
    </style:style>
    <style:style style:name="P16" style:family="paragraph" style:parent-style-name="Standard">
      <style:paragraph-properties fo:text-align="center" style:justify-single-word="false"/>
      <style:text-properties style:font-name="Arial1" fo:font-size="14pt" officeooo:paragraph-rsid="003886af" style:font-size-asian="12.25pt" style:font-size-complex="14pt"/>
    </style:style>
    <style:style style:name="P17" style:family="paragraph" style:parent-style-name="Standard">
      <style:paragraph-properties fo:text-align="center" style:justify-single-word="false"/>
      <style:text-properties style:font-name="Arial1" fo:font-size="14pt" officeooo:paragraph-rsid="003924ff" style:font-size-asian="12.25pt" style:font-size-complex="14pt"/>
    </style:style>
    <style:style style:name="P18" style:family="paragraph" style:parent-style-name="Table_20_Contents">
      <style:paragraph-properties fo:text-align="center" style:justify-single-word="false"/>
      <style:text-properties style:font-name="Arial1" fo:font-size="14pt" style:font-size-asian="12.25pt" style:font-size-complex="14pt"/>
    </style:style>
    <style:style style:name="P19" style:family="paragraph" style:parent-style-name="Standard">
      <style:paragraph-properties fo:text-align="center" style:justify-single-word="false"/>
      <style:text-properties style:font-name="Arial1" fo:font-size="14pt" officeooo:paragraph-rsid="003f155b" style:font-size-asian="12.25pt" style:font-size-complex="14pt"/>
    </style:style>
    <style:style style:name="P20" style:family="paragraph" style:parent-style-name="Standard">
      <style:paragraph-properties fo:text-align="center" style:justify-single-word="false"/>
      <style:text-properties style:font-name="Arial1" fo:font-size="14pt" officeooo:paragraph-rsid="003ea40d" style:font-size-asian="12.25pt" style:font-size-complex="14pt"/>
    </style:style>
    <style:style style:name="P21" style:family="paragraph" style:parent-style-name="Standard">
      <style:paragraph-properties fo:text-align="center" style:justify-single-word="false"/>
      <style:text-properties style:font-name="Arial1" fo:font-size="14pt" officeooo:paragraph-rsid="00398160" style:font-size-asian="12.25pt" style:font-size-complex="14pt"/>
    </style:style>
    <style:style style:name="P22" style:family="paragraph" style:parent-style-name="Standard">
      <style:paragraph-properties fo:text-align="center" style:justify-single-word="false"/>
      <style:text-properties style:font-name="Arial1" fo:font-size="14pt" officeooo:paragraph-rsid="0039df03" style:font-size-asian="12.25pt" style:font-size-complex="14pt"/>
    </style:style>
    <style:style style:name="P23" style:family="paragraph" style:parent-style-name="Standard">
      <style:paragraph-properties fo:text-align="center" style:justify-single-word="false"/>
      <style:text-properties style:font-name="Arial1" fo:font-size="14pt" officeooo:paragraph-rsid="004178a1" style:font-size-asian="12.25pt" style:font-size-complex="14pt"/>
    </style:style>
    <style:style style:name="P24" style:family="paragraph" style:parent-style-name="Standard">
      <style:paragraph-properties fo:text-align="center" style:justify-single-word="false"/>
      <style:text-properties style:font-name="Arial1" fo:font-size="14pt" officeooo:paragraph-rsid="0043e792" style:font-size-asian="12.25pt" style:font-size-complex="14pt"/>
    </style:style>
    <style:style style:name="P25" style:family="paragraph" style:parent-style-name="Standard">
      <style:paragraph-properties fo:text-align="center" style:justify-single-word="false"/>
      <style:text-properties style:font-name="Arial1" fo:font-size="14pt" officeooo:paragraph-rsid="004573e4" style:font-size-asian="12.25pt" style:font-size-complex="14pt"/>
    </style:style>
    <style:style style:name="P26" style:family="paragraph" style:parent-style-name="Standard">
      <style:paragraph-properties fo:text-align="center" style:justify-single-word="false"/>
      <style:text-properties style:font-name="Arial1" fo:font-size="14pt" officeooo:paragraph-rsid="00460218" style:font-size-asian="12.25pt" style:font-size-complex="14pt"/>
    </style:style>
    <style:style style:name="P27" style:family="paragraph" style:parent-style-name="Standard">
      <style:paragraph-properties fo:text-align="center" style:justify-single-word="false"/>
      <style:text-properties style:font-name="Arial1" fo:font-size="14pt" officeooo:paragraph-rsid="004a393a" style:font-size-asian="12.25pt" style:font-size-complex="14pt"/>
    </style:style>
    <style:style style:name="P28" style:family="paragraph" style:parent-style-name="Standard">
      <style:paragraph-properties fo:text-align="center" style:justify-single-word="false"/>
      <style:text-properties style:font-name="Arial1" fo:font-size="14pt" officeooo:paragraph-rsid="004a7dfe" style:font-size-asian="12.25pt" style:font-size-complex="14pt"/>
    </style:style>
    <style:style style:name="P29" style:family="paragraph" style:parent-style-name="Standard">
      <style:paragraph-properties fo:text-align="center" style:justify-single-word="false"/>
      <style:text-properties style:font-name="Arial1" fo:font-size="14pt" officeooo:paragraph-rsid="004e9638" style:font-size-asian="12.25pt" style:font-size-complex="14pt"/>
    </style:style>
    <style:style style:name="P30" style:family="paragraph" style:parent-style-name="Standard">
      <style:paragraph-properties fo:text-align="center" style:justify-single-word="false"/>
      <style:text-properties style:font-name="Arial1" fo:font-size="14pt" officeooo:paragraph-rsid="0051584f" style:font-size-asian="12.25pt" style:font-size-complex="14pt"/>
    </style:style>
    <style:style style:name="P31" style:family="paragraph" style:parent-style-name="Standard">
      <style:paragraph-properties fo:text-align="center" style:justify-single-word="false"/>
      <style:text-properties style:font-name="Arial1" fo:font-size="14pt" officeooo:paragraph-rsid="0053df6d" style:font-size-asian="12.25pt" style:font-size-complex="14pt"/>
    </style:style>
    <style:style style:name="P32" style:family="paragraph" style:parent-style-name="Standard">
      <style:paragraph-properties fo:text-align="center" style:justify-single-word="false"/>
      <style:text-properties style:font-name="Arial1" fo:font-size="14pt" officeooo:paragraph-rsid="0054977d" style:font-size-asian="12.25pt" style:font-size-complex="14pt"/>
    </style:style>
    <style:style style:name="P33" style:family="paragraph" style:parent-style-name="Table_20_Contents">
      <style:paragraph-properties fo:text-align="center" style:justify-single-word="false"/>
      <style:text-properties style:font-name="Arial1" fo:font-size="14pt" officeooo:rsid="002dddf8" officeooo:paragraph-rsid="002dddf8" style:font-size-asian="12.25pt" style:font-size-complex="14pt"/>
    </style:style>
    <style:style style:name="P34" style:family="paragraph" style:parent-style-name="Standard">
      <style:text-properties style:font-name="Arial1" fo:font-size="14pt" officeooo:paragraph-rsid="00326023" style:font-size-asian="12.25pt" style:font-size-complex="14pt"/>
    </style:style>
    <style:style style:name="P35" style:family="paragraph" style:parent-style-name="Standard">
      <style:text-properties style:font-name="Arial1" fo:font-size="14pt" officeooo:paragraph-rsid="0035a5bc" style:font-size-asian="12.25pt" style:font-size-complex="14pt"/>
    </style:style>
    <style:style style:name="P36" style:family="paragraph" style:parent-style-name="Standard">
      <style:text-properties style:font-name="Arial1" fo:font-size="14pt" officeooo:paragraph-rsid="003666a7" style:font-size-asian="12.25pt" style:font-size-complex="14pt"/>
    </style:style>
    <style:style style:name="P37" style:family="paragraph" style:parent-style-name="Standard">
      <style:text-properties style:font-name="Arial1" fo:font-size="14pt" officeooo:paragraph-rsid="0037819e" style:font-size-asian="12.25pt" style:font-size-complex="14pt"/>
    </style:style>
    <style:style style:name="P38" style:family="paragraph" style:parent-style-name="Standard">
      <style:text-properties style:font-name="Arial1" fo:font-size="14pt" officeooo:paragraph-rsid="003886af" style:font-size-asian="12.25pt" style:font-size-complex="14pt"/>
    </style:style>
    <style:style style:name="P39" style:family="paragraph" style:parent-style-name="Standard">
      <style:text-properties style:font-name="Arial1" fo:font-size="14pt" officeooo:paragraph-rsid="003924ff" style:font-size-asian="12.25pt" style:font-size-complex="14pt"/>
    </style:style>
    <style:style style:name="P40" style:family="paragraph" style:parent-style-name="Table_20_Contents">
      <style:paragraph-properties fo:text-align="center" style:justify-single-word="false"/>
      <style:text-properties style:font-name="Arial1" fo:font-size="14pt" officeooo:rsid="003924ff" officeooo:paragraph-rsid="003924ff" style:font-size-asian="12.25pt" style:font-size-complex="14pt"/>
    </style:style>
    <style:style style:name="P41" style:family="paragraph" style:parent-style-name="Standard">
      <style:text-properties style:font-name="Arial1" fo:font-size="14pt" officeooo:paragraph-rsid="003ea40d" style:font-size-asian="12.25pt" style:font-size-complex="14pt"/>
    </style:style>
    <style:style style:name="P42" style:family="paragraph" style:parent-style-name="Standard">
      <style:text-properties style:font-name="Arial1" fo:font-size="14pt" officeooo:paragraph-rsid="003f155b" style:font-size-asian="12.25pt" style:font-size-complex="14pt"/>
    </style:style>
    <style:style style:name="P43" style:family="paragraph" style:parent-style-name="Standard">
      <style:text-properties style:font-name="Arial1" fo:font-size="14pt" officeooo:paragraph-rsid="003fccc9" style:font-size-asian="12.25pt" style:font-size-complex="14pt"/>
    </style:style>
    <style:style style:name="P44" style:family="paragraph" style:parent-style-name="Standard">
      <style:text-properties style:font-name="Arial1" fo:font-size="14pt" officeooo:paragraph-rsid="004178a1" style:font-size-asian="12.25pt" style:font-size-complex="14pt"/>
    </style:style>
    <style:style style:name="P45" style:family="paragraph" style:parent-style-name="Standard">
      <style:text-properties style:font-name="Arial1" fo:font-size="14pt" officeooo:paragraph-rsid="0043e792" style:font-size-asian="12.25pt" style:font-size-complex="14pt"/>
    </style:style>
    <style:style style:name="P46" style:family="paragraph" style:parent-style-name="Standard">
      <style:text-properties style:font-name="Arial1" fo:font-size="14pt" officeooo:paragraph-rsid="004573e4" style:font-size-asian="12.25pt" style:font-size-complex="14pt"/>
    </style:style>
    <style:style style:name="P47" style:family="paragraph" style:parent-style-name="Standard">
      <style:text-properties style:font-name="Arial1" fo:font-size="14pt" officeooo:paragraph-rsid="00460218" style:font-size-asian="12.25pt" style:font-size-complex="14pt"/>
    </style:style>
    <style:style style:name="P48" style:family="paragraph" style:parent-style-name="Standard">
      <style:text-properties style:font-name="Arial1" fo:font-size="14pt" officeooo:paragraph-rsid="004dabe4" style:font-size-asian="12.25pt" style:font-size-complex="14pt"/>
    </style:style>
    <style:style style:name="P49" style:family="paragraph" style:parent-style-name="Standard">
      <style:text-properties style:font-name="Arial1" fo:font-size="14pt" officeooo:paragraph-rsid="004e9638" style:font-size-asian="12.25pt" style:font-size-complex="14pt"/>
    </style:style>
    <style:style style:name="P50" style:family="paragraph" style:parent-style-name="Standard">
      <style:text-properties style:font-name="Arial1" fo:font-size="14pt" officeooo:paragraph-rsid="00510bfb" style:font-size-asian="12.25pt" style:font-size-complex="14pt"/>
    </style:style>
    <style:style style:name="P51" style:family="paragraph" style:parent-style-name="Standard">
      <style:text-properties style:font-name="Arial1" fo:font-size="14pt" officeooo:paragraph-rsid="0053df6d" style:font-size-asian="12.25pt" style:font-size-complex="14pt"/>
    </style:style>
    <style:style style:name="P52" style:family="paragraph" style:parent-style-name="Standard">
      <style:text-properties style:font-name="Arial1" fo:font-size="14pt" officeooo:paragraph-rsid="0054977d" style:font-size-asian="12.25pt" style:font-size-complex="14pt"/>
    </style:style>
    <style:style style:name="P53" style:family="paragraph" style:parent-style-name="Standard">
      <style:text-properties style:font-name="Arial1" fo:font-size="14pt" officeooo:paragraph-rsid="005546bd" style:font-size-asian="12.25pt" style:font-size-complex="14pt"/>
    </style:style>
    <style:style style:name="P54" style:family="paragraph" style:parent-style-name="Table_20_Contents">
      <style:paragraph-properties fo:text-align="center" style:justify-single-word="false"/>
      <style:text-properties style:font-name="Arial1" fo:font-size="14pt" officeooo:rsid="0053df6d" officeooo:paragraph-rsid="0053df6d" style:font-size-asian="12.25pt" style:font-size-complex="14pt"/>
    </style:style>
    <style:style style:name="P55" style:family="paragraph" style:parent-style-name="Standard">
      <style:text-properties style:font-name="Arial1" fo:font-size="14pt" officeooo:paragraph-rsid="00563686" style:font-size-asian="12.25pt" style:font-size-complex="14pt"/>
    </style:style>
    <style:style style:name="P56" style:family="paragraph" style:parent-style-name="Standard">
      <style:text-properties style:font-name="Arial1" fo:font-size="14pt" officeooo:paragraph-rsid="005772d2" style:font-size-asian="12.25pt" style:font-size-complex="14pt"/>
    </style:style>
    <style:style style:name="P57" style:family="paragraph" style:parent-style-name="Standard">
      <style:text-properties style:font-name="Arial1" fo:font-size="14pt" officeooo:paragraph-rsid="0057f319" style:font-size-asian="12.25pt" style:font-size-complex="14pt"/>
    </style:style>
    <style:style style:name="P58" style:family="paragraph" style:parent-style-name="Standard">
      <style:text-properties style:font-name="Arial1" fo:font-size="14pt" fo:font-weight="bold" officeooo:paragraph-rsid="001d8d07" style:font-size-asian="12.25pt" style:font-weight-asian="bold" style:font-size-complex="14pt" style:font-weight-complex="bold"/>
    </style:style>
    <style:style style:name="P59" style:family="paragraph" style:parent-style-name="Standard">
      <style:text-properties style:font-name="Arial1" fo:font-size="14pt" fo:font-weight="bold" officeooo:paragraph-rsid="001ff58a" style:font-size-asian="12.25pt" style:font-weight-asian="bold" style:font-size-complex="14pt" style:font-weight-complex="bold"/>
    </style:style>
    <style:style style:name="P60" style:family="paragraph" style:parent-style-name="Standard">
      <style:text-properties style:font-name="Arial1" fo:font-size="14pt" fo:font-weight="bold" officeooo:paragraph-rsid="00215f74" style:font-size-asian="12.25pt" style:font-weight-asian="bold" style:font-size-complex="14pt" style:font-weight-complex="bold"/>
    </style:style>
    <style:style style:name="P61" style:family="paragraph" style:parent-style-name="Standard">
      <style:text-properties style:font-name="Arial1" fo:font-size="14pt" fo:font-weight="bold" officeooo:paragraph-rsid="0022e01b" style:font-size-asian="12.25pt" style:font-weight-asian="bold" style:font-size-complex="14pt" style:font-weight-complex="bold"/>
    </style:style>
    <style:style style:name="P62" style:family="paragraph" style:parent-style-name="Standard">
      <style:paragraph-properties fo:text-align="center" style:justify-single-word="false"/>
      <style:text-properties style:font-name="Arial1" fo:font-size="14pt" fo:font-weight="bold" officeooo:paragraph-rsid="002dddf8" style:font-size-asian="12.25pt" style:font-weight-asian="bold" style:font-size-complex="14pt" style:font-weight-complex="bold"/>
    </style:style>
    <style:style style:name="P63" style:family="paragraph" style:parent-style-name="Standard">
      <style:paragraph-properties fo:text-align="center" style:justify-single-word="false"/>
      <style:text-properties style:font-name="Arial1" fo:font-size="14pt" fo:font-weight="bold" officeooo:paragraph-rsid="0022e01b" style:font-size-asian="12.25pt" style:font-weight-asian="bold" style:font-size-complex="14pt" style:font-weight-complex="bold"/>
    </style:style>
    <style:style style:name="P64" style:family="paragraph" style:parent-style-name="Standard">
      <style:paragraph-properties fo:text-align="center" style:justify-single-word="false"/>
      <style:text-properties style:font-name="Arial1" fo:font-size="14pt" fo:font-weight="bold" officeooo:paragraph-rsid="00326023" style:font-size-asian="12.25pt" style:font-weight-asian="bold" style:font-size-complex="14pt" style:font-weight-complex="bold"/>
    </style:style>
    <style:style style:name="P65" style:family="paragraph" style:parent-style-name="Standard">
      <style:paragraph-properties fo:text-align="center" style:justify-single-word="false"/>
      <style:text-properties style:font-name="Arial1" fo:font-size="14pt" fo:font-weight="bold" officeooo:paragraph-rsid="0037819e" style:font-size-asian="12.25pt" style:font-weight-asian="bold" style:font-size-complex="14pt" style:font-weight-complex="bold"/>
    </style:style>
    <style:style style:name="P66" style:family="paragraph" style:parent-style-name="Standard">
      <style:paragraph-properties fo:text-align="center" style:justify-single-word="false"/>
      <style:text-properties style:font-name="Arial1" fo:font-size="14pt" fo:font-weight="bold" officeooo:paragraph-rsid="003924ff" style:font-size-asian="12.25pt" style:font-weight-asian="bold" style:font-size-complex="14pt" style:font-weight-complex="bold"/>
    </style:style>
    <style:style style:name="P67" style:family="paragraph" style:parent-style-name="Standard">
      <style:paragraph-properties fo:text-align="center" style:justify-single-word="false"/>
      <style:text-properties style:font-name="Arial1" fo:font-size="14pt" fo:font-weight="bold" officeooo:paragraph-rsid="003f155b" style:font-size-asian="12.25pt" style:font-weight-asian="bold" style:font-size-complex="14pt" style:font-weight-complex="bold"/>
    </style:style>
    <style:style style:name="P68" style:family="paragraph" style:parent-style-name="Standard">
      <style:paragraph-properties fo:text-align="center" style:justify-single-word="false"/>
      <style:text-properties style:font-name="Arial1" fo:font-size="14pt" fo:font-weight="bold" officeooo:paragraph-rsid="003ea40d" style:font-size-asian="12.25pt" style:font-weight-asian="bold" style:font-size-complex="14pt" style:font-weight-complex="bold"/>
    </style:style>
    <style:style style:name="P69" style:family="paragraph" style:parent-style-name="Standard">
      <style:text-properties style:font-name="Arial1" fo:font-size="14pt" fo:font-weight="bold" officeooo:paragraph-rsid="002f3194" style:font-size-asian="12.25pt" style:font-weight-asian="bold" style:font-size-complex="14pt" style:font-weight-complex="bold"/>
    </style:style>
    <style:style style:name="P70" style:family="paragraph" style:parent-style-name="Standard">
      <style:text-properties style:font-name="Arial1" fo:font-size="14pt" fo:font-weight="bold" officeooo:paragraph-rsid="0033a5ec" style:font-size-asian="12.25pt" style:font-weight-asian="bold" style:font-size-complex="14pt" style:font-weight-complex="bold"/>
    </style:style>
    <style:style style:name="P71" style:family="paragraph" style:parent-style-name="Standard">
      <style:paragraph-properties fo:text-align="center" style:justify-single-word="false"/>
      <style:text-properties style:font-name="Arial1" fo:font-size="14pt" officeooo:paragraph-rsid="002dddf8" fo:background-color="transparent" style:font-size-asian="12.25pt" style:font-size-complex="14pt"/>
    </style:style>
    <style:style style:name="P72" style:family="paragraph" style:parent-style-name="Table_20_Contents">
      <style:paragraph-properties fo:text-align="center" style:justify-single-word="false"/>
      <style:text-properties style:font-name="Arial1" fo:font-size="14pt" officeooo:rsid="002dddf8" officeooo:paragraph-rsid="002dddf8" fo:background-color="transparent" style:font-size-asian="12.25pt" style:font-size-complex="14pt"/>
    </style:style>
    <style:style style:name="P73" style:family="paragraph" style:parent-style-name="Standard">
      <style:text-properties style:font-name="Arial1" fo:font-size="14pt" fo:font-weight="normal" officeooo:paragraph-rsid="0022e01b" style:font-size-asian="12.25pt" style:font-weight-asian="normal" style:font-size-complex="14pt" style:font-weight-complex="normal"/>
    </style:style>
    <style:style style:name="P74" style:family="paragraph" style:parent-style-name="Standard">
      <style:paragraph-properties fo:text-align="center" style:justify-single-word="false"/>
      <style:text-properties style:font-name="Arial1" fo:font-size="13pt" officeooo:paragraph-rsid="002dddf8" style:font-size-asian="13pt" style:font-size-complex="13pt"/>
    </style:style>
    <style:style style:name="P75" style:family="paragraph" style:parent-style-name="Standard">
      <style:paragraph-properties fo:text-align="center" style:justify-single-word="false"/>
      <style:text-properties style:font-name="Arial1" fo:font-size="13pt" fo:font-weight="bold" officeooo:paragraph-rsid="00398160" style:font-size-asian="13pt" style:font-weight-asian="bold" style:font-size-complex="13pt" style:font-weight-complex="bold"/>
    </style:style>
    <style:style style:name="P76" style:family="paragraph" style:parent-style-name="Standard">
      <style:text-properties officeooo:paragraph-rsid="001d8d07"/>
    </style:style>
    <style:style style:name="P77" style:family="paragraph" style:parent-style-name="Standard">
      <style:text-properties officeooo:paragraph-rsid="001ff58a"/>
    </style:style>
    <style:style style:name="P78" style:family="paragraph" style:parent-style-name="Standard">
      <style:text-properties officeooo:paragraph-rsid="0022e01b"/>
    </style:style>
    <style:style style:name="P79" style:family="paragraph" style:parent-style-name="Standard">
      <style:text-properties officeooo:paragraph-rsid="0025f71f"/>
    </style:style>
    <style:style style:name="P80" style:family="paragraph" style:parent-style-name="Standard">
      <style:text-properties officeooo:paragraph-rsid="003924ff"/>
    </style:style>
    <style:style style:name="P81" style:family="paragraph" style:parent-style-name="Standard">
      <style:text-properties officeooo:paragraph-rsid="00398160"/>
    </style:style>
    <style:style style:name="P82" style:family="paragraph" style:parent-style-name="Standard">
      <style:text-properties officeooo:paragraph-rsid="003ea40d"/>
    </style:style>
    <style:style style:name="P83" style:family="paragraph" style:parent-style-name="Standard">
      <style:text-properties officeooo:paragraph-rsid="003f155b"/>
    </style:style>
    <style:style style:name="P84" style:family="paragraph" style:parent-style-name="Standard">
      <style:text-properties officeooo:paragraph-rsid="003fccc9"/>
    </style:style>
    <style:style style:name="P85" style:family="paragraph" style:parent-style-name="Standard">
      <style:paragraph-properties fo:text-align="center" style:justify-single-word="false"/>
      <style:text-properties fo:color="#000000" loext:opacity="100%" style:font-name="Arial1" fo:font-size="14pt" fo:font-weight="bold" officeooo:paragraph-rsid="004178a1" style:font-size-asian="12.25pt" style:font-weight-asian="bold" style:font-size-complex="14pt" style:font-weight-complex="bold"/>
    </style:style>
    <style:style style:name="P86" style:family="paragraph" style:parent-style-name="Standard">
      <style:paragraph-properties fo:text-align="center" style:justify-single-word="false"/>
      <style:text-properties fo:color="#000000" loext:opacity="100%" style:font-name="Arial1" fo:font-size="14pt" fo:font-weight="bold" officeooo:paragraph-rsid="00460218" style:font-size-asian="12.25pt" style:font-weight-asian="bold" style:font-size-complex="14pt" style:font-weight-complex="bold"/>
    </style:style>
    <style:style style:name="P87" style:family="paragraph" style:parent-style-name="Standard">
      <style:paragraph-properties fo:text-align="center" style:justify-single-word="false"/>
      <style:text-properties fo:color="#000000" loext:opacity="100%" style:font-name="Arial1" fo:font-size="14pt" fo:font-weight="bold" officeooo:paragraph-rsid="0043e792" style:font-size-asian="12.25pt" style:font-weight-asian="bold" style:font-size-complex="14pt" style:font-weight-complex="bold"/>
    </style:style>
    <style:style style:name="P88" style:family="paragraph" style:parent-style-name="Standard">
      <style:paragraph-properties fo:text-align="center" style:justify-single-word="false"/>
      <style:text-properties fo:color="#000000" loext:opacity="100%" style:font-name="Arial1" fo:font-size="14pt" fo:font-weight="bold" officeooo:paragraph-rsid="004a393a" style:font-size-asian="12.25pt" style:font-weight-asian="bold" style:font-size-complex="14pt" style:font-weight-complex="bold"/>
    </style:style>
    <style:style style:name="P89" style:family="paragraph" style:parent-style-name="Standard">
      <style:paragraph-properties fo:text-align="center" style:justify-single-word="false"/>
      <style:text-properties fo:color="#000000" loext:opacity="100%" style:font-name="Arial1" fo:font-size="14pt" fo:font-weight="bold" officeooo:paragraph-rsid="004e9638" style:font-size-asian="12.25pt" style:font-weight-asian="bold" style:font-size-complex="14pt" style:font-weight-complex="bold"/>
    </style:style>
    <style:style style:name="P90" style:family="paragraph" style:parent-style-name="Standard">
      <style:paragraph-properties fo:text-align="center" style:justify-single-word="false"/>
      <style:text-properties fo:color="#000000" loext:opacity="100%" style:font-name="Arial1" fo:font-size="14pt" fo:font-weight="bold" officeooo:paragraph-rsid="0051584f" style:font-size-asian="12.25pt" style:font-weight-asian="bold" style:font-size-complex="14pt" style:font-weight-complex="bold"/>
    </style:style>
    <style:style style:name="P91" style:family="paragraph" style:parent-style-name="Standard">
      <style:paragraph-properties fo:text-align="center" style:justify-single-word="false"/>
      <style:text-properties fo:color="#000000" loext:opacity="100%" style:font-name="Arial1" fo:font-size="14pt" fo:font-weight="bold" officeooo:paragraph-rsid="0053df6d" style:font-size-asian="12.25pt" style:font-weight-asian="bold" style:font-size-complex="14pt" style:font-weight-complex="bold"/>
    </style:style>
    <style:style style:name="P92" style:family="paragraph" style:parent-style-name="Standard">
      <style:paragraph-properties fo:text-align="center" style:justify-single-word="false"/>
      <style:text-properties fo:color="#000000" loext:opacity="100%" style:font-name="Arial1" fo:font-size="14pt" fo:font-weight="bold" officeooo:paragraph-rsid="0054977d" style:font-size-asian="12.25pt" style:font-weight-asian="bold" style:font-size-complex="14pt" style:font-weight-complex="bold"/>
    </style:style>
    <style:style style:name="P93" style:family="paragraph" style:parent-style-name="Table_20_Heading">
      <style:paragraph-properties fo:text-align="center" style:justify-single-word="false"/>
      <style:text-properties fo:color="#000000" loext:opacity="100%" style:font-name="arial" fo:font-size="14pt" fo:font-weight="bold" style:font-size-asian="14pt" style:font-weight-asian="bold" style:font-size-complex="14pt" style:font-weight-complex="bold"/>
    </style:style>
    <style:style style:name="P94"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P95" style:family="paragraph" style:parent-style-name="Standard">
      <style:paragraph-properties fo:text-align="center" style:justify-single-word="false"/>
      <style:text-properties officeooo:paragraph-rsid="004a7dfe"/>
    </style:style>
    <style:style style:name="P96" style:family="paragraph" style:parent-style-name="Standard">
      <style:paragraph-properties fo:text-align="center" style:justify-single-word="false"/>
      <style:text-properties officeooo:paragraph-rsid="004e9638"/>
    </style:style>
    <style:style style:name="P97" style:family="paragraph" style:parent-style-name="Table_20_Contents">
      <style:paragraph-properties fo:text-align="center" style:justify-single-word="false"/>
    </style:style>
    <style:style style:name="P98" style:family="paragraph" style:parent-style-name="Standard">
      <style:text-properties officeooo:paragraph-rsid="00460218"/>
    </style:style>
    <style:style style:name="P99" style:family="paragraph" style:parent-style-name="Standard">
      <style:text-properties officeooo:paragraph-rsid="004a393a"/>
    </style:style>
    <style:style style:name="P100" style:family="paragraph" style:parent-style-name="Standard">
      <style:text-properties officeooo:paragraph-rsid="004a7dfe"/>
    </style:style>
    <style:style style:name="P101" style:family="paragraph" style:parent-style-name="Standard">
      <style:text-properties officeooo:paragraph-rsid="004dabe4"/>
    </style:style>
    <style:style style:name="P102" style:family="paragraph" style:parent-style-name="Standard">
      <style:text-properties officeooo:paragraph-rsid="004e51f5"/>
    </style:style>
    <style:style style:name="P103" style:family="paragraph" style:parent-style-name="Standard">
      <style:text-properties officeooo:paragraph-rsid="004e9638"/>
    </style:style>
    <style:style style:name="P104" style:family="paragraph" style:parent-style-name="Standard">
      <style:text-properties officeooo:paragraph-rsid="005546bd"/>
    </style:style>
    <style:style style:name="P105" style:family="paragraph" style:parent-style-name="Table_20_Contents">
      <style:paragraph-properties fo:text-align="center" style:justify-single-word="false"/>
      <style:text-properties style:font-name="arial" fo:font-size="14pt" style:font-size-asian="14pt" style:font-size-complex="14pt"/>
    </style:style>
    <style:style style:name="P106" style:family="paragraph" style:parent-style-name="Standard">
      <style:paragraph-properties fo:text-align="center" style:justify-single-word="false"/>
      <style:text-properties style:font-name="arial" fo:font-size="14pt" officeooo:paragraph-rsid="005546bd" style:font-size-asian="14pt" style:font-size-complex="14pt"/>
    </style:style>
    <style:style style:name="P107" style:family="paragraph" style:parent-style-name="Standard">
      <style:text-properties style:font-name="arial" fo:font-size="14pt" officeooo:paragraph-rsid="005546bd" style:font-size-asian="14pt" style:font-size-complex="14pt"/>
    </style:style>
    <style:style style:name="P108" style:family="paragraph" style:parent-style-name="Standard">
      <style:text-properties officeooo:paragraph-rsid="0057f319"/>
    </style:style>
    <style:style style:name="P109" style:family="paragraph" style:parent-style-name="Standard">
      <style:text-properties officeooo:paragraph-rsid="00596bc4"/>
    </style:style>
    <style:style style:name="P110" style:family="paragraph" style:parent-style-name="Standard">
      <style:text-properties officeooo:paragraph-rsid="005aa1a3"/>
    </style:style>
    <style:style style:name="P111" style:family="paragraph" style:parent-style-name="Standard" style:list-style-name="L1">
      <style:text-properties style:font-name="Arial1" fo:font-size="14pt" officeooo:paragraph-rsid="001d8d07" style:font-size-asian="12.25pt" style:font-size-complex="14pt"/>
    </style:style>
    <style:style style:name="P112" style:family="paragraph" style:parent-style-name="Standard" style:list-style-name="L2">
      <style:text-properties style:font-name="Arial1" fo:font-size="14pt" officeooo:paragraph-rsid="001d8d07" style:font-size-asian="12.25pt" style:font-size-complex="14pt"/>
    </style:style>
    <style:style style:name="P113" style:family="paragraph" style:parent-style-name="Standard" style:list-style-name="L3">
      <style:text-properties style:font-name="Arial1" fo:font-size="14pt" officeooo:paragraph-rsid="001d8d07" style:font-size-asian="12.25pt" style:font-size-complex="14pt"/>
    </style:style>
    <style:style style:name="P114" style:family="paragraph" style:parent-style-name="Standard" style:list-style-name="L4">
      <style:text-properties style:font-name="Arial1" fo:font-size="14pt" officeooo:paragraph-rsid="001d8d07" style:font-size-asian="12.25pt" style:font-size-complex="14pt"/>
    </style:style>
    <style:style style:name="P115" style:family="paragraph" style:parent-style-name="Standard" style:list-style-name="L5">
      <style:text-properties style:font-name="Arial1" fo:font-size="14pt" officeooo:paragraph-rsid="001d8d07" style:font-size-asian="12.25pt" style:font-size-complex="14pt"/>
    </style:style>
    <style:style style:name="P116" style:family="paragraph" style:parent-style-name="Standard" style:list-style-name="L6">
      <style:text-properties style:font-name="Arial1" fo:font-size="14pt" officeooo:paragraph-rsid="001d8d07" style:font-size-asian="12.25pt" style:font-size-complex="14pt"/>
    </style:style>
    <style:style style:name="P117" style:family="paragraph" style:parent-style-name="Standard" style:list-style-name="L7">
      <style:text-properties style:font-name="Arial1" fo:font-size="14pt" officeooo:paragraph-rsid="001d8d07" style:font-size-asian="12.25pt" style:font-size-complex="14pt"/>
    </style:style>
    <style:style style:name="P118" style:family="paragraph" style:parent-style-name="Standard" style:list-style-name="L8">
      <style:text-properties style:font-name="Arial1" fo:font-size="14pt" officeooo:paragraph-rsid="001d8d07" style:font-size-asian="12.25pt" style:font-size-complex="14pt"/>
    </style:style>
    <style:style style:name="P119" style:family="paragraph" style:parent-style-name="Standard" style:list-style-name="L9">
      <style:text-properties style:font-name="Arial1" fo:font-size="14pt" officeooo:paragraph-rsid="001ff58a" style:font-size-asian="12.25pt" style:font-size-complex="14pt"/>
    </style:style>
    <style:style style:name="P120" style:family="paragraph" style:parent-style-name="Standard" style:list-style-name="L10">
      <style:text-properties style:font-name="Arial1" fo:font-size="14pt" officeooo:paragraph-rsid="001ff58a" style:font-size-asian="12.25pt" style:font-size-complex="14pt"/>
    </style:style>
    <style:style style:name="P121" style:family="paragraph" style:parent-style-name="Standard" style:list-style-name="L11">
      <style:text-properties style:font-name="Arial1" fo:font-size="14pt" officeooo:paragraph-rsid="001ff58a" style:font-size-asian="12.25pt" style:font-size-complex="14pt"/>
    </style:style>
    <style:style style:name="P122" style:family="paragraph" style:parent-style-name="Standard" style:list-style-name="L12">
      <style:text-properties style:font-name="Arial1" fo:font-size="14pt" officeooo:paragraph-rsid="001ff58a" style:font-size-asian="12.25pt" style:font-size-complex="14pt"/>
    </style:style>
    <style:style style:name="P123" style:family="paragraph" style:parent-style-name="Standard" style:list-style-name="L13">
      <style:text-properties style:font-name="Arial1" fo:font-size="14pt" officeooo:paragraph-rsid="001ff58a" style:font-size-asian="12.25pt" style:font-size-complex="14pt"/>
    </style:style>
    <style:style style:name="P124" style:family="paragraph" style:parent-style-name="Standard" style:list-style-name="L14">
      <style:text-properties style:font-name="Arial1" fo:font-size="14pt" officeooo:paragraph-rsid="001ff58a" style:font-size-asian="12.25pt" style:font-size-complex="14pt"/>
    </style:style>
    <style:style style:name="P125" style:family="paragraph" style:parent-style-name="Standard" style:list-style-name="L15">
      <style:text-properties style:font-name="Arial1" fo:font-size="14pt" officeooo:paragraph-rsid="001ff58a" style:font-size-asian="12.25pt" style:font-size-complex="14pt"/>
    </style:style>
    <style:style style:name="P126" style:family="paragraph" style:parent-style-name="Standard" style:list-style-name="L16">
      <style:text-properties style:font-name="Arial1" fo:font-size="14pt" officeooo:paragraph-rsid="00215f74" style:font-size-asian="12.25pt" style:font-size-complex="14pt"/>
    </style:style>
    <style:style style:name="P127" style:family="paragraph" style:parent-style-name="Standard" style:list-style-name="L16">
      <style:text-properties style:font-name="Arial1" fo:font-size="14pt" officeooo:paragraph-rsid="002b95f0" style:font-size-asian="12.25pt" style:font-size-complex="14pt"/>
    </style:style>
    <style:style style:name="P128" style:family="paragraph" style:parent-style-name="Standard" style:list-style-name="L17">
      <style:text-properties style:font-name="Arial1" fo:font-size="14pt" officeooo:paragraph-rsid="00215f74" style:font-size-asian="12.25pt" style:font-size-complex="14pt"/>
    </style:style>
    <style:style style:name="P129" style:family="paragraph" style:parent-style-name="Standard" style:list-style-name="L17">
      <style:text-properties style:font-name="Arial1" fo:font-size="14pt" officeooo:paragraph-rsid="002b95f0" style:font-size-asian="12.25pt" style:font-size-complex="14pt"/>
    </style:style>
    <style:style style:name="P130" style:family="paragraph" style:parent-style-name="Standard" style:list-style-name="L18">
      <style:text-properties style:font-name="Arial1" fo:font-size="14pt" officeooo:paragraph-rsid="0022e01b" style:font-size-asian="12.25pt" style:font-size-complex="14pt"/>
    </style:style>
    <style:style style:name="P131" style:family="paragraph" style:parent-style-name="Standard" style:list-style-name="L19">
      <style:text-properties style:font-name="Arial1" fo:font-size="14pt" officeooo:paragraph-rsid="0022e01b" style:font-size-asian="12.25pt" style:font-size-complex="14pt"/>
    </style:style>
    <style:style style:name="P132" style:family="paragraph" style:parent-style-name="Standard" style:list-style-name="L20">
      <style:text-properties style:font-name="Arial1" fo:font-size="14pt" officeooo:paragraph-rsid="0022e01b" style:font-size-asian="12.25pt" style:font-size-complex="14pt"/>
    </style:style>
    <style:style style:name="P133" style:family="paragraph" style:parent-style-name="Standard" style:list-style-name="L21">
      <style:text-properties style:font-name="Arial1" fo:font-size="14pt" officeooo:paragraph-rsid="0022e01b" style:font-size-asian="12.25pt" style:font-size-complex="14pt"/>
    </style:style>
    <style:style style:name="P134" style:family="paragraph" style:parent-style-name="Standard" style:list-style-name="L22">
      <style:text-properties style:font-name="Arial1" fo:font-size="14pt" officeooo:paragraph-rsid="002438ce" style:font-size-asian="12.25pt" style:font-size-complex="14pt"/>
    </style:style>
    <style:style style:name="P135" style:family="paragraph" style:parent-style-name="Standard" style:list-style-name="L23">
      <style:text-properties style:font-name="Arial1" fo:font-size="14pt" officeooo:paragraph-rsid="002438ce" style:font-size-asian="12.25pt" style:font-size-complex="14pt"/>
    </style:style>
    <style:style style:name="P136" style:family="paragraph" style:parent-style-name="Standard" style:list-style-name="L24">
      <style:text-properties style:font-name="Arial1" fo:font-size="14pt" officeooo:paragraph-rsid="002438ce" style:font-size-asian="12.25pt" style:font-size-complex="14pt"/>
    </style:style>
    <style:style style:name="P137" style:family="paragraph" style:parent-style-name="Standard" style:list-style-name="L25">
      <style:text-properties style:font-name="Arial1" fo:font-size="14pt" officeooo:paragraph-rsid="002438ce" style:font-size-asian="12.25pt" style:font-size-complex="14pt"/>
    </style:style>
    <style:style style:name="P138" style:family="paragraph" style:parent-style-name="Standard" style:list-style-name="L26">
      <style:text-properties style:font-name="Arial1" fo:font-size="14pt" officeooo:paragraph-rsid="0025f71f" style:font-size-asian="12.25pt" style:font-size-complex="14pt"/>
    </style:style>
    <style:style style:name="P139" style:family="paragraph" style:parent-style-name="Standard" style:list-style-name="L27">
      <style:text-properties style:font-name="Arial1" fo:font-size="14pt" officeooo:paragraph-rsid="0022e01b" style:font-size-asian="12.25pt" style:font-size-complex="14pt"/>
    </style:style>
    <style:style style:name="P140" style:family="paragraph" style:parent-style-name="Standard" style:list-style-name="L27">
      <style:text-properties style:font-name="Arial1" fo:font-size="14pt" officeooo:paragraph-rsid="0025f71f" style:font-size-asian="12.25pt" style:font-size-complex="14pt"/>
    </style:style>
    <style:style style:name="P141" style:family="paragraph" style:parent-style-name="Standard" style:list-style-name="L28">
      <style:text-properties style:font-name="Arial1" fo:font-size="14pt" officeooo:paragraph-rsid="0025f71f" style:font-size-asian="12.25pt" style:font-size-complex="14pt"/>
    </style:style>
    <style:style style:name="P142" style:family="paragraph" style:parent-style-name="Standard" style:list-style-name="L29">
      <style:text-properties style:font-name="Arial1" fo:font-size="14pt" officeooo:paragraph-rsid="0025f71f" style:font-size-asian="12.25pt" style:font-size-complex="14pt"/>
    </style:style>
    <style:style style:name="P143" style:family="paragraph" style:parent-style-name="Standard" style:list-style-name="L30">
      <style:text-properties style:font-name="Arial1" fo:font-size="14pt" officeooo:paragraph-rsid="0025f71f" style:font-size-asian="12.25pt" style:font-size-complex="14pt"/>
    </style:style>
    <style:style style:name="P144" style:family="paragraph" style:parent-style-name="Standard" style:list-style-name="L31">
      <style:text-properties style:font-name="Arial1" fo:font-size="14pt" officeooo:paragraph-rsid="0025f71f" style:font-size-asian="12.25pt" style:font-size-complex="14pt"/>
    </style:style>
    <style:style style:name="P145" style:family="paragraph" style:parent-style-name="Standard" style:list-style-name="L32">
      <style:text-properties style:font-name="Arial1" fo:font-size="14pt" officeooo:paragraph-rsid="0025f71f" style:font-size-asian="12.25pt" style:font-size-complex="14pt"/>
    </style:style>
    <style:style style:name="P146" style:family="paragraph" style:parent-style-name="Standard" style:list-style-name="L33">
      <style:text-properties style:font-name="Arial1" fo:font-size="14pt" officeooo:paragraph-rsid="0022e01b" style:font-size-asian="12.25pt" style:font-size-complex="14pt"/>
    </style:style>
    <style:style style:name="P147" style:family="paragraph" style:parent-style-name="Standard" style:list-style-name="L33">
      <style:text-properties style:font-name="Arial1" fo:font-size="14pt" officeooo:paragraph-rsid="002add4c" style:font-size-asian="12.25pt" style:font-size-complex="14pt"/>
    </style:style>
    <style:style style:name="P148" style:family="paragraph" style:parent-style-name="Standard" style:list-style-name="L34">
      <style:text-properties style:font-name="Arial1" fo:font-size="14pt" officeooo:paragraph-rsid="002add4c" style:font-size-asian="12.25pt" style:font-size-complex="14pt"/>
    </style:style>
    <style:style style:name="P149" style:family="paragraph" style:parent-style-name="Standard" style:list-style-name="L35">
      <style:text-properties style:font-name="Arial1" fo:font-size="14pt" officeooo:paragraph-rsid="002add4c" style:font-size-asian="12.25pt" style:font-size-complex="14pt"/>
    </style:style>
    <style:style style:name="P150" style:family="paragraph" style:parent-style-name="Standard" style:list-style-name="L35">
      <style:text-properties style:font-name="Arial1" fo:font-size="14pt" officeooo:paragraph-rsid="002b95f0" style:font-size-asian="12.25pt" style:font-size-complex="14pt"/>
    </style:style>
    <style:style style:name="P151" style:family="paragraph" style:parent-style-name="Standard" style:list-style-name="L36">
      <style:text-properties style:font-name="Arial1" fo:font-size="14pt" officeooo:paragraph-rsid="002b95f0" style:font-size-asian="12.25pt" style:font-size-complex="14pt"/>
    </style:style>
    <style:style style:name="P152" style:family="paragraph" style:parent-style-name="Standard" style:list-style-name="L37">
      <style:text-properties style:font-name="Arial1" fo:font-size="14pt" officeooo:paragraph-rsid="002b95f0" style:font-size-asian="12.25pt" style:font-size-complex="14pt"/>
    </style:style>
    <style:style style:name="P153" style:family="paragraph" style:parent-style-name="Standard" style:list-style-name="L39">
      <style:text-properties style:font-name="Arial1" fo:font-size="14pt" officeooo:paragraph-rsid="002dddf8" style:font-size-asian="12.25pt" style:font-size-complex="14pt"/>
    </style:style>
    <style:style style:name="P154" style:family="paragraph" style:parent-style-name="Standard" style:list-style-name="L40">
      <style:text-properties style:font-name="Arial1" fo:font-size="14pt" officeooo:paragraph-rsid="002dddf8" style:font-size-asian="12.25pt" style:font-size-complex="14pt"/>
    </style:style>
    <style:style style:name="P155" style:family="paragraph" style:parent-style-name="Standard" style:list-style-name="L41">
      <style:text-properties style:font-name="Arial1" fo:font-size="14pt" officeooo:paragraph-rsid="002dddf8" style:font-size-asian="12.25pt" style:font-size-complex="14pt"/>
    </style:style>
    <style:style style:name="P156" style:family="paragraph" style:parent-style-name="Standard" style:list-style-name="L42">
      <style:text-properties style:font-name="Arial1" fo:font-size="14pt" officeooo:paragraph-rsid="002dddf8" style:font-size-asian="12.25pt" style:font-size-complex="14pt"/>
    </style:style>
    <style:style style:name="P157" style:family="paragraph" style:parent-style-name="Standard" style:list-style-name="L43">
      <style:text-properties style:font-name="Arial1" fo:font-size="14pt" officeooo:paragraph-rsid="002dddf8" style:font-size-asian="12.25pt" style:font-size-complex="14pt"/>
    </style:style>
    <style:style style:name="P158" style:family="paragraph" style:parent-style-name="Standard" style:list-style-name="L44">
      <style:text-properties style:font-name="Arial1" fo:font-size="14pt" officeooo:paragraph-rsid="002dddf8" style:font-size-asian="12.25pt" style:font-size-complex="14pt"/>
    </style:style>
    <style:style style:name="P159" style:family="paragraph" style:parent-style-name="Standard" style:list-style-name="L45">
      <style:text-properties style:font-name="Arial1" fo:font-size="14pt" officeooo:paragraph-rsid="002dddf8" style:font-size-asian="12.25pt" style:font-size-complex="14pt"/>
    </style:style>
    <style:style style:name="P160" style:family="paragraph" style:parent-style-name="Standard" style:list-style-name="L46">
      <style:text-properties style:font-name="Arial1" fo:font-size="14pt" officeooo:paragraph-rsid="002f3194" style:font-size-asian="12.25pt" style:font-size-complex="14pt"/>
    </style:style>
    <style:style style:name="P161" style:family="paragraph" style:parent-style-name="Standard" style:list-style-name="L47">
      <style:text-properties style:font-name="Arial1" fo:font-size="14pt" officeooo:paragraph-rsid="002f3194" style:font-size-asian="12.25pt" style:font-size-complex="14pt"/>
    </style:style>
    <style:style style:name="P162" style:family="paragraph" style:parent-style-name="Standard" style:list-style-name="L48">
      <style:text-properties style:font-name="Arial1" fo:font-size="14pt" officeooo:paragraph-rsid="00326023" style:font-size-asian="12.25pt" style:font-size-complex="14pt"/>
    </style:style>
    <style:style style:name="P163" style:family="paragraph" style:parent-style-name="Standard" style:list-style-name="L49">
      <style:text-properties style:font-name="Arial1" fo:font-size="14pt" officeooo:paragraph-rsid="00326023" style:font-size-asian="12.25pt" style:font-size-complex="14pt"/>
    </style:style>
    <style:style style:name="P164" style:family="paragraph" style:parent-style-name="Standard" style:list-style-name="L50">
      <style:text-properties style:font-name="Arial1" fo:font-size="14pt" officeooo:paragraph-rsid="00326023" style:font-size-asian="12.25pt" style:font-size-complex="14pt"/>
    </style:style>
    <style:style style:name="P165" style:family="paragraph" style:parent-style-name="Standard" style:list-style-name="L51">
      <style:text-properties style:font-name="Arial1" fo:font-size="14pt" officeooo:paragraph-rsid="00326023" style:font-size-asian="12.25pt" style:font-size-complex="14pt"/>
    </style:style>
    <style:style style:name="P166" style:family="paragraph" style:parent-style-name="Standard" style:list-style-name="L53">
      <style:text-properties style:font-name="Arial1" fo:font-size="14pt" officeooo:paragraph-rsid="0022e01b" style:font-size-asian="12.25pt" style:font-size-complex="14pt"/>
    </style:style>
    <style:style style:name="P167" style:family="paragraph" style:parent-style-name="Standard" style:list-style-name="L54">
      <style:text-properties style:font-name="Arial1" fo:font-size="14pt" officeooo:paragraph-rsid="0035a5bc" style:font-size-asian="12.25pt" style:font-size-complex="14pt"/>
    </style:style>
    <style:style style:name="P168" style:family="paragraph" style:parent-style-name="Standard" style:list-style-name="L55">
      <style:text-properties style:font-name="Arial1" fo:font-size="14pt" officeooo:paragraph-rsid="0035a5bc" style:font-size-asian="12.25pt" style:font-size-complex="14pt"/>
    </style:style>
    <style:style style:name="P169" style:family="paragraph" style:parent-style-name="Standard" style:list-style-name="L56">
      <style:text-properties style:font-name="Arial1" fo:font-size="14pt" officeooo:paragraph-rsid="0035a5bc" style:font-size-asian="12.25pt" style:font-size-complex="14pt"/>
    </style:style>
    <style:style style:name="P170" style:family="paragraph" style:parent-style-name="Standard" style:list-style-name="L57">
      <style:text-properties style:font-name="Arial1" fo:font-size="14pt" officeooo:paragraph-rsid="0035a5bc" style:font-size-asian="12.25pt" style:font-size-complex="14pt"/>
    </style:style>
    <style:style style:name="P171" style:family="paragraph" style:parent-style-name="Standard" style:list-style-name="L58">
      <style:text-properties style:font-name="Arial1" fo:font-size="14pt" officeooo:paragraph-rsid="0035a5bc" style:font-size-asian="12.25pt" style:font-size-complex="14pt"/>
    </style:style>
    <style:style style:name="P172" style:family="paragraph" style:parent-style-name="Standard" style:list-style-name="L59">
      <style:text-properties style:font-name="Arial1" fo:font-size="14pt" officeooo:paragraph-rsid="003666a7" style:font-size-asian="12.25pt" style:font-size-complex="14pt"/>
    </style:style>
    <style:style style:name="P173" style:family="paragraph" style:parent-style-name="Standard" style:list-style-name="L60">
      <style:text-properties style:font-name="Arial1" fo:font-size="14pt" officeooo:paragraph-rsid="003666a7" style:font-size-asian="12.25pt" style:font-size-complex="14pt"/>
    </style:style>
    <style:style style:name="P174" style:family="paragraph" style:parent-style-name="Standard" style:list-style-name="L61">
      <style:text-properties style:font-name="Arial1" fo:font-size="14pt" officeooo:paragraph-rsid="0037819e" style:font-size-asian="12.25pt" style:font-size-complex="14pt"/>
    </style:style>
    <style:style style:name="P175" style:family="paragraph" style:parent-style-name="Standard" style:list-style-name="L62">
      <style:text-properties style:font-name="Arial1" fo:font-size="14pt" officeooo:paragraph-rsid="0037819e" style:font-size-asian="12.25pt" style:font-size-complex="14pt"/>
    </style:style>
    <style:style style:name="P176" style:family="paragraph" style:parent-style-name="Standard" style:list-style-name="L63">
      <style:text-properties style:font-name="Arial1" fo:font-size="14pt" officeooo:paragraph-rsid="0037819e" style:font-size-asian="12.25pt" style:font-size-complex="14pt"/>
    </style:style>
    <style:style style:name="P177" style:family="paragraph" style:parent-style-name="Standard" style:list-style-name="L64">
      <style:text-properties style:font-name="Arial1" fo:font-size="14pt" officeooo:paragraph-rsid="003886af" style:font-size-asian="12.25pt" style:font-size-complex="14pt"/>
    </style:style>
    <style:style style:name="P178" style:family="paragraph" style:parent-style-name="Standard" style:list-style-name="L64">
      <style:text-properties style:font-name="Arial1" fo:font-size="14pt" officeooo:paragraph-rsid="003924ff" style:font-size-asian="12.25pt" style:font-size-complex="14pt"/>
    </style:style>
    <style:style style:name="P179" style:family="paragraph" style:parent-style-name="Standard" style:list-style-name="L65">
      <style:text-properties style:font-name="Arial1" fo:font-size="14pt" officeooo:paragraph-rsid="003924ff" style:font-size-asian="12.25pt" style:font-size-complex="14pt"/>
    </style:style>
    <style:style style:name="P180" style:family="paragraph" style:parent-style-name="Standard" style:list-style-name="L66">
      <style:text-properties style:font-name="Arial1" fo:font-size="14pt" officeooo:paragraph-rsid="003924ff" style:font-size-asian="12.25pt" style:font-size-complex="14pt"/>
    </style:style>
    <style:style style:name="P181" style:family="paragraph" style:parent-style-name="Standard" style:list-style-name="L67">
      <style:text-properties style:font-name="Arial1" fo:font-size="14pt" officeooo:paragraph-rsid="00398160" style:font-size-asian="12.25pt" style:font-size-complex="14pt"/>
    </style:style>
    <style:style style:name="P182" style:family="paragraph" style:parent-style-name="Standard" style:list-style-name="L68">
      <style:text-properties style:font-name="Arial1" fo:font-size="14pt" officeooo:paragraph-rsid="0039df03" style:font-size-asian="12.25pt" style:font-size-complex="14pt"/>
    </style:style>
    <style:style style:name="P183" style:family="paragraph" style:parent-style-name="Standard" style:list-style-name="L69">
      <style:text-properties style:font-name="Arial1" fo:font-size="14pt" officeooo:paragraph-rsid="0039df03" style:font-size-asian="12.25pt" style:font-size-complex="14pt"/>
    </style:style>
    <style:style style:name="P184" style:family="paragraph" style:parent-style-name="Standard" style:list-style-name="L69">
      <style:text-properties style:font-name="Arial1" fo:font-size="14pt" officeooo:paragraph-rsid="0039e9ca" style:font-size-asian="12.25pt" style:font-size-complex="14pt"/>
    </style:style>
    <style:style style:name="P185" style:family="paragraph" style:parent-style-name="Standard" style:list-style-name="L70">
      <style:text-properties style:font-name="Arial1" fo:font-size="14pt" officeooo:paragraph-rsid="0039e9ca" style:font-size-asian="12.25pt" style:font-size-complex="14pt"/>
    </style:style>
    <style:style style:name="P186" style:family="paragraph" style:parent-style-name="Standard" style:list-style-name="L70">
      <style:text-properties style:font-name="Arial1" fo:font-size="14pt" officeooo:paragraph-rsid="003ab240" style:font-size-asian="12.25pt" style:font-size-complex="14pt"/>
    </style:style>
    <style:style style:name="P187" style:family="paragraph" style:parent-style-name="Standard" style:list-style-name="L71">
      <style:text-properties style:font-name="Arial1" fo:font-size="14pt" officeooo:paragraph-rsid="003ea40d" style:font-size-asian="12.25pt" style:font-size-complex="14pt"/>
    </style:style>
    <style:style style:name="P188" style:family="paragraph" style:parent-style-name="Standard" style:list-style-name="L72">
      <style:text-properties style:font-name="Arial1" fo:font-size="14pt" officeooo:paragraph-rsid="003ea40d" style:font-size-asian="12.25pt" style:font-size-complex="14pt"/>
    </style:style>
    <style:style style:name="P189" style:family="paragraph" style:parent-style-name="Standard" style:list-style-name="L73">
      <style:text-properties style:font-name="Arial1" fo:font-size="14pt" officeooo:paragraph-rsid="003ea40d" style:font-size-asian="12.25pt" style:font-size-complex="14pt"/>
    </style:style>
    <style:style style:name="P190" style:family="paragraph" style:parent-style-name="Standard" style:list-style-name="L74">
      <style:text-properties style:font-name="Arial1" fo:font-size="14pt" officeooo:paragraph-rsid="003f155b" style:font-size-asian="12.25pt" style:font-size-complex="14pt"/>
    </style:style>
    <style:style style:name="P191" style:family="paragraph" style:parent-style-name="Standard" style:list-style-name="L76">
      <style:text-properties style:font-name="Arial1" fo:font-size="14pt" officeooo:paragraph-rsid="003f155b" style:font-size-asian="12.25pt" style:font-size-complex="14pt"/>
    </style:style>
    <style:style style:name="P192" style:family="paragraph" style:parent-style-name="Standard" style:list-style-name="L77">
      <style:text-properties style:font-name="Arial1" fo:font-size="14pt" officeooo:paragraph-rsid="003fccc9" style:font-size-asian="12.25pt" style:font-size-complex="14pt"/>
    </style:style>
    <style:style style:name="P193" style:family="paragraph" style:parent-style-name="Standard" style:list-style-name="L78">
      <style:text-properties style:font-name="Arial1" fo:font-size="14pt" officeooo:paragraph-rsid="003fccc9" style:font-size-asian="12.25pt" style:font-size-complex="14pt"/>
    </style:style>
    <style:style style:name="P194" style:family="paragraph" style:parent-style-name="Standard" style:list-style-name="L79">
      <style:text-properties style:font-name="Arial1" fo:font-size="14pt" officeooo:paragraph-rsid="003fccc9" style:font-size-asian="12.25pt" style:font-size-complex="14pt"/>
    </style:style>
    <style:style style:name="P195" style:family="paragraph" style:parent-style-name="Standard" style:list-style-name="L80">
      <style:text-properties style:font-name="Arial1" fo:font-size="14pt" officeooo:paragraph-rsid="003fccc9" style:font-size-asian="12.25pt" style:font-size-complex="14pt"/>
    </style:style>
    <style:style style:name="P196" style:family="paragraph" style:parent-style-name="Standard" style:list-style-name="L81">
      <style:text-properties style:font-name="Arial1" fo:font-size="14pt" officeooo:paragraph-rsid="003fccc9" style:font-size-asian="12.25pt" style:font-size-complex="14pt"/>
    </style:style>
    <style:style style:name="P197" style:family="paragraph" style:parent-style-name="Standard" style:list-style-name="L82">
      <style:text-properties style:font-name="Arial1" fo:font-size="14pt" officeooo:paragraph-rsid="003fccc9" style:font-size-asian="12.25pt" style:font-size-complex="14pt"/>
    </style:style>
    <style:style style:name="P198" style:family="paragraph" style:parent-style-name="Standard" style:list-style-name="L82">
      <style:text-properties style:font-name="Arial1" fo:font-size="14pt" officeooo:paragraph-rsid="0040c033" style:font-size-asian="12.25pt" style:font-size-complex="14pt"/>
    </style:style>
    <style:style style:name="P199" style:family="paragraph" style:parent-style-name="Standard" style:list-style-name="L83">
      <style:text-properties style:font-name="Arial1" fo:font-size="14pt" officeooo:paragraph-rsid="003fccc9" style:font-size-asian="12.25pt" style:font-size-complex="14pt"/>
    </style:style>
    <style:style style:name="P200" style:family="paragraph" style:parent-style-name="Standard" style:list-style-name="L84">
      <style:text-properties style:font-name="Arial1" fo:font-size="14pt" officeooo:paragraph-rsid="003fccc9" style:font-size-asian="12.25pt" style:font-size-complex="14pt"/>
    </style:style>
    <style:style style:name="P201" style:family="paragraph" style:parent-style-name="Standard" style:list-style-name="L85">
      <style:text-properties style:font-name="Arial1" fo:font-size="14pt" officeooo:paragraph-rsid="003fccc9" style:font-size-asian="12.25pt" style:font-size-complex="14pt"/>
    </style:style>
    <style:style style:name="P202" style:family="paragraph" style:parent-style-name="Standard" style:list-style-name="L86">
      <style:text-properties style:font-name="Arial1" fo:font-size="14pt" officeooo:paragraph-rsid="004178a1" style:font-size-asian="12.25pt" style:font-size-complex="14pt"/>
    </style:style>
    <style:style style:name="P203" style:family="paragraph" style:parent-style-name="Standard" style:list-style-name="L87">
      <style:text-properties style:font-name="Arial1" fo:font-size="14pt" officeooo:paragraph-rsid="004178a1" style:font-size-asian="12.25pt" style:font-size-complex="14pt"/>
    </style:style>
    <style:style style:name="P204" style:family="paragraph" style:parent-style-name="Standard" style:list-style-name="L88">
      <style:text-properties style:font-name="Arial1" fo:font-size="14pt" officeooo:paragraph-rsid="004178a1" style:font-size-asian="12.25pt" style:font-size-complex="14pt"/>
    </style:style>
    <style:style style:name="P205" style:family="paragraph" style:parent-style-name="Standard" style:list-style-name="L89">
      <style:text-properties style:font-name="Arial1" fo:font-size="14pt" officeooo:paragraph-rsid="004178a1" style:font-size-asian="12.25pt" style:font-size-complex="14pt"/>
    </style:style>
    <style:style style:name="P206" style:family="paragraph" style:parent-style-name="Standard" style:list-style-name="L90">
      <style:text-properties style:font-name="Arial1" fo:font-size="14pt" officeooo:paragraph-rsid="003fccc9" style:font-size-asian="12.25pt" style:font-size-complex="14pt"/>
    </style:style>
    <style:style style:name="P207" style:family="paragraph" style:parent-style-name="Standard" style:list-style-name="L91">
      <style:text-properties style:font-name="Arial1" fo:font-size="14pt" officeooo:paragraph-rsid="004178a1" style:font-size-asian="12.25pt" style:font-size-complex="14pt"/>
    </style:style>
    <style:style style:name="P208" style:family="paragraph" style:parent-style-name="Standard" style:list-style-name="L92">
      <style:text-properties style:font-name="Arial1" fo:font-size="14pt" officeooo:paragraph-rsid="0043e792" style:font-size-asian="12.25pt" style:font-size-complex="14pt"/>
    </style:style>
    <style:style style:name="P209" style:family="paragraph" style:parent-style-name="Standard" style:list-style-name="L93">
      <style:text-properties style:font-name="Arial1" fo:font-size="14pt" officeooo:paragraph-rsid="004573e4" style:font-size-asian="12.25pt" style:font-size-complex="14pt"/>
    </style:style>
    <style:style style:name="P210" style:family="paragraph" style:parent-style-name="Standard" style:list-style-name="L94">
      <style:text-properties style:font-name="Arial1" fo:font-size="14pt" officeooo:paragraph-rsid="004573e4" style:font-size-asian="12.25pt" style:font-size-complex="14pt"/>
    </style:style>
    <style:style style:name="P211" style:family="paragraph" style:parent-style-name="Standard" style:list-style-name="L95">
      <style:text-properties style:font-name="Arial1" fo:font-size="14pt" officeooo:paragraph-rsid="004573e4" style:font-size-asian="12.25pt" style:font-size-complex="14pt"/>
    </style:style>
    <style:style style:name="P212" style:family="paragraph" style:parent-style-name="Standard" style:list-style-name="L96">
      <style:text-properties style:font-name="Arial1" fo:font-size="14pt" officeooo:paragraph-rsid="00460218" style:font-size-asian="12.25pt" style:font-size-complex="14pt"/>
    </style:style>
    <style:style style:name="P213" style:family="paragraph" style:parent-style-name="Standard" style:list-style-name="L97">
      <style:text-properties style:font-name="Arial1" fo:font-size="14pt" officeooo:paragraph-rsid="004a393a" style:font-size-asian="12.25pt" style:font-size-complex="14pt"/>
    </style:style>
    <style:style style:name="P214" style:family="paragraph" style:parent-style-name="Standard" style:list-style-name="L98">
      <style:text-properties style:font-name="Arial1" fo:font-size="14pt" officeooo:paragraph-rsid="004a393a" style:font-size-asian="12.25pt" style:font-size-complex="14pt"/>
    </style:style>
    <style:style style:name="P215" style:family="paragraph" style:parent-style-name="Standard" style:list-style-name="L99">
      <style:text-properties style:font-name="Arial1" fo:font-size="14pt" officeooo:paragraph-rsid="004a7dfe" style:font-size-asian="12.25pt" style:font-size-complex="14pt"/>
    </style:style>
    <style:style style:name="P216" style:family="paragraph" style:parent-style-name="Standard" style:list-style-name="L100">
      <style:text-properties style:font-name="Arial1" fo:font-size="14pt" officeooo:paragraph-rsid="004a7dfe" style:font-size-asian="12.25pt" style:font-size-complex="14pt"/>
    </style:style>
    <style:style style:name="P217" style:family="paragraph" style:parent-style-name="Standard" style:list-style-name="L101">
      <style:text-properties style:font-name="Arial1" fo:font-size="14pt" officeooo:paragraph-rsid="004a7dfe" style:font-size-asian="12.25pt" style:font-size-complex="14pt"/>
    </style:style>
    <style:style style:name="P218" style:family="paragraph" style:parent-style-name="Standard" style:list-style-name="L102">
      <style:text-properties style:font-name="Arial1" fo:font-size="14pt" officeooo:paragraph-rsid="004a7dfe" style:font-size-asian="12.25pt" style:font-size-complex="14pt"/>
    </style:style>
    <style:style style:name="P219" style:family="paragraph" style:parent-style-name="Standard" style:list-style-name="L103">
      <style:text-properties style:font-name="Arial1" fo:font-size="14pt" officeooo:paragraph-rsid="004a7dfe" style:font-size-asian="12.25pt" style:font-size-complex="14pt"/>
    </style:style>
    <style:style style:name="P220" style:family="paragraph" style:parent-style-name="Standard" style:list-style-name="L104">
      <style:text-properties style:font-name="Arial1" fo:font-size="14pt" officeooo:paragraph-rsid="004a7dfe" style:font-size-asian="12.25pt" style:font-size-complex="14pt"/>
    </style:style>
    <style:style style:name="P221" style:family="paragraph" style:parent-style-name="Standard" style:list-style-name="L105">
      <style:text-properties style:font-name="Arial1" fo:font-size="14pt" officeooo:paragraph-rsid="004dabe4" style:font-size-asian="12.25pt" style:font-size-complex="14pt"/>
    </style:style>
    <style:style style:name="P222" style:family="paragraph" style:parent-style-name="Standard" style:list-style-name="L105">
      <style:text-properties style:font-name="Arial1" fo:font-size="14pt" officeooo:paragraph-rsid="004e51f5" style:font-size-asian="12.25pt" style:font-size-complex="14pt"/>
    </style:style>
    <style:style style:name="P223" style:family="paragraph" style:parent-style-name="Standard" style:list-style-name="L106">
      <style:text-properties style:font-name="Arial1" fo:font-size="14pt" officeooo:paragraph-rsid="004e51f5" style:font-size-asian="12.25pt" style:font-size-complex="14pt"/>
    </style:style>
    <style:style style:name="P224" style:family="paragraph" style:parent-style-name="Standard" style:list-style-name="L107">
      <style:text-properties style:font-name="Arial1" fo:font-size="14pt" officeooo:paragraph-rsid="004e51f5" style:font-size-asian="12.25pt" style:font-size-complex="14pt"/>
    </style:style>
    <style:style style:name="P225" style:family="paragraph" style:parent-style-name="Standard" style:list-style-name="L108">
      <style:text-properties style:font-name="Arial1" fo:font-size="14pt" officeooo:paragraph-rsid="004e9638" style:font-size-asian="12.25pt" style:font-size-complex="14pt"/>
    </style:style>
    <style:style style:name="P226" style:family="paragraph" style:parent-style-name="Standard" style:list-style-name="L109">
      <style:text-properties style:font-name="Arial1" fo:font-size="14pt" officeooo:paragraph-rsid="00510bfb" style:font-size-asian="12.25pt" style:font-size-complex="14pt"/>
    </style:style>
    <style:style style:name="P227" style:family="paragraph" style:parent-style-name="Standard" style:list-style-name="L110">
      <style:text-properties style:font-name="Arial1" fo:font-size="14pt" officeooo:paragraph-rsid="00510bfb" style:font-size-asian="12.25pt" style:font-size-complex="14pt"/>
    </style:style>
    <style:style style:name="P228" style:family="paragraph" style:parent-style-name="Standard" style:list-style-name="L111">
      <style:text-properties style:font-name="Arial1" fo:font-size="14pt" officeooo:paragraph-rsid="00510bfb" style:font-size-asian="12.25pt" style:font-size-complex="14pt"/>
    </style:style>
    <style:style style:name="P229" style:family="paragraph" style:parent-style-name="Standard" style:list-style-name="L112">
      <style:text-properties style:font-name="Arial1" fo:font-size="14pt" officeooo:paragraph-rsid="00510bfb" style:font-size-asian="12.25pt" style:font-size-complex="14pt"/>
    </style:style>
    <style:style style:name="P230" style:family="paragraph" style:parent-style-name="Standard" style:list-style-name="L113">
      <style:text-properties style:font-name="Arial1" fo:font-size="14pt" officeooo:paragraph-rsid="00510bfb" style:font-size-asian="12.25pt" style:font-size-complex="14pt"/>
    </style:style>
    <style:style style:name="P231" style:family="paragraph" style:parent-style-name="Standard" style:list-style-name="L114">
      <style:text-properties style:font-name="Arial1" fo:font-size="14pt" officeooo:paragraph-rsid="00510bfb" style:font-size-asian="12.25pt" style:font-size-complex="14pt"/>
    </style:style>
    <style:style style:name="P232" style:family="paragraph" style:parent-style-name="Standard" style:list-style-name="L114">
      <style:text-properties style:font-name="Arial1" fo:font-size="14pt" officeooo:paragraph-rsid="0051584f" style:font-size-asian="12.25pt" style:font-size-complex="14pt"/>
    </style:style>
    <style:style style:name="P233" style:family="paragraph" style:parent-style-name="Standard" style:list-style-name="L115">
      <style:text-properties style:font-name="Arial1" fo:font-size="14pt" officeooo:paragraph-rsid="0053df6d" style:font-size-asian="12.25pt" style:font-size-complex="14pt"/>
    </style:style>
    <style:style style:name="P234" style:family="paragraph" style:parent-style-name="Standard" style:list-style-name="L116">
      <style:text-properties style:font-name="Arial1" fo:font-size="14pt" officeooo:paragraph-rsid="0053df6d" style:font-size-asian="12.25pt" style:font-size-complex="14pt"/>
    </style:style>
    <style:style style:name="P235" style:family="paragraph" style:parent-style-name="Standard" style:list-style-name="L117">
      <style:text-properties style:font-name="Arial1" fo:font-size="14pt" officeooo:paragraph-rsid="0054977d" style:font-size-asian="12.25pt" style:font-size-complex="14pt"/>
    </style:style>
    <style:style style:name="P236" style:family="paragraph" style:parent-style-name="Standard" style:list-style-name="L118">
      <style:text-properties style:font-name="Arial1" fo:font-size="14pt" officeooo:paragraph-rsid="0054977d" style:font-size-asian="12.25pt" style:font-size-complex="14pt"/>
    </style:style>
    <style:style style:name="P237" style:family="paragraph" style:parent-style-name="Standard" style:list-style-name="L119">
      <style:text-properties style:font-name="Arial1" fo:font-size="14pt" officeooo:paragraph-rsid="0054977d" style:font-size-asian="12.25pt" style:font-size-complex="14pt"/>
    </style:style>
    <style:style style:name="P238" style:family="paragraph" style:parent-style-name="Standard" style:list-style-name="L120">
      <style:text-properties style:font-name="Arial1" fo:font-size="14pt" officeooo:paragraph-rsid="0054977d" style:font-size-asian="12.25pt" style:font-size-complex="14pt"/>
    </style:style>
    <style:style style:name="P239" style:family="paragraph" style:parent-style-name="Standard" style:list-style-name="L121">
      <style:text-properties style:font-name="Arial1" fo:font-size="14pt" officeooo:paragraph-rsid="0054977d" style:font-size-asian="12.25pt" style:font-size-complex="14pt"/>
    </style:style>
    <style:style style:name="P240" style:family="paragraph" style:parent-style-name="Standard" style:list-style-name="L122">
      <style:text-properties style:font-name="Arial1" fo:font-size="14pt" officeooo:paragraph-rsid="005546bd" style:font-size-asian="12.25pt" style:font-size-complex="14pt"/>
    </style:style>
    <style:style style:name="P241" style:family="paragraph" style:parent-style-name="Standard" style:list-style-name="L123">
      <style:text-properties style:font-name="Arial1" fo:font-size="14pt" officeooo:paragraph-rsid="005546bd" style:font-size-asian="12.25pt" style:font-size-complex="14pt"/>
    </style:style>
    <style:style style:name="P242" style:family="paragraph" style:parent-style-name="Standard" style:list-style-name="L124">
      <style:text-properties style:font-name="Arial1" fo:font-size="14pt" officeooo:paragraph-rsid="00563686" style:font-size-asian="12.25pt" style:font-size-complex="14pt"/>
    </style:style>
    <style:style style:name="P243" style:family="paragraph" style:parent-style-name="Standard" style:list-style-name="L125">
      <style:text-properties style:font-name="Arial1" fo:font-size="14pt" officeooo:paragraph-rsid="00563686" style:font-size-asian="12.25pt" style:font-size-complex="14pt"/>
    </style:style>
    <style:style style:name="P244" style:family="paragraph" style:parent-style-name="Standard" style:list-style-name="L126">
      <style:text-properties style:font-name="Arial1" fo:font-size="14pt" officeooo:paragraph-rsid="00563686" style:font-size-asian="12.25pt" style:font-size-complex="14pt"/>
    </style:style>
    <style:style style:name="P245" style:family="paragraph" style:parent-style-name="Standard" style:list-style-name="L127">
      <style:text-properties style:font-name="Arial1" fo:font-size="14pt" officeooo:paragraph-rsid="00563686" style:font-size-asian="12.25pt" style:font-size-complex="14pt"/>
    </style:style>
    <style:style style:name="P246" style:family="paragraph" style:parent-style-name="Standard" style:list-style-name="L128">
      <style:text-properties style:font-name="Arial1" fo:font-size="14pt" officeooo:paragraph-rsid="00563686" style:font-size-asian="12.25pt" style:font-size-complex="14pt"/>
    </style:style>
    <style:style style:name="P247" style:family="paragraph" style:parent-style-name="Standard" style:list-style-name="L129">
      <style:text-properties style:font-name="Arial1" fo:font-size="14pt" officeooo:paragraph-rsid="005772d2" style:font-size-asian="12.25pt" style:font-size-complex="14pt"/>
    </style:style>
    <style:style style:name="P248" style:family="paragraph" style:parent-style-name="Standard" style:list-style-name="L130">
      <style:text-properties style:font-name="Arial1" fo:font-size="14pt" officeooo:paragraph-rsid="005772d2" style:font-size-asian="12.25pt" style:font-size-complex="14pt"/>
    </style:style>
    <style:style style:name="P249" style:family="paragraph" style:parent-style-name="Standard" style:list-style-name="L131">
      <style:text-properties style:font-name="Arial1" fo:font-size="14pt" officeooo:paragraph-rsid="005772d2" style:font-size-asian="12.25pt" style:font-size-complex="14pt"/>
    </style:style>
    <style:style style:name="P250" style:family="paragraph" style:parent-style-name="Standard" style:list-style-name="L132">
      <style:text-properties style:font-name="Arial1" fo:font-size="14pt" officeooo:paragraph-rsid="005772d2" style:font-size-asian="12.25pt" style:font-size-complex="14pt"/>
    </style:style>
    <style:style style:name="P251" style:family="paragraph" style:parent-style-name="Standard" style:list-style-name="L133">
      <style:text-properties style:font-name="Arial1" fo:font-size="14pt" officeooo:paragraph-rsid="005772d2" style:font-size-asian="12.25pt" style:font-size-complex="14pt"/>
    </style:style>
    <style:style style:name="P252" style:family="paragraph" style:parent-style-name="Standard" style:list-style-name="L134">
      <style:text-properties style:font-name="Arial1" fo:font-size="14pt" officeooo:paragraph-rsid="0057f319" style:font-size-asian="12.25pt" style:font-size-complex="14pt"/>
    </style:style>
    <style:style style:name="P253" style:family="paragraph" style:parent-style-name="Standard" style:list-style-name="L135">
      <style:text-properties style:font-name="Arial1" fo:font-size="14pt" officeooo:paragraph-rsid="0057f319" style:font-size-asian="12.25pt" style:font-size-complex="14pt"/>
    </style:style>
    <style:style style:name="P254" style:family="paragraph" style:parent-style-name="Standard" style:list-style-name="L136">
      <style:text-properties style:font-name="Arial1" fo:font-size="14pt" officeooo:paragraph-rsid="0057f319" style:font-size-asian="12.25pt" style:font-size-complex="14pt"/>
    </style:style>
    <style:style style:name="P255" style:family="paragraph" style:parent-style-name="Standard" style:list-style-name="L137">
      <style:text-properties style:font-name="Arial1" fo:font-size="14pt" officeooo:paragraph-rsid="0057f319" style:font-size-asian="12.25pt" style:font-size-complex="14pt"/>
    </style:style>
    <style:style style:name="P256" style:family="paragraph" style:parent-style-name="Standard" style:list-style-name="L138">
      <style:text-properties style:font-name="Arial1" fo:font-size="14pt" officeooo:paragraph-rsid="0057f319" style:font-size-asian="12.25pt" style:font-size-complex="14pt"/>
    </style:style>
    <style:style style:name="P257" style:family="paragraph" style:parent-style-name="Standard" style:list-style-name="L139">
      <style:text-properties style:font-name="Arial1" fo:font-size="14pt" officeooo:paragraph-rsid="0057f319" style:font-size-asian="12.25pt" style:font-size-complex="14pt"/>
    </style:style>
    <style:style style:name="P258" style:family="paragraph" style:parent-style-name="Standard" style:list-style-name="L140">
      <style:text-properties style:font-name="Arial1" fo:font-size="14pt" officeooo:paragraph-rsid="00596bc4" style:font-size-asian="12.25pt" style:font-size-complex="14pt"/>
    </style:style>
    <style:style style:name="P259" style:family="paragraph" style:parent-style-name="Standard" style:list-style-name="L141">
      <style:text-properties style:font-name="Arial1" fo:font-size="14pt" officeooo:paragraph-rsid="00596bc4" style:font-size-asian="12.25pt" style:font-size-complex="14pt"/>
    </style:style>
    <style:style style:name="P260" style:family="paragraph" style:parent-style-name="Standard" style:list-style-name="L142">
      <style:text-properties style:font-name="Arial1" fo:font-size="14pt" officeooo:paragraph-rsid="00596bc4" style:font-size-asian="12.25pt" style:font-size-complex="14pt"/>
    </style:style>
    <style:style style:name="P261" style:family="paragraph" style:parent-style-name="Standard" style:list-style-name="L143">
      <style:text-properties style:font-name="Arial1" fo:font-size="14pt" officeooo:paragraph-rsid="00596bc4" style:font-size-asian="12.25pt" style:font-size-complex="14pt"/>
    </style:style>
    <style:style style:name="P262" style:family="paragraph" style:parent-style-name="Standard" style:list-style-name="L143">
      <style:text-properties style:font-name="Arial1" fo:font-size="14pt" officeooo:paragraph-rsid="005aa1a3" style:font-size-asian="12.25pt" style:font-size-complex="14pt"/>
    </style:style>
    <style:style style:name="P263" style:family="paragraph" style:parent-style-name="Standard" style:list-style-name="L144">
      <style:text-properties style:font-name="Arial1" fo:font-size="14pt" officeooo:paragraph-rsid="005aa1a3" style:font-size-asian="12.25pt" style:font-size-complex="14pt"/>
    </style:style>
    <style:style style:name="P264" style:family="paragraph" style:parent-style-name="Standard" style:list-style-name="L145">
      <style:text-properties style:font-name="Arial1" fo:font-size="14pt" officeooo:paragraph-rsid="005aa1a3" style:font-size-asian="12.25pt" style:font-size-complex="14pt"/>
    </style:style>
    <style:style style:name="P265" style:family="paragraph" style:parent-style-name="Standard">
      <style:text-properties style:font-name="Arial1" fo:font-size="14pt" officeooo:paragraph-rsid="005aa1a3" style:font-size-asian="12.25pt" style:font-size-complex="14pt"/>
    </style:style>
    <style:style style:name="P266" style:family="paragraph" style:parent-style-name="Standard">
      <style:text-properties style:font-name="Arial1" fo:font-size="14pt" officeooo:paragraph-rsid="005b0f34" style:font-size-asian="12.25pt" style:font-size-complex="14pt"/>
    </style:style>
    <style:style style:name="P267" style:family="paragraph" style:parent-style-name="Standard" style:list-style-name="L38">
      <style:text-properties style:font-name="Arial1" fo:font-size="14pt" fo:font-weight="normal" officeooo:paragraph-rsid="0033a5ec" style:font-size-asian="12.25pt" style:font-weight-asian="normal" style:font-size-complex="14pt" style:font-weight-complex="normal"/>
    </style:style>
    <style:style style:name="P268" style:family="paragraph" style:parent-style-name="Standard" style:list-style-name="L16">
      <style:text-properties officeooo:paragraph-rsid="00215f74"/>
    </style:style>
    <style:style style:name="P269" style:family="paragraph" style:parent-style-name="Standard" style:list-style-name="L21">
      <style:text-properties officeooo:paragraph-rsid="0022e01b"/>
    </style:style>
    <style:style style:name="P270" style:family="paragraph" style:parent-style-name="Standard" style:list-style-name="L22">
      <style:text-properties officeooo:paragraph-rsid="002438ce"/>
    </style:style>
    <style:style style:name="P271" style:family="paragraph" style:parent-style-name="Standard" style:list-style-name="L42">
      <style:text-properties officeooo:paragraph-rsid="002dddf8"/>
    </style:style>
    <style:style style:name="P272" style:family="paragraph" style:parent-style-name="Standard" style:list-style-name="L50">
      <style:text-properties officeooo:paragraph-rsid="00326023"/>
    </style:style>
    <style:style style:name="P273" style:family="paragraph" style:parent-style-name="Standard" style:list-style-name="L52">
      <style:text-properties officeooo:paragraph-rsid="00326023"/>
    </style:style>
    <style:style style:name="P274" style:family="paragraph" style:parent-style-name="Standard" style:list-style-name="L55">
      <style:text-properties officeooo:paragraph-rsid="0035a5bc"/>
    </style:style>
    <style:style style:name="P275" style:family="paragraph" style:parent-style-name="Standard" style:list-style-name="L59">
      <style:text-properties officeooo:paragraph-rsid="003666a7"/>
    </style:style>
    <style:style style:name="P276" style:family="paragraph" style:parent-style-name="Standard" style:list-style-name="L61">
      <style:text-properties officeooo:paragraph-rsid="0037819e"/>
    </style:style>
    <style:style style:name="P277" style:family="paragraph" style:parent-style-name="Standard" style:list-style-name="L62">
      <style:text-properties officeooo:paragraph-rsid="0037819e"/>
    </style:style>
    <style:style style:name="P278" style:family="paragraph" style:parent-style-name="Standard" style:list-style-name="L64">
      <style:text-properties officeooo:paragraph-rsid="003924ff"/>
    </style:style>
    <style:style style:name="P279" style:family="paragraph" style:parent-style-name="Standard" style:list-style-name="L67">
      <style:text-properties officeooo:paragraph-rsid="00398160"/>
    </style:style>
    <style:style style:name="P280" style:family="paragraph" style:parent-style-name="Standard" style:list-style-name="L68">
      <style:text-properties officeooo:paragraph-rsid="0039df03"/>
    </style:style>
    <style:style style:name="P281" style:family="paragraph" style:parent-style-name="Standard" style:list-style-name="L71">
      <style:text-properties officeooo:paragraph-rsid="003ea40d"/>
    </style:style>
    <style:style style:name="P282" style:family="paragraph" style:parent-style-name="Standard" style:list-style-name="L73">
      <style:text-properties officeooo:paragraph-rsid="003ea40d"/>
    </style:style>
    <style:style style:name="P283" style:family="paragraph" style:parent-style-name="Standard" style:list-style-name="L74">
      <style:text-properties officeooo:paragraph-rsid="003f155b"/>
    </style:style>
    <style:style style:name="P284" style:family="paragraph" style:parent-style-name="Standard" style:list-style-name="L75">
      <style:text-properties officeooo:paragraph-rsid="003924ff"/>
    </style:style>
    <style:style style:name="P285" style:family="paragraph" style:parent-style-name="Standard" style:list-style-name="L79">
      <style:text-properties officeooo:paragraph-rsid="003fccc9"/>
    </style:style>
    <style:style style:name="P286" style:family="paragraph" style:parent-style-name="Standard" style:list-style-name="L82">
      <style:text-properties officeooo:paragraph-rsid="0040c033"/>
    </style:style>
    <style:style style:name="P287" style:family="paragraph" style:parent-style-name="Standard" style:list-style-name="L90">
      <style:text-properties officeooo:paragraph-rsid="003fccc9"/>
    </style:style>
    <style:style style:name="P288" style:family="paragraph" style:parent-style-name="Standard" style:list-style-name="L91">
      <style:text-properties officeooo:paragraph-rsid="004178a1"/>
    </style:style>
    <style:style style:name="P289" style:family="paragraph" style:parent-style-name="Standard" style:list-style-name="L92">
      <style:text-properties officeooo:paragraph-rsid="0043e792"/>
    </style:style>
    <style:style style:name="P290" style:family="paragraph" style:parent-style-name="Standard" style:list-style-name="L96">
      <style:text-properties officeooo:paragraph-rsid="00460218"/>
    </style:style>
    <style:style style:name="P291" style:family="paragraph" style:parent-style-name="Standard" style:list-style-name="L101">
      <style:text-properties officeooo:paragraph-rsid="004a7dfe"/>
    </style:style>
    <style:style style:name="P292" style:family="paragraph" style:parent-style-name="Standard" style:list-style-name="L111">
      <style:text-properties officeooo:paragraph-rsid="00510bfb"/>
    </style:style>
    <style:style style:name="P293" style:family="paragraph" style:parent-style-name="Standard" style:list-style-name="L113">
      <style:text-properties officeooo:paragraph-rsid="00510bfb"/>
    </style:style>
    <style:style style:name="P294" style:family="paragraph" style:parent-style-name="Standard" style:list-style-name="L123">
      <style:text-properties officeooo:paragraph-rsid="005546bd"/>
    </style:style>
    <style:style style:name="P295" style:family="paragraph" style:parent-style-name="Standard" style:list-style-name="L125">
      <style:text-properties officeooo:paragraph-rsid="00563686"/>
    </style:style>
    <style:style style:name="P296" style:family="paragraph" style:parent-style-name="Standard" style:list-style-name="L131">
      <style:text-properties officeooo:paragraph-rsid="005772d2"/>
    </style:style>
    <style:style style:name="P297" style:family="paragraph" style:parent-style-name="Standard" style:list-style-name="L134">
      <style:text-properties officeooo:paragraph-rsid="0057f319"/>
    </style:style>
    <style:style style:name="P298" style:family="paragraph" style:parent-style-name="Standard" style:list-style-name="L136">
      <style:text-properties officeooo:paragraph-rsid="0057f319"/>
    </style:style>
    <style:style style:name="P299" style:family="paragraph" style:parent-style-name="Standard" style:list-style-name="L141">
      <style:text-properties officeooo:paragraph-rsid="00596bc4"/>
    </style:style>
    <style:style style:name="P300" style:family="paragraph" style:parent-style-name="Standard" style:list-style-name="L143">
      <style:text-properties officeooo:paragraph-rsid="00596bc4"/>
    </style:style>
    <style:style style:name="P301" style:family="paragraph" style:parent-style-name="Standard" style:list-style-name="L143">
      <style:text-properties officeooo:paragraph-rsid="005aa1a3"/>
    </style:style>
    <style:style style:name="P302" style:family="paragraph" style:parent-style-name="Standard" style:list-style-name="L146">
      <style:text-properties officeooo:paragraph-rsid="005b0f34"/>
    </style:style>
    <style:style style:name="P303" style:family="paragraph" style:parent-style-name="Standard" style:list-style-name="L147">
      <style:text-properties officeooo:paragraph-rsid="005b0f34"/>
    </style:style>
    <style:style style:name="P304" style:family="paragraph" style:parent-style-name="Standard" style:list-style-name="L148">
      <style:text-properties officeooo:paragraph-rsid="005b0f34"/>
    </style:style>
    <style:style style:name="P305" style:family="paragraph" style:parent-style-name="Standard" style:list-style-name="L149">
      <style:text-properties officeooo:paragraph-rsid="005b0f34"/>
    </style:style>
    <style:style style:name="P306" style:family="paragraph" style:parent-style-name="Standard" style:list-style-name="L150">
      <style:text-properties officeooo:paragraph-rsid="005b0f34"/>
    </style:style>
    <style:style style:name="P307" style:family="paragraph" style:parent-style-name="Standard" style:list-style-name="L151">
      <style:text-properties officeooo:paragraph-rsid="005b0f34"/>
    </style:style>
    <style:style style:name="T1" style:family="text">
      <style:text-properties fo:font-weight="bold" style:font-weight-asian="bold" style:font-weight-complex="bold"/>
    </style:style>
    <style:style style:name="T2" style:family="text">
      <style:text-properties fo:font-weight="bold" officeooo:rsid="001ff58a" style:font-weight-asian="bold" style:font-weight-complex="bold"/>
    </style:style>
    <style:style style:name="T3" style:family="text">
      <style:text-properties fo:font-weight="bold" officeooo:rsid="00215f74" style:font-weight-asian="bold" style:font-weight-complex="bold"/>
    </style:style>
    <style:style style:name="T4" style:family="text">
      <style:text-properties fo:font-weight="bold" officeooo:rsid="0022e01b" style:font-weight-asian="bold" style:font-weight-complex="bold"/>
    </style:style>
    <style:style style:name="T5" style:family="text">
      <style:text-properties fo:font-weight="bold" officeooo:rsid="0025f71f" style:font-weight-asian="bold" style:font-weight-complex="bold"/>
    </style:style>
    <style:style style:name="T6" style:family="text">
      <style:text-properties fo:font-weight="bold" officeooo:rsid="002add4c" style:font-weight-asian="bold" style:font-weight-complex="bold"/>
    </style:style>
    <style:style style:name="T7" style:family="text">
      <style:text-properties fo:font-weight="bold" officeooo:rsid="002b95f0" style:font-weight-asian="bold" style:font-weight-complex="bold"/>
    </style:style>
    <style:style style:name="T8" style:family="text">
      <style:text-properties fo:font-weight="bold" officeooo:rsid="00326023" style:font-weight-asian="bold" style:font-weight-complex="bold"/>
    </style:style>
    <style:style style:name="T9" style:family="text">
      <style:text-properties fo:font-weight="bold" officeooo:rsid="003666a7" style:font-weight-asian="bold" style:font-weight-complex="bold"/>
    </style:style>
    <style:style style:name="T10" style:family="text">
      <style:text-properties fo:font-weight="bold" officeooo:rsid="0037819e" style:font-weight-asian="bold" style:font-weight-complex="bold"/>
    </style:style>
    <style:style style:name="T11" style:family="text">
      <style:text-properties fo:font-weight="bold" officeooo:rsid="003886af" style:font-weight-asian="bold" style:font-weight-complex="bold"/>
    </style:style>
    <style:style style:name="T12" style:family="text">
      <style:text-properties fo:font-weight="bold" officeooo:rsid="003924ff" style:font-weight-asian="bold" style:font-weight-complex="bold"/>
    </style:style>
    <style:style style:name="T13" style:family="text">
      <style:text-properties fo:font-weight="bold" officeooo:rsid="00510bfb" style:font-weight-asian="bold" style:font-weight-complex="bold"/>
    </style:style>
    <style:style style:name="T14" style:family="text">
      <style:text-properties fo:font-weight="bold" officeooo:rsid="0051584f" style:font-weight-asian="bold" style:font-weight-complex="bold"/>
    </style:style>
    <style:style style:name="T15" style:family="text">
      <style:text-properties fo:font-weight="bold" officeooo:rsid="0053df6d" style:font-weight-asian="bold" style:font-weight-complex="bold"/>
    </style:style>
    <style:style style:name="T16" style:family="text">
      <style:text-properties fo:font-weight="bold" officeooo:rsid="0054977d" style:font-weight-asian="bold" style:font-weight-complex="bold"/>
    </style:style>
    <style:style style:name="T17" style:family="text">
      <style:text-properties fo:font-weight="bold" officeooo:rsid="005546bd" style:font-weight-asian="bold" style:font-weight-complex="bold"/>
    </style:style>
    <style:style style:name="T18" style:family="text">
      <style:text-properties fo:font-weight="bold" officeooo:rsid="00563686" style:font-weight-asian="bold" style:font-weight-complex="bold"/>
    </style:style>
    <style:style style:name="T19" style:family="text">
      <style:text-properties fo:font-weight="bold" officeooo:rsid="005772d2" style:font-weight-asian="bold" style:font-weight-complex="bold"/>
    </style:style>
    <style:style style:name="T20" style:family="text">
      <style:text-properties fo:font-weight="bold" officeooo:rsid="0057f319" style:font-weight-asian="bold" style:font-weight-complex="bold"/>
    </style:style>
    <style:style style:name="T21" style:family="text">
      <style:text-properties fo:font-weight="bold" officeooo:rsid="005b0f34" style:font-weight-asian="bold" style:font-weight-complex="bold"/>
    </style:style>
    <style:style style:name="T22" style:family="text">
      <style:text-properties style:font-name="Arial1" fo:font-size="14pt" style:font-size-asian="12.25pt" style:font-size-complex="14pt"/>
    </style:style>
    <style:style style:name="T23" style:family="text">
      <style:text-properties style:font-name="Arial1" fo:font-size="14pt" officeooo:rsid="0022e01b" style:font-size-asian="12.25pt" style:font-size-complex="14pt"/>
    </style:style>
    <style:style style:name="T24" style:family="text">
      <style:text-properties style:font-name="Arial1" fo:font-size="14pt" officeooo:rsid="002438ce" style:font-size-asian="12.25pt" style:font-size-complex="14pt"/>
    </style:style>
    <style:style style:name="T25" style:family="text">
      <style:text-properties style:font-name="Arial1" fo:font-size="14pt" officeooo:rsid="00326023" style:font-size-asian="12.25pt" style:font-size-complex="14pt"/>
    </style:style>
    <style:style style:name="T26" style:family="text">
      <style:text-properties style:font-name="Arial1" fo:font-size="14pt" officeooo:rsid="00398160" style:font-size-asian="12.25pt" style:font-size-complex="14pt"/>
    </style:style>
    <style:style style:name="T27" style:family="text">
      <style:text-properties style:font-name="Arial1" fo:font-size="14pt" officeooo:rsid="0039df03" style:font-size-asian="12.25pt" style:font-size-complex="14pt"/>
    </style:style>
    <style:style style:name="T28" style:family="text">
      <style:text-properties style:font-name="Arial1" fo:font-size="14pt" officeooo:rsid="004a7dfe" style:font-size-asian="12.25pt" style:font-size-complex="14pt"/>
    </style:style>
    <style:style style:name="T29" style:family="text">
      <style:text-properties style:font-name="Arial1" fo:font-size="14pt" officeooo:rsid="004e9638" style:font-size-asian="12.25pt" style:font-size-complex="14pt"/>
    </style:style>
    <style:style style:name="T30" style:family="text">
      <style:text-properties style:font-name="Arial1" fo:font-size="14pt" officeooo:rsid="00510bfb" style:font-size-asian="12.25pt" style:font-size-complex="14pt"/>
    </style:style>
    <style:style style:name="T31" style:family="text">
      <style:text-properties style:font-name="Arial1" fo:font-size="14pt" officeooo:rsid="00563686" style:font-size-asian="12.25pt" style:font-size-complex="14pt"/>
    </style:style>
    <style:style style:name="T32" style:family="text">
      <style:text-properties style:font-name="Arial1" fo:font-size="14pt" officeooo:rsid="0057f319" style:font-size-asian="12.25pt" style:font-size-complex="14pt"/>
    </style:style>
    <style:style style:name="T33" style:family="text">
      <style:text-properties style:font-name="Arial1" fo:font-size="14pt" fo:font-weight="bold" style:font-size-asian="12.25pt" style:font-weight-asian="bold" style:font-size-complex="14pt" style:font-weight-complex="bold"/>
    </style:style>
    <style:style style:name="T34" style:family="text">
      <style:text-properties style:font-name="Arial1" fo:font-size="14pt" fo:font-weight="bold" officeooo:rsid="001ff58a" style:font-size-asian="12.25pt" style:font-weight-asian="bold" style:font-size-complex="14pt" style:font-weight-complex="bold"/>
    </style:style>
    <style:style style:name="T35" style:family="text">
      <style:text-properties style:font-name="Arial1" fo:font-size="14pt" fo:font-weight="bold" officeooo:rsid="0025f71f" style:font-size-asian="12.25pt" style:font-weight-asian="bold" style:font-size-complex="14pt" style:font-weight-complex="bold"/>
    </style:style>
    <style:style style:name="T36" style:family="text">
      <style:text-properties style:font-name="Arial1" fo:font-size="14pt" fo:font-weight="bold" officeooo:rsid="003f155b" style:font-size-asian="12.25pt" style:font-weight-asian="bold" style:font-size-complex="14pt" style:font-weight-complex="bold"/>
    </style:style>
    <style:style style:name="T37" style:family="text">
      <style:text-properties style:font-name="Arial1" fo:font-size="14pt" fo:font-weight="bold" officeooo:rsid="004a393a" style:font-size-asian="12.25pt" style:font-weight-asian="bold" style:font-size-complex="14pt" style:font-weight-complex="bold"/>
    </style:style>
    <style:style style:name="T38" style:family="text">
      <style:text-properties style:font-name="Arial1" fo:font-size="14pt" fo:font-weight="bold" officeooo:rsid="004a7dfe" style:font-size-asian="12.25pt" style:font-weight-asian="bold" style:font-size-complex="14pt" style:font-weight-complex="bold"/>
    </style:style>
    <style:style style:name="T39" style:family="text">
      <style:text-properties style:font-name="Arial1" fo:font-size="14pt" fo:font-weight="bold" officeooo:rsid="004dabe4" style:font-size-asian="12.25pt" style:font-weight-asian="bold" style:font-size-complex="14pt" style:font-weight-complex="bold"/>
    </style:style>
    <style:style style:name="T40" style:family="text">
      <style:text-properties style:font-name="Arial1" fo:font-size="14pt" fo:font-weight="bold" officeooo:rsid="004e51f5" style:font-size-asian="12.25pt" style:font-weight-asian="bold" style:font-size-complex="14pt" style:font-weight-complex="bold"/>
    </style:style>
    <style:style style:name="T41" style:family="text">
      <style:text-properties style:font-name="Arial1" fo:font-size="14pt" fo:font-weight="bold" officeooo:rsid="004e9638" style:font-size-asian="12.25pt" style:font-weight-asian="bold" style:font-size-complex="14pt" style:font-weight-complex="bold"/>
    </style:style>
    <style:style style:name="T42" style:family="text">
      <style:text-properties style:font-name="Arial1" fo:font-size="14pt" fo:font-weight="bold" officeooo:rsid="005546bd" style:font-size-asian="12.25pt" style:font-weight-asian="bold" style:font-size-complex="14pt" style:font-weight-complex="bold"/>
    </style:style>
    <style:style style:name="T43" style:family="text">
      <style:text-properties style:font-name="Arial1" fo:font-size="14pt" fo:font-weight="bold" officeooo:rsid="00596bc4" style:font-size-asian="12.25pt" style:font-weight-asian="bold" style:font-size-complex="14pt" style:font-weight-complex="bold"/>
    </style:style>
    <style:style style:name="T44" style:family="text">
      <style:text-properties style:font-name="Arial1" fo:font-size="14pt" fo:font-weight="bold" officeooo:rsid="005aa1a3" style:font-size-asian="12.25pt" style:font-weight-asian="bold" style:font-size-complex="14pt" style:font-weight-complex="bold"/>
    </style:style>
    <style:style style:name="T45" style:family="text">
      <style:text-properties style:font-name="Arial1" fo:font-size="14pt" fo:font-weight="normal" style:font-size-asian="12.25pt" style:font-weight-asian="normal" style:font-size-complex="14pt" style:font-weight-complex="normal"/>
    </style:style>
    <style:style style:name="T46" style:family="text">
      <style:text-properties officeooo:rsid="002438ce"/>
    </style:style>
    <style:style style:name="T47" style:family="text">
      <style:text-properties officeooo:rsid="002f3194"/>
    </style:style>
    <style:style style:name="T48" style:family="text">
      <style:text-properties officeooo:rsid="00326023"/>
    </style:style>
    <style:style style:name="T49" style:family="text">
      <style:text-properties officeooo:rsid="0043e792"/>
    </style:style>
    <style:style style:name="T50" style:family="text">
      <style:text-properties officeooo:rsid="0047ba01"/>
    </style:style>
    <style:style style:name="T51" style:family="text">
      <style:text-properties style:font-name="arial" fo:font-size="14pt" style:font-size-asian="14pt" style:font-size-complex="14pt"/>
    </style:style>
    <style:style style:name="T52" style:family="text">
      <style:text-properties style:font-name="arial" fo:font-size="14pt" fo:font-weight="normal" style:font-size-asian="14pt" style:font-weight-asian="normal" style:font-size-complex="14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span text:style-name="T1">Основное по виртуализации и гипервизорам</text:span></text:p>
      <text:p text:style-name="P2"/>
      <text:p text:style-name="P2"><text:span text:style-name="T1">1. Виртуализация</text:span> — это создание программной копии реального объекта (компьютера, сервера, сети) с помощью специального ПО (гипервизора).</text:p>
      <text:p text:style-name="P2">------------------------------------------------------------------------------------------------------</text:p>
      <text:p text:style-name="P2">Virtualization is creating a software-based (virtual) representation of real objects (computers, servers, networks) using special software called a hypervisor .<text:line-break/><text:line-break/><text:span text:style-name="T1">2. Виртуальная машина (VM)</text:span> — это имитация реального компьютера, запускаемая как отдельное приложение, использующее ресурсы "хоста" (основного компьютера).</text:p>
      <text:p text:style-name="P2">------------------------------------------------------------------------------------------------------</text:p>
      <text:p text:style-name="P76"><text:span text:style-name="T22">A Virtual Machine (VM) is an emulation of a computer system that runs as an isolated application using the resources of a host (physical machine).<text:line-break/><text:line-break/></text:span><text:span text:style-name="T33">3. Главные преимущества виртуализации:</text:span></text:p>
      <text:list text:style-name="L1">
        <text:list-item>
          <text:p text:style-name="P111">Разделение ресурсов (Partitioning): на одном компьютере могут работать несколько VM.</text:p>
        </text:list-item>
        <text:list-item>
          <text:p text:style-name="P111">Изоляция (Isolation): каждая VM работает независимо, сбой в одной не влияет на другие.</text:p>
        </text:list-item>
        <text:list-item>
          <text:p text:style-name="P111">Инкапсуляция (Encapsulation): состояния VM — это файлы, которые можно переносить, копировать, восстанавливать.</text:p>
        </text:list-item>
      </text:list>
      <text:p text:style-name="P2">------------------------------------------------------------------------------------------------------</text:p>
      <text:list text:style-name="L2">
        <text:list-item>
          <text:p text:style-name="P112">Partitioning: multiple VMs can run on a single host.</text:p>
        </text:list-item>
        <text:list-item>
          <text:p text:style-name="P112">Isolation: each VM operates independently; failure in one doesn’t affect others.</text:p>
        </text:list-item>
        <text:list-item>
          <text:p text:style-name="P112">Encapsulation: VMs are stored as files, making them easy to move, copy, and recover.</text:p>
        </text:list-item>
      </text:list>
      <text:p text:style-name="P76"><text:span text:style-name="T22"/></text:p>
      <text:p text:style-name="P58">4. Типы виртуализации:</text:p>
      <text:list text:style-name="L3">
        <text:list-item>
          <text:p text:style-name="P113">Полная (Full Virtualization): гостевая ОС полностью изолирована и не знает о виртуализации.</text:p>
        </text:list-item>
        <text:list-item>
          <text:p text:style-name="P113">Паравиртуализация (Paravirtualization): гостевая ОС частично знает о виртуализации, использует "гиперколлы", работает быстрее, но менее совместима.</text:p>
        </text:list-item>
      </text:list>
      <text:p text:style-name="P2">------------------------------------------------------------------------------------------------------</text:p>
      <text:list text:style-name="L4">
        <text:list-item>
          <text:p text:style-name="P114">Full Virtualization: guest OS is fully isolated and unaware it is virtualized.</text:p>
        </text:list-item>
        <text:list-item>
          <text:p text:style-name="P114">Paravirtualization: guest OS is partially aware of virtualization, uses "hypercalls" for better performance but is less portable.</text:p>
        </text:list-item>
      </text:list>
      <text:p text:style-name="P76"><text:span text:style-name="T22"/></text:p>
      <text:p text:style-name="P76"><text:span text:style-name="T33"/></text:p>
      <text:p text:style-name="P76"><text:soft-page-break/><text:span text:style-name="T33">5. Виды гипервизоров:</text:span></text:p>
      <text:list text:style-name="L5">
        <text:list-item>
          <text:p text:style-name="P115">Type 1 (Native / Bare metal): гипервизор устанавливается напрямую на "железо", поверх него запускаются VM (пример: VMware ESXi). Быстрее и безопаснее, используется на серверах.</text:p>
        </text:list-item>
        <text:list-item>
          <text:p text:style-name="P115">Type 2 (Hosted): гипервизор устанавливается как приложение в обычной ОС (Windows, Linux), VM работают внутри неё (пример: VirtualBox, VMware Workstation). Проще для домашнего и тестового использования.</text:p>
        </text:list-item>
        <text:list-item>
          <text:p text:style-name="P115">Type Hybrid: сочетает черты обоих подходов, управляет процессором и памятью напрямую, но использует служебную ОС (пример: Hyper-V).</text:p>
        </text:list-item>
      </text:list>
      <text:p text:style-name="P2">------------------------------------------------------------------------------------------------------</text:p>
      <text:list text:style-name="L6">
        <text:list-item>
          <text:p text:style-name="P116">Type 1 (Native / Bare metal): hypervisor installs directly on hardware, VMs run above it (e.g., VMware ESXi). Used on servers, more secure and faster.</text:p>
        </text:list-item>
        <text:list-item>
          <text:p text:style-name="P116">Type 2 (Hosted): hypervisor runs as an app inside an OS (e.g., VirtualBox, VMware Workstation). Easier for home/testing use.</text:p>
        </text:list-item>
        <text:list-item>
          <text:p text:style-name="P116">Type Hybrid: combines both approaches, manages CPU/memory directly but uses a service OS (e.g., Hyper-V).<text:line-break/></text:p>
        </text:list-item>
      </text:list>
      <text:p text:style-name="P58">6. Применение:</text:p>
      <text:list text:style-name="L7">
        <text:list-item>
          <text:p text:style-name="P117">Можно запускать любые ОС параллельно, не переустанавливая основную.</text:p>
        </text:list-item>
        <text:list-item>
          <text:p text:style-name="P117">Легко переносить и восстанавливать системы, тестировать и обучаться.</text:p>
        </text:list-item>
      </text:list>
      <text:p text:style-name="P2">------------------------------------------------------------------------------------------------------</text:p>
      <text:list text:style-name="L8">
        <text:list-item>
          <text:p text:style-name="P118">Run multiple OSes in parallel without reinstalling the main one.</text:p>
        </text:list-item>
        <text:list-item>
          <text:p text:style-name="P118">Easy system migration, testing, learning.</text:p>
        </text:list-item>
      </text:list>
      <text:p text:style-name="P76"><text:span text:style-name="T22"/></text:p>
      <text:p text:style-name="P3"/>
      <text:p text:style-name="P3">🟢 <text:span text:style-name="T1">Основное по компьютерным сетям и их истории</text:span></text:p>
      <text:p text:style-name="P3"><text:span text:style-name="T1"/></text:p>
      <text:p text:style-name="P3"><text:span text:style-name="T2">1) </text:span><text:span text:style-name="T1">Компьютерная сеть</text:span> — система, позволяющая устройствам (компьютерам, серверам, принтерам и др.) обмениваться данными между собой.</text:p>
      <text:p text:style-name="P3">------------------------------------------------------------------------------------------------------A computer network is a system that allows devices (computers, servers, printers, etc.) to exchange data with each other.</text:p>
      <text:p text:style-name="P77"><text:span text:style-name="T33"/></text:p>
      <text:p text:style-name="P77"><text:span text:style-name="T34">2) </text:span><text:span text:style-name="T33">Главные задачи сети:</text:span></text:p>
      <text:list text:style-name="L9">
        <text:list-item>
          <text:p text:style-name="P119">Обмен данными между устройствами</text:p>
        </text:list-item>
        <text:list-item>
          <text:p text:style-name="P119">Совместное использование ресурсов (файлы, принтеры, интернет)</text:p>
        </text:list-item>
      </text:list>
      <text:p text:style-name="P3">------------------------------------------------------------------------------------------------------Main purposes: data exchange between devices; shared access to resources (files, printers, internet).</text:p>
      <text:p text:style-name="P3"><text:soft-page-break/></text:p>
      <text:p text:style-name="P3"><text:span text:style-name="T2">3)</text:span><text:span text:style-name="T1">Краткая история сетей:</text:span></text:p>
      <text:list text:style-name="L10">
        <text:list-item>
          <text:p text:style-name="P120">Первые сети: телетайпы, модемы, телефонные линии, пакетная передача данных (X.25, ARPANET).</text:p>
        </text:list-item>
        <text:list-item>
          <text:p text:style-name="P120">Ранние глобальные сети: USEnet, FIDOnet, BBS.</text:p>
        </text:list-item>
        <text:list-item>
          <text:p text:style-name="P120">Появление dial-up (модемный интернет), затем широкополосный доступ (DSL, оптика).</text:p>
        </text:list-item>
      </text:list>
      <text:p text:style-name="P3">------------------------------------------------------------------------------------------------------</text:p>
      <text:p text:style-name="P3">Early networks: teletype, modems, phone lines, packet switching (X.25, ARPANET).</text:p>
      <text:p text:style-name="P3">Early global nets: USEnet, FIDOnet, BBS.</text:p>
      <text:p text:style-name="P3">Then — dial-up internet, later — broadband (DSL, fiber).</text:p>
      <text:p text:style-name="P3"/>
      <text:p text:style-name="P3"><text:span text:style-name="T2">4)</text:span><text:span text:style-name="T1">Типы сетей:</text:span></text:p>
      <text:list text:style-name="L11">
        <text:list-item>
          <text:p text:style-name="P121">LAN (локальная сеть) — офис, дом, небольшая территория.</text:p>
        </text:list-item>
        <text:list-item>
          <text:p text:style-name="P121">WAN (глобальная сеть) — объединяет города, страны, континенты (интернет).</text:p>
        </text:list-item>
        <text:list-item>
          <text:p text:style-name="P121">MAN (городская сеть) — в пределах одного города или района.</text:p>
        </text:list-item>
      </text:list>
      <text:p text:style-name="P3">------------------------------------------------------------------------------------------------------</text:p>
      <text:p text:style-name="P3">LAN — local area network (office, home).</text:p>
      <text:p text:style-name="P3">WAN — wide area network (global, e.g. the internet).</text:p>
      <text:p text:style-name="P3">MAN — metropolitan area network (city or district level).</text:p>
      <text:p text:style-name="P3"/>
      <text:p text:style-name="P3"><text:span text:style-name="T2">5) </text:span><text:span text:style-name="T1">Топологии сетей:</text:span></text:p>
      <text:list text:style-name="L12">
        <text:list-item>
          <text:p text:style-name="P122">Звезда, шина, кольцо, ячеистая, смешанная.</text:p>
        </text:list-item>
        <text:list-item>
          <text:p text:style-name="P122">Топология определяет, как устройства физически соединены друг с другом.</text:p>
        </text:list-item>
      </text:list>
      <text:p text:style-name="P3">------------------------------------------------------------------------------------------------------</text:p>
      <text:p text:style-name="P3">Network topologies: star, bus, ring, mesh, hybrid. Topology defines how devices are physically connected.</text:p>
      <text:p text:style-name="P3"/>
      <text:p text:style-name="P3"><text:span text:style-name="T2">6) </text:span><text:span text:style-name="T1">Основные компоненты сети:</text:span></text:p>
      <text:list text:style-name="L13">
        <text:list-item>
          <text:p text:style-name="P123">Маршрутизатор (router), коммутатор (switch), концентратор (hub), точка доступа (AP), сетевые карты (NIC).</text:p>
        </text:list-item>
        <text:list-item>
          <text:p text:style-name="P123">Протоколы: TCP/IP — основной стандарт передачи данных.</text:p>
        </text:list-item>
      </text:list>
      <text:p text:style-name="P3">------------------------------------------------------------------------------------------------------</text:p>
      <text:p text:style-name="P3">Main network elements: router, switch, hub, access point, NIC. TCP/IP — main protocol.</text:p>
      <text:p text:style-name="P3"/>
      <text:p text:style-name="P3"><text:span text:style-name="T2">7) </text:span><text:span text:style-name="T1">Принципы передачи данных:</text:span></text:p>
      <text:list text:style-name="L14">
        <text:list-item>
          <text:p text:style-name="P124">Передача осуществляется "пакетами" (packet switching).</text:p>
        </text:list-item>
        <text:list-item>
          <text:p text:style-name="P124">Важно: маршрутизация, MTU (размер пакета), контроль целостности.</text:p>
        </text:list-item>
        <text:list-item>
          <text:p text:style-name="P124">Модели OSI и TCP/IP — стандарты для построения сетей.</text:p>
        </text:list-item>
      </text:list>
      <text:p text:style-name="P3"><text:soft-page-break/>------------------------------------------------------------------------------------------------------Data is sent in packets; routing, MTU (packet size), integrity checking are important. OSI/TCP-IP models are the basis.</text:p>
      <text:p text:style-name="P3"/>
      <text:p text:style-name="P59">Практическое значение для DevOps и системного администратора:</text:p>
      <text:list text:style-name="L15">
        <text:list-item>
          <text:p text:style-name="P125">Понимать отличия LAN/WAN, топологии, сетевые устройства.</text:p>
        </text:list-item>
        <text:list-item>
          <text:p text:style-name="P125">Разбираться в протоколах и базовых принципах передачи данных.</text:p>
        </text:list-item>
        <text:list-item>
          <text:p text:style-name="P125">Знать историю для понимания современных технологий и почему они работают именно так.</text:p>
        </text:list-item>
      </text:list>
      <text:p text:style-name="P3">------------------------------------------------------------------------------------------------------</text:p>
      <text:p text:style-name="P3">For DevOps/admins: understand LAN/WAN, topology, network devices, protocols, data transmission basics, history for context.</text:p>
      <text:p text:style-name="P3"/>
      <text:p text:style-name="P59">Вывод:</text:p>
      <text:p text:style-name="P4">Компьютерные сети — основа любой современной ИТ-системы. Без базового понимания принципов построения и работы сетей невозможна ни одна роль в DevOps или администрировании.</text:p>
      <text:p text:style-name="P4"/>
      <text:p text:style-name="P4">🟢 <text:span text:style-name="T1">Виды компьютерных сетей</text:span></text:p>
      <text:p text:style-name="P4"/>
      <text:p text:style-name="P4"><text:span text:style-name="T3">1) </text:span>Персональная сеть (PAN) — мини-сеть, объединяющая устройства одного пользователя на очень малом расстоянии (до 10 метров). Обычно включает смартфон, наушники, умные часы, фитнес-браслеты, ноутбук. Связь — Bluetooth, USB, инфракрасный порт. Применяется для передачи файлов, синхронизации, управления гаджетами.</text:p>
      <text:p text:style-name="P4">------------------------------------------------------------------------------------------------------</text:p>
      <text:p text:style-name="P4">Personal Area Network (PAN): a small network connecting a user’s personal devices (smartphone, headphones, smartwatch, fitness band, laptop) within a short range (up to 10 meters). Technologies: Bluetooth, USB, infrared. Used for file transfer, sync, device control.</text:p>
      <text:p text:style-name="P4"/>
      <text:p text:style-name="P4"><text:span text:style-name="T3">2) </text:span>Локальная сеть (LAN) — соединяет компьютеры и устройства в пределах одной квартиры, офиса, школы, или даже отдельного района города. Может быть построена на витой паре, оптоволокне, Wi-Fi (см. WLAN). Используется для совместного доступа к файлам, принтерам, для локальных игр, обмена сообщениями. Может работать полностью изолированно от интернета или иметь выход через маршрутизатор.</text:p>
      <text:p text:style-name="P4">------------------------------------------------------------------------------------------------------</text:p>
      <text:p text:style-name="P4">Local Area Network (LAN): connects computers/devices within a building, office, school, or local neighborhood. Built on Ethernet (twisted pair), fiber, or Wi-Fi (see WLAN). Used for file/printer sharing, LAN gaming, messaging. Can operate without the Internet, or connect via a router.</text:p>
      <text:p text:style-name="P4"/>
      <text:p text:style-name="P4"><text:span text:style-name="T3">3)</text:span>Городская сеть (MAN) — объединяет несколько LAN в разных зданиях или районах одного города. Используется для связи между кампусами <text:soft-page-break/>университетов, филиалами компаний, инфраструктурой городских служб. Чаще всего строится провайдерами для предоставления услуг внутри города. Масштаб — от километра до десятков километров.</text:p>
      <text:p text:style-name="P4">------------------------------------------------------------------------------------------------------</text:p>
      <text:p text:style-name="P4">Metropolitan Area Network (MAN): connects multiple LANs in different buildings or districts within a city. Used for linking university campuses, company branches, municipal infrastructure. Usually built by ISPs for citywide services. Scale: kilometers to tens of kilometers.</text:p>
      <text:p text:style-name="P4"/>
      <text:p text:style-name="P4"><text:span text:style-name="T3">4)</text:span>Глобальная сеть (WAN) — соединяет сети и устройства между разными городами, странами, континентами. Пример — интернет. Для объединения используются маршрутизаторы, оптоволоконные линии, спутниковая связь. Локальные сети получают доступ к WAN через провайдера, маршрутизатор и шлюз.</text:p>
      <text:p text:style-name="P4">------------------------------------------------------------------------------------------------------</text:p>
      <text:p text:style-name="P4">Wide Area Network (WAN): connects networks and devices across cities, countries, continents. Example: the Internet. Uses routers, fiber optics, satellite links. Local networks access WAN through ISPs, routers, and gateways.</text:p>
      <text:p text:style-name="P4"/>
      <text:p text:style-name="P4"><text:span text:style-name="T3">5)</text:span>Беспроводная локальная сеть (WLAN) — разновидность LAN, использующая беспроводную связь (Wi-Fi). Позволяет подключать мобильные устройства и компьютеры без кабелей внутри квартиры, офиса, кафе, аэропорта. Центром WLAN выступает точка доступа (Access Point).</text:p>
      <text:p text:style-name="P4">------------------------------------------------------------------------------------------------------</text:p>
      <text:p text:style-name="P4">Wireless LAN (WLAN): a type of LAN using wireless (Wi-Fi) connections. Enables mobile devices and computers to connect without cables in homes, offices, public places. Centered around a Wireless Access Point.</text:p>
      <text:p text:style-name="P4"/>
      <text:p text:style-name="P4"><text:span text:style-name="T3">6)</text:span>Виртуальная частная сеть (VPN) — защищённый "туннель", который создаётся поверх существующей сети (чаще всего интернета/WAN). Позволяет безопасно соединять офисы или отдельные устройства между собой через интернет, шифрует трафик. Часто используется компаниями для объединения филиалов, либо сотрудниками для удалённого доступа к корпоративной сети.</text:p>
      <text:p text:style-name="P4">------------------------------------------------------------------------------------------------------</text:p>
      <text:p text:style-name="P4">Virtual Private Network (VPN): a secure tunnel built over an existing network (usually Internet/WAN). Connects offices or devices securely over the Internet, encrypts traffic. Common for companies linking branches, or remote workers accessing internal resources.</text:p>
      <text:p text:style-name="P4"/>
      <text:p text:style-name="P60">Важные моменты:</text:p>
      <text:list text:style-name="L16">
        <text:list-item>
          <text:p text:style-name="P268"><text:span text:style-name="T22">PAN, LAN, MAN могут существовать и работать вообще без интернета и WAN. Для обмена данными между устройствами </text:span><text:soft-page-break/><text:span text:style-name="T22">достаточно физического или беспроводного соединения внутри их зоны покрытия.</text:span></text:p>
          <text:p text:style-name="P126">----------------------------------------------------------------------------------------------</text:p>
          <text:p text:style-name="P126">PAN, LAN, MAN can work without WAN or Internet, only local (wired or wireless) connections required within their coverage area.</text:p>
          <text:p text:style-name="P127">----------------------------------------------------------------------------------------------</text:p>
          <text:p text:style-name="P127"/>
        </text:list-item>
        <text:list-item>
          <text:p text:style-name="P126">LAN/районные сети (например, для локальных игр или "аськи" в 2000-х) были полностью самостоятельны — внутри можно было общаться и играть даже без доступа к интернету.</text:p>
          <text:p text:style-name="P126">-----------------------------------------------------------------------------------------------LAN/neighborhood networks (e.g., for local games or ICQ in the 2000s) were fully independent — local communication/gaming possible without Internet access.</text:p>
          <text:p text:style-name="P127">----------------------------------------------------------------------------------------------</text:p>
          <text:p text:style-name="P127"/>
        </text:list-item>
        <text:list-item>
          <text:p text:style-name="P126">WAN — это глобальная сеть (интернет). Локальные сети (LAN, MAN) получают к ней доступ через шлюзы: маршрутизаторы, модемы, провайдера. Внутри LAN устройства общаются напрямую, для выхода в WAN требуется маршрутизация.</text:p>
          <text:p text:style-name="P126">-----------------------------------------------------------------------------------------------WAN is a global network (Internet). Local networks (LAN, MAN) access it via gateways: routers, modems, ISP. Devices in a LAN communicate directly; access to WAN requires routing.</text:p>
          <text:p text:style-name="P127">----------------------------------------------------------------------------------------------</text:p>
          <text:p text:style-name="P127"/>
        </text:list-item>
        <text:list-item>
          <text:p text:style-name="P126">VPN позволяет безопасно объединять разные LAN или отдельные устройства, как будто они находятся в одной локальной сети, даже если они физически удалены и используют общий интернет.</text:p>
          <text:p text:style-name="P126">-----------------------------------------------------------------------------------------------VPN enables secure connection of separate LANs or devices, making them appear as a single local network, even if they are physically distant and use public Internet.</text:p>
          <text:p text:style-name="P127">----------------------------------------------------------------------------------------------</text:p>
        </text:list-item>
      </text:list>
      <text:p text:style-name="P4"/>
      <text:p text:style-name="P60">Практическое значение для DevOps/админа:</text:p>
      <text:list text:style-name="L17">
        <text:list-item>
          <text:p text:style-name="P128">Знание структуры и принципов работы разных типов сетей важно для проектирования ИТ-инфраструктуры, грамотной настройки безопасности, маршрутизации, диагностики проблем. </text:p>
        </text:list-item>
        <text:list-item>
          <text:p text:style-name="P128">Умение отличать локальное взаимодействие от глобального критично для организации доступа, масштабирования, резервирования и защиты данных.</text:p>
          <text:p text:style-name="P128">-----------------------------------------------------------------------------------------------Understanding network types and their principles is vital for infrastructure design, security setup, routing, troubleshooting. Knowing <text:soft-page-break/>local vs. global interactions is critical for access management, scaling, redundancy, and data protection.</text:p>
          <text:p text:style-name="P129">----------------------------------------------------------------------------------------------</text:p>
        </text:list-item>
      </text:list>
      <text:p text:style-name="P4"/>
      <text:p text:style-name="P5">🟢 <text:span text:style-name="T1">Сетевые топологии (Network Topologies)</text:span></text:p>
      <text:p text:style-name="P5"/>
      <text:p text:style-name="P5"><text:span text:style-name="T1">1</text:span><text:span text:style-name="T4">)</text:span><text:span text:style-name="T1"> </text:span>Физическая топология — определяет, как устройства реально соединены кабелями, портами, оборудованием. Важно для монтажа и апгрейда сети.</text:p>
      <text:p text:style-name="P5">-------------------------------------------------------------------------------------------------------</text:p>
      <text:p text:style-name="P5">Physical topology — describes the actual connections (wires, ports, devices) in a network. Important for setup and upgrades.</text:p>
      <text:p text:style-name="P5"/>
      <text:p text:style-name="P5"><text:span text:style-name="T4">2)</text:span> Логическая топология — определяет, как передаются данные между устройствами, независимо от того, как они физически соединены.</text:p>
      <text:p text:style-name="P5">-----------------------------------------------------------------------------------------------</text:p>
      <text:p text:style-name="P5">Logical topology — shows how data flows between devices, regardless of actual wiring.</text:p>
      <text:p text:style-name="P5"/>
      <text:p text:style-name="P5"><text:span text:style-name="T4">3) </text:span>Виды топологий (Types of Network Topologies):</text:p>
      <text:list text:style-name="L18">
        <text:list-item>
          <text:p text:style-name="P130">Точка-точка (Point-to-point)</text:p>
          <text:list>
            <text:list-item>
              <text:p text:style-name="P130">Два устройства соединены напрямую одним каналом связи. Это простая и надёжная схема для передачи данных между двумя точками.</text:p>
              <text:p text:style-name="P130">-------------------------------------------------------------------------------------------Point-to-point — two devices are directly connected via a single communication channel. Simple and reliable for connecting two endpoints.</text:p>
              <text:p text:style-name="P130">-------------------------------------------------------------------------------------------</text:p>
            </text:list-item>
            <text:list-item>
              <text:p text:style-name="P130">Плюсы: высокая скорость, безопасность, простота.</text:p>
            </text:list-item>
            <text:list-item>
              <text:p text:style-name="P130">Минусы: масштабируется только для двух устройств.</text:p>
            </text:list-item>
            <text:list-item>
              <text:p text:style-name="P130">A &lt;------&gt; B</text:p>
            </text:list-item>
          </text:list>
        </text:list-item>
        <text:list-item>
          <text:p text:style-name="P130">Шина (Bus topology)</text:p>
          <text:list>
            <text:list-item>
              <text:p text:style-name="P130">Все устройства подключены к одному общему кабелю (шине). Передача данных — широковещательная, каждое устройство слушает общий канал, но принимает только свои сообщения.</text:p>
              <text:p text:style-name="P130">-------------------------------------------------------------------------------------------Bus — all devices share a single backbone cable; messages are broadcast to all, but only the recipient processes them.</text:p>
              <text:p text:style-name="P130">-------------------------------------------------------------------------------------------</text:p>
            </text:list-item>
            <text:list-item>
              <text:p text:style-name="P130">Плюсы: простота, дешевизна, легко добавлять устройства, мало кабеля.</text:p>
            </text:list-item>
            <text:list-item>
              <text:p text:style-name="P130">Минусы: ограничение длины и количества устройств, одна поломка кабеля — вся сеть падает, трудно искать неисправности, низкая производительность и безопасность.</text:p>
            </text:list-item>
            <text:list-item>
              <text:p text:style-name="P130"><text:soft-page-break/>A---B---C---D</text:p>
            </text:list-item>
          </text:list>
        </text:list-item>
      </text:list>
      <text:p text:style-name="P5"><text:s text:c="3"/><text:tab/><text:tab/>|</text:p>
      <text:p text:style-name="P5"><text:s text:c="3"/><text:tab/><text:tab/>Кабель (шина)</text:p>
      <text:list text:style-name="L19">
        <text:list-item>
          <text:p text:style-name="P131">Звезда (Star topology)</text:p>
          <text:list>
            <text:list-item>
              <text:p text:style-name="P131">Все устройства соединяются с центральным устройством (хабом или коммутатором). Центр управляет трафиком, неисправность одного устройства не влияет на сеть.</text:p>
              <text:p text:style-name="P131">-------------------------------------------------------------------------------------------</text:p>
              <text:p text:style-name="P131">Star — all devices connect to a central hub/switch. Central device manages traffic, failure of one device doesn’t affect the network.</text:p>
              <text:p text:style-name="P131">-------------------------------------------------------------------------------------------</text:p>
            </text:list-item>
            <text:list-item>
              <text:p text:style-name="P131">Плюсы: легко администрировать, быстро искать неисправности, не критично при выходе из строя одного узла.</text:p>
            </text:list-item>
            <text:list-item>
              <text:p text:style-name="P131">Минусы: центр — “точка отказа”; если он выйдет из строя — сеть не работает; больше кабеля, чем в шине.</text:p>
            </text:list-item>
          </text:list>
        </text:list-item>
      </text:list>
      <text:p text:style-name="P5"><text:s text:c="6"/><text:tab/><text:tab/><text:tab/><text:tab/> B</text:p>
      <text:p text:style-name="P5"><text:s text:c="5"/><text:tab/><text:tab/><text:tab/><text:tab/> |</text:p>
      <text:p text:style-name="P5"><text:tab/><text:tab/><text:tab/> <text:s text:c="4"/>A--+--O--+--C</text:p>
      <text:p text:style-name="P5"><text:s text:c="6"/><text:tab/><text:tab/><text:tab/><text:tab/> |</text:p>
      <text:p text:style-name="P78"><text:span text:style-name="T22"><text:s text:c="6"/><text:tab/><text:tab/><text:tab/><text:tab/> D <text:s text:c="2"/></text:span><text:span text:style-name="T23">(</text:span><text:span text:style-name="T22">O — центр (хаб/свитч)</text:span><text:span text:style-name="T23">)</text:span></text:p>
      <text:list text:style-name="L20">
        <text:list-item>
          <text:p text:style-name="P132">Кольцо (Ring topology)</text:p>
          <text:list>
            <text:list-item>
              <text:p text:style-name="P132">Каждое устройство соединено с двумя соседями, создавая замкнутый круг. Данные передаются по кольцу по часовой или против часовой стрелки, пока не дойдут до адресата.</text:p>
              <text:p text:style-name="P132">-------------------------------------------------------------------------------------------Ring — each device connects to two neighbors, forming a closed loop. Data is passed around the ring in one direction until it reaches the recipient.</text:p>
              <text:p text:style-name="P132">-------------------------------------------------------------------------------------------</text:p>
            </text:list-item>
            <text:list-item>
              <text:p text:style-name="P132">Плюсы: чёткая последовательность передачи, легко добавлять новые устройства.</text:p>
            </text:list-item>
            <text:list-item>
              <text:p text:style-name="P132">Минусы: выход одного узла или разрыв — сеть не работает, трудная диагностика.</text:p>
            </text:list-item>
          </text:list>
        </text:list-item>
      </text:list>
      <text:p text:style-name="P5"><text:tab/><text:tab/><text:tab/><text:tab/>A --- B</text:p>
      <text:p text:style-name="P5"><text:tab/><text:tab/><text:tab/><text:tab/>| <text:s text:c="7"/>|</text:p>
      <text:p text:style-name="P5"><text:tab/><text:tab/><text:tab/><text:tab/>D --- C</text:p>
      <text:list text:style-name="L21">
        <text:list-item>
          <text:p text:style-name="P133">Двойное кольцо (Dual ring)</text:p>
          <text:list>
            <text:list-item>
              <text:p text:style-name="P133">Два кольца: основное и резервное, данные могут идти в обе стороны, повышается надёжность и устойчивость к сбоям.</text:p>
              <text:p text:style-name="P269"><text:span text:style-name="T45">-------------------------------------------------------------------------------------------</text:span><text:span text:style-name="T22">Dual ring — two rings: primary and backup; data can go both ways, increasing reliability and fault tolerance.</text:span></text:p>
              <text:p text:style-name="P133">-------------------------------------------------------------------------------------------</text:p>
            </text:list-item>
            <text:list-item>
              <text:p text:style-name="P133">Плюсы: устойчивость к обрыву, можно ремонтировать без остановки всей сети.</text:p>
            </text:list-item>
            <text:list-item>
              <text:p text:style-name="P133"><text:soft-page-break/>Минусы: дороже и сложнее, чем обычное кольцо.</text:p>
            </text:list-item>
          </text:list>
        </text:list-item>
      </text:list>
      <text:p text:style-name="P5"><text:s text:c="3"/><text:tab/><text:tab/><text:tab/><text:tab/>A====B</text:p>
      <text:p text:style-name="P5"><text:s text:c="2"/><text:tab/><text:tab/><text:tab/> <text:s text:c="7"/>// <text:s text:c="10"/>\\</text:p>
      <text:p text:style-name="P6"><text:s/><text:tab/><text:tab/><text:tab/> <text:s text:c="6"/>D======C</text:p>
      <text:list text:style-name="L22">
        <text:list-item>
          <text:p text:style-name="P270"><text:span text:style-name="T22">Ячеистая/Решётчатая (Mesh topology</text:span><text:span text:style-name="T24">)</text:span></text:p>
          <text:list>
            <text:list-item>
              <text:p text:style-name="P134">Каждое устройство соединено с несколькими другими, существует несколько маршрутов между любыми двумя точками. Максимальная отказоустойчивость.</text:p>
              <text:p text:style-name="P134">-------------------------------------------------------------------------------------------Mesh — each device connects to several others, with multiple paths between any two points. Offers maximum fault tolerance.</text:p>
              <text:p text:style-name="P134">-------------------------------------------------------------------------------------------</text:p>
            </text:list-item>
            <text:list-item>
              <text:p text:style-name="P134">Плюсы: очень высокая надёжность, сеть продолжает работать при выходе из строя части оборудования.</text:p>
            </text:list-item>
            <text:list-item>
              <text:p text:style-name="P134">Минусы: очень дорого и сложно строить, требует много кабеля и портов.</text:p>
            </text:list-item>
          </text:list>
        </text:list-item>
      </text:list>
      <text:p text:style-name="P5"><text:tab/><text:tab/><text:tab/><text:tab/>A-----B</text:p>
      <text:p text:style-name="P5"><text:tab/><text:tab/><text:tab/><text:tab/>|\ <text:s text:c="5"/>/|</text:p>
      <text:p text:style-name="P5"><text:tab/><text:tab/><text:tab/><text:tab/>| \ <text:s text:c="3"/>/ |</text:p>
      <text:p text:style-name="P5"><text:tab/><text:tab/><text:tab/><text:tab/><text:span text:style-name="T46">| <text:s/>\ <text:s/>/ <text:s/>|</text:span></text:p>
      <text:p text:style-name="P5"><text:tab/><text:tab/><text:tab/><text:tab/>| <text:s/>/ <text:s/>\ <text:s/>|</text:p>
      <text:p text:style-name="P5"><text:tab/><text:tab/><text:tab/><text:tab/>|/ <text:s text:c="5"/>\|</text:p>
      <text:p text:style-name="P6"><text:tab/><text:tab/><text:tab/><text:tab/>C-----D</text:p>
      <text:list text:style-name="L23">
        <text:list-item>
          <text:p text:style-name="P135">Гибридная (Hybrid topology)</text:p>
          <text:list>
            <text:list-item>
              <text:p text:style-name="P135">Сочетание нескольких схем, например, "дерево" — звезда + шина. Используется для повышения гибкости, оптимизации стоимости, управления большими сетями.</text:p>
              <text:p text:style-name="P135">-------------------------------------------------------------------------------------------</text:p>
              <text:p text:style-name="P135">Hybrid — combination of multiple topologies (e.g., tree = star + bus). Used for flexibility, cost optimization, and management of large networks.</text:p>
              <text:p text:style-name="P135">-------------------------------------------------------------------------------------------</text:p>
            </text:list-item>
            <text:list-item>
              <text:p text:style-name="P135">Плюсы: гибкость, масштабируемость, легко адаптировать под задачи.</text:p>
            </text:list-item>
            <text:list-item>
              <text:p text:style-name="P135">Минусы: сложное проектирование, могут наследоваться слабые стороны исходных топологий.</text:p>
            </text:list-item>
          </text:list>
        </text:list-item>
      </text:list>
      <text:p text:style-name="P5"><text:s text:c="5"/><text:tab/><text:tab/><text:tab/><text:tab/>(шина)</text:p>
      <text:p text:style-name="P5"><text:s text:c="5"/><text:tab/><text:tab/><text:tab/><text:tab/> |</text:p>
      <text:p text:style-name="P5"><text:s text:c="2"/><text:tab/><text:tab/><text:tab/> +--O--+--O--+--O</text:p>
      <text:p text:style-name="P5"><text:tab/><text:tab/><text:tab/><text:tab/> <text:s text:c="2"/>| <text:s text:c="4"/>| <text:s text:c="4"/>|</text:p>
      <text:p text:style-name="P5"><text:tab/><text:tab/><text:tab/><text:tab/> <text:s text:c="2"/>* <text:s text:c="4"/>* <text:s text:c="4"/>* (звёзды)</text:p>
      <text:p text:style-name="P61">Важные детали</text:p>
      <text:list text:style-name="L24">
        <text:list-item>
          <text:p text:style-name="P136">Физическая и логическая топология могут различаться — физически сеть может быть звезда, а логически работать как шина.</text:p>
          <text:p text:style-name="P136"><text:soft-page-break/>-------------------------------------------------------------------------------------------Physical and logical topology may differ: a network may look like a star but act as a bus logically.</text:p>
          <text:p text:style-name="P136">-------------------------------------------------------------------------------------------</text:p>
        </text:list-item>
        <text:list-item>
          <text:p text:style-name="P136">Гибридные схемы чаще всего используются в крупных организациях для отказоустойчивости и оптимизации затрат.</text:p>
          <text:p text:style-name="P136">-------------------------------------------------------------------------------------------Hybrid topologies are most common in large organizations for fault tolerance and cost optimization.</text:p>
          <text:p text:style-name="P136">-------------------------------------------------------------------------------------------</text:p>
        </text:list-item>
      </text:list>
      <text:p text:style-name="P5"/>
      <text:p text:style-name="P61">Практическое значение для DevOps/админа:</text:p>
      <text:list text:style-name="L25">
        <text:list-item>
          <text:p text:style-name="P137">Понимание топологий нужно для проектирования, диагностики, масштабирования и выбора оборудования.</text:p>
          <text:p text:style-name="P137">-------------------------------------------------------------------------------------------</text:p>
          <text:p text:style-name="P137">For DevOps/admins: understanding topologies is crucial for network design, troubleshooting, scaling, and choosing equipment.</text:p>
          <text:p text:style-name="P137">-------------------------------------------------------------------------------------------</text:p>
        </text:list-item>
      </text:list>
      <text:p text:style-name="P5"><text:line-break/>🟢 <text:span text:style-name="T1">Сетевые устройства (Network Devices)</text:span></text:p>
      <text:p text:style-name="P5"/>
      <text:p text:style-name="P79"><text:span text:style-name="T33">1 </text:span><text:span text:style-name="T35">) </text:span><text:span text:style-name="T22">NIC (Network Interface Controller, сетевая карта.</text:span></text:p>
      <text:list text:style-name="L26">
        <text:list-item>
          <text:p text:style-name="P138">Устройство, которое позволяет компьютерам обмениваться данными по сети — по кабелю или беспроводным способом.</text:p>
        </text:list-item>
      </text:list>
      <text:list text:style-name="L27">
        <text:list-item>
          <text:p text:style-name="P139">NIC работает и на физическом, и на канальном уровне OSI.</text:p>
        </text:list-item>
        <text:list-item>
          <text:p text:style-name="P140">Бывают внешние (USB), внутренние (PCI), интегрированные.</text:p>
          <text:p text:style-name="P140">-------------------------------------------------------------------------------------------NIC (Network Interface Controller) — allows computers to communicate over a network, either wired or wirelessly. Operates at both physical and data link layers. Can be external (USB), internal (PCI), or integrated.</text:p>
          <text:p text:style-name="P140">-------------------------------------------------------------------------------------------</text:p>
        </text:list-item>
      </text:list>
      <text:p text:style-name="P5"/>
      <text:p text:style-name="P7"><text:span text:style-name="T5">2) </text:span>Коннекторы (Connectors)</text:p>
      <text:list text:style-name="L28">
        <text:list-item>
          <text:p text:style-name="P141">AUI — старый стандарт для толстых коаксиальных кабелей (10BASE5), сейчас почти не используется.</text:p>
        </text:list-item>
        <text:list-item>
          <text:p text:style-name="P141">BNC — быстрая коаксиальная "щёлк-кнопка" для 10BASE2 (старый Ethernet).</text:p>
        </text:list-item>
        <text:list-item>
          <text:p text:style-name="P141">8P8C (часто называют RJ-45) — стандартный разъём для витой пары (Ethernet).</text:p>
        </text:list-item>
        <text:list-item>
          <text:p text:style-name="P141">Оптоволокно (Fiber) — используется для больших расстояний и скоростей до 100Gbit/s, backbone-сети.</text:p>
          <text:p text:style-name="P141">-------------------------------------------------------------------------------------------AUI — old standard for thick coaxial (10BASE5), now rare.</text:p>
          <text:p text:style-name="P141">BNC — quick connect for coaxial (10BASE2, old Ethernet).</text:p>
          <text:p text:style-name="P141">8P8C (often called RJ-45) — standard for twisted pair (Ethernet).</text:p>
          <text:p text:style-name="P141"><text:soft-page-break/>Fiber — for long distances and high speeds, backbone networks.</text:p>
        </text:list-item>
      </text:list>
      <text:p text:style-name="P7"><text:tab/>-------------------------------------------------------------------------------------------</text:p>
      <text:p text:style-name="P5"/>
      <text:p text:style-name="P5"/>
      <text:p text:style-name="P7"><text:span text:style-name="T5">3) </text:span>Репитер (Repeater)</text:p>
      <text:list text:style-name="L29">
        <text:list-item>
          <text:p text:style-name="P142">Электронное устройство, которое принимает сигнал и ретранслирует его. Используется для увеличения расстояния передачи сигнала.</text:p>
          <text:p text:style-name="P142">-------------------------------------------------------------------------------------------Repeater — receives a signal and retransmits it to extend the distance of transmission.</text:p>
          <text:p text:style-name="P142">-------------------------------------------------------------------------------------------</text:p>
        </text:list-item>
      </text:list>
      <text:p text:style-name="P5"/>
      <text:p text:style-name="P5"><text:span text:style-name="T5">4) </text:span>Хаб (Hub)</text:p>
      <text:list text:style-name="L30">
        <text:list-item>
          <text:p text:style-name="P143">Сетевое устройство для соединения нескольких Ethernet-устройств в одну сеть. Работает как много-портовый репитер: любой сигнал повторяет на все порты.</text:p>
        </text:list-item>
        <text:list-item>
          <text:p text:style-name="P143">Хаб не может анализировать трафик, не хранит данные, обрабатывает только одну передачу одновременно.</text:p>
        </text:list-item>
        <text:list-item>
          <text:p text:style-name="P143">Работает в полу-дуплексном режиме (одновременно или отправка, или приём).</text:p>
          <text:p text:style-name="P143">-------------------------------------------------------------------------------------------Hub — connects multiple Ethernet devices into one segment, acts as a multi-port repeater: repeats any transmission to all ports. Can't analyze or store traffic, only handles one transmission at a time. Half-duplex mode only.</text:p>
          <text:p text:style-name="P143">----------------------------------------------------------------------------------------</text:p>
        </text:list-item>
        <text:list-item>
          <text:p text:style-name="P143">Плюсы: просто, дёшево, увеличивает длину сети.</text:p>
        </text:list-item>
        <text:list-item>
          <text:p text:style-name="P143">Минусы: низкая эффективность, создаёт коллизии, может только повторять сигналы.</text:p>
          <text:p text:style-name="P143">-------------------------------------------------------------------------------------------Pros: simple, cheap, extends network length.</text:p>
          <text:p text:style-name="P143">Cons: inefficient, creates collisions, only repeats signals.</text:p>
          <text:p text:style-name="P143">-------------------------------------------------------------------------------------------</text:p>
        </text:list-item>
      </text:list>
      <text:p text:style-name="P5"/>
      <text:p text:style-name="P7"><text:span text:style-name="T5">5) </text:span>Бридж (Bridge)</text:p>
      <text:list text:style-name="L31">
        <text:list-item>
          <text:p text:style-name="P144">Устройство, объединяющее несколько сетевых сегментов в одну сеть. Работает на канальном уровне OSI, может ограничивать домен коллизий, задерживать пакеты, фильтрует ошибочные фреймы.</text:p>
          <text:list>
            <text:list-item>
              <text:p text:style-name="P144">Бывают:</text:p>
              <text:list>
                <text:list-item>
                  <text:p text:style-name="P144">Transparent bridge (прозрачный, для одинаковых протоколов),</text:p>
                </text:list-item>
                <text:list-item>
                  <text:p text:style-name="P144">Translating bridge (переводит между разными протоколами канального/физического уровня),</text:p>
                </text:list-item>
                <text:list-item>
                  <text:p text:style-name="P144"><text:soft-page-break/>Encapsulating bridge (инкапсулирует пакеты для передачи через чужую сеть).</text:p>
                </text:list-item>
              </text:list>
            </text:list-item>
          </text:list>
          <text:p text:style-name="P144">-------------------------------------------------------------------------------------------Bridge — connects multiple network segments into a single network, works at the data link layer. Restricts collision domains, delays packets, filters error frames.</text:p>
          <text:p text:style-name="P144">Types: transparent (same protocols), translating (different protocols), encapsulating (for foreign networks).</text:p>
          <text:p text:style-name="P144">-------------------------------------------------------------------------------------------</text:p>
        </text:list-item>
        <text:list-item>
          <text:p text:style-name="P144">Плюсы: уменьшает коллизии, расширяет сеть.</text:p>
        </text:list-item>
        <text:list-item>
          <text:p text:style-name="P144">Минусы: добавляет задержку (10-30%), ограничен производительностью.</text:p>
          <text:p text:style-name="P144">-------------------------------------------------------------------------------------------Pros: reduces collisions, extends networks.</text:p>
          <text:p text:style-name="P144">Cons: adds latency (10–30%), limited performance.</text:p>
          <text:p text:style-name="P144">-------------------------------------------------------------------------------------------</text:p>
        </text:list-item>
      </text:list>
      <text:p text:style-name="P5"><text:span text:style-name="T5"/></text:p>
      <text:p text:style-name="P7"><text:span text:style-name="T5">6) </text:span>Свитч (Switch)</text:p>
      <text:list text:style-name="L32">
        <text:list-item>
          <text:p text:style-name="P145">Многопортовый бридж. Использует MAC-адреса для передачи данных только нужному устройству, а не всем.</text:p>
        </text:list-item>
        <text:list-item>
          <text:p text:style-name="P145">Работает на канальном уровне. Каждый порт — отдельный домен коллизий, что уменьшает коллизии в сети.</text:p>
        </text:list-item>
        <text:list-item>
          <text:p text:style-name="P145">Три режима работы:</text:p>
          <text:list>
            <text:list-item>
              <text:p text:style-name="P145">Store &amp; Forward (полная буферизация),</text:p>
            </text:list-item>
            <text:list-item>
              <text:p text:style-name="P145">Cut-through (пересылка сразу после чтения адреса),</text:p>
            </text:list-item>
            <text:list-item>
              <text:p text:style-name="P145">Fragment-free (отправка после проверки заголовка).</text:p>
            </text:list-item>
          </text:list>
          <text:p text:style-name="P145">-------------------------------------------------------------------------------------------Switch — multi-port bridge, uses MAC addresses to forward data only to intended recipient. Operates at data link layer. Each port is its own collision domain.Three switching modes: store &amp; forward, cut-through, fragment-free.</text:p>
          <text:p text:style-name="P145">-------------------------------------------------------------------------------------------</text:p>
        </text:list-item>
        <text:list-item>
          <text:p text:style-name="P145">Плюсы: разгружает сеть, уменьшает коллизии, увеличивает производительность.</text:p>
        </text:list-item>
        <text:list-item>
          <text:p text:style-name="P145">Минусы: дороже, сложно искать проблемы, требуется правильная настройка для multicast.</text:p>
          <text:p text:style-name="P145">-------------------------------------------------------------------------------------------Pros: reduces network load and collisions, increases performance.</text:p>
          <text:p text:style-name="P145">Cons: more expensive, harder to troubleshoot, needs proper multicast setup.</text:p>
          <text:p text:style-name="P145">-------------------------------------------------------------------------------------------</text:p>
        </text:list-item>
      </text:list>
      <text:p text:style-name="P5"/>
      <text:p text:style-name="P5"><text:span text:style-name="T5">7) </text:span>Роутер (Router)</text:p>
      <text:list text:style-name="L33">
        <text:list-item>
          <text:p text:style-name="P146">Устройство для пересылки пакетов между разными сетями. Работает на сетевом (3) уровне OSI, принимает решения по IP-<text:soft-page-break/>адресу назначения (routing table). Главная задача — связать несколько сетей и правильно передавать пакеты между ними (локальная, внешняя и др.).</text:p>
          <text:p text:style-name="P147">-------------------------------------------------------------------------------------------</text:p>
          <text:p text:style-name="P147">Router — forwards data packets between networks. Operates at OSI layer 3, makes decisions using routing table and destination IP address. Main task: connect multiple networks and properly forward packets.</text:p>
          <text:p text:style-name="P147">-------------------------------------------------------------------------------------------</text:p>
        </text:list-item>
        <text:list-item>
          <text:p text:style-name="P147">Плюсы: соединяет любые сети, фильтрует и маршрутизирует трафик, масштабируемость.</text:p>
        </text:list-item>
        <text:list-item>
          <text:p text:style-name="P147">Минусы: сложнее, требует настройки маршрутов, может стать "узким местом".</text:p>
          <text:p text:style-name="P147">-------------------------------------------------------------------------------------------Pros: connects any networks, filters and routes traffic, scalable.</text:p>
          <text:p text:style-name="P147">Cons: more complex, requires route configuration, may become a bottleneck.</text:p>
          <text:p text:style-name="P147">-------------------------------------------------------------------------------------------</text:p>
        </text:list-item>
      </text:list>
      <text:p text:style-name="P5"/>
      <text:p text:style-name="P8"><text:span text:style-name="T6">8) </text:span>L3 Switch (Layer 3 Switch)</text:p>
      <text:list text:style-name="L34">
        <text:list-item>
          <text:p text:style-name="P148">Комбинирует функции свитча и роутера: как обычный свитч работает с устройствами одной подсети/виртуальной LAN, а как роутер — маршрутизирует между ними. </text:p>
        </text:list-item>
        <text:list-item>
          <text:p text:style-name="P148">Поддерживает routing protocols, фильтрацию, высокую производительность, разделение таблиц маршрутизации.</text:p>
        </text:list-item>
        <text:list-item>
          <text:p text:style-name="P148">Обычно используется в больших локальных сетях с множеством подсетей.</text:p>
          <text:p text:style-name="P148">-------------------------------------------------------------------------------------------Layer 3 switch — combines switch and router functions: switches local traffic at high speed, routes between subnets or VLANs. Supports routing protocols, traffic segregation, high performance. Used in large LANs.</text:p>
          <text:p text:style-name="P148">-------------------------------------------------------------------------------------------</text:p>
        </text:list-item>
        <text:list-item>
          <text:p text:style-name="P148">Плюсы: изолирует сбои, поддерживает масштабирование, быстрый роутинг между VLAN, меньше задержка.</text:p>
        </text:list-item>
        <text:list-item>
          <text:p text:style-name="P148">Минусы: дороже и сложнее, чем обычные свитчи, сложнее настраивать.</text:p>
          <text:p text:style-name="P148">-------------------------------------------------------------------------------------------Pros: isolates faults, supports scalability, fast inter-VLAN routing, lower latency.</text:p>
          <text:p text:style-name="P148">Cons: more expensive and complex, harder to configure.</text:p>
          <text:p text:style-name="P148">-------------------------------------------------------------------------------------------</text:p>
        </text:list-item>
      </text:list>
      <text:p text:style-name="P5"/>
      <text:p text:style-name="P8"><text:span text:style-name="T6">9) </text:span>Шлюз (Gateway)</text:p>
      <text:list text:style-name="L35">
        <text:list-item>
          <text:p text:style-name="P149">Аппаратный или программный интерфейс для соединения сетей с разными протоколами (например, локальная сеть и интернет).</text:p>
        </text:list-item>
        <text:list-item>
          <text:p text:style-name="P149"><text:soft-page-break/>Может работать на любом уровне OSI. Часто совмещает функции роутера, фильтрации, NAT, firewall.</text:p>
          <text:p text:style-name="P149">-------------------------------------------------------------------------------------------Gateway — hardware or software interface for connecting networks with different protocols (e.g., LAN and internet). Can operate at any OSI layer. Often includes routing, filtering, NAT, firewall functions.</text:p>
          <text:p text:style-name="P150">-------------------------------------------------------------------------------------------</text:p>
        </text:list-item>
      </text:list>
      <text:p text:style-name="P9"><text:span text:style-name="T7">10) </text:span>Модем (Modem)</text:p>
      <text:list text:style-name="L36">
        <text:list-item>
          <text:p text:style-name="P151">Аппаратное устройство для преобразования цифровых данных в сигнал, подходящий для передачи по среде (исторически — телефонная линия, сейчас — любые аналоговые каналы, в т.ч. оптика и радио).</text:p>
          <text:p text:style-name="P151">-------------------------------------------------------------------------------------------Modem (modulator-demodulator) — hardware device that converts digital data to signals suitable for transmission media (historically, phone lines, now any analog channel including optics and radio).</text:p>
          <text:p text:style-name="P151">-------------------------------------------------------------------------------------------</text:p>
        </text:list-item>
      </text:list>
      <text:p text:style-name="P61">Комментарий:</text:p>
      <text:list text:style-name="L37">
        <text:list-item>
          <text:p text:style-name="P152">Все эти устройства строят “скелет” сети — от простых повторителей и хабов, которые расширяют физические границы, до сложных роутеров, свитчей, шлюзов, которые делают сеть гибкой, отказоустойчивой и масштабируемой.</text:p>
          <text:p text:style-name="P152">-------------------------------------------------------------------------------------------</text:p>
          <text:p text:style-name="P152">All these devices build the “skeleton” of a network — from simple repeaters and hubs extending the physical reach, to complex routers, switches, gateways making the network flexible, resilient, and scalable.</text:p>
          <text:p text:style-name="P152">-------------------------------------------------------------------------------------------</text:p>
        </text:list-item>
      </text:list>
      <text:p text:style-name="P5"/>
      <text:p text:style-name="P5">🟢<text:span text:style-name="T1"> Модель OSI </text:span></text:p>
      <text:p text:style-name="P73"/>
      <text:p text:style-name="P70">История</text:p>
      <text:list text:style-name="L38">
        <text:list-item>
          <text:p text:style-name="P267">Стандарт опубликован в середине 1970‑х под номером ISO/IEC 7498‑1 Международной организацией по стандартизации (ISO)</text:p>
          <text:p text:style-name="P267">-------------------------------------------------------------------------------------------</text:p>
          <text:p text:style-name="P267">Designated ISO/IEC 7498‑1 in the mid‑1970s, the OSI model is a standard of the International Organization for Standardization (ISO).</text:p>
          <text:p text:style-name="P267">-------------------------------------------------------------------------------------------</text:p>
        </text:list-item>
        <text:list-item>
          <text:p text:style-name="P267">Open Systems Interconnection model (OSI model) — концептуальная модель, которая описывает и стандартизирует функции сетевого взаимодействия между двумя конечными точками.</text:p>
          <text:p text:style-name="P267">-------------------------------------------------------------------------------------------</text:p>
        </text:list-item>
        <text:list-item>
          <text:p text:style-name="P267">The OSI model is a conceptual framework that characterizes and standardizes the communication functions between two endpoints in a network.</text:p>
        </text:list-item>
      </text:list>
      <text:p text:style-name="P10"><text:soft-page-break/><text:span text:style-name="T1">1)</text:span> Физический уровень (Physical Layer)</text:p>
      <text:list text:style-name="L39">
        <text:list-item>
          <text:p text:style-name="P153">Обеспечивает передачу «сырых» битов по среде — электрические импульсы, свет, радиоволны.</text:p>
        </text:list-item>
        <text:list-item>
          <text:p text:style-name="P153">Определяет разъёмы, напряжения, частоты, модуляцию, допустимую длину кабеля.</text:p>
        </text:list-item>
        <text:list-item>
          <text:p text:style-name="P153">Не знает никаких адресов, не исправляет ошибок, просто «беспощадно» шлёт и принимает сигналы.</text:p>
          <text:p text:style-name="P153">-------------------------------------------------------------------------------------------Physical Layer — transmits raw bits over the physical medium (copper, fiber, radio).Defines connectors, voltages, modulation, timing. No addressing or error control.</text:p>
          <text:p text:style-name="P153">-------------------------------------------------------------------------------------------</text:p>
        </text:list-item>
        <text:list-item>
          <text:p text:style-name="P153">Данные: биты (bits)</text:p>
        </text:list-item>
        <text:list-item>
          <text:p text:style-name="P153">Устройства: повторитель (repeater), коаксиальный/оптический медиаконвертер, концентра­тор (старые hub), Wi-Fi/BT-адаптеры, кабели, патч-панели, SFP-модули.</text:p>
        </text:list-item>
        <text:list-item>
          <text:p text:style-name="P153">Плюсы: простейшая реализация, минимальная задержка.</text:p>
        </text:list-item>
        <text:list-item>
          <text:p text:style-name="P153">Минусы: нет защиты от помех, ошибок и коллизий, без вышележащих уровней «бесполезен».</text:p>
        </text:list-item>
      </text:list>
      <text:p text:style-name="P5"/>
      <text:p text:style-name="P10"><text:span text:style-name="T1">2)</text:span> Канальный уровень (Data-Link Layer)</text:p>
      <text:list text:style-name="L40">
        <text:list-item>
          <text:p text:style-name="P154">Формирует кадр, добавляет MAC-адреса, контрольную сумму (FCS), ловит ошибки «побитно» и «кадрово».</text:p>
        </text:list-item>
        <text:list-item>
          <text:p text:style-name="P154">Делит среду: решает, кто и когда передаёт (CSMA/CD, CSMA/CA).</text:p>
        </text:list-item>
        <text:list-item>
          <text:p text:style-name="P154">Состоит из двух подуровней: LLC (логическая связь) и MAC (доступ к среде).</text:p>
          <text:p text:style-name="P154">-------------------------------------------------------------------------------------------Data-Link Layer — creates frames, handles MAC addressing, error detection, medium access (MAC/LLC).</text:p>
          <text:p text:style-name="P154">-------------------------------------------------------------------------------------------</text:p>
        </text:list-item>
        <text:list-item>
          <text:p text:style-name="P154">Данные: кадр (frame)</text:p>
        </text:list-item>
        <text:list-item>
          <text:p text:style-name="P154">Устройства: сетевые карты (NIC), коммутаторы (switch), мосты (bridge), точки доступа Wi-Fi (AP).</text:p>
        </text:list-item>
        <text:list-item>
          <text:p text:style-name="P154">Примеры протоколов: Ethernet, Wi-Fi (IEEE 802.11), PPP, VLAN (802.1Q), ARP, MPLS.</text:p>
        </text:list-item>
        <text:list-item>
          <text:p text:style-name="P154">Плюсы: исправляет «физические» ошибки, локализует коллизии в одном сегменте.</text:p>
        </text:list-item>
        <text:list-item>
          <text:p text:style-name="P154">Минусы: работает только в пределах одной сети (broadcast-домен), не видит IP.</text:p>
        </text:list-item>
      </text:list>
      <text:p text:style-name="P5"/>
      <text:p text:style-name="P10"><text:span text:style-name="T1">3)</text:span> Сетевой уровень (Network Layer)</text:p>
      <text:list text:style-name="L41">
        <text:list-item>
          <text:p text:style-name="P155">Маршрутизация пакетов между сетями, логическая адресация (IP).</text:p>
        </text:list-item>
        <text:list-item>
          <text:p text:style-name="P155">Разбивает большие пакеты, фрагментирует и собирает их, выбирает оптимальный путь.</text:p>
        </text:list-item>
        <text:list-item>
          <text:p text:style-name="P155">Поддерживает QoS, TTL, ICMP-сообщения об ошибках.</text:p>
          <text:p text:style-name="P155"><text:soft-page-break/>-------------------------------------------------------------------------------------------Network Layer — routes packets across networks, provides logical (IP) addressing, handles fragmentation and TTL.</text:p>
          <text:p text:style-name="P155">-------------------------------------------------------------------------------------------</text:p>
        </text:list-item>
        <text:list-item>
          <text:p text:style-name="P155">Данные: пакет (packet)</text:p>
        </text:list-item>
        <text:list-item>
          <text:p text:style-name="P155">Устройства: маршрутизатор (router), L3-коммутатор, брандмауэр L3, шлюз VPN.</text:p>
        </text:list-item>
        <text:list-item>
          <text:p text:style-name="P155">Протоколы: IPv4/IPv6, ICMP, IGMP, IPSec, OSPF, BGP.</text:p>
        </text:list-item>
        <text:list-item>
          <text:p text:style-name="P155">Плюсы: масштабирование, выбор маршрута, межсетевое разделение.</text:p>
        </text:list-item>
        <text:list-item>
          <text:p text:style-name="P155">Минусы: таблицы маршрутов усложняются, возможен bottleneck на слабом роутере.</text:p>
        </text:list-item>
      </text:list>
      <text:p text:style-name="P5"/>
      <text:p text:style-name="P10"><text:span text:style-name="T1">4)</text:span> Транспортный уровень (Transport Layer)</text:p>
      <text:list text:style-name="L42">
        <text:list-item>
          <text:p text:style-name="P156">Обеспечивает доставку «от процесса к процессу»: сегментация, сборка, подтверждения.</text:p>
        </text:list-item>
        <text:list-item>
          <text:p text:style-name="P156">Нумерует порты, управляет потоком (window), восстанавливает пропущенные сегменты</text:p>
          <text:p text:style-name="P271"><text:span text:style-name="T45">-------------------------------------------------------------------------------------------</text:span><text:span text:style-name="T22">Transport Layer — provides end-to-end delivery, segmentation/reassembly, flow and error control, port addressing.</text:span></text:p>
          <text:p text:style-name="P156">-------------------------------------------------------------------------------------------</text:p>
        </text:list-item>
        <text:list-item>
          <text:p text:style-name="P156">Данные: сегмент (segment) / дейтаграмма</text:p>
        </text:list-item>
        <text:list-item>
          <text:p text:style-name="P156">Протоколы: TCP (надёжный, соединений), UDP (быстрый, без подтверждений), SCTP, QUIC.</text:p>
        </text:list-item>
        <text:list-item>
          <text:p text:style-name="P156">Плюсы: гарантия доставки (TCP), контроль перегрузки, управление порядком.</text:p>
        </text:list-item>
        <text:list-item>
          <text:p text:style-name="P156">Минусы: накладные расходы TCP-заголовков, ручная настройка MTU/мss.</text:p>
        </text:list-item>
      </text:list>
      <text:p text:style-name="P5"/>
      <text:p text:style-name="P10"><text:span text:style-name="T1">5) </text:span>Сеансовый уровень (Session Layer)</text:p>
      <text:list text:style-name="L43">
        <text:list-item>
          <text:p text:style-name="P157">Устанавливает, ведёт и закрывает «сеансы» между приложениями, ставит контрольные точки (checkpoint).</text:p>
        </text:list-item>
        <text:list-item>
          <text:p text:style-name="P157">Синхронизация диалога, управление «чья очередь говорить».</text:p>
          <text:p text:style-name="P157">-------------------------------------------------------------------------------------------Session Layer — establishes, manages, terminates sessions; keeps dialog in sync, adds checkpoints for recovery.</text:p>
          <text:p text:style-name="P157">-------------------------------------------------------------------------------------------</text:p>
        </text:list-item>
        <text:list-item>
          <text:p text:style-name="P157">Протоколы: NetBIOS, RPC, PAP, PPTP, L2TP.</text:p>
        </text:list-item>
        <text:list-item>
          <text:p text:style-name="P157">Плюсы: можно восстанавливать передачу с контрольной точки, управлять несколькими потоками.</text:p>
        </text:list-item>
        <text:list-item>
          <text:p text:style-name="P157">Минусы: в современном интер­нете часть функций «уехала» в TLS/TCP, поэтому слой часто «прячется».</text:p>
        </text:list-item>
      </text:list>
      <text:p text:style-name="P5"/>
      <text:p text:style-name="P10"><text:span text:style-name="T1">6)</text:span> Представительный уровень (Presentation Layer)</text:p>
      <text:list text:style-name="L44">
        <text:list-item>
          <text:p text:style-name="P158"><text:soft-page-break/>«Переводчик» форматов: меняет кодировку, шифрует/расшифровывает, сжимает/распаковывает.</text:p>
        </text:list-item>
        <text:list-item>
          <text:p text:style-name="P158">Делает данные понятными для разных ОС и приложений</text:p>
          <text:p text:style-name="P158">-------------------------------------------------------------------------------------------Presentation Layer — converts data formats, handles encryption/decryption, compression/decompression.</text:p>
          <text:p text:style-name="P158">-------------------------------------------------------------------------------------------</text:p>
        </text:list-item>
        <text:list-item>
          <text:p text:style-name="P158">Протоколы/форматы: TLS/SSL, JPEG, MPEG, GIF, ASCII ↔ UTF-8.</text:p>
        </text:list-item>
        <text:list-item>
          <text:p text:style-name="P158">Плюсы: унификация обмена, безопасность (TLS), уменьшение трафика (gzip).</text:p>
        </text:list-item>
        <text:list-item>
          <text:p text:style-name="P158">Минусы: добавляет задержку (шифрование/сжатие), требует CPU.</text:p>
        </text:list-item>
      </text:list>
      <text:p text:style-name="P5"/>
      <text:p text:style-name="P10"><text:span text:style-name="T1">7)</text:span> Прикладной уровень (Application Layer)</text:p>
      <text:list text:style-name="L45">
        <text:list-item>
          <text:p text:style-name="P159">Предоставляет сетевые сервисы пользовательским приложениям: веб, почта, файлы, чат и т. д.</text:p>
        </text:list-item>
        <text:list-item>
          <text:p text:style-name="P159">Проверяет, доступен ли партнёр и достаточно ли ресурсов для передачи</text:p>
          <text:p text:style-name="P159">-------------------------------------------------------------------------------------------Application Layer — provides network services to end-user applications (web, mail, file, chat).</text:p>
          <text:p text:style-name="P159">-------------------------------------------------------------------------------------------</text:p>
        </text:list-item>
        <text:list-item>
          <text:p text:style-name="P159">Протоколы: HTTP/HTTPS, FTP/SFTP, SMTP, IMAP, DNS, DHCP, SNMP, NTP, MQTT.</text:p>
        </text:list-item>
        <text:list-item>
          <text:p text:style-name="P159">Плюсы: высокий уровень абстракции, понятные API.</text:p>
        </text:list-item>
        <text:list-item>
          <text:p text:style-name="P159">Минусы: уязвимости напрямую «видны» пользователю, зависит от корректной работы всех нижних уровней.</text:p>
        </text:list-item>
      </text:list>
      <text:p text:style-name="P62">Схема передачи данных:</text:p>
      <text:p text:style-name="P74">[App] —7→6→5→4→3→2→1— кабель/радио —1→2→3→4→5→6→7— [App<text:span text:style-name="T47">]</text:span></text:p>
      <text:p text:style-name="P5"/>
      <text:p text:style-name="P63">Быстрая шпаргалка — как называются данные</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Уровень</text:p>
          </table:table-cell>
          <table:table-cell table:style-name="Table1.A1" office:value-type="string">
            <text:p text:style-name="P11">Рус</text:p>
          </table:table-cell>
          <table:table-cell table:style-name="Table1.A1" office:value-type="string">
            <text:p text:style-name="P11">Eng</text:p>
          </table:table-cell>
          <table:table-cell table:style-name="Table1.D1" office:value-type="string">
            <text:p text:style-name="P11">Единица данных</text:p>
          </table:table-cell>
        </table:table-row>
        <table:table-row>
          <table:table-cell table:style-name="Table1.A2" office:value-type="string">
            <text:p text:style-name="P72">7</text:p>
          </table:table-cell>
          <table:table-cell table:style-name="Table1.A2" office:value-type="string">
            <text:p text:style-name="P71">Прикладной</text:p>
          </table:table-cell>
          <table:table-cell table:style-name="Table1.A2" office:value-type="string">
            <text:p text:style-name="P71">Application</text:p>
          </table:table-cell>
          <table:table-cell table:style-name="Table1.D2" office:value-type="string">
            <text:p text:style-name="P71">Data</text:p>
          </table:table-cell>
        </table:table-row>
        <table:table-row>
          <table:table-cell table:style-name="Table1.A2" office:value-type="string">
            <text:p text:style-name="P33">6</text:p>
          </table:table-cell>
          <table:table-cell table:style-name="Table1.A2" office:value-type="string">
            <text:p text:style-name="P11">Представительный</text:p>
          </table:table-cell>
          <table:table-cell table:style-name="Table1.A2" office:value-type="string">
            <text:p text:style-name="P12">Presentation</text:p>
          </table:table-cell>
          <table:table-cell table:style-name="Table1.D2" office:value-type="string">
            <text:p text:style-name="P12">Data</text:p>
          </table:table-cell>
        </table:table-row>
        <table:table-row>
          <table:table-cell table:style-name="Table1.A2" office:value-type="string">
            <text:p text:style-name="P33">5</text:p>
          </table:table-cell>
          <table:table-cell table:style-name="Table1.A2" office:value-type="string">
            <text:p text:style-name="P12">Сеансовый</text:p>
          </table:table-cell>
          <table:table-cell table:style-name="Table1.A2" office:value-type="string">
            <text:p text:style-name="P12">Session</text:p>
          </table:table-cell>
          <table:table-cell table:style-name="Table1.D2" office:value-type="string">
            <text:p text:style-name="P12">Data</text:p>
          </table:table-cell>
        </table:table-row>
        <table:table-row>
          <table:table-cell table:style-name="Table1.A2" office:value-type="string">
            <text:p text:style-name="P33">4</text:p>
          </table:table-cell>
          <table:table-cell table:style-name="Table1.A2" office:value-type="string">
            <text:p text:style-name="P12">Транспортный</text:p>
          </table:table-cell>
          <table:table-cell table:style-name="Table1.A2" office:value-type="string">
            <text:p text:style-name="P12">Transport</text:p>
          </table:table-cell>
          <table:table-cell table:style-name="Table1.D2" office:value-type="string">
            <text:p text:style-name="P12">Segment</text:p>
          </table:table-cell>
        </table:table-row>
        <table:table-row>
          <table:table-cell table:style-name="Table1.A2" office:value-type="string">
            <text:p text:style-name="P33">3</text:p>
          </table:table-cell>
          <table:table-cell table:style-name="Table1.A2" office:value-type="string">
            <text:p text:style-name="P12">Сетевой</text:p>
          </table:table-cell>
          <table:table-cell table:style-name="Table1.A2" office:value-type="string">
            <text:p text:style-name="P12">Network</text:p>
          </table:table-cell>
          <table:table-cell table:style-name="Table1.D2" office:value-type="string">
            <text:p text:style-name="P12">Packet</text:p>
          </table:table-cell>
        </table:table-row>
        <table:table-row>
          <table:table-cell table:style-name="Table1.A2" office:value-type="string">
            <text:p text:style-name="P33">2</text:p>
          </table:table-cell>
          <table:table-cell table:style-name="Table1.A2" office:value-type="string">
            <text:p text:style-name="P12">Канальный</text:p>
          </table:table-cell>
          <table:table-cell table:style-name="Table1.A2" office:value-type="string">
            <text:p text:style-name="P12">Data-Link</text:p>
          </table:table-cell>
          <table:table-cell table:style-name="Table1.D2" office:value-type="string">
            <text:p text:style-name="P12">Frame</text:p>
          </table:table-cell>
        </table:table-row>
        <table:table-row>
          <table:table-cell table:style-name="Table1.A2" office:value-type="string">
            <text:p text:style-name="P33">1</text:p>
          </table:table-cell>
          <table:table-cell table:style-name="Table1.A2" office:value-type="string">
            <text:p text:style-name="P12">Физический</text:p>
          </table:table-cell>
          <table:table-cell table:style-name="Table1.A2" office:value-type="string">
            <text:p text:style-name="P12">Physical</text:p>
          </table:table-cell>
          <table:table-cell table:style-name="Table1.D2" office:value-type="string">
            <text:p text:style-name="P12">Bit</text:p>
          </table:table-cell>
        </table:table-row>
      </table:table>
      <text:p text:style-name="P5"><text:tab/></text:p>
      <text:p text:style-name="P69">Почему DevOps-у важно помнить уровни:</text:p>
      <text:list text:style-name="L46">
        <text:list-item>
          <text:p text:style-name="P160">Точное диагностирование:</text:p>
          <text:list>
            <text:list-item>
              <text:p text:style-name="P160">«Нет пинга» — 3 ур., «TLS-ошибка» — 6 ур., «404» — 7 ур.</text:p>
            </text:list-item>
          </text:list>
        </text:list-item>
        <text:list-item>
          <text:p text:style-name="P160"><text:soft-page-break/>Точная настройка firewall / ACL: куда ставить правило — L3 vs L4.</text:p>
        </text:list-item>
        <text:list-item>
          <text:p text:style-name="P160">Мониторинг и троттлинг: TCP window, MTU, MSS, QoS.</text:p>
        </text:list-item>
        <text:list-item>
          <text:p text:style-name="P160">Безопасность: TLS (ур. 6), VPN (ур. 3 → 2), физический изолированный сегмент (1-2 ур.).</text:p>
        </text:list-item>
      </text:list>
      <text:p text:style-name="P5"/>
      <text:p text:style-name="P69">Главное: </text:p>
      <text:list text:style-name="L47">
        <text:list-item>
          <text:p text:style-name="P161">каждое устройство и протокол «живо» только на своём уровне. Понимая, где «ломается» пакет, ты быстро решаешь любую сетевую проблему.</text:p>
        </text:list-item>
      </text:list>
      <text:p text:style-name="P5"/>
      <text:p text:style-name="P5"/>
      <text:p text:style-name="P5"/>
      <text:p text:style-name="P5"/>
      <text:p text:style-name="P5">🟢 <text:span text:style-name="T1">TCP/IP модель (классическая 4-уровневая)</text:span></text:p>
      <text:p text:style-name="P5"><text:span text:style-name="T1"/></text:p>
      <text:p text:style-name="P34"><text:span text:style-name="T1">1) </text:span>Канальный / Сетевой доступ (Data-link / Network Access)</text:p>
      <text:list text:style-name="L48">
        <text:list-item>
          <text:p text:style-name="P162">Определяет, как физически отправить кадры: адрес (MAC), фрейминг, доступ к среде.</text:p>
        </text:list-item>
        <text:list-item>
          <text:p text:style-name="P162">Обеспечивает доставку «сосед-сосед» (один сегмент).</text:p>
          <text:p text:style-name="P162">-------------------------------------------------------------------------------------------</text:p>
          <text:p text:style-name="P162">Data-link / Network Access — physical addressing, framing, medium access.</text:p>
          <text:p text:style-name="P162">Takes packets from Internet layer, wraps into frames, sends over cable / Wi-Fi.</text:p>
          <text:p text:style-name="P162">-------------------------------------------------------------------------------------------</text:p>
        </text:list-item>
        <text:list-item>
          <text:p text:style-name="P162">Ключевые функции: MAC-адрес, кадр, CRC, VLAN.</text:p>
        </text:list-item>
        <text:list-item>
          <text:p text:style-name="P162">Протоколы: Ethernet, Wi-Fi (802.11), PPP, xDSL.</text:p>
        </text:list-item>
      </text:list>
      <text:p text:style-name="P5"/>
      <text:p text:style-name="P34"><text:span text:style-name="T1">2)</text:span> Internet (Межсетевой)</text:p>
      <text:list text:style-name="L49">
        <text:list-item>
          <text:p text:style-name="P163">Отвечает за маршрутизацию пакетов между сетями, логические IP-адреса.</text:p>
        </text:list-item>
        <text:list-item>
          <text:p text:style-name="P163">Выбирает путь, фрагментирует/собирает пакеты.</text:p>
          <text:p text:style-name="P163">-------------------------------------------------------------------------------------------Internet layer — logical addressing &amp; routing (IP), moves packets across networks.</text:p>
          <text:p text:style-name="P163">-------------------------------------------------------------------------------------------</text:p>
        </text:list-item>
        <text:list-item>
          <text:p text:style-name="P163">Функции: IP-адрес, TTL, ICMP-ошибки, ARP-разрешение.</text:p>
        </text:list-item>
        <text:list-item>
          <text:p text:style-name="P163">Протоколы: IPv4/IPv6, ICMP, IGMP, ARP.</text:p>
        </text:list-item>
      </text:list>
      <text:p text:style-name="P5"/>
      <text:p text:style-name="P34"><text:span text:style-name="T1">3) </text:span>Transport (Транспортный)</text:p>
      <text:list text:style-name="L50">
        <text:list-item>
          <text:p text:style-name="P164">«Конец-в-конец» доставка между приложениями: порты, сегментация, контроль ошибок.</text:p>
        </text:list-item>
        <text:list-item>
          <text:p text:style-name="P164">TCP (надёжно), UDP (быстро).</text:p>
          <text:p text:style-name="P272"><text:soft-page-break/><text:span text:style-name="T22">-------------------------------------------------------------------------------------------Transport layer — end-to-end delivery, ports, segmentation, reliability (TCP) or speed (UDP).</text:span></text:p>
          <text:p text:style-name="P164">-------------------------------------------------------------------------------------------</text:p>
        </text:list-item>
        <text:list-item>
          <text:p text:style-name="P164">Функции: трехсторонний handshake (TCP), поток/перегрузка, checksum.</text:p>
        </text:list-item>
        <text:list-item>
          <text:p text:style-name="P164">Протоколы: TCP, UDP, SCTP, QUIC.</text:p>
        </text:list-item>
      </text:list>
      <text:p text:style-name="P5"/>
      <text:p text:style-name="P34"><text:span text:style-name="T1">4) </text:span>Application (Прикладной)</text:p>
      <text:list text:style-name="L51">
        <text:list-item>
          <text:p text:style-name="P165">Все видимые пользователю сервисы: веб, почта, DNS, API.</text:p>
        </text:list-item>
        <text:list-item>
          <text:p text:style-name="P165">Включает в себя задачи OSI-сеанса + представления (шифр, форматы).</text:p>
          <text:p text:style-name="P165">-------------------------------------------------------------------------------------------Application layer — user-level protocols (HTTP, DNS, SSH), combines OSI session + presentation + application functions.</text:p>
          <text:p text:style-name="P165">-------------------------------------------------------------------------------------------</text:p>
        </text:list-item>
        <text:list-item>
          <text:p text:style-name="P165">Протоколы: HTTP/HTTPS, FTP, SMTP, DNS, DHCP, SSH, SNMP.</text:p>
        </text:list-item>
      </text:list>
      <text:p text:style-name="P5"/>
      <text:p text:style-name="P34"><text:span text:style-name="T8">5) </text:span>Пятиуровневая «гибридная» TCP/IP(добавляет Physical как отдельный низ)</text:p>
      <text:list text:style-name="L52">
        <text:list-item>
          <text:p text:style-name="P273"><text:span text:style-name="T25">1.</text:span><text:span text:style-name="T22">Physical 2. Data-link 3. Internet 4. Transport 5. Application.</text:span></text:p>
        </text:list-item>
      </text:list>
      <text:p text:style-name="P5"/>
      <text:p text:style-name="P5"><text:span text:style-name="T8">6)</text:span><text:span text:style-name="T48"> </text:span>TCP/IP vs OSI — ключевые различия</text:p>
      <text:p text:style-name="P5"><text:tab/></text:p>
      <table:table table:name="Table2" table:style-name="Table2">
        <table:table-column table:style-name="Table2.A"/>
        <table:table-column table:style-name="Table2.B"/>
        <table:table-row>
          <table:table-cell table:style-name="Table2.A1" office:value-type="string">
            <text:p text:style-name="P64">TCP/IP</text:p>
          </table:table-cell>
          <table:table-cell table:style-name="Table2.B1" office:value-type="string">
            <text:p text:style-name="P64">OSI</text:p>
          </table:table-cell>
        </table:table-row>
        <table:table-row>
          <table:table-cell table:style-name="Table2.A2" office:value-type="string">
            <text:p text:style-name="P13">4 (или 5) уровней</text:p>
          </table:table-cell>
          <table:table-cell table:style-name="Table2.B2" office:value-type="string">
            <text:p text:style-name="P13">7 уровней</text:p>
          </table:table-cell>
        </table:table-row>
        <table:table-row>
          <table:table-cell table:style-name="Table2.A2" office:value-type="string">
            <text:p text:style-name="P13">Сначала разработали протоколы, потом описали модель</text:p>
          </table:table-cell>
          <table:table-cell table:style-name="Table2.B2" office:value-type="string">
            <text:p text:style-name="P13">Сначала модель, потом протоколы</text:p>
          </table:table-cell>
        </table:table-row>
        <table:table-row>
          <table:table-cell table:style-name="Table2.A2" office:value-type="string">
            <text:p text:style-name="P13">Session + Presentation включены в Application</text:p>
          </table:table-cell>
          <table:table-cell table:style-name="Table2.B2" office:value-type="string">
            <text:p text:style-name="P13">Session, Presentation отдельные</text:p>
          </table:table-cell>
        </table:table-row>
        <table:table-row>
          <table:table-cell table:style-name="Table2.A2" office:value-type="string">
            <text:p text:style-name="P13">«Горизонтальный» практический стек (конкретный набор протоколов)</text:p>
          </table:table-cell>
          <table:table-cell table:style-name="Table2.B2" office:value-type="string">
            <text:p text:style-name="P13">«Вертикальная» теоретическая структура</text:p>
          </table:table-cell>
        </table:table-row>
      </table:table>
      <text:p text:style-name="P5"/>
      <text:p text:style-name="P5"><text:span text:style-name="T8">7) </text:span>Инкапсуляция (кратко)</text:p>
      <text:list text:style-name="L53">
        <text:list-item>
          <text:p text:style-name="P166">Данные → TCP/UDP header → IP header → MAC header + FCS → биты</text:p>
        </text:list-item>
      </text:list>
      <text:p text:style-name="P5"/>
      <text:p text:style-name="P5"><text:span text:style-name="T8">8) </text:span>Мини-памятка DevOps</text:p>
      <table:table table:name="Table3" table:style-name="Table3">
        <table:table-column table:style-name="Table3.A"/>
        <table:table-column table:style-name="Table3.B"/>
        <table:table-row>
          <table:table-cell table:style-name="Table3.A1" office:value-type="string">
            <text:p text:style-name="P34">Проверка</text:p>
          </table:table-cell>
          <table:table-cell table:style-name="Table3.B1" office:value-type="string">
            <text:p text:style-name="P34">Команда</text:p>
          </table:table-cell>
        </table:table-row>
        <table:table-row>
          <table:table-cell table:style-name="Table3.A2" office:value-type="string">
            <text:p text:style-name="P34">Port open? (L4)</text:p>
          </table:table-cell>
          <table:table-cell table:style-name="Table3.B2" office:value-type="string">
            <text:p text:style-name="P34">nc -zv host 443</text:p>
          </table:table-cell>
        </table:table-row>
        <table:table-row>
          <table:table-cell table:style-name="Table3.A2" office:value-type="string">
            <text:p text:style-name="P34">IP route? (L3)</text:p>
          </table:table-cell>
          <table:table-cell table:style-name="Table3.B2" office:value-type="string">
            <text:p text:style-name="P34">traceroute host</text:p>
          </table:table-cell>
        </table:table-row>
        <text:soft-page-break/>
        <table:table-row>
          <table:table-cell table:style-name="Table3.A2" office:value-type="string">
            <text:p text:style-name="P34">ARP / MAC? (L2)</text:p>
          </table:table-cell>
          <table:table-cell table:style-name="Table3.B2" office:value-type="string">
            <text:p text:style-name="P34">arp -a</text:p>
          </table:table-cell>
        </table:table-row>
        <table:table-row>
          <table:table-cell table:style-name="Table3.A2" office:value-type="string">
            <text:p text:style-name="P34">Link up? (L1)</text:p>
          </table:table-cell>
          <table:table-cell table:style-name="Table3.B2" office:value-type="string">
            <text:p text:style-name="P34">ethtool eth0</text:p>
          </table:table-cell>
        </table:table-row>
      </table:table>
      <text:p text:style-name="P5"/>
      <text:p text:style-name="P5">🟢 <text:span text:style-name="T1">IP-протоколы</text:span></text:p>
      <text:p text:style-name="P35"><text:span text:style-name="T1">1)</text:span> MAC-адрес (уровень 2 OSI)</text:p>
      <text:list text:style-name="L54">
        <text:list-item>
          <text:p text:style-name="P167">Уникальный физический адрес, «серийный номер» сетевой карты.</text:p>
        </text:list-item>
        <text:list-item>
          <text:p text:style-name="P167">48 бит (6 байт): OUI (код производителя) + идентификатор устройства.</text:p>
          <text:p text:style-name="P167">-------------------------------------------------------------------------------------------</text:p>
          <text:p text:style-name="P167">MAC address — unique 48-bit hardware address (OUI + device ID), burned into every NIC.</text:p>
          <text:p text:style-name="P167">-------------------------------------------------------------------------------------------</text:p>
        </text:list-item>
        <text:list-item>
          <text:p text:style-name="P167">Формат: 00:1A:2B:3C:4D:5E (hex, двоеточия).</text:p>
        </text:list-item>
        <text:list-item>
          <text:p text:style-name="P167">Используется для локальной доставки (LAN, VLAN), не маршрутизируется между сетями.</text:p>
        </text:list-item>
        <text:list-item>
          <text:p text:style-name="P167">Для связи MAC и IP используется протокол ARP.</text:p>
        </text:list-item>
        <text:list-item>
          <text:p text:style-name="P167">Иногда MAC можно изменить вручную (locally administered).</text:p>
        </text:list-item>
        <text:list-item>
          <text:p text:style-name="P167">Плюсы: не зависит от IP, всегда уникален в локальной сети.</text:p>
        </text:list-item>
        <text:list-item>
          <text:p text:style-name="P167">Минусы: не работает за пределами сегмента, не может быть использован в интернет-маршрутизации.</text:p>
        </text:list-item>
      </text:list>
      <text:p text:style-name="P5"/>
      <text:p text:style-name="P35"><text:span text:style-name="T1">2)</text:span> IPv4 (уровень 3 OSI, Internet Layer TCP/IP)</text:p>
      <text:list text:style-name="L55">
        <text:list-item>
          <text:p text:style-name="P168">2.1 Назначение и структура</text:p>
          <text:list>
            <text:list-item>
              <text:p text:style-name="P168">Обеспечивает доставку пакетов между сетями — каждый узел получает уникальный 32-битный адрес.</text:p>
            </text:list-item>
          </text:list>
          <text:p text:style-name="P168">-------------------------------------------------------------------------------------------IPv4 — network protocol for delivering packets between hosts via 32-bit unique addresses.</text:p>
          <text:p text:style-name="P168">-------------------------------------------------------------------------------------------</text:p>
          <text:list text:continue-numbering="true">
            <text:list-item>
              <text:p text:style-name="P168">Запись: четыре октета (байта), разделённых точками, например: 192.168.1.1</text:p>
            </text:list-item>
            <text:list-item>
              <text:p text:style-name="P168">Маска сети указывает, какие биты — сеть, какие — хост (пример: 255.255.255.0 или /24).</text:p>
            </text:list-item>
          </text:list>
        </text:list-item>
        <text:list-item>
          <text:p text:style-name="P168">2.2 Диапазоны и адреса</text:p>
          <text:list>
            <text:list-item>
              <text:p text:style-name="P168">Частные сети (private): 10.0.0.0/8, 172.16.0.0/12, 192.168.0.0/16 — не маршрутизируются в интернет.</text:p>
            </text:list-item>
            <text:list-item>
              <text:p text:style-name="P168">Loopback: 127.0.0.1 — «localhost», адрес самого устройства.</text:p>
            </text:list-item>
            <text:list-item>
              <text:p text:style-name="P168">APIPA: 169.254.x.x — автоматически назначается при ошибке DHCP.</text:p>
            </text:list-item>
            <text:list-item>
              <text:p text:style-name="P168">Broadcast: 255.255.255.255 — широковещание по всей сети.</text:p>
            </text:list-item>
          </text:list>
        </text:list-item>
        <text:list-item>
          <text:p text:style-name="P168">2.3 Поля заголовка Ipv4</text:p>
          <text:list>
            <text:list-item>
              <text:p text:style-name="P168">Version (4 бита): версия (4)</text:p>
            </text:list-item>
            <text:list-item>
              <text:p text:style-name="P168">IHL: длина заголовка</text:p>
            </text:list-item>
            <text:list-item>
              <text:p text:style-name="P168">Total Length: размер пакета (до 65535 B)</text:p>
            </text:list-item>
            <text:list-item>
              <text:p text:style-name="P274"><text:soft-page-break/><text:span text:style-name="T22">TTL: Time To Live — «время жизни» пакета (каждый хоп — минус 1)</text:span></text:p>
            </text:list-item>
            <text:list-item>
              <text:p text:style-name="P168">Protocol: следующий протокол (TCP/UDP/ICMP)</text:p>
            </text:list-item>
            <text:list-item>
              <text:p text:style-name="P168">Source/Dest IP: адрес отправителя и получателя</text:p>
            </text:list-item>
            <text:list-item>
              <text:p text:style-name="P168">Header Checksum: контроль целостности заголовка</text:p>
            </text:list-item>
            <text:list-item>
              <text:p text:style-name="P168">Fragmentation: Offset, флаг More Fragments — для разбиения больших пакетов.</text:p>
            </text:list-item>
          </text:list>
        </text:list-item>
        <text:list-item>
          <text:p text:style-name="P168">Плюсы: простая архитектура, легко реализуется, поддерживается везде.</text:p>
        </text:list-item>
        <text:list-item>
          <text:p text:style-name="P168">Минусы: 4 млрд адресов — закончились, NAT стал необходим, сложность с фрагментацией.</text:p>
        </text:list-item>
      </text:list>
      <text:p text:style-name="P5"/>
      <text:p text:style-name="P35"><text:span text:style-name="T1">3)</text:span> NAT (Network Address Translation)</text:p>
      <text:list text:style-name="L56">
        <text:list-item>
          <text:p text:style-name="P169">Переводит адреса из частных диапазонов IPv4 в публичные и обратно на границе сети.</text:p>
          <text:p text:style-name="P169">-------------------------------------------------------------------------------------------</text:p>
          <text:p text:style-name="P169">NAT — translates private IPv4 addresses to public, conserving global address space.</text:p>
          <text:p text:style-name="P169">-------------------------------------------------------------------------------------</text:p>
        </text:list-item>
        <text:list-item>
          <text:p text:style-name="P169">Основные виды:</text:p>
          <text:list>
            <text:list-item>
              <text:p text:style-name="P169">SNAT: исходящий NAT (внутренний IP подменяется на внешний)</text:p>
            </text:list-item>
            <text:list-item>
              <text:p text:style-name="P169">DNAT (Port-forward): входящий NAT (внешний IP перенаправляется внутрь)</text:p>
            </text:list-item>
            <text:list-item>
              <text:p text:style-name="P169">PAT: подмена адреса + порта (много адресов и портов на одном внешнем)</text:p>
            </text:list-item>
          </text:list>
        </text:list-item>
        <text:list-item>
          <text:p text:style-name="P169">Плюсы: экономия адресов, безопасность, скрытие внутренней топологии.</text:p>
        </text:list-item>
        <text:list-item>
          <text:p text:style-name="P169">Минусы: ломает сквозную связь (peer-to-peer, VoIP), требует спец. поддержки (ALGs).</text:p>
        </text:list-item>
      </text:list>
      <text:p text:style-name="P5"/>
      <text:p text:style-name="P35"><text:span text:style-name="T1">4)</text:span> ICMP (Internet Control Message Protocol)</text:p>
      <text:list text:style-name="L57">
        <text:list-item>
          <text:p text:style-name="P170">Служебный протокол, работает с IPv4 и IPv6 для диагностики и передачи ошибок</text:p>
          <text:p text:style-name="P170">-------------------------------------------------------------------------------------------CMP — auxiliary protocol for errors and network diagnostics (ping, traceroute, unreachable).</text:p>
          <text:p text:style-name="P170">-------------------------------------------------------------------------------------------</text:p>
        </text:list-item>
        <text:list-item>
          <text:p text:style-name="P170">Ключевые сообщения:</text:p>
          <text:list>
            <text:list-item>
              <text:p text:style-name="P170">Echo Request/Reply (ping)</text:p>
            </text:list-item>
            <text:list-item>
              <text:p text:style-name="P170">Destination Unreachable (узел недоступен)</text:p>
            </text:list-item>
            <text:list-item>
              <text:p text:style-name="P170">Time Exceeded (TTL истёк)</text:p>
            </text:list-item>
            <text:list-item>
              <text:p text:style-name="P170">Redirect (оптимизация маршрута)</text:p>
            </text:list-item>
          </text:list>
        </text:list-item>
        <text:list-item>
          <text:p text:style-name="P170">Диагностика: ping, traceroute используют ICMP для проверки доступности и маршрутов.</text:p>
        </text:list-item>
      </text:list>
      <text:p text:style-name="P5"/>
      <text:p text:style-name="P5"><text:soft-page-break/><text:span text:style-name="T1">5) </text:span>IPv6 (уровень 3 OSI, Internet Layer TCP/IP)</text:p>
      <text:list text:style-name="L58">
        <text:list-item>
          <text:p text:style-name="P171">5.1 Назначение и причины перехода</text:p>
          <text:list>
            <text:list-item>
              <text:p text:style-name="P171">IPv4 исчерпан — нужен новый протокол с огромным адресным пространством.</text:p>
            </text:list-item>
            <text:list-item>
              <text:p text:style-name="P171">IPv6 = 128 бит, адресов хватит «на всех и навсегда».</text:p>
            </text:list-item>
            <text:list-item>
              <text:p text:style-name="P171">Убирает необходимость NAT, возвращает end-to-end соединение, поддерживает автоматическую настройку.</text:p>
              <text:p text:style-name="P171">-------------------------------------------------------------------------------------------IPv6 — next-gen protocol: 128-bit address, no NAT, autoconfiguration, better security.</text:p>
              <text:p text:style-name="P171">-------------------------------------------------------------------------------------------</text:p>
            </text:list-item>
          </text:list>
        </text:list-item>
        <text:list-item>
          <text:p text:style-name="P171">5.2 Формат и запись Ipv6-адреса</text:p>
          <text:list>
            <text:list-item>
              <text:p text:style-name="P171">8 групп по 4 hex-символа, разделённых двоеточиями: 2001:0db8:85a3:0000:0000:8a2e:0370:7334</text:p>
            </text:list-item>
            <text:list-item>
              <text:p text:style-name="P171">Сокращение: ведущие нули убираются, одна цепочка нулей заменяется :: 2001:db8:85a3::8a2e:370:7334</text:p>
            </text:list-item>
            <text:list-item>
              <text:p text:style-name="P171">Префикс /64 — стандартная длина сетевой части.</text:p>
            </text:list-item>
          </text:list>
        </text:list-item>
        <text:list-item>
          <text:p text:style-name="P171">5.3 Типы адресов и их функции:</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4">Тип</text:p>
          </table:table-cell>
          <table:table-cell table:style-name="Table4.A1" office:value-type="string">
            <text:p text:style-name="P14">Префикс</text:p>
          </table:table-cell>
          <table:table-cell table:style-name="Table4.C1" office:value-type="string">
            <text:p text:style-name="P14">Назначение</text:p>
          </table:table-cell>
        </table:table-row>
        <table:table-row>
          <table:table-cell table:style-name="Table4.A2" office:value-type="string">
            <text:p text:style-name="P14">Global Unicast</text:p>
          </table:table-cell>
          <table:table-cell table:style-name="Table4.A2" office:value-type="string">
            <text:p text:style-name="P14">2000::/3 </text:p>
          </table:table-cell>
          <table:table-cell table:style-name="Table4.C2" office:value-type="string">
            <text:p text:style-name="P14">публичный адрес для интернета</text:p>
          </table:table-cell>
        </table:table-row>
        <table:table-row>
          <table:table-cell table:style-name="Table4.A2" office:value-type="string">
            <text:p text:style-name="P14">Unique-Local</text:p>
          </table:table-cell>
          <table:table-cell table:style-name="Table4.A2" office:value-type="string">
            <text:p text:style-name="P14">fd00::/8</text:p>
          </table:table-cell>
          <table:table-cell table:style-name="Table4.C2" office:value-type="string">
            <text:p text:style-name="P14">частные сети, не маршрутизируется</text:p>
          </table:table-cell>
        </table:table-row>
        <table:table-row>
          <table:table-cell table:style-name="Table4.A2" office:value-type="string">
            <text:p text:style-name="P14">Link-Local</text:p>
          </table:table-cell>
          <table:table-cell table:style-name="Table4.A2" office:value-type="string">
            <text:p text:style-name="P14">fe80::/10</text:p>
          </table:table-cell>
          <table:table-cell table:style-name="Table4.C2" office:value-type="string">
            <text:p text:style-name="P14">автомат. адрес в сегменте, autoconf</text:p>
          </table:table-cell>
        </table:table-row>
        <table:table-row>
          <table:table-cell table:style-name="Table4.A2" office:value-type="string">
            <text:p text:style-name="P14">Multicast</text:p>
          </table:table-cell>
          <table:table-cell table:style-name="Table4.A2" office:value-type="string">
            <text:p text:style-name="P14">ff00::/8</text:p>
          </table:table-cell>
          <table:table-cell table:style-name="Table4.C2" office:value-type="string">
            <text:p text:style-name="P14">групповая рассылка</text:p>
          </table:table-cell>
        </table:table-row>
        <table:table-row>
          <table:table-cell table:style-name="Table4.A2" office:value-type="string">
            <text:p text:style-name="P14">Loopback</text:p>
          </table:table-cell>
          <table:table-cell table:style-name="Table4.A2" office:value-type="string">
            <text:p text:style-name="P14">::1</text:p>
          </table:table-cell>
          <table:table-cell table:style-name="Table4.C2" office:value-type="string">
            <text:p text:style-name="P14">адрес самого устройства</text:p>
          </table:table-cell>
        </table:table-row>
      </table:table>
      <text:p text:style-name="P35"/>
      <text:list text:style-name="L59">
        <text:list-item>
          <text:p text:style-name="P172">5.4 Особенности и функции Ipv6</text:p>
          <text:list>
            <text:list-item>
              <text:p text:style-name="P172">SLAAC: Stateless Address Autoconfiguration — автоназначение адресов.</text:p>
            </text:list-item>
            <text:list-item>
              <text:p text:style-name="P172">Нет NAT — каждый узел напрямую видим в сети.</text:p>
            </text:list-item>
            <text:list-item>
              <text:p text:style-name="P172">Flow Label — поддержка QoS (качество сервиса для приоритезации).</text:p>
            </text:list-item>
            <text:list-item>
              <text:p text:style-name="P172">ICMPv6: обязательный протокол для обнаружения соседей (Neighbor Discovery), сообщений об ошибках.</text:p>
            </text:list-item>
            <text:list-item>
              <text:p text:style-name="P172">Фрагментация: только отправитель может резать пакет, роутеры не фрагментируют (Path MTU Discovery).</text:p>
            </text:list-item>
            <text:list-item>
              <text:p text:style-name="P172">Встроенная поддержка IPsec (шифрование на сетевом уровне).</text:p>
            </text:list-item>
            <text:list-item>
              <text:p text:style-name="P172">Проблемы: не все провайдеры поддерживают, иногда требует dual-stack (одновременно IPv4 и Ipv6).</text:p>
            </text:list-item>
            <text:list-item>
              <text:p text:style-name="P275"><text:soft-page-break/><text:span text:style-name="T22">Плюсы: почти бесконечное число адресов, простая маршрутизация, автоматизация, встроенная безопасность</text:span></text:p>
            </text:list-item>
            <text:list-item>
              <text:p text:style-name="P172">Минусы: требуется изучение новых команд, не вся инфраструктура поддерживает.</text:p>
            </text:list-item>
          </text:list>
        </text:list-item>
      </text:list>
      <text:p text:style-name="P5"/>
      <text:p text:style-name="P5"><text:span text:style-name="T1">6)</text:span> DevOps-шпаргалка:</text:p>
      <table:table table:name="Table5" table:style-name="Table5">
        <table:table-column table:style-name="Table5.A" table:number-columns-repeated="3"/>
        <table:table-row>
          <table:table-cell table:style-name="Table5.A1" office:value-type="string">
            <text:p text:style-name="P14">Проверка / Задача</text:p>
          </table:table-cell>
          <table:table-cell table:style-name="Table5.A1" office:value-type="string">
            <text:p text:style-name="P14">IPv4</text:p>
          </table:table-cell>
          <table:table-cell table:style-name="Table5.C1" office:value-type="string">
            <text:p text:style-name="P14">IPv6</text:p>
          </table:table-cell>
        </table:table-row>
        <table:table-row>
          <table:table-cell table:style-name="Table5.A2" office:value-type="string">
            <text:p text:style-name="P14">Показать адреса</text:p>
          </table:table-cell>
          <table:table-cell table:style-name="Table5.A2" office:value-type="string">
            <text:p text:style-name="P14">ip -4 a</text:p>
          </table:table-cell>
          <table:table-cell table:style-name="Table5.C2" office:value-type="string">
            <text:p text:style-name="P14">ip -6 a</text:p>
          </table:table-cell>
        </table:table-row>
        <table:table-row>
          <table:table-cell table:style-name="Table5.A2" office:value-type="string">
            <text:p text:style-name="P14">Пинг</text:p>
          </table:table-cell>
          <table:table-cell table:style-name="Table5.A2" office:value-type="string">
            <text:p text:style-name="P14">ping 8.8.8.8</text:p>
          </table:table-cell>
          <table:table-cell table:style-name="Table5.C2" office:value-type="string">
            <text:p text:style-name="P14">ping6 2001:4860::8888</text:p>
          </table:table-cell>
        </table:table-row>
        <table:table-row>
          <table:table-cell table:style-name="Table5.A2" office:value-type="string">
            <text:p text:style-name="P14">Трассировка</text:p>
          </table:table-cell>
          <table:table-cell table:style-name="Table5.A2" office:value-type="string">
            <text:p text:style-name="P14">traceroute 8.8.8.8</text:p>
          </table:table-cell>
          <table:table-cell table:style-name="Table5.C2" office:value-type="string">
            <text:p text:style-name="P14">traceroute -6 &lt;адрес&gt;</text:p>
          </table:table-cell>
        </table:table-row>
        <table:table-row>
          <table:table-cell table:style-name="Table5.A2" office:value-type="string">
            <text:p text:style-name="P14">Добавить маршрут</text:p>
          </table:table-cell>
          <table:table-cell table:style-name="Table5.A2" office:value-type="string">
            <text:p text:style-name="P14">ip r add ...</text:p>
          </table:table-cell>
          <table:table-cell table:style-name="Table5.C2" office:value-type="string">
            <text:p text:style-name="P14">ip -6 r add ...</text:p>
          </table:table-cell>
        </table:table-row>
        <table:table-row>
          <table:table-cell table:style-name="Table5.A2" office:value-type="string">
            <text:p text:style-name="P14">Посмотреть ARP / ND</text:p>
          </table:table-cell>
          <table:table-cell table:style-name="Table5.A2" office:value-type="string">
            <text:p text:style-name="P14">arp -a</text:p>
          </table:table-cell>
          <table:table-cell table:style-name="Table5.C2" office:value-type="string">
            <text:p text:style-name="P14">ip -6 neigh</text:p>
          </table:table-cell>
        </table:table-row>
        <table:table-row>
          <table:table-cell table:style-name="Table5.A2" office:value-type="string">
            <text:p text:style-name="P14">Проверить MTU</text:p>
          </table:table-cell>
          <table:table-cell table:style-name="Table5.A2" office:value-type="string">
            <text:p text:style-name="P14">ping -M do -s 1472</text:p>
          </table:table-cell>
          <table:table-cell table:style-name="Table5.C2" office:value-type="string">
            <text:p text:style-name="P14">(Path MTU автоматом)</text:p>
          </table:table-cell>
        </table:table-row>
        <table:table-row>
          <table:table-cell table:style-name="Table5.A2" office:value-type="string">
            <text:p text:style-name="P14">Блокировать IP</text:p>
          </table:table-cell>
          <table:table-cell table:style-name="Table5.A2" office:value-type="string">
            <text:p text:style-name="P14">iptables -A INPUT...</text:p>
          </table:table-cell>
          <table:table-cell table:style-name="Table5.C2" office:value-type="string">
            <text:p text:style-name="P14">nft add rule ... ip6 ...</text:p>
          </table:table-cell>
        </table:table-row>
      </table:table>
      <text:p text:style-name="P5"/>
      <text:p text:style-name="P36"><text:span text:style-name="T9">7) </text:span>Вывод:</text:p>
      <text:list text:style-name="L60">
        <text:list-item>
          <text:p text:style-name="P173">MAC — адрес карты, только для локальной сети.</text:p>
        </text:list-item>
        <text:list-item>
          <text:p text:style-name="P173">IPv4 — рабочая лошадка, требует NAT, адресов мало.</text:p>
        </text:list-item>
        <text:list-item>
          <text:p text:style-name="P173">NAT — временное решение, даёт выход в интернет из частной сети.</text:p>
        </text:list-item>
        <text:list-item>
          <text:p text:style-name="P173">ICMP — диагностика, ошибки, маршруты.</text:p>
        </text:list-item>
        <text:list-item>
          <text:p text:style-name="P173">IPv6 — новый протокол, адресов хватит на всё, проще и прозрачнее, нет NAT, работает автоматизация.</text:p>
        </text:list-item>
        <text:list-item>
          <text:p text:style-name="P173">DevOps — должен уметь различать типы адресов, настраивать маршруты, пользоваться диагностиками и знать отличия IPv4/IPv6.</text:p>
        </text:list-item>
      </text:list>
      <text:p text:style-name="P5"/>
      <text:p text:style-name="P5">🟢 <text:span text:style-name="T1">Network Protocols</text:span></text:p>
      <text:p text:style-name="P5"/>
      <text:p text:style-name="P37"><text:span text:style-name="T10">1) </text:span>ARP (Address Resolution Protocol)</text:p>
      <text:list text:style-name="L61">
        <text:list-item>
          <text:p text:style-name="P174">Что такое:</text:p>
          <text:list>
            <text:list-item>
              <text:p text:style-name="P174">Протокол для определения соответствия IP-адреса и MAC-адреса внутри одной сети.</text:p>
            </text:list-item>
            <text:list-item>
              <text:p text:style-name="P174">Описан в RFC 826 (1982).</text:p>
            </text:list-item>
            <text:list-item>
              <text:p text:style-name="P174">Обычно связывает IPv4-адрес с MAC-адресом, но может работать и с другими типами адресов.</text:p>
              <text:p text:style-name="P174">-------------------------------------------------------------------------------------------ARP is used for mapping an Internet Protocol address (IP address) to a physical machine address (MAC address) that is recognized in the local network.</text:p>
              <text:p text:style-name="P174">-------------------------------------------------------------------------------------------</text:p>
            </text:list-item>
          </text:list>
          <text:p text:style-name="P276"><text:span text:style-name="T22"/></text:p>
          <text:p text:style-name="P276"><text:span text:style-name="T22"/></text:p>
        </text:list-item>
        <text:list-item>
          <text:p text:style-name="P276"><text:soft-page-break/><text:span text:style-name="T22">Принцип работы:</text:span></text:p>
          <text:list>
            <text:list-item>
              <text:p text:style-name="P174">Компьютер знает IP-адрес получателя, но не знает его MAC-адрес.</text:p>
            </text:list-item>
            <text:list-item>
              <text:p text:style-name="P174">Отправляет ARP-запрос: "Кто владелец IP 192.168.0.13?"</text:p>
            </text:list-item>
            <text:list-item>
              <text:p text:style-name="P174">Все в сети слышат запрос, только нужный компьютер отвечает: "Этот адрес у меня, вот мой MAC".</text:p>
              <text:p text:style-name="P174">-------------------------------------------------------------------------------------------</text:p>
            </text:list-item>
            <text:list-item>
              <text:p text:style-name="P174">Host sends a broadcast ARP Request ("Who has 192.168.0.13?").</text:p>
            </text:list-item>
            <text:list-item>
              <text:p text:style-name="P174">Host with this IP responds with its MAC address.</text:p>
              <text:p text:style-name="P174">-------------------------------------------------------------------------------------------</text:p>
            </text:list-item>
          </text:list>
        </text:list-item>
        <text:list-item>
          <text:p text:style-name="P174">Структура ARP-пакета:</text:p>
          <text:list>
            <text:list-item>
              <text:p text:style-name="P174">Network Type: обычно 1 (Ethernet)</text:p>
            </text:list-item>
            <text:list-item>
              <text:p text:style-name="P174">Protocol: 0x0800 (IP)</text:p>
            </text:list-item>
            <text:list-item>
              <text:p text:style-name="P174">Hardware Addr Length: 6 (MAC)</text:p>
            </text:list-item>
            <text:list-item>
              <text:p text:style-name="P174">Protocol Addr Length: 4 (Ipv4)</text:p>
            </text:list-item>
            <text:list-item>
              <text:p text:style-name="P174">Operation: </text:p>
              <text:list>
                <text:list-item>
                  <text:p text:style-name="P174">1 — запрос</text:p>
                </text:list-item>
                <text:list-item>
                  <text:p text:style-name="P174">2 — ответ</text:p>
                </text:list-item>
              </text:list>
            </text:list-item>
            <text:list-item>
              <text:p text:style-name="P174">Sender Hardware Addr: MAC отправителя</text:p>
            </text:list-item>
            <text:list-item>
              <text:p text:style-name="P174">Sender Protocol Addr: IP отправителя</text:p>
            </text:list-item>
            <text:list-item>
              <text:p text:style-name="P174">Target Hardware Addr: неизвестен (00:00:00:00:00:00 в запросе)</text:p>
            </text:list-item>
            <text:list-item>
              <text:p text:style-name="P174">Target Protocol Addr: IP назначения</text:p>
            </text:list-item>
          </text:list>
        </text:list-item>
        <text:list-item>
          <text:p text:style-name="P174">Gratuitous ARP:</text:p>
          <text:list>
            <text:list-item>
              <text:p text:style-name="P174">Это особый запрос, где и отправитель, и получатель — один и тот же IP.</text:p>
            </text:list-item>
            <text:list-item>
              <text:p text:style-name="P174">Используется для обнаружения IP-конфликтов, обновления ARP-таблиц на других устройствах, устранения сбоев.</text:p>
            </text:list-item>
          </text:list>
        </text:list-item>
        <text:list-item>
          <text:p text:style-name="P174">Таблица ARP:</text:p>
          <text:list>
            <text:list-item>
              <text:p text:style-name="P174">Хранит соответствие IP ↔ MAC.</text:p>
            </text:list-item>
            <text:list-item>
              <text:p text:style-name="P174">Бывает static (вручную задано) и dynamic (найдено по ARP).</text:p>
            </text:list-item>
            <text:list-item>
              <text:p text:style-name="P174">Если адрес уже есть в таблице — ARP не отправляется.</text:p>
            </text:list-item>
          </text:list>
        </text:list-item>
        <text:list-item>
          <text:p text:style-name="P174">Безопасность:</text:p>
          <text:list>
            <text:list-item>
              <text:p text:style-name="P174">ARP не защищён — возможны атаки типа ARP spoofing (подмена MAC).</text:p>
            </text:list-item>
            <text:list-item>
              <text:p text:style-name="P174">В IPv6 для этого используется Neighbor Discovery Protocol (NDP).</text:p>
            </text:list-item>
          </text:list>
        </text:list-item>
      </text:list>
      <text:p text:style-name="P5"/>
      <text:p text:style-name="P37"><text:span text:style-name="T1">2</text:span><text:span text:style-name="T10">)</text:span> TCP (Transmission Control Protocol)</text:p>
      <text:list text:style-name="L62">
        <text:list-item>
          <text:p text:style-name="P175">Что такое:</text:p>
          <text:list>
            <text:list-item>
              <text:p text:style-name="P175">Основной протокол передачи данных в интернете (уровень 4 OSI).</text:p>
            </text:list-item>
            <text:list-item>
              <text:p text:style-name="P175">Обеспечивает надёжную, ориентированную на соединение передачу данных между двумя хостами.</text:p>
            </text:list-item>
            <text:list-item>
              <text:p text:style-name="P175">Проверяет целостность, гарантирует доставку, управляет порядком сегментов.</text:p>
              <text:p text:style-name="P277"><text:soft-page-break/><text:span text:style-name="T22">-------------------------------------------------------------------------------------------TCP is a reliable, connection-oriented protocol (RFC 793). It ensures ordered, error-checked, two-way data exchange between endpoints.</text:span></text:p>
              <text:p text:style-name="P175">-------------------------------------------------------------------------------------------</text:p>
            </text:list-item>
          </text:list>
        </text:list-item>
        <text:list-item>
          <text:p text:style-name="P175">Синхронизация соединения (TCP Handshake):</text:p>
          <text:list>
            <text:list-item>
              <text:p text:style-name="P175">SYN — клиент запрашивает соединение</text:p>
            </text:list-item>
            <text:list-item>
              <text:p text:style-name="P175">SYN-ACK — сервер подтверждает</text:p>
            </text:list-item>
            <text:list-item>
              <text:p text:style-name="P175">ACK — клиент подтверждает → <text:s/>соединение установлено (3-way handshake)</text:p>
            </text:list-item>
          </text:list>
        </text:list-item>
        <text:list-item>
          <text:p text:style-name="P175">Передача данных:</text:p>
          <text:list>
            <text:list-item>
              <text:p text:style-name="P175">Данные делятся на сегменты (обычно 1460 байт полезных данных на сегмент).</text:p>
            </text:list-item>
            <text:list-item>
              <text:p text:style-name="P175">Каждый сегмент нумеруется (Sequence Number).</text:p>
            </text:list-item>
            <text:list-item>
              <text:p text:style-name="P175">Для подтверждения используется ACK (Acknowledgement).</text:p>
            </text:list-item>
            <text:list-item>
              <text:p text:style-name="P175">Если ACK не пришёл — сегмент пересылается заново (Retransmission Timeout, RTO).</text:p>
            </text:list-item>
          </text:list>
        </text:list-item>
        <text:list-item>
          <text:p text:style-name="P175">Окно TCP (Sliding Window):</text:p>
          <text:list>
            <text:list-item>
              <text:p text:style-name="P175">Позволяет отправлять несколько сегментов подряд, не дожидаясь каждого ACK.</text:p>
            </text:list-item>
            <text:list-item>
              <text:p text:style-name="P175">Получатель сообщает размер окна (сколько данных можно отправить).</text:p>
            </text:list-item>
            <text:list-item>
              <text:p text:style-name="P175">Окно может изменяться (управление потоком).</text:p>
            </text:list-item>
          </text:list>
        </text:list-item>
        <text:list-item>
          <text:p text:style-name="P175">Типы подтверждений:</text:p>
          <text:list>
            <text:list-item>
              <text:p text:style-name="P175">Cumulative ACK — подтверждает все данные до определённого байта.</text:p>
            </text:list-item>
            <text:list-item>
              <text:p text:style-name="P175">Selective ACK — подтверждает определённые диапазоны, что важно при больших потерях.</text:p>
            </text:list-item>
          </text:list>
        </text:list-item>
        <text:list-item>
          <text:p text:style-name="P175">Заголовок TCP:</text:p>
          <text:list>
            <text:list-item>
              <text:p text:style-name="P175">Source port, Dest port — порты отправителя и получателя</text:p>
            </text:list-item>
            <text:list-item>
              <text:p text:style-name="P175">Sequence number — номер первого байта</text:p>
            </text:list-item>
            <text:list-item>
              <text:p text:style-name="P175">ACK number — ожидаемый следующий байт</text:p>
            </text:list-item>
            <text:list-item>
              <text:p text:style-name="P175">Data offset — размер заголовка</text:p>
            </text:list-item>
            <text:list-item>
              <text:p text:style-name="P175">Flags — SYN, ACK, PSH, RST, FIN, URG и др.</text:p>
            </text:list-item>
            <text:list-item>
              <text:p text:style-name="P175">Window size — размер окна</text:p>
            </text:list-item>
            <text:list-item>
              <text:p text:style-name="P175">Checksum — контрольная сумма</text:p>
            </text:list-item>
            <text:list-item>
              <text:p text:style-name="P175">Urgent pointer, Options (опционально)</text:p>
            </text:list-item>
          </text:list>
        </text:list-item>
        <text:list-item>
          <text:p text:style-name="P175">Ключевые флаги:</text:p>
          <text:list>
            <text:list-item>
              <text:p text:style-name="P175">SYN — начало соединения</text:p>
            </text:list-item>
            <text:list-item>
              <text:p text:style-name="P175">FIN — завершение</text:p>
            </text:list-item>
            <text:list-item>
              <text:p text:style-name="P175">ACK — подтверждение</text:p>
            </text:list-item>
            <text:list-item>
              <text:p text:style-name="P175">RST — сброс соединения</text:p>
            </text:list-item>
            <text:list-item>
              <text:p text:style-name="P175">URG — срочные данные</text:p>
            </text:list-item>
            <text:list-item>
              <text:p text:style-name="P175">PSH — push, немедленная доставка</text:p>
            </text:list-item>
            <text:list-item>
              <text:p text:style-name="P175">CWR/ECE/NS — для работы с перегрузкой</text:p>
            </text:list-item>
          </text:list>
        </text:list-item>
      </text:list>
      <text:p text:style-name="P5"/>
      <text:p text:style-name="P37"><text:soft-page-break/><text:span text:style-name="T1">3</text:span><text:span text:style-name="T10">)</text:span> UDP (User Datagram Protocol)</text:p>
      <text:list text:style-name="L63">
        <text:list-item>
          <text:p text:style-name="P176">Что такое:</text:p>
          <text:list>
            <text:list-item>
              <text:p text:style-name="P176">Протокол передачи данных без установления соединения (уровень 4 OSI).</text:p>
            </text:list-item>
            <text:list-item>
              <text:p text:style-name="P176">Не гарантирует доставку, не проверяет порядок, минимальный overhead.</text:p>
            </text:list-item>
            <text:list-item>
              <text:p text:style-name="P176">Быстрее TCP, часто используется для потокового видео, DNS, VoIP.</text:p>
              <text:p text:style-name="P176">-------------------------------------------------------------------------------------------UDP is a lightweight, connectionless protocol (RFC 768). No guarantees of delivery, ordering, or duplicate protection.</text:p>
              <text:p text:style-name="P176">-------------------------------------------------------------------------------------------</text:p>
            </text:list-item>
          </text:list>
        </text:list-item>
        <text:list-item>
          <text:p text:style-name="P176">Структура заголовка UDP:</text:p>
          <text:list>
            <text:list-item>
              <text:p text:style-name="P176">Source port</text:p>
            </text:list-item>
            <text:list-item>
              <text:p text:style-name="P176">Destination port</text:p>
            </text:list-item>
            <text:list-item>
              <text:p text:style-name="P176">Length — длина пакета</text:p>
            </text:list-item>
            <text:list-item>
              <text:p text:style-name="P176">Checksum — контрольная сумма (IPv6 обязательно, в IPv4 опционально)</text:p>
            </text:list-item>
          </text:list>
        </text:list-item>
        <text:list-item>
          <text:p text:style-name="P176">Pseudo Header:</text:p>
          <text:list>
            <text:list-item>
              <text:p text:style-name="P176">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176">Сравнение TCP и UDP:</text:p>
        </text:list-item>
      </text:list>
      <text:p text:style-name="P5"><text:tab/></text:p>
      <table:table table:name="Table6" table:style-name="Table6">
        <table:table-column table:style-name="Table6.A"/>
        <table:table-column table:style-name="Table6.B"/>
        <table:table-row>
          <table:table-cell table:style-name="Table6.A1" office:value-type="string">
            <text:p text:style-name="P65">TCP</text:p>
          </table:table-cell>
          <table:table-cell table:style-name="Table6.B1" office:value-type="string">
            <text:p text:style-name="P65">UDP</text:p>
          </table:table-cell>
        </table:table-row>
        <table:table-row>
          <table:table-cell table:style-name="Table6.A2" office:value-type="string">
            <text:p text:style-name="P15">Reliable</text:p>
          </table:table-cell>
          <table:table-cell table:style-name="Table6.B2" office:value-type="string">
            <text:p text:style-name="P15">Unreliable</text:p>
          </table:table-cell>
        </table:table-row>
        <table:table-row>
          <table:table-cell table:style-name="Table6.A2" office:value-type="string">
            <text:p text:style-name="P15">Ordered</text:p>
          </table:table-cell>
          <table:table-cell table:style-name="Table6.B2" office:value-type="string">
            <text:p text:style-name="P15">Not ordered</text:p>
          </table:table-cell>
        </table:table-row>
        <table:table-row>
          <table:table-cell table:style-name="Table6.A2" office:value-type="string">
            <text:p text:style-name="P15">Heavyweight</text:p>
          </table:table-cell>
          <table:table-cell table:style-name="Table6.B2" office:value-type="string">
            <text:p text:style-name="P15">Lightweight</text:p>
          </table:table-cell>
        </table:table-row>
        <table:table-row>
          <table:table-cell table:style-name="Table6.A2" office:value-type="string">
            <text:p text:style-name="P15">Stream</text:p>
          </table:table-cell>
          <table:table-cell table:style-name="Table6.B2" office:value-type="string">
            <text:p text:style-name="P15">Datagram</text:p>
          </table:table-cell>
        </table:table-row>
        <table:table-row>
          <table:table-cell table:style-name="Table6.A2" office:value-type="string">
            <text:p text:style-name="P15">End-to-End</text:p>
          </table:table-cell>
          <table:table-cell table:style-name="Table6.B2" office:value-type="string">
            <text:p text:style-name="P16">Broadcast/Multicast ok</text:p>
          </table:table-cell>
        </table:table-row>
        <table:table-row table:style-name="Table6.7">
          <table:table-cell table:style-name="Table6.A2" office:value-type="string">
            <text:p text:style-name="P16">Congestion/flow control</text:p>
          </table:table-cell>
          <table:table-cell table:style-name="Table6.B2" office:value-type="string">
            <text:p text:style-name="P16">Нет контроля перегрузки</text:p>
          </table:table-cell>
        </table:table-row>
      </table:table>
      <text:p text:style-name="P5"/>
      <text:p text:style-name="P38"><text:span text:style-name="T1">4</text:span><text:span text:style-name="T11">)</text:span><text:span text:style-name="T1"> </text:span>ICMP (Internet Control Message Protocol)</text:p>
      <text:list text:style-name="L64">
        <text:list-item>
          <text:p text:style-name="P177">Что такое:</text:p>
          <text:list>
            <text:list-item>
              <text:p text:style-name="P178">Протокол служебных сообщений и диагностики для сетевого уровня (уровень 3 OSI).</text:p>
            </text:list-item>
            <text:list-item>
              <text:p text:style-name="P178">Используется для передачи ошибок и информации о состоянии сети.</text:p>
            </text:list-item>
            <text:list-item>
              <text:p text:style-name="P178">Применяется в ping, traceroute.</text:p>
              <text:p text:style-name="P178">-------------------------------------------------------------------------------------------</text:p>
              <text:p text:style-name="P178">ICMP is a network-layer protocol for error and status messaging, widely used for diagnostics.</text:p>
              <text:p text:style-name="P278"><text:soft-page-break/><text:span text:style-name="T22">-------------------------------------------------------------------------------------------</text:span></text:p>
            </text:list-item>
          </text:list>
        </text:list-item>
        <text:list-item>
          <text:p text:style-name="P178">Структура ICMP-пакета:</text:p>
          <text:list>
            <text:list-item>
              <text:p text:style-name="P178">Type and Code — определяют тип и подтип сообщения</text:p>
            </text:list-item>
            <text:list-item>
              <text:p text:style-name="P178">Checksum — контрольная сумма</text:p>
            </text:list-item>
            <text:list-item>
              <text:p text:style-name="P178">Остальное зависит от типа сообщения (Echo, Unreachable и др.)</text:p>
            </text:list-item>
          </text:list>
        </text:list-item>
        <text:list-item>
          <text:p text:style-name="P178">Типы ICMP-сообщений:</text:p>
          <text:list>
            <text:list-item>
              <text:p text:style-name="P178">0 — Echo reply (ping ответ)</text:p>
            </text:list-item>
            <text:list-item>
              <text:p text:style-name="P178">8 — Echo request (ping запрос)</text:p>
            </text:list-item>
            <text:list-item>
              <text:p text:style-name="P178">3 — Destination unreachable (хост недоступен)</text:p>
            </text:list-item>
            <text:list-item>
              <text:p text:style-name="P178">5 — Redirect (перенаправить по другому маршруту)</text:p>
            </text:list-item>
            <text:list-item>
              <text:p text:style-name="P178">Time Exceeded — время жизни истекло</text:p>
            </text:list-item>
            <text:list-item>
              <text:p text:style-name="P178">Пример:</text:p>
              <text:list>
                <text:list-item>
                  <text:p text:style-name="P178">Если пакет не может быть доставлен (TTL истёк, нет маршрута, запрещён протокол/порт) — отправляется ICMP-ошибка.</text:p>
                </text:list-item>
              </text:list>
            </text:list-item>
          </text:list>
        </text:list-item>
      </text:list>
      <text:p text:style-name="P5"/>
      <text:p text:style-name="P5"><text:span text:style-name="T12">5)</text:span> PORTS (Порты)</text:p>
      <text:list text:style-name="L65">
        <text:list-item>
          <text:p text:style-name="P179">Что такое:</text:p>
          <text:list>
            <text:list-item>
              <text:p text:style-name="P179">Порт — это программная «точка входа/выхода» для сетевого взаимодействия на уровне приложения.</text:p>
            </text:list-item>
            <text:list-item>
              <text:p text:style-name="P179">Каждый порт — это 16-битное число (0–65535).</text:p>
            </text:list-item>
            <text:list-item>
              <text:p text:style-name="P179">Порт всегда указывается в паре с IP-адресом и протоколом (TCP или UDP).</text:p>
              <text:p text:style-name="P179">-------------------------------------------------------------------------------------------Port is a logical endpoint for network communication, identified by a 16-bit number.</text:p>
              <text:p text:style-name="P179">-------------------------------------------------------------------------------------------</text:p>
            </text:list-item>
          </text:list>
        </text:list-item>
        <text:list-item>
          <text:p text:style-name="P179">Типы портов:</text:p>
          <text:list>
            <text:list-item>
              <text:p text:style-name="P179">Well-known ports: 0–1023</text:p>
              <text:list>
                <text:list-item>
                  <text:p text:style-name="P179">Зарезервированы для стандартных сервисов и приложений.</text:p>
                </text:list-item>
                <text:list-item>
                  <text:p text:style-name="P179">Примеры: 20,21 (FTP), 22 (SSH), 23 (Telnet), 25 (SMTP), 53 (DNS), 67,68 (DHCP), 80 (HTTP), 443 (HTTPS)</text:p>
                </text:list-item>
              </text:list>
            </text:list-item>
            <text:list-item>
              <text:p text:style-name="P179">Registered ports: 1024–49151</text:p>
              <text:list>
                <text:list-item>
                  <text:p text:style-name="P179">Выдаются IANA для пользовательских сервисов (напр., 3306 MySQL, 5432 PostgreSQL)</text:p>
                </text:list-item>
              </text:list>
            </text:list-item>
            <text:list-item>
              <text:p text:style-name="P179">Ephemeral ports: 49152–65535</text:p>
              <text:list>
                <text:list-item>
                  <text:p text:style-name="P179">Используются для временных соединений, чаще всего операционной системой.</text:p>
                </text:list-item>
              </text:list>
            </text:list-item>
            <text:list-item>
              <text:p text:style-name="P179">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66">Сервис</text:p>
          </table:table-cell>
          <table:table-cell table:style-name="Table7.A1" office:value-type="string">
            <text:p text:style-name="P66">TCP</text:p>
          </table:table-cell>
          <table:table-cell table:style-name="Table7.C1" office:value-type="string">
            <text:p text:style-name="P66">UDP</text:p>
          </table:table-cell>
        </table:table-row>
        <table:table-row>
          <table:table-cell table:style-name="Table7.A2" office:value-type="string">
            <text:p text:style-name="P17">HTTP</text:p>
          </table:table-cell>
          <table:table-cell table:style-name="Table7.A2" office:value-type="string">
            <text:p text:style-name="P40">80</text:p>
          </table:table-cell>
          <table:table-cell table:style-name="Table7.C2" office:value-type="string">
            <text:p text:style-name="P18"/>
          </table:table-cell>
        </table:table-row>
        <table:table-row>
          <table:table-cell table:style-name="Table7.A2" office:value-type="string">
            <text:p text:style-name="P17">HTTPS</text:p>
          </table:table-cell>
          <table:table-cell table:style-name="Table7.A2" office:value-type="string">
            <text:p text:style-name="P40">443</text:p>
          </table:table-cell>
          <table:table-cell table:style-name="Table7.C2" office:value-type="string">
            <text:p text:style-name="P18"/>
          </table:table-cell>
        </table:table-row>
        <table:table-row>
          <table:table-cell table:style-name="Table7.A2" office:value-type="string">
            <text:p text:style-name="P17">FTP</text:p>
          </table:table-cell>
          <table:table-cell table:style-name="Table7.A2" office:value-type="string">
            <text:p text:style-name="P40">20, 21</text:p>
          </table:table-cell>
          <table:table-cell table:style-name="Table7.C2" office:value-type="string">
            <text:p text:style-name="P18"/>
          </table:table-cell>
        </table:table-row>
        <text:soft-page-break/>
        <table:table-row>
          <table:table-cell table:style-name="Table7.A2" office:value-type="string">
            <text:p text:style-name="P17">SSH</text:p>
          </table:table-cell>
          <table:table-cell table:style-name="Table7.A2" office:value-type="string">
            <text:p text:style-name="P40">22</text:p>
          </table:table-cell>
          <table:table-cell table:style-name="Table7.C2" office:value-type="string">
            <text:p text:style-name="P18"/>
          </table:table-cell>
        </table:table-row>
        <table:table-row>
          <table:table-cell table:style-name="Table7.A2" office:value-type="string">
            <text:p text:style-name="P17">Telnet</text:p>
          </table:table-cell>
          <table:table-cell table:style-name="Table7.A2" office:value-type="string">
            <text:p text:style-name="P40">23</text:p>
          </table:table-cell>
          <table:table-cell table:style-name="Table7.C2" office:value-type="string">
            <text:p text:style-name="P18"/>
          </table:table-cell>
        </table:table-row>
        <table:table-row>
          <table:table-cell table:style-name="Table7.A2" office:value-type="string">
            <text:p text:style-name="P17">SMTP</text:p>
          </table:table-cell>
          <table:table-cell table:style-name="Table7.A2" office:value-type="string">
            <text:p text:style-name="P40">25</text:p>
          </table:table-cell>
          <table:table-cell table:style-name="Table7.C2" office:value-type="string">
            <text:p text:style-name="P18"/>
          </table:table-cell>
        </table:table-row>
        <table:table-row>
          <table:table-cell table:style-name="Table7.A2" office:value-type="string">
            <text:p text:style-name="P17">DNS</text:p>
          </table:table-cell>
          <table:table-cell table:style-name="Table7.A2" office:value-type="string">
            <text:p text:style-name="P40">53</text:p>
          </table:table-cell>
          <table:table-cell table:style-name="Table7.C2" office:value-type="string">
            <text:p text:style-name="P40">53</text:p>
          </table:table-cell>
        </table:table-row>
        <table:table-row>
          <table:table-cell table:style-name="Table7.A2" office:value-type="string">
            <text:p text:style-name="P17">DHCP</text:p>
          </table:table-cell>
          <table:table-cell table:style-name="Table7.A2" office:value-type="string">
            <text:p text:style-name="P40">67, 68</text:p>
          </table:table-cell>
          <table:table-cell table:style-name="Table7.C2" office:value-type="string">
            <text:p text:style-name="P40">67, 68</text:p>
          </table:table-cell>
        </table:table-row>
        <table:table-row>
          <table:table-cell table:style-name="Table7.A2" office:value-type="string">
            <text:p text:style-name="P17">POP3</text:p>
          </table:table-cell>
          <table:table-cell table:style-name="Table7.A2" office:value-type="string">
            <text:p text:style-name="P40">110</text:p>
          </table:table-cell>
          <table:table-cell table:style-name="Table7.C2" office:value-type="string">
            <text:p text:style-name="P18"/>
          </table:table-cell>
        </table:table-row>
        <table:table-row>
          <table:table-cell table:style-name="Table7.A2" office:value-type="string">
            <text:p text:style-name="P17">IMAP<text:tab/>143</text:p>
          </table:table-cell>
          <table:table-cell table:style-name="Table7.A2" office:value-type="string">
            <text:p text:style-name="P40">143</text:p>
          </table:table-cell>
          <table:table-cell table:style-name="Table7.C2" office:value-type="string">
            <text:p text:style-name="P18"/>
          </table:table-cell>
        </table:table-row>
      </table:table>
      <text:p text:style-name="P5"/>
      <text:p text:style-name="P39"><text:span text:style-name="T12">6) </text:span>Краткий вывод:</text:p>
      <text:list text:style-name="L66">
        <text:list-item>
          <text:p text:style-name="P180">ARP — узнаёт, какой MAC у IP-адреса внутри сегмента.</text:p>
        </text:list-item>
        <text:list-item>
          <text:p text:style-name="P180">TCP — надёжная доставка с подтверждением, соединение.</text:p>
        </text:list-item>
        <text:list-item>
          <text:p text:style-name="P180">UDP — быстрая передача без гарантий, подходит для стриминга/голоса.</text:p>
        </text:list-item>
        <text:list-item>
          <text:p text:style-name="P180">ICMP — диагностика, ошибки (ping, unreachable, TTL).</text:p>
        </text:list-item>
        <text:list-item>
          <text:p text:style-name="P180">Порты — программные точки подключения, отделяют сервисы друг от друга.</text:p>
        </text:list-item>
      </text:list>
      <text:p text:style-name="P80"><text:span text:style-name="T22"/></text:p>
      <text:p text:style-name="P80"><text:span text:style-name="T22">🟢 </text:span><text:span text:style-name="T33">Networks and Subnetworks (Сети и подсети)</text:span></text:p>
      <text:p text:style-name="P80"><text:span text:style-name="T22"/></text:p>
      <text:p text:style-name="P81"><text:span text:style-name="T33">1)</text:span><text:span text:style-name="T22"> Classful Networks (Классовые сети)</text:span></text:p>
      <text:list text:style-name="L67">
        <text:list-item>
          <text:p text:style-name="P279"><text:span text:style-name="T26">Ч</text:span><text:span text:style-name="T22">то это:</text:span></text:p>
          <text:list>
            <text:list-item>
              <text:p text:style-name="P181">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181">Почему так делали?</text:p>
              <text:list>
                <text:list-item>
                  <text:p text:style-name="P181">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181">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5">Класс</text:p>
          </table:table-cell>
          <table:table-cell table:style-name="Table8.A1" office:value-type="string">
            <text:p text:style-name="P75">Диапазон первого байта</text:p>
          </table:table-cell>
          <table:table-cell table:style-name="Table8.A1" office:value-type="string">
            <text:p text:style-name="P75">Сетей</text:p>
          </table:table-cell>
          <table:table-cell table:style-name="Table8.A1" office:value-type="string">
            <text:p text:style-name="P75">Хостов в сети</text:p>
          </table:table-cell>
          <table:table-cell table:style-name="Table8.E1" office:value-type="string">
            <text:p text:style-name="P75">Для чего использовали</text:p>
          </table:table-cell>
        </table:table-row>
        <table:table-row>
          <table:table-cell table:style-name="Table8.A2" office:value-type="string">
            <text:p text:style-name="P21">A</text:p>
          </table:table-cell>
          <table:table-cell table:style-name="Table8.A2" office:value-type="string">
            <text:p text:style-name="P21">0–127</text:p>
          </table:table-cell>
          <table:table-cell table:style-name="Table8.A2" office:value-type="string">
            <text:p text:style-name="P21">128</text:p>
          </table:table-cell>
          <table:table-cell table:style-name="Table8.A2" office:value-type="string">
            <text:p text:style-name="P21">16 777 214</text:p>
          </table:table-cell>
          <table:table-cell table:style-name="Table8.E2" office:value-type="string">
            <text:p text:style-name="P21">Огромные корпорации, провайдеры</text:p>
          </table:table-cell>
        </table:table-row>
        <table:table-row>
          <table:table-cell table:style-name="Table8.A2" office:value-type="string">
            <text:p text:style-name="P21">B</text:p>
          </table:table-cell>
          <table:table-cell table:style-name="Table8.A2" office:value-type="string">
            <text:p text:style-name="P21">128–191</text:p>
          </table:table-cell>
          <table:table-cell table:style-name="Table8.A2" office:value-type="string">
            <text:p text:style-name="P21">16 384</text:p>
          </table:table-cell>
          <table:table-cell table:style-name="Table8.A2" office:value-type="string">
            <text:p text:style-name="P21">65 534</text:p>
          </table:table-cell>
          <table:table-cell table:style-name="Table8.E2" office:value-type="string">
            <text:p text:style-name="P21">Средние компании, универы</text:p>
          </table:table-cell>
        </table:table-row>
        <table:table-row>
          <table:table-cell table:style-name="Table8.A2" office:value-type="string">
            <text:p text:style-name="P21">C</text:p>
          </table:table-cell>
          <table:table-cell table:style-name="Table8.A2" office:value-type="string">
            <text:p text:style-name="P21">192–223</text:p>
          </table:table-cell>
          <table:table-cell table:style-name="Table8.A2" office:value-type="string">
            <text:p text:style-name="P21">2 млн</text:p>
          </table:table-cell>
          <table:table-cell table:style-name="Table8.A2" office:value-type="string">
            <text:p text:style-name="P22">254</text:p>
          </table:table-cell>
          <table:table-cell table:style-name="Table8.E2" office:value-type="string">
            <text:p text:style-name="P22">Маленькие сети, офисы</text:p>
          </table:table-cell>
        </table:table-row>
        <table:table-row>
          <table:table-cell table:style-name="Table8.A2" office:value-type="string">
            <text:p text:style-name="P22">D</text:p>
          </table:table-cell>
          <table:table-cell table:style-name="Table8.A2" office:value-type="string">
            <text:p text:style-name="P22">224–239</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Multicast (рассылка сразу многим)</text:p>
          </table:table-cell>
        </table:table-row>
        <table:table-row>
          <table:table-cell table:style-name="Table8.A2" office:value-type="string">
            <text:p text:style-name="P22">E</text:p>
          </table:table-cell>
          <table:table-cell table:style-name="Table8.A2" office:value-type="string">
            <text:p text:style-name="P22">240–255</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Резерв, эксперименты</text:p>
          </table:table-cell>
        </table:table-row>
      </table:table>
      <text:list text:style-name="L68">
        <text:list-item>
          <text:list>
            <text:list-item>
              <text:p text:style-name="P280"><text:span text:style-name="T22">Примеры</text:span><text:span text:style-name="T27">:</text:span></text:p>
              <text:list>
                <text:list-item>
                  <text:p text:style-name="P182"><text:soft-page-break/>Класс A:</text:p>
                  <text:list>
                    <text:list-item>
                      <text:p text:style-name="P182">10.0.0.0 — это класс А (сеть 10, хосты любые)</text:p>
                    </text:list-item>
                    <text:list-item>
                      <text:p text:style-name="P182">127.0.0.1 — тоже класс А, но спец. адрес (loopback)</text:p>
                    </text:list-item>
                  </text:list>
                </text:list-item>
                <text:list-item>
                  <text:p text:style-name="P182">Класс B:</text:p>
                  <text:list>
                    <text:list-item>
                      <text:p text:style-name="P182">172.16.0.0 — класс В</text:p>
                    </text:list-item>
                  </text:list>
                </text:list-item>
                <text:list-item>
                  <text:p text:style-name="P182">Класс C:</text:p>
                  <text:list>
                    <text:list-item>
                      <text:p text:style-name="P182">192.168.1.0 — класс С (очень популярная “домашняя” сеть)</text:p>
                    </text:list-item>
                  </text:list>
                </text:list-item>
              </text:list>
            </text:list-item>
            <text:list-item>
              <text:p text:style-name="P182">Как определялись классы?</text:p>
              <text:list>
                <text:list-item>
                  <text:p text:style-name="P182">По первым битам IP (это можно увидеть в двоичной записи):</text:p>
                  <text:list>
                    <text:list-item>
                      <text:p text:style-name="P182">Класс A — начинается с 0 (0xxxxxxx)</text:p>
                    </text:list-item>
                    <text:list-item>
                      <text:p text:style-name="P182">Класс B — начинается с 10 (10xxxxxx)</text:p>
                    </text:list-item>
                    <text:list-item>
                      <text:p text:style-name="P182">Класс C — начинается с 110 (110xxxxx)</text:p>
                    </text:list-item>
                    <text:list-item>
                      <text:p text:style-name="P182">D — 1110</text:p>
                    </text:list-item>
                    <text:list-item>
                      <text:p text:style-name="P182">E — 1111</text:p>
                    </text:list-item>
                  </text:list>
                </text:list-item>
              </text:list>
            </text:list-item>
          </text:list>
        </text:list-item>
      </text:list>
      <text:p text:style-name="P80"><text:span text:style-name="T22"/></text:p>
      <text:p text:style-name="P80"><text:span text:style-name="T33">2)</text:span><text:span text:style-name="T22"> CIDR (Classless Inter-Domain Routing, бесклассовая адресация)</text:span></text:p>
      <text:list text:style-name="L69">
        <text:list-item>
          <text:p text:style-name="P183">Что такое:</text:p>
          <text:list>
            <text:list-item>
              <text:p text:style-name="P184">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184">В 1993 году появился стандарт CIDR, который позволил делить адресное пространство гибко и по-умному, а не кусками “по классам”.</text:p>
            </text:list-item>
            <text:list-item>
              <text:p text:style-name="P184">Как выглядит адрес в CIDR. IP-адрес пишется вместе с “префиксом” через слэш:</text:p>
              <text:list>
                <text:list-item>
                  <text:p text:style-name="P184">192.168.1.0/24</text:p>
                </text:list-item>
                <text:list-item>
                  <text:p text:style-name="P184">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184">Пример:</text:p>
          <text:list>
            <text:list-item>
              <text:p text:style-name="P183">— /24 (255.255.255.0) — классический “маленький офис”, 254 хоста.</text:p>
            </text:list-item>
            <text:list-item>
              <text:p text:style-name="P183">— /21 (255.255.248.0) — больше хостов, меньше сетей.</text:p>
            </text:list-item>
            <text:list-item>
              <text:p text:style-name="P183">— /11 (255.224.0.0) — очень большая сеть.</text:p>
            </text:list-item>
          </text:list>
        </text:list-item>
        <text:list-item>
          <text:p text:style-name="P183">Главные фишки CIDR</text:p>
          <text:list>
            <text:list-item>
              <text:p text:style-name="P183">Гибкость:</text:p>
            </text:list-item>
            <text:list-item>
              <text:p text:style-name="P184">Ты сам выбираешь, сколько нужно адресов под сеть, и не “переплачиваешь” за лишние.</text:p>
            </text:list-item>
            <text:list-item>
              <text:p text:style-name="P184">Экономия. Всякие “дырки” между сетями исчезают, адресов тратится ровно столько, сколько надо.</text:p>
            </text:list-item>
            <text:list-item>
              <text:p text:style-name="P184">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184">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183"><text:soft-page-break/>Примеры для понимания</text:p>
          <text:list>
            <text:list-item>
              <text:p text:style-name="P184">У тебя 100 сотрудников? — Можно взять сеть /25 (126 хостов — хватит, а не лишние 254, как в /24).</text:p>
            </text:list-item>
            <text:list-item>
              <text:p text:style-name="P184">Нужно сеть для видеонаблюдения, где 20 камер? — /27 (30 хостов), а не целую /24.</text:p>
            </text:list-item>
            <text:list-item>
              <text:p text:style-name="P184">Для дата-центра или крупного оператора можно “отрезать” целую /16, /13, или даже /11.</text:p>
            </text:list-item>
          </text:list>
        </text:list-item>
        <text:list-item>
          <text:p text:style-name="P183">Вывод:</text:p>
          <text:list>
            <text:list-item>
              <text:p text:style-name="P183">CIDR — это основа всех современных сетей.</text:p>
            </text:list-item>
            <text:list-item>
              <text:p text:style-name="P183">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80"><text:span text:style-name="T22"/></text:p>
      <text:p text:style-name="P80"><text:span text:style-name="T33">3) </text:span><text:span text:style-name="T22">Маска сети (Network Mask)</text:span></text:p>
      <text:list text:style-name="L70">
        <text:list-item>
          <text:p text:style-name="P185">Что такое:</text:p>
          <text:list>
            <text:list-item>
              <text:p text:style-name="P185">Маска — это “шаблон”, который показывает, где заканчивается адрес сети и начинается адрес устройства (хоста) в IP-адресе.</text:p>
            </text:list-item>
            <text:list-item>
              <text:p text:style-name="P185">Маска определяет, сколько бит в IP-адресе — это сеть, а сколько — это хосты.</text:p>
            </text:list-item>
          </text:list>
        </text:list-item>
        <text:list-item>
          <text:p text:style-name="P185">Как выглядит маска</text:p>
          <text:list>
            <text:list-item>
              <text:p text:style-name="P185">Может быть записана в виде четырёх чисел (десятичная форма):</text:p>
              <text:list>
                <text:list-item>
                  <text:p text:style-name="P185">— 255.255.255.0</text:p>
                </text:list-item>
                <text:list-item>
                  <text:p text:style-name="P185">— 255.255.240.0</text:p>
                </text:list-item>
                <text:list-item>
                  <text:p text:style-name="P185">— 255.255.255.252</text:p>
                </text:list-item>
              </text:list>
            </text:list-item>
            <text:list-item>
              <text:p text:style-name="P185">Или в виде префикса (slash notation):</text:p>
              <text:list>
                <text:list-item>
                  <text:p text:style-name="P185">— /24 (значит, 24 бита — это сеть)</text:p>
                </text:list-item>
                <text:list-item>
                  <text:p text:style-name="P185">— /20, /30 и т. д.</text:p>
                </text:list-item>
              </text:list>
            </text:list-item>
          </text:list>
        </text:list-item>
        <text:list-item>
          <text:p text:style-name="P185">Маска “разделяет” IP-адрес на две части: </text:p>
          <text:list>
            <text:list-item>
              <text:p text:style-name="P185">Сетевая часть — для определения, к какой сети принадлежит адрес (например, “офис 1”, “отдел продаж”).</text:p>
            </text:list-item>
            <text:list-item>
              <text:p text:style-name="P185">Хостовая часть — уникальна для каждого устройства внутри этой сети (например, компьютер 1, принтер 2).</text:p>
            </text:list-item>
          </text:list>
        </text:list-item>
        <text:list-item>
          <text:p text:style-name="P185">Пример:</text:p>
          <text:list>
            <text:list-item>
              <text:p text:style-name="P185">IP-адрес: 192.168.1.15 Маска: 255.255.255.0 (или /24). Это значит:</text:p>
              <text:list>
                <text:list-item>
                  <text:p text:style-name="P185">— первые 24 бита (три октета) — это сеть (192.168.1.),</text:p>
                </text:list-item>
                <text:list-item>
                  <text:p text:style-name="P185">— последние 8 бит — для хостов (от 1 до 254).</text:p>
                </text:list-item>
              </text:list>
            </text:list-item>
            <text:list-item>
              <text:p text:style-name="P185">Как вычислить маску в двоичном виде</text:p>
              <text:list>
                <text:list-item>
                  <text:p text:style-name="P185">255.255.255.0→ 11111111.11111111.11111111.00000000→ первые 24 единицы — сеть, 8 нулей — хосты </text:p>
                </text:list-item>
                <text:list-item>
                  <text:p text:style-name="P185">255.255.240.0 11111111.11111111.11110000.00000000→ 20 единиц — сеть, 12 нулей — хосты</text:p>
                </text:list-item>
              </text:list>
            </text:list-item>
          </text:list>
        </text:list-item>
        <text:list-item>
          <text:p text:style-name="P185">Почему важно знать маску</text:p>
          <text:list>
            <text:list-item>
              <text:p text:style-name="P185"><text:soft-page-break/>Без маски ты не поймёшь, “свои” это устройства или чужие (одна сеть или нет).</text:p>
            </text:list-item>
            <text:list-item>
              <text:p text:style-name="P185">Для разделения большой сети на много маленьких (subnetting) нужна правильная маска.</text:p>
            </text:list-item>
            <text:list-item>
              <text:p text:style-name="P185">От маски зависит, сколько устройств можно подключить к сети (чем больше “нулей” — тем больше хостов).</text:p>
            </text:list-item>
          </text:list>
        </text:list-item>
        <text:list-item>
          <text:p text:style-name="P186">На практике:</text:p>
          <text:list>
            <text:list-item>
              <text:p text:style-name="P186">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82"><text:span text:style-name="T33">4)</text:span><text:span text:style-name="T22"> Subnetting (Подсети)</text:span></text:p>
      <text:list text:style-name="L71">
        <text:list-item>
          <text:p text:style-name="P187">Subnetting — это процесс деления одной большой IP-сети на несколько меньших подсетей.</text:p>
        </text:list-item>
        <text:list-item>
          <text:p text:style-name="P187">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187">Зачем делают subnetting:</text:p>
          <text:list>
            <text:list-item>
              <text:p text:style-name="P187">Лучшее использование адресного пространства: не все организации используют всю “выданную” сеть целиком.</text:p>
            </text:list-item>
            <text:list-item>
              <text:p text:style-name="P187">Изоляция отделов/подразделений: каждый департамент может иметь свою подсеть.</text:p>
            </text:list-item>
            <text:list-item>
              <text:p text:style-name="P187">Упрощение управления сетью: проще находить и устранять проблемы, легче применять политики безопасности.</text:p>
            </text:list-item>
            <text:list-item>
              <text:p text:style-name="P187">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187">Ключевые параметры подсети:</text:p>
          <text:list>
            <text:list-item>
              <text:p text:style-name="P187">Network ID (Network Address):</text:p>
              <text:list>
                <text:list-item>
                  <text:p text:style-name="P187">Первый адрес в диапазоне, идентификатор самой подсети.</text:p>
                </text:list-item>
                <text:list-item>
                  <text:p text:style-name="P187">Например, для 192.168.10.0/24 — network ID = 192.168.10.0</text:p>
                </text:list-item>
              </text:list>
            </text:list-item>
            <text:list-item>
              <text:p text:style-name="P187">CIDR/Mask:</text:p>
              <text:list>
                <text:list-item>
                  <text:p text:style-name="P187">Записывается как /24, /28 и т.д. или в виде маски 255.255.255.0.</text:p>
                </text:list-item>
                <text:list-item>
                  <text:p text:style-name="P187">Определяет, сколько адресов в подсети и какие адреса к ней относятся.</text:p>
                </text:list-item>
              </text:list>
            </text:list-item>
            <text:list-item>
              <text:p text:style-name="P187">Broadcast Address:</text:p>
              <text:list>
                <text:list-item>
                  <text:p text:style-name="P187">Последний адрес в диапазоне — используется для рассылки пакетов всем устройствам в подсети.</text:p>
                </text:list-item>
                <text:list-item>
                  <text:p text:style-name="P187">Для 192.168.10.0/24 — 192.168.10.255</text:p>
                </text:list-item>
              </text:list>
            </text:list-item>
            <text:list-item>
              <text:p text:style-name="P187">First Host IP:</text:p>
              <text:list>
                <text:list-item>
                  <text:p text:style-name="P187">Первый пригодный для использования IP (обычно на 1 больше network ID).</text:p>
                </text:list-item>
                <text:list-item>
                  <text:p text:style-name="P187">Для 192.168.10.0/24 — 192.168.10.1</text:p>
                </text:list-item>
              </text:list>
            </text:list-item>
            <text:list-item>
              <text:p text:style-name="P281"><text:soft-page-break/><text:span text:style-name="T22">Last Host IP:</text:span></text:p>
              <text:list>
                <text:list-item>
                  <text:p text:style-name="P187">Последний пригодный для использования IP (на 1 меньше broadcast).</text:p>
                </text:list-item>
                <text:list-item>
                  <text:p text:style-name="P187">Для 192.168.10.0/24 — 192.168.10.254</text:p>
                </text:list-item>
              </text:list>
            </text:list-item>
            <text:list-item>
              <text:p text:style-name="P187">Number of Hosts:</text:p>
              <text:list>
                <text:list-item>
                  <text:p text:style-name="P187">Сколько устройств можно подключить к подсети.</text:p>
                </text:list-item>
                <text:list-item>
                  <text:p text:style-name="P187">Формула: 2^(32-N) – 2, где N — количество бит в префиксе (например, /24 → N=24).</text:p>
                </text:list-item>
                <text:list-item>
                  <text:p text:style-name="P187">Пример: /24 — 254 хоста; /28 — 14 хостов.</text:p>
                </text:list-item>
              </text:list>
            </text:list-item>
            <text:list-item>
              <text:p text:style-name="P187">Next Network ID:</text:p>
              <text:list>
                <text:list-item>
                  <text:p text:style-name="P187">Начало следующей подсети в том же диапазоне.</text:p>
                </text:list-item>
                <text:list-item>
                  <text:p text:style-name="P187">Например, после 192.168.10.0/24 — следующая подсеть будет 192.168.11.0/24.</text:p>
                </text:list-item>
              </text:list>
            </text:list-item>
            <text:list-item>
              <text:p text:style-name="P187">На практике:</text:p>
              <text:list>
                <text:list-item>
                  <text:p text:style-name="P187">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187">Subnetting помогает строить иерархическую структуру сети (core/access/edge).</text:p>
                </text:list-item>
                <text:list-item>
                  <text:p text:style-name="P187">Маска и network ID используются во всех маршрутизаторах и правилах фаервола.</text:p>
                </text:list-item>
              </text:list>
            </text:list-item>
          </text:list>
        </text:list-item>
      </text:list>
      <text:p text:style-name="P80"><text:span text:style-name="T22"/></text:p>
      <text:p text:style-name="P41"><text:span text:style-name="T1">5) </text:span>Private Networks (Приватные сети, RFC 1918)</text:p>
      <text:list text:style-name="L72">
        <text:list-item>
          <text:p text:style-name="P188">Что такое:</text:p>
          <text:list>
            <text:list-item>
              <text:p text:style-name="P188">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адреса не маршрутизируются через публичные маршрутизаторы в интернете (Internet backbone).</text:p>
            </text:list-item>
          </text:list>
        </text:list-item>
        <text:list-item>
          <text:p text:style-name="P188">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8">Диапазон</text:p>
          </table:table-cell>
          <table:table-cell table:style-name="Table9.A1" office:value-type="string">
            <text:p text:style-name="P68">Префикс (CIDR)<text:tab/></text:p>
          </table:table-cell>
          <table:table-cell table:style-name="Table9.A1" office:value-type="string">
            <text:p text:style-name="P68">Количество адресов</text:p>
          </table:table-cell>
          <table:table-cell table:style-name="Table9.D1" office:value-type="string">
            <text:p text:style-name="P68">Где обычно используется</text:p>
          </table:table-cell>
        </table:table-row>
        <table:table-row>
          <table:table-cell table:style-name="Table9.A2" office:value-type="string">
            <text:p text:style-name="P20">10.0.0.0</text:p>
          </table:table-cell>
          <table:table-cell table:style-name="Table9.A2" office:value-type="string">
            <text:p text:style-name="P20">/8</text:p>
          </table:table-cell>
          <table:table-cell table:style-name="Table9.A2" office:value-type="string">
            <text:p text:style-name="P20">~16 млн</text:p>
          </table:table-cell>
          <table:table-cell table:style-name="Table9.D2" office:value-type="string">
            <text:p text:style-name="P20">Крупные сети, дата-центры</text:p>
          </table:table-cell>
        </table:table-row>
        <table:table-row>
          <table:table-cell table:style-name="Table9.A2" office:value-type="string">
            <text:p text:style-name="P20">172.16.0.0<text:tab/></text:p>
          </table:table-cell>
          <table:table-cell table:style-name="Table9.A2" office:value-type="string">
            <text:p text:style-name="P20">/12</text:p>
          </table:table-cell>
          <table:table-cell table:style-name="Table9.A2" office:value-type="string">
            <text:p text:style-name="P20">~1 млн</text:p>
          </table:table-cell>
          <table:table-cell table:style-name="Table9.D2" office:value-type="string">
            <text:p text:style-name="P20">Средние сети, филиалы</text:p>
          </table:table-cell>
        </table:table-row>
        <table:table-row>
          <table:table-cell table:style-name="Table9.A2" office:value-type="string">
            <text:p text:style-name="P20">192.168.0.0</text:p>
          </table:table-cell>
          <table:table-cell table:style-name="Table9.A2" office:value-type="string">
            <text:p text:style-name="P20">/16</text:p>
          </table:table-cell>
          <table:table-cell table:style-name="Table9.A2" office:value-type="string">
            <text:p text:style-name="P20">~65 тыс</text:p>
          </table:table-cell>
          <table:table-cell table:style-name="Table9.D2" office:value-type="string">
            <text:p text:style-name="P20">Малые/домашние сети</text:p>
          </table:table-cell>
        </table:table-row>
      </table:table>
      <text:list text:style-name="L73">
        <text:list-item>
          <text:list>
            <text:list-item>
              <text:p text:style-name="P189">Пример адреса: 192.168.1.100 (почти в каждом доме/офисе такой встречается)</text:p>
            </text:list-item>
            <text:list-item>
              <text:p text:style-name="P189">Пример маски: 255.255.255.0 (часто для 192.168.1.0/24)</text:p>
            </text:list-item>
          </text:list>
        </text:list-item>
        <text:list-item>
          <text:p text:style-name="P189">Почему их ввели (зачем нужны):</text:p>
          <text:list>
            <text:list-item>
              <text:p text:style-name="P189">В начале интернет-эры у каждого устройства мог быть уникальный “белый” адрес — но их быстро стало не хватать.</text:p>
            </text:list-item>
            <text:list-item>
              <text:p text:style-name="P282"><text:soft-page-break/><text:span text:style-name="T22">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span></text:p>
            </text:list-item>
            <text:list-item>
              <text:p text:style-name="P189">Всё общение между такими адресами происходит только внутри одной сети (например, внутри компании).</text:p>
            </text:list-item>
          </text:list>
        </text:list-item>
        <text:list-item>
          <text:p text:style-name="P189">Преимущества приватных сетей:</text:p>
          <text:list>
            <text:list-item>
              <text:p text:style-name="P189">Экономия глобальных IP: </text:p>
              <text:list>
                <text:list-item>
                  <text:p text:style-name="P189">На один внешний адрес можно “спрятать” тысячи внутренних устройств (через NAT).</text:p>
                </text:list-item>
              </text:list>
            </text:list-item>
            <text:list-item>
              <text:p text:style-name="P189">Безопасность:</text:p>
              <text:list>
                <text:list-item>
                  <text:p text:style-name="P189">С интернета нельзя напрямую подключиться к приватному адресу (маршрутизаторы “отрезают” такие пакеты).</text:p>
                </text:list-item>
                <text:list-item>
                  <text:p text:style-name="P189">Защита от сканирования и прямых атак.</text:p>
                </text:list-item>
              </text:list>
            </text:list-item>
            <text:list-item>
              <text:p text:style-name="P189">Гибкость:</text:p>
              <text:list>
                <text:list-item>
                  <text:p text:style-name="P189">Внутри компании можно делить сеть как угодно (subnetting), нет ограничений по топологии.</text:p>
                </text:list-item>
                <text:list-item>
                  <text:p text:style-name="P189">Можно свободно назначать адреса для серверов, камер, принтеров, не думая о конфликте с внешним миром.</text:p>
                </text:list-item>
              </text:list>
            </text:list-item>
            <text:list-item>
              <text:p text:style-name="P189">Особенности и правила:</text:p>
              <text:list>
                <text:list-item>
                  <text:p text:style-name="P189">Для выхода из частной сети в интернет используется NAT (Network Address Translation) — маршрутизатор подменяет адреса.</text:p>
                </text:list-item>
                <text:list-item>
                  <text:p text:style-name="P189">Если попытаться напрямую “пингануть” или обратиться к приватному IP из интернета — пакеты просто отбросятся.</text:p>
                </text:list-item>
                <text:list-item>
                  <text:p text:style-name="P189">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189">Пример из жизни:</text:p>
              <text:list>
                <text:list-item>
                  <text:p text:style-name="P189">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80"><text:span text:style-name="T22"/></text:p>
      <text:p text:style-name="P42"><text:span text:style-name="T1">6)</text:span> FLSM и VLSM</text:p>
      <text:list text:style-name="L74">
        <text:list-item>
          <text:p text:style-name="P190">Что такое FLSM (Fixed Length Subnet Mask):</text:p>
          <text:list>
            <text:list-item>
              <text:p text:style-name="P190">FLSM — метод деления сети, при котором все подсети имеют одну и ту же длину маски.</text:p>
            </text:list-item>
            <text:list-item>
              <text:p text:style-name="P190">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190">FLSM был популярен в начале эпохи IP, когда вычисления вручную были проще, если все сети — одинаковые.</text:p>
            </text:list-item>
            <text:list-item>
              <text:p text:style-name="P190">Плюсы:</text:p>
              <text:list>
                <text:list-item>
                  <text:p text:style-name="P283"><text:soft-page-break/><text:span text:style-name="T22">Простота расчёта и настройки.</text:span></text:p>
                </text:list-item>
                <text:list-item>
                  <text:p text:style-name="P190">Легко автоматизировать раздачу, стандартизировать схемы.</text:p>
                </text:list-item>
              </text:list>
            </text:list-item>
            <text:list-item>
              <text:p text:style-name="P190">Минусы:</text:p>
              <text:list>
                <text:list-item>
                  <text:p text:style-name="P190">Очень неэффективно по расходу адресов!</text:p>
                </text:list-item>
                <text:list-item>
                  <text:p text:style-name="P190">Если одному отделу нужно 10 IP, другому — 40, а всем дают по 32 (например, /27), остаются “дырки”.</text:p>
                </text:list-item>
                <text:list-item>
                  <text:p text:style-name="P190">В современных организациях почти не применяется — тратится много “лишних” IP.</text:p>
                </text:list-item>
              </text:list>
            </text:list-item>
            <text:list-item>
              <text:p text:style-name="P190">Что такое VLSM (Variable Length Subnet Mask):</text:p>
              <text:list>
                <text:list-item>
                  <text:p text:style-name="P190">VLSM — более современный способ, который позволяет использовать разные длины маски для каждой подсети.</text:p>
                </text:list-item>
                <text:list-item>
                  <text:p text:style-name="P190">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190">Экономия — используешь ровно столько адресов, сколько реально нужно.</text:p>
                </text:list-item>
              </text:list>
            </text:list-item>
            <text:list-item>
              <text:p text:style-name="P190">Плюсы:</text:p>
              <text:list>
                <text:list-item>
                  <text:p text:style-name="P190">Очень гибко и экономно, минимум неиспользованных адресов.</text:p>
                </text:list-item>
                <text:list-item>
                  <text:p text:style-name="P190">Позволяет строить иерархические схемы сети (core/access/edge).</text:p>
                </text:list-item>
                <text:list-item>
                  <text:p text:style-name="P190">Упрощает масштабирование — можно легко добавить подсеть нужного размера.</text:p>
                </text:list-item>
              </text:list>
            </text:list-item>
            <text:list-item>
              <text:p text:style-name="P190">Минусы:</text:p>
              <text:list>
                <text:list-item>
                  <text:p text:style-name="P190">Чуть сложнее вручную считать адреса (но сейчас почти всегда используют калькуляторы и программы).</text:p>
                </text:list-item>
              </text:list>
            </text:list-item>
            <text:list-item>
              <text:p text:style-name="P190">Пример FLSM:</text:p>
              <text:list>
                <text:list-item>
                  <text:p text:style-name="P190">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190">VLSM:</text:p>
              <text:list>
                <text:list-item>
                  <text:p text:style-name="P190">HR — подсеть /29 (6 устройств)</text:p>
                </text:list-item>
                <text:list-item>
                  <text:p text:style-name="P190">Финансы — /28 (14 устройств)</text:p>
                </text:list-item>
                <text:list-item>
                  <text:p text:style-name="P190">IT — /27 (30 устройств)</text:p>
                </text:list-item>
                <text:list-item>
                  <text:p text:style-name="P190">Общая сеть — /26 (62 устройства)</text:p>
                </text:list-item>
                <text:list-item>
                  <text:p text:style-name="P190">Все адреса “выжаты” максимально, нет “потерь”.</text:p>
                </text:list-item>
              </text:list>
            </text:list-item>
            <text:list-item>
              <text:p text:style-name="P190">Сравнение FLSM и VLSM:</text:p>
            </text:list-item>
          </text:list>
        </text:list-item>
      </text:list>
      <text:p text:style-name="P83"/>
      <table:table table:name="Table10" table:style-name="Table10">
        <table:table-column table:style-name="Table10.A" table:number-columns-repeated="3"/>
        <table:table-row>
          <table:table-cell table:style-name="Table10.A1" office:value-type="string">
            <text:p text:style-name="P67">Характеристика</text:p>
          </table:table-cell>
          <table:table-cell table:style-name="Table10.A1" office:value-type="string">
            <text:p text:style-name="P67">FLSM</text:p>
          </table:table-cell>
          <table:table-cell table:style-name="Table10.C1" office:value-type="string">
            <text:p text:style-name="P67">VLSM</text:p>
          </table:table-cell>
        </table:table-row>
        <table:table-row>
          <table:table-cell table:style-name="Table10.A2" office:value-type="string">
            <text:p text:style-name="P19">Маска в подсетях</text:p>
          </table:table-cell>
          <table:table-cell table:style-name="Table10.A2" office:value-type="string">
            <text:p text:style-name="P19">Везде одинаковая</text:p>
          </table:table-cell>
          <table:table-cell table:style-name="Table10.C2" office:value-type="string">
            <text:p text:style-name="P19">Разная для каждой подсети</text:p>
          </table:table-cell>
        </table:table-row>
        <table:table-row>
          <table:table-cell table:style-name="Table10.A2" office:value-type="string">
            <text:p text:style-name="P19">Экономия адресов</text:p>
          </table:table-cell>
          <table:table-cell table:style-name="Table10.A2" office:value-type="string">
            <text:p text:style-name="P19">Плохо</text:p>
          </table:table-cell>
          <table:table-cell table:style-name="Table10.C2" office:value-type="string">
            <text:p text:style-name="P19">Отлично</text:p>
          </table:table-cell>
        </table:table-row>
        <table:table-row>
          <table:table-cell table:style-name="Table10.A2" office:value-type="string">
            <text:p text:style-name="P19">Простота расчётов</text:p>
          </table:table-cell>
          <table:table-cell table:style-name="Table10.A2" office:value-type="string">
            <text:p text:style-name="P19">Легко</text:p>
          </table:table-cell>
          <table:table-cell table:style-name="Table10.C2" office:value-type="string">
            <text:p text:style-name="P19">Сложнее, но решаемо</text:p>
          </table:table-cell>
        </table:table-row>
        <text:soft-page-break/>
        <table:table-row>
          <table:table-cell table:style-name="Table10.A2" office:value-type="string">
            <text:p text:style-name="P19">Где используется</text:p>
          </table:table-cell>
          <table:table-cell table:style-name="Table10.A2" office:value-type="string">
            <text:p text:style-name="P19">Почти нигде</text:p>
          </table:table-cell>
          <table:table-cell table:style-name="Table10.C2" office:value-type="string">
            <text:p text:style-name="P19">Всюду, это современный стандарт</text:p>
          </table:table-cell>
        </table:table-row>
      </table:table>
      <text:list text:style-name="L75">
        <text:list-header>
          <text:p text:style-name="P284"><text:span text:style-name="T22"/></text:p>
        </text:list-header>
      </text:list>
      <text:p text:style-name="P83"><text:span text:style-name="T36">7) </text:span><text:span text:style-name="T22">Вывод:</text:span></text:p>
      <text:list text:style-name="L76">
        <text:list-item>
          <text:p text:style-name="P191">Классовая адресация устарела, сейчас все используют CIDR/VLSM.</text:p>
        </text:list-item>
        <text:list-item>
          <text:p text:style-name="P191">Счёт всех адресов и разделение на подсети — только через маски и префиксы, классы почти не встречаются.</text:p>
        </text:list-item>
        <text:list-item>
          <text:p text:style-name="P191">Private IP для внутренних нужд, наружу выходят через NAT.</text:p>
        </text:list-item>
        <text:list-item>
          <text:p text:style-name="P191">VLSM — самый гибкий способ деления сети, FLSM нужен только для очень старых протоколов.</text:p>
        </text:list-item>
      </text:list>
      <text:p text:style-name="P5"/>
      <text:p text:style-name="P5">🟢 <text:span text:style-name="T1">VLAN (Virtual LAN, виртуальная локальная сеть)</text:span></text:p>
      <text:p text:style-name="P5"/>
      <text:p text:style-name="P43"><text:span text:style-name="T1">1)</text:span> Что такое VLAN</text:p>
      <text:list text:style-name="L77">
        <text:list-item>
          <text:p text:style-name="P192">VLAN — это логически (виртуально) выделенная сеть на уровне второго (канального) уровня OSI, внутри физической сети.</text:p>
        </text:list-item>
        <text:list-item>
          <text:p text:style-name="P192">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192">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192">VLAN is a logical broadcast domain partitioned and isolated at the data link layer (Layer 2). Devices in the same VLAN act as if they’re on the same physical network, even if they’re not.</text:p>
        </text:list-item>
      </text:list>
      <text:p text:style-name="P5"/>
      <text:p text:style-name="P43"><text:span text:style-name="T1">2) </text:span>Зачем нужны VLAN</text:p>
      <text:list text:style-name="L78">
        <text:list-item>
          <text:p text:style-name="P193">Группировка устройств по логике бизнеса, а не физическому положению.</text:p>
        </text:list-item>
        <text:list-item>
          <text:p text:style-name="P193">Разделение пользователей по отделам: например, бухгалтерия, HR, IT — каждая в своей VLAN.</text:p>
        </text:list-item>
        <text:list-item>
          <text:p text:style-name="P193">Увеличение безопасности: сотрудники одного отдела не видят трафик других, даже если кабель один.</text:p>
        </text:list-item>
        <text:list-item>
          <text:p text:style-name="P193">Снижение числа широковещательных пакетов (broadcast), экономия пропускной способности.</text:p>
        </text:list-item>
      </text:list>
      <text:p text:style-name="P5"/>
      <text:p text:style-name="P43"><text:span text:style-name="T1">3)</text:span> VLAN Membership — как устройства попадают в VLAN</text:p>
      <text:list text:style-name="L79">
        <text:list-item>
          <text:p text:style-name="P194">Статическая VLAN (Port-based)</text:p>
          <text:list>
            <text:list-item>
              <text:p text:style-name="P194">Связывается с конкретным портом свитча.</text:p>
            </text:list-item>
            <text:list-item>
              <text:p text:style-name="P194">Как только устройство подключается к этому порту — оно попадает в определённую VLAN.</text:p>
            </text:list-item>
            <text:list-item>
              <text:p text:style-name="P194">Если пользователь переходит на другой порт — админ вручную настраивает VLAN для нового порта.</text:p>
            </text:list-item>
          </text:list>
        </text:list-item>
        <text:list-item>
          <text:p text:style-name="P285"><text:soft-page-break/><text:span text:style-name="T22">Динамическая VLAN</text:span></text:p>
          <text:list>
            <text:list-item>
              <text:p text:style-name="P194">VLAN присваивается на основании программных/сетевых данных: MAC-адрес, логин, другие параметры.</text:p>
            </text:list-item>
            <text:list-item>
              <text:p text:style-name="P194">Управляется специальным сервером (например, VMPS).</text:p>
            </text:list-item>
            <text:list-item>
              <text:p text:style-name="P194">Если пользователь подключится к любому порту — система сама определит, в какую VLAN его “поместить”.</text:p>
            </text:list-item>
          </text:list>
        </text:list-item>
      </text:list>
      <text:p text:style-name="P5"/>
      <text:p text:style-name="P43"><text:span text:style-name="T1">4)</text:span> IEEE 802.1Q — стандарт VLAN</text:p>
      <text:list text:style-name="L80">
        <text:list-item>
          <text:p text:style-name="P195">802.1Q — международный стандарт (dot1q), который описывает, как работают VLAN в Ethernet-сетях.</text:p>
        </text:list-item>
        <text:list-item>
          <text:p text:style-name="P195">Включает механизм “тегирования” пакетов: в Ethernet-кадр добавляется специальная метка (tag), указывающая номер VLAN.</text:p>
        </text:list-item>
        <text:list-item>
          <text:p text:style-name="P195">Позволяет устройствам различать, к какой VLAN относится каждый кадр.</text:p>
        </text:list-item>
      </text:list>
      <text:p text:style-name="P5"/>
      <text:p text:style-name="P43"><text:span text:style-name="T1">5)</text:span> Структура VLAN Tag (802.1Q)</text:p>
      <text:list text:style-name="L81">
        <text:list-item>
          <text:p text:style-name="P196">Tag Protocol Identifier (TPID):</text:p>
          <text:list>
            <text:list-item>
              <text:p text:style-name="P196">16 бит (значение 0x8100), показывает, что кадр содержит тег VLAN.</text:p>
            </text:list-item>
          </text:list>
        </text:list-item>
        <text:list-item>
          <text:p text:style-name="P196">Priority Code Point (PCP):</text:p>
          <text:list>
            <text:list-item>
              <text:p text:style-name="P196">3 бита, приоритет пакета (IEEE 802.1p).</text:p>
            </text:list-item>
          </text:list>
        </text:list-item>
        <text:list-item>
          <text:p text:style-name="P196">Drop Eligible Indicator (DEI):</text:p>
          <text:list>
            <text:list-item>
              <text:p text:style-name="P196">флаг, который показывает, можно ли дропнуть кадр при перегрузке.</text:p>
            </text:list-item>
          </text:list>
        </text:list-item>
        <text:list-item>
          <text:p text:style-name="P196">VLAN ID (VID):</text:p>
          <text:list>
            <text:list-item>
              <text:p text:style-name="P196">12 бит, идентификатор VLAN (от 1 до 4094, 0 и 4095 зарезервированы).</text:p>
            </text:list-item>
          </text:list>
        </text:list-item>
      </text:list>
      <text:p text:style-name="P5"/>
      <text:p text:style-name="P43"><text:span text:style-name="T1">6)</text:span> Типы портов в VLAN</text:p>
      <text:list text:style-name="L82">
        <text:list-item>
          <text:p text:style-name="P197">Access Port</text:p>
          <text:list>
            <text:list-item>
              <text:p text:style-name="P197">Работает с “нетегированным” трафиком.</text:p>
            </text:list-item>
            <text:list-item>
              <text:p text:style-name="P197">Подключают обычные устройства (ПК, принтеры).</text:p>
            </text:list-item>
            <text:list-item>
              <text:p text:style-name="P197">Свитч добавляет тег VLAN только “внутри себя”, а на устройство отправляет пакеты без тега.</text:p>
            </text:list-item>
            <text:list-item>
              <text:p text:style-name="P197">Если приходит пакет с неправильным VLAN ID — он игнорируется.</text:p>
            </text:list-item>
          </text:list>
        </text:list-item>
        <text:list-item>
          <text:p text:style-name="P197">Trunk Port</text:p>
          <text:list>
            <text:list-item>
              <text:p text:style-name="P197">Несёт тегированные пакеты сразу нескольких VLAN.</text:p>
            </text:list-item>
            <text:list-item>
              <text:p text:style-name="P197">Используется для соединения между свитчами, маршрутизаторами и другими устройствами с поддержкой VLAN.</text:p>
            </text:list-item>
            <text:list-item>
              <text:p text:style-name="P197">По trunk-порту проходят теги всех разрешённых VLAN (или список, заданный админом).</text:p>
            </text:list-item>
          </text:list>
        </text:list-item>
        <text:list-item>
          <text:p text:style-name="P198">(Иногда) Hybrid/Dual Port:</text:p>
          <text:list>
            <text:list-item>
              <text:p text:style-name="P198">Может одновременно пропускать как тегированные, так и нетегированные кадры.</text:p>
            </text:list-item>
            <text:list-item>
              <text:p text:style-name="P286"><text:soft-page-break/><text:span text:style-name="T22">В некоторых моделях коммутаторов используется для спец. задач, например, VoIP.</text:span></text:p>
            </text:list-item>
          </text:list>
        </text:list-item>
      </text:list>
      <text:p text:style-name="P5"/>
      <text:p text:style-name="P43"><text:span text:style-name="T1">7)</text:span> Преимущества VLAN</text:p>
      <text:list text:style-name="L83">
        <text:list-item>
          <text:p text:style-name="P199">Снижение broadcast: каждый VLAN — свой broadcast-домен.</text:p>
        </text:list-item>
        <text:list-item>
          <text:p text:style-name="P199">Безопасность: сотрудники видят только свою VLAN, никто не может “подслушать” трафик других.</text:p>
        </text:list-item>
        <text:list-item>
          <text:p text:style-name="P199">Гибкость: можно объединить отделы или пользователей, находящихся в разных зданиях или даже городах, в одну VLAN.</text:p>
        </text:list-item>
        <text:list-item>
          <text:p text:style-name="P199">Упрощение администрирования: при переезде сотрудника — админ просто меняет настройки на порту, а не тянет новые кабели.</text:p>
        </text:list-item>
        <text:list-item>
          <text:p text:style-name="P199">Поддержка удалёнки и филиалов: легко “разбросать” одну VLAN на разные физические локации.</text:p>
        </text:list-item>
      </text:list>
      <text:p text:style-name="P5"/>
      <text:p text:style-name="P43"><text:span text:style-name="T1">8)</text:span> Примеры VLAN:</text:p>
      <text:list text:style-name="L84">
        <text:list-item>
          <text:p text:style-name="P200">VLAN 2: 192.168.2.0/24 — например, отдел маркетинга.</text:p>
        </text:list-item>
        <text:list-item>
          <text:p text:style-name="P200">VLAN 3: 192.168.3.0/24 — например, бухгалтерия.</text:p>
        </text:list-item>
        <text:list-item>
          <text:p text:style-name="P200">Все сотрудники бухгалтерии видят только свою подсеть, а маркетинг — только свою.</text:p>
        </text:list-item>
      </text:list>
      <text:p text:style-name="P5"/>
      <text:p text:style-name="P43"><text:span text:style-name="T1">9)</text:span> Применение:</text:p>
      <text:list text:style-name="L85">
        <text:list-item>
          <text:p text:style-name="P201">VLAN — обязательный инструмент в корпоративных сетях, офисах, больших организациях, дата-центрах.</text:p>
        </text:list-item>
        <text:list-item>
          <text:p text:style-name="P201">Позволяет создавать безопасные сегменты для IoT, серверов, Wi-Fi-гостей и т. д.</text:p>
        </text:list-item>
      </text:list>
      <text:p text:style-name="P43"/>
      <text:p text:style-name="P43">🟢 <text:span text:style-name="T1">Basic Shell Usage — Основы работы с оболочкой Linux</text:span></text:p>
      <text:p text:style-name="P44"><text:span text:style-name="T1">1)</text:span> Что такое Shell?</text:p>
      <text:list text:style-name="L86">
        <text:list-item>
          <text:p text:style-name="P202">Shell (оболочка) — это программа, которая принимает команды пользователя, передаёт их операционной системе и выводит результат.</text:p>
        </text:list-item>
        <text:list-item>
          <text:p text:style-name="P202">Наиболее популярные оболочки: bash (Bourne Again Shell), sh (Bourne Shell), zsh, csh.</text:p>
        </text:list-item>
      </text:list>
      <text:p text:style-name="P43"/>
      <text:p text:style-name="P44"><text:span text:style-name="T1">2)</text:span> Виды Shell (примеры):</text:p>
      <text:list text:style-name="L87">
        <text:list-item>
          <text:p text:style-name="P203">/bin/sh — стандартная, простая, совместимая.</text:p>
        </text:list-item>
        <text:list-item>
          <text:p text:style-name="P203">/bin/bash — самая популярная, почти в любом Linux по умолчанию.</text:p>
        </text:list-item>
        <text:list-item>
          <text:p text:style-name="P203">/bin/csh, /bin/ksh — другие варианты (различия в синтаксисе, возможностях).</text:p>
        </text:list-item>
      </text:list>
      <text:p text:style-name="P43"/>
      <text:p text:style-name="P44"><text:span text:style-name="T1">3)</text:span> Запуск терминала</text:p>
      <text:list text:style-name="L88">
        <text:list-item>
          <text:p text:style-name="P204">Терминал — это окно, где ты работаешь с shell. </text:p>
        </text:list-item>
        <text:list-item>
          <text:p text:style-name="P204">Можно запускать из меню, сочетания клавиш (например, Ctrl+Alt+T).</text:p>
        </text:list-item>
      </text:list>
      <text:p text:style-name="P43"/>
      <text:p text:style-name="P44"><text:soft-page-break/><text:span text:style-name="T1">4)</text:span> Основные команды</text:p>
      <text:list text:style-name="L89">
        <text:list-item>
          <text:p text:style-name="P205">Навигация по файловой системе:</text:p>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85">Команда</text:p>
          </table:table-cell>
          <table:table-cell table:style-name="Table11.A1" office:value-type="string">
            <text:p text:style-name="P85">Значение</text:p>
          </table:table-cell>
          <table:table-cell table:style-name="Table11.C1" office:value-type="string">
            <text:p text:style-name="P85">Пример</text:p>
          </table:table-cell>
        </table:table-row>
        <table:table-row>
          <table:table-cell table:style-name="Table11.A2" office:value-type="string">
            <text:p text:style-name="P23">pwd</text:p>
          </table:table-cell>
          <table:table-cell table:style-name="Table11.B2" office:value-type="string">
            <text:p text:style-name="P23">Показать текущую директорию</text:p>
          </table:table-cell>
          <table:table-cell table:style-name="Table11.C2" office:value-type="string">
            <text:p text:style-name="P23">/home/user</text:p>
          </table:table-cell>
        </table:table-row>
        <table:table-row>
          <table:table-cell table:style-name="Table11.A2" office:value-type="string">
            <text:p text:style-name="P23">ls</text:p>
          </table:table-cell>
          <table:table-cell table:style-name="Table11.B3" office:value-type="string">
            <text:p text:style-name="P23">Список файлов и папок</text:p>
          </table:table-cell>
          <table:table-cell table:style-name="Table11.C3" office:value-type="string">
            <text:p text:style-name="P23">ls -l, ls -a</text:p>
          </table:table-cell>
        </table:table-row>
        <table:table-row>
          <table:table-cell table:style-name="Table11.A2" office:value-type="string">
            <text:p text:style-name="P23">cd</text:p>
          </table:table-cell>
          <table:table-cell table:style-name="Table11.B4" office:value-type="string">
            <text:p text:style-name="P23">Перейти в директорию</text:p>
          </table:table-cell>
          <table:table-cell table:style-name="Table11.C4" office:value-type="string">
            <text:p text:style-name="P23">cd /etc</text:p>
          </table:table-cell>
        </table:table-row>
        <table:table-row>
          <table:table-cell table:style-name="Table11.A2" office:value-type="string">
            <text:p text:style-name="P23">cd ..</text:p>
          </table:table-cell>
          <table:table-cell table:style-name="Table11.B5" office:value-type="string">
            <text:p text:style-name="P23">На уровень выше</text:p>
          </table:table-cell>
          <table:table-cell table:style-name="Table11.C5" office:value-type="string">
            <text:p text:style-name="P18"/>
          </table:table-cell>
        </table:table-row>
      </table:table>
      <text:list text:style-name="L90">
        <text:list-header>
          <text:p text:style-name="P287"><text:span text:style-name="T22"/></text:p>
        </text:list-header>
        <text:list-item>
          <text:p text:style-name="P206">Работа с файлами и папками:</text:p>
        </text:list-item>
      </text:list>
      <table:table table:name="Table12" table:style-name="Table12">
        <table:table-column table:style-name="Table12.A"/>
        <table:table-column table:style-name="Table12.B"/>
        <table:table-row>
          <table:table-cell table:style-name="Table12.A1" office:value-type="string">
            <text:p text:style-name="P85">Команда</text:p>
          </table:table-cell>
          <table:table-cell table:style-name="Table12.B1" office:value-type="string">
            <text:p text:style-name="P85">Значение</text:p>
          </table:table-cell>
        </table:table-row>
        <table:table-row>
          <table:table-cell table:style-name="Table12.A2" office:value-type="string">
            <text:p text:style-name="P23">touch file.txt</text:p>
          </table:table-cell>
          <table:table-cell table:style-name="Table12.B2" office:value-type="string">
            <text:p text:style-name="P23">Создать пустой файл или обновить время</text:p>
          </table:table-cell>
        </table:table-row>
        <table:table-row>
          <table:table-cell table:style-name="Table12.A2" office:value-type="string">
            <text:p text:style-name="P23">mkdir dir</text:p>
          </table:table-cell>
          <table:table-cell table:style-name="Table12.B2" office:value-type="string">
            <text:p text:style-name="P23">Создать папку</text:p>
          </table:table-cell>
        </table:table-row>
        <table:table-row>
          <table:table-cell table:style-name="Table12.A2" office:value-type="string">
            <text:p text:style-name="P23">rm file.txt</text:p>
          </table:table-cell>
          <table:table-cell table:style-name="Table12.B2" office:value-type="string">
            <text:p text:style-name="P23">Удалить файл</text:p>
          </table:table-cell>
        </table:table-row>
        <table:table-row>
          <table:table-cell table:style-name="Table12.A2" office:value-type="string">
            <text:p text:style-name="P23">rm -r dir</text:p>
          </table:table-cell>
          <table:table-cell table:style-name="Table12.B2" office:value-type="string">
            <text:p text:style-name="P23">Удалить папку с содержимым</text:p>
          </table:table-cell>
        </table:table-row>
        <table:table-row>
          <table:table-cell table:style-name="Table12.A2" office:value-type="string">
            <text:p text:style-name="P23">cp file1 file2</text:p>
          </table:table-cell>
          <table:table-cell table:style-name="Table12.B2" office:value-type="string">
            <text:p text:style-name="P23">Копировать файл</text:p>
          </table:table-cell>
        </table:table-row>
        <table:table-row table:style-name="Table12.7">
          <table:table-cell table:style-name="Table12.A2" office:value-type="string">
            <text:p text:style-name="P23"><text:span text:style-name="T50">m</text:span>v <text:s/>file1 file2</text:p>
          </table:table-cell>
          <table:table-cell table:style-name="Table12.B2" office:value-type="string">
            <text:p text:style-name="P23">Переместить или переименовать файл</text:p>
          </table:table-cell>
        </table:table-row>
      </table:table>
      <text:p text:style-name="P84"><text:span text:style-name="T22"/></text:p>
      <text:list text:style-name="L91">
        <text:list-item>
          <text:p text:style-name="P207">Просмотр содержимого:</text:p>
        </text:list-item>
      </text:list>
      <table:table table:name="Table13" table:style-name="Table13">
        <table:table-column table:style-name="Table13.A"/>
        <table:table-column table:style-name="Table13.B"/>
        <table:table-row>
          <table:table-cell table:style-name="Table13.A1" office:value-type="string">
            <text:p text:style-name="P87">Команда</text:p>
          </table:table-cell>
          <table:table-cell table:style-name="Table13.B1" office:value-type="string">
            <text:p text:style-name="P87">Значение</text:p>
          </table:table-cell>
        </table:table-row>
        <table:table-row>
          <table:table-cell table:style-name="Table13.A2" office:value-type="string">
            <text:p text:style-name="P24">cat file.txt</text:p>
          </table:table-cell>
          <table:table-cell table:style-name="Table13.B2" office:value-type="string">
            <text:p text:style-name="P24">Вывести весь файл на экран</text:p>
          </table:table-cell>
        </table:table-row>
        <table:table-row>
          <table:table-cell table:style-name="Table13.A2" office:value-type="string">
            <text:p text:style-name="P24">less file.txt</text:p>
          </table:table-cell>
          <table:table-cell table:style-name="Table13.B2" office:value-type="string">
            <text:p text:style-name="P24">Постраничный просмотр (q — выход)</text:p>
          </table:table-cell>
        </table:table-row>
        <table:table-row>
          <table:table-cell table:style-name="Table13.A2" office:value-type="string">
            <text:p text:style-name="P24">head file.txt</text:p>
          </table:table-cell>
          <table:table-cell table:style-name="Table13.B2" office:value-type="string">
            <text:p text:style-name="P24">Первые 10 строк</text:p>
          </table:table-cell>
        </table:table-row>
        <table:table-row>
          <table:table-cell table:style-name="Table13.A2" office:value-type="string">
            <text:p text:style-name="P24">tail file.txt</text:p>
          </table:table-cell>
          <table:table-cell table:style-name="Table13.B2" office:value-type="string">
            <text:p text:style-name="P24">Последние 10 строк</text:p>
          </table:table-cell>
        </table:table-row>
        <table:table-row>
          <table:table-cell table:style-name="Table13.A2" office:value-type="string">
            <text:p text:style-name="P24">tail -f file.txt<text:tab/></text:p>
          </table:table-cell>
          <table:table-cell table:style-name="Table13.B2" office:value-type="string">
            <text:p text:style-name="P24">"Слушать" файл в реальном времени (логи<text:span text:style-name="T49">)</text:span></text:p>
          </table:table-cell>
        </table:table-row>
      </table:table>
      <text:list text:continue-numbering="true" text:style-name="L91">
        <text:list-header>
          <text:p text:style-name="P288"><text:span text:style-name="T22"/></text:p>
        </text:list-header>
      </text:list>
      <text:p text:style-name="P45"><text:span text:style-name="T1">5)</text:span> Ключи и флаги</text:p>
      <text:list text:style-name="L92">
        <text:list-item>
          <text:p text:style-name="P208">Флаг (ключ, опция) — дополнительный параметр к команде (начинается с - или --).</text:p>
        </text:list-item>
        <text:list-item>
          <text:p text:style-name="P208">Можно комбинировать:</text:p>
          <text:list>
            <text:list-item>
              <text:p text:style-name="P208">ls -la = ls -l -a</text:p>
              <text:p text:style-name="P289"><text:span text:style-name="T22"/></text:p>
            </text:list-item>
          </text:list>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87">Ключ<text:tab/></text:p>
          </table:table-cell>
          <table:table-cell table:style-name="Table14.A1" office:value-type="string">
            <text:p text:style-name="P87">Значение</text:p>
          </table:table-cell>
          <table:table-cell table:style-name="Table14.C1" office:value-type="string">
            <text:p text:style-name="P87">Где применяется</text:p>
          </table:table-cell>
        </table:table-row>
        <table:table-row>
          <table:table-cell table:style-name="Table14.A2" office:value-type="string">
            <text:p text:style-name="P24">-l</text:p>
          </table:table-cell>
          <table:table-cell table:style-name="Table14.B2" office:value-type="string">
            <text:p text:style-name="P24">Длинный формат (разрешения)</text:p>
          </table:table-cell>
          <table:table-cell table:style-name="Table14.C2" office:value-type="string">
            <text:p text:style-name="P24">ls -l</text:p>
          </table:table-cell>
        </table:table-row>
        <table:table-row>
          <table:table-cell table:style-name="Table14.A2" office:value-type="string">
            <text:p text:style-name="P24">-a</text:p>
          </table:table-cell>
          <table:table-cell table:style-name="Table14.B3" office:value-type="string">
            <text:p text:style-name="P24">Все файлы (в т.ч. скрытые)</text:p>
          </table:table-cell>
          <table:table-cell table:style-name="Table14.C3" office:value-type="string">
            <text:p text:style-name="P24">ls -a</text:p>
          </table:table-cell>
        </table:table-row>
        <table:table-row>
          <table:table-cell table:style-name="Table14.A2" office:value-type="string">
            <text:p text:style-name="P24">-<text:span text:style-name="T49">h</text:span></text:p>
          </table:table-cell>
          <table:table-cell table:style-name="Table14.B4" office:value-type="string">
            <text:p text:style-name="P24">Human-readable (читаемый размер)</text:p>
          </table:table-cell>
          <table:table-cell table:style-name="Table14.C4" office:value-type="string">
            <text:p text:style-name="P24">ls -lh</text:p>
          </table:table-cell>
        </table:table-row>
        <text:soft-page-break/>
        <table:table-row>
          <table:table-cell table:style-name="Table14.A2" office:value-type="string">
            <text:p text:style-name="P24">-r</text:p>
          </table:table-cell>
          <table:table-cell table:style-name="Table14.B5" office:value-type="string">
            <text:p text:style-name="P24">Рекурсивно</text:p>
          </table:table-cell>
          <table:table-cell table:style-name="Table14.C5" office:value-type="string">
            <text:p text:style-name="P24">rm -r dir</text:p>
          </table:table-cell>
        </table:table-row>
        <table:table-row>
          <table:table-cell table:style-name="Table14.A2" office:value-type="string">
            <text:p text:style-name="P24">-f</text:p>
          </table:table-cell>
          <table:table-cell table:style-name="Table14.B6" office:value-type="string">
            <text:p text:style-name="P24">Force — без подтверждения</text:p>
          </table:table-cell>
          <table:table-cell table:style-name="Table14.C6" office:value-type="string">
            <text:p text:style-name="P24">rm -f file</text:p>
          </table:table-cell>
        </table:table-row>
        <table:table-row>
          <table:table-cell table:style-name="Table14.A2" office:value-type="string">
            <text:p text:style-name="P25">-i</text:p>
          </table:table-cell>
          <table:table-cell table:style-name="Table14.B7" office:value-type="string">
            <text:p text:style-name="P25">Interactive — спрашивать</text:p>
          </table:table-cell>
          <table:table-cell table:style-name="Table14.C7" office:value-type="string">
            <text:p text:style-name="P25">rm -i file</text:p>
          </table:table-cell>
        </table:table-row>
      </table:table>
      <text:p text:style-name="P45"/>
      <text:p text:style-name="P46"><text:span text:style-name="T1">6)</text:span> Редактирование файлов</text:p>
      <text:list text:style-name="L93">
        <text:list-item>
          <text:p text:style-name="P209">Открыть файл в редакторе nano:</text:p>
          <text:list>
            <text:list-item>
              <text:p text:style-name="P209">nano ~/.bashrc</text:p>
            </text:list-item>
          </text:list>
        </text:list-item>
        <text:list-item>
          <text:p text:style-name="P209">Открыть в редакторе vim:</text:p>
          <text:list>
            <text:list-item>
              <text:p text:style-name="P209">vim ~/.bashrc</text:p>
            </text:list-item>
          </text:list>
        </text:list-item>
        <text:list-item>
          <text:p text:style-name="P209">Просто посмотреть:</text:p>
          <text:list>
            <text:list-item>
              <text:p text:style-name="P209">cat ~/.bashrc</text:p>
            </text:list-item>
          </text:list>
        </text:list-item>
      </text:list>
      <text:p text:style-name="P43"/>
      <text:p text:style-name="P46"><text:span text:style-name="T1">7)</text:span> Переменные окружения</text:p>
      <text:list text:style-name="L94">
        <text:list-item>
          <text:p text:style-name="P210">$HOME — домашняя директория пользователя.</text:p>
        </text:list-item>
        <text:list-item>
          <text:p text:style-name="P210">$PATH — список директорий для поиска команд.</text:p>
        </text:list-item>
        <text:list-item>
          <text:p text:style-name="P210">$USER — имя пользователя.</text:p>
        </text:list-item>
      </text:list>
      <text:p text:style-name="P43"/>
      <text:p text:style-name="P46"><text:span text:style-name="T1">8)</text:span> Конфигурационные файлы Shell</text:p>
      <text:list text:style-name="L95">
        <text:list-item>
          <text:p text:style-name="P211">Файл<text:tab/>Для чего нужен</text:p>
          <text:list>
            <text:list-item>
              <text:p text:style-name="P211">~/.bashrc<text:tab/>Настройки bash для каждого интерактивного терминала</text:p>
            </text:list-item>
            <text:list-item>
              <text:p text:style-name="P211">~/.profile<text:tab/>Настройки окружения (выполняется при входе)</text:p>
            </text:list-item>
            <text:list-item>
              <text:p text:style-name="P211">~/.bash_profile<text:tab/>Аналогично, чаще используется на серверах</text:p>
            </text:list-item>
            <text:list-item>
              <text:p text:style-name="P211">/etc/profile<text:tab/>Глобальные настройки для всех пользователей</text:p>
            </text:list-item>
          </text:list>
        </text:list-item>
      </text:list>
      <text:p text:style-name="P43"/>
      <text:p text:style-name="P43"><text:span text:style-name="T1">9)</text:span> Получение справки</text:p>
      <table:table table:name="Table15" table:style-name="Table15">
        <table:table-column table:style-name="Table15.A"/>
        <table:table-column table:style-name="Table15.B"/>
        <table:table-row>
          <table:table-cell table:style-name="Table15.A1" office:value-type="string">
            <text:p text:style-name="P86">Команда</text:p>
          </table:table-cell>
          <table:table-cell table:style-name="Table15.B1" office:value-type="string">
            <text:p text:style-name="P86">Описание</text:p>
          </table:table-cell>
        </table:table-row>
        <table:table-row>
          <table:table-cell table:style-name="Table15.A2" office:value-type="string">
            <text:p text:style-name="P26">man ls</text:p>
          </table:table-cell>
          <table:table-cell table:style-name="Table15.B2" office:value-type="string">
            <text:p text:style-name="P26">Полная справка по команде</text:p>
          </table:table-cell>
        </table:table-row>
        <table:table-row>
          <table:table-cell table:style-name="Table15.A2" office:value-type="string">
            <text:p text:style-name="P26">ls --help</text:p>
          </table:table-cell>
          <table:table-cell table:style-name="Table15.B2" office:value-type="string">
            <text:p text:style-name="P26">Быстрая справка по ключам</text:p>
          </table:table-cell>
        </table:table-row>
        <table:table-row>
          <table:table-cell table:style-name="Table15.A2" office:value-type="string">
            <text:p text:style-name="P26">info ls</text:p>
          </table:table-cell>
          <table:table-cell table:style-name="Table15.B2" office:value-type="string">
            <text:p text:style-name="P26">Расширенная справка</text:p>
          </table:table-cell>
        </table:table-row>
        <table:table-row>
          <table:table-cell table:style-name="Table15.A2" office:value-type="string">
            <text:p text:style-name="P26">whatis ls</text:p>
          </table:table-cell>
          <table:table-cell table:style-name="Table15.B2" office:value-type="string">
            <text:p text:style-name="P26">Краткое описание</text:p>
          </table:table-cell>
        </table:table-row>
        <table:table-row>
          <table:table-cell table:style-name="Table15.A2" office:value-type="string">
            <text:p text:style-name="P26">apropos search</text:p>
          </table:table-cell>
          <table:table-cell table:style-name="Table15.B2" office:value-type="string">
            <text:p text:style-name="P26">Поиск по описаниям</text:p>
          </table:table-cell>
        </table:table-row>
        <table:table-row>
          <table:table-cell table:style-name="Table15.A2" office:value-type="string">
            <text:p text:style-name="P26">history</text:p>
          </table:table-cell>
          <table:table-cell table:style-name="Table15.B2" office:value-type="string">
            <text:p text:style-name="P26">Показать историю команд</text:p>
          </table:table-cell>
        </table:table-row>
      </table:table>
      <text:p text:style-name="P43"/>
      <text:p text:style-name="P47"><text:span text:style-name="T1">10)</text:span> Примеры часто используемых команд</text:p>
      <text:list text:style-name="L96">
        <text:list-item>
          <text:p text:style-name="P212">ls -lah — показать подробный список всех файлов, читаемый размер.</text:p>
        </text:list-item>
        <text:list-item>
          <text:p text:style-name="P212">cd ~/Downloads — перейти в папку загрузок</text:p>
        </text:list-item>
        <text:list-item>
          <text:p text:style-name="P212">mkdir test &amp;&amp; cd test — создать папку и зайти в неё.</text:p>
        </text:list-item>
        <text:list-item>
          <text:p text:style-name="P212">rm -rf /tmp/test — удалить папку test из /tmp со всем содержимым.</text:p>
        </text:list-item>
        <text:list-item>
          <text:p text:style-name="P212">grep "слово" file.txt — найти строки в файле, где есть "слово".</text:p>
        </text:list-item>
        <text:list-item>
          <text:p text:style-name="P290"><text:soft-page-break/><text:span text:style-name="T22">find / -name "*.log" — найти все файлы с расширением .log.</text:span></text:p>
        </text:list-item>
      </text:list>
      <text:p text:style-name="P98"><text:span text:style-name="T22"/></text:p>
      <text:p text:style-name="P98"><text:span text:style-name="T22">🟢 </text:span><text:span text:style-name="T33">Основное по структуре директорий Linux (Filesystem Hierarchy Standard, FHS)</text:span></text:p>
      <text:p text:style-name="P98"><text:span text:style-name="T22"/></text:p>
      <text:p text:style-name="P99"><text:span text:style-name="T37">1)</text:span><text:span text:style-name="T22"> Как устроены диски и папки:</text:span></text:p>
      <text:list text:style-name="L97">
        <text:list-item>
          <text:p text:style-name="P213">Windows vs Linux</text:p>
          <text:list>
            <text:list-item>
              <text:p text:style-name="P213">Windows:</text:p>
              <text:list>
                <text:list-item>
                  <text:p text:style-name="P213">Каждый диск имеет свою букву (C:, D:), структура как дерево под “This PC”.</text:p>
                  <text:p text:style-name="P213">Each drive has its own letter (C:, D:), all files are under “This PC”.</text:p>
                </text:list-item>
              </text:list>
            </text:list-item>
            <text:list-item>
              <text:p text:style-name="P213">Linux:</text:p>
              <text:list>
                <text:list-item>
                  <text:p text:style-name="P213">Всё начинается с корня — / (root directory), нет букв, всё дерево — под одним “/”.</text:p>
                  <text:p text:style-name="P213">Everything starts from the root (/), no drive letters, single directory tree.</text:p>
                </text:list-item>
              </text:list>
            </text:list-item>
          </text:list>
        </text:list-item>
      </text:list>
      <text:p text:style-name="P98"><text:span text:style-name="T22"/></text:p>
      <text:p text:style-name="P99"><text:span text:style-name="T37">2)</text:span><text:span text:style-name="T22"> Кратко о File Hierarchy Standard (FHS)</text:span></text:p>
      <text:list text:style-name="L98">
        <text:list-item>
          <text:p text:style-name="P214">FHS — стандарт, определяющий, где что лежит в Linux.</text:p>
          <text:p text:style-name="P214">FHS — Filesystem Hierarchy Standard, defines where files/directories must be located.</text:p>
        </text:list-item>
      </text:list>
      <text:p text:style-name="P98"><text:span text:style-name="T22"/></text:p>
      <text:p text:style-name="P98"><text:span text:style-name="T37">3)</text:span><text:span text:style-name="T22"> Основные папки Linux (таблица для запоминания)</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8">Директория</text:p>
          </table:table-cell>
          <table:table-cell table:style-name="Table16.A1" office:value-type="string">
            <text:p text:style-name="P88">Назначение</text:p>
          </table:table-cell>
          <table:table-cell table:style-name="Table16.C1" office:value-type="string">
            <text:p text:style-name="P88">Description (en)</text:p>
          </table:table-cell>
        </table:table-row>
        <table:table-row>
          <table:table-cell table:style-name="Table16.A2" office:value-type="string">
            <text:p text:style-name="P27">/</text:p>
          </table:table-cell>
          <table:table-cell table:style-name="Table16.B2" office:value-type="string">
            <text:p text:style-name="P27">Корневая папка — всё здесь</text:p>
          </table:table-cell>
          <table:table-cell table:style-name="Table16.C2" office:value-type="string">
            <text:p text:style-name="P27">Root of the filesystem</text:p>
          </table:table-cell>
        </table:table-row>
        <table:table-row>
          <table:table-cell table:style-name="Table16.A2" office:value-type="string">
            <text:p text:style-name="P27">/boot</text:p>
          </table:table-cell>
          <table:table-cell table:style-name="Table16.B3" office:value-type="string">
            <text:p text:style-name="P27">Файлы загрузчика системы (kernel, initrd, grub)</text:p>
          </table:table-cell>
          <table:table-cell table:style-name="Table16.C3" office:value-type="string">
            <text:p text:style-name="P27">Boot loader files</text:p>
          </table:table-cell>
        </table:table-row>
        <table:table-row>
          <table:table-cell table:style-name="Table16.A2" office:value-type="string">
            <text:p text:style-name="P27">/dev</text:p>
          </table:table-cell>
          <table:table-cell table:style-name="Table16.B4" office:value-type="string">
            <text:p text:style-name="P27">Файлы устройств (жесткие диски, флешки, tty и т.д.)</text:p>
          </table:table-cell>
          <table:table-cell table:style-name="Table16.C4" office:value-type="string">
            <text:p text:style-name="P27">Device files</text:p>
          </table:table-cell>
        </table:table-row>
        <table:table-row>
          <table:table-cell table:style-name="Table16.A2" office:value-type="string">
            <text:p text:style-name="P27">/etc</text:p>
          </table:table-cell>
          <table:table-cell table:style-name="Table16.B5" office:value-type="string">
            <text:p text:style-name="P27">Конфиги всей системы (настройки, службы, users, passwd, hosts)</text:p>
          </table:table-cell>
          <table:table-cell table:style-name="Table16.C5" office:value-type="string">
            <text:p text:style-name="P27">System-wide config files</text:p>
          </table:table-cell>
        </table:table-row>
        <table:table-row>
          <table:table-cell table:style-name="Table16.A2" office:value-type="string">
            <text:p text:style-name="P27">/home</text:p>
          </table:table-cell>
          <table:table-cell table:style-name="Table16.B6" office:value-type="string">
            <text:p text:style-name="P27">Домашние папки пользователей</text:p>
          </table:table-cell>
          <table:table-cell table:style-name="Table16.C6" office:value-type="string">
            <text:p text:style-name="P27">Users’ home directories</text:p>
          </table:table-cell>
        </table:table-row>
        <table:table-row>
          <table:table-cell table:style-name="Table16.A2" office:value-type="string">
            <text:p text:style-name="P27">/bin</text:p>
          </table:table-cell>
          <table:table-cell table:style-name="Table16.B7" office:value-type="string">
            <text:p text:style-name="P27">Базовые команды (ls, cat, cp, mv, bash) для всех</text:p>
          </table:table-cell>
          <table:table-cell table:style-name="Table16.C7" office:value-type="string">
            <text:p text:style-name="P27">Essential user binaries</text:p>
          </table:table-cell>
        </table:table-row>
        <table:table-row>
          <table:table-cell table:style-name="Table16.A2" office:value-type="string">
            <text:p text:style-name="P27">/sbin</text:p>
          </table:table-cell>
          <table:table-cell table:style-name="Table16.B8" office:value-type="string">
            <text:p text:style-name="P27">Системные утилиты (fsck, reboot, ifconfig)</text:p>
          </table:table-cell>
          <table:table-cell table:style-name="Table16.C8" office:value-type="string">
            <text:p text:style-name="P27">System binaries (admin only)</text:p>
          </table:table-cell>
        </table:table-row>
        <table:table-row>
          <table:table-cell table:style-name="Table16.A2" office:value-type="string">
            <text:p text:style-name="P27">/lib</text:p>
          </table:table-cell>
          <table:table-cell table:style-name="Table16.B9" office:value-type="string">
            <text:p text:style-name="P27">Системные библиотеки для запуска /bin и /sbin</text:p>
          </table:table-cell>
          <table:table-cell table:style-name="Table16.C9" office:value-type="string">
            <text:p text:style-name="P27">Shared libraries for bin/sbin</text:p>
          </table:table-cell>
        </table:table-row>
        <table:table-row>
          <table:table-cell table:style-name="Table16.A2" office:value-type="string">
            <text:p text:style-name="P27">/opt</text:p>
          </table:table-cell>
          <table:table-cell table:style-name="Table16.B10" office:value-type="string">
            <text:p text:style-name="P27">Сторонние программы (например, chrome, teamviewer)</text:p>
          </table:table-cell>
          <table:table-cell table:style-name="Table16.C10" office:value-type="string">
            <text:p text:style-name="P27">Optional application packages</text:p>
          </table:table-cell>
        </table:table-row>
        <text:soft-page-break/>
        <table:table-row>
          <table:table-cell table:style-name="Table16.A2" office:value-type="string">
            <text:p text:style-name="P27">/usr</text:p>
          </table:table-cell>
          <table:table-cell table:style-name="Table16.B11" office:value-type="string">
            <text:p text:style-name="P27">Программы, документация, библиотеки, не критичные для загрузки</text:p>
          </table:table-cell>
          <table:table-cell table:style-name="Table16.C11" office:value-type="string">
            <text:p text:style-name="P27">User programs, docs, libraries</text:p>
          </table:table-cell>
        </table:table-row>
        <table:table-row>
          <table:table-cell table:style-name="Table16.A2" office:value-type="string">
            <text:p text:style-name="P27">/tmp</text:p>
          </table:table-cell>
          <table:table-cell table:style-name="Table16.B12" office:value-type="string">
            <text:p text:style-name="P27">Временные файлы, очищается при перезагрузке</text:p>
          </table:table-cell>
          <table:table-cell table:style-name="Table16.C12" office:value-type="string">
            <text:p text:style-name="P27">Temporary files, cleared on reboot</text:p>
          </table:table-cell>
        </table:table-row>
        <table:table-row>
          <table:table-cell table:style-name="Table16.A2" office:value-type="string">
            <text:p text:style-name="P27">/var</text:p>
          </table:table-cell>
          <table:table-cell table:style-name="Table16.B13" office:value-type="string">
            <text:p text:style-name="P27">Изменяемые данные (логи, базы, почта)</text:p>
          </table:table-cell>
          <table:table-cell table:style-name="Table16.C13" office:value-type="string">
            <text:p text:style-name="P27">Variable data: logs, db, mail, spool</text:p>
          </table:table-cell>
        </table:table-row>
        <table:table-row>
          <table:table-cell table:style-name="Table16.A2" office:value-type="string">
            <text:p text:style-name="P27">/root</text:p>
          </table:table-cell>
          <table:table-cell table:style-name="Table16.B14" office:value-type="string">
            <text:p text:style-name="P27">Домашняя папка root (не путать с /!)</text:p>
          </table:table-cell>
          <table:table-cell table:style-name="Table16.C14" office:value-type="string">
            <text:p text:style-name="P27">Root user’s home directory</text:p>
          </table:table-cell>
        </table:table-row>
        <table:table-row>
          <table:table-cell table:style-name="Table16.A2" office:value-type="string">
            <text:p text:style-name="P27">/mnt</text:p>
          </table:table-cell>
          <table:table-cell table:style-name="Table16.B15" office:value-type="string">
            <text:p text:style-name="P27">Временное подключение (mount) других дисков, флешек</text:p>
          </table:table-cell>
          <table:table-cell table:style-name="Table16.C15" office:value-type="string">
            <text:p text:style-name="P27">Mount points for temporary filesystems</text:p>
          </table:table-cell>
        </table:table-row>
        <table:table-row>
          <table:table-cell table:style-name="Table16.A16" office:value-type="string">
            <text:p text:style-name="P27">/media</text:p>
          </table:table-cell>
          <table:table-cell table:style-name="Table16.B16" office:value-type="string">
            <text:p text:style-name="P28">Точки для авто-подключения флешек, CD, внешних HDD</text:p>
          </table:table-cell>
          <table:table-cell table:style-name="Table16.C16" office:value-type="string">
            <text:p text:style-name="P28">Removable media mount points</text:p>
          </table:table-cell>
        </table:table-row>
        <table:table-row>
          <table:table-cell table:style-name="Table16.A17" office:value-type="string">
            <text:p text:style-name="P95"><text:span text:style-name="T22">/ru</text:span><text:span text:style-name="T28">n</text:span></text:p>
          </table:table-cell>
          <table:table-cell table:style-name="Table16.B17" office:value-type="string">
            <text:p text:style-name="P28">Файлы, появляющиеся только после старта системы (процессы, демоны)</text:p>
          </table:table-cell>
          <table:table-cell table:style-name="Table16.C17" office:value-type="string">
            <text:p text:style-name="P28">Runtime data, system state since boot</text:p>
          </table:table-cell>
        </table:table-row>
        <table:table-row>
          <table:table-cell table:style-name="Table16.A18" office:value-type="string">
            <text:p text:style-name="P28">/sys</text:p>
          </table:table-cell>
          <table:table-cell table:style-name="Table16.B18" office:value-type="string">
            <text:p text:style-name="P28">Псевдосистема — информация о железе и ядре (только для чтения)</text:p>
          </table:table-cell>
          <table:table-cell table:style-name="Table16.C18" office:value-type="string">
            <text:p text:style-name="P28">Info about devices, drivers, kernel</text:p>
          </table:table-cell>
        </table:table-row>
      </table:table>
      <text:p text:style-name="P98"><text:span text:style-name="T22"/></text:p>
      <text:list text:style-name="L99">
        <text:list-item>
          <text:p text:style-name="P215">Пример:</text:p>
          <text:list>
            <text:list-item>
              <text:p text:style-name="P215">Твой пользовательский каталог: /home/username</text:p>
            </text:list-item>
            <text:list-item>
              <text:p text:style-name="P215">Системные логи: /var/log/</text:p>
            </text:list-item>
            <text:list-item>
              <text:p text:style-name="P215">Флешка: появится в /media/username/usb-drive после подключения.</text:p>
            </text:list-item>
          </text:list>
        </text:list-item>
      </text:list>
      <text:p text:style-name="P98"><text:span text:style-name="T22"/></text:p>
      <text:p text:style-name="P100"><text:span text:style-name="T33">4</text:span><text:span text:style-name="T38">)</text:span><text:span text:style-name="T22"> Практическое значение для DevOps</text:span></text:p>
      <text:list text:style-name="L100">
        <text:list-item>
          <text:p text:style-name="P216">Знать, где лежат логи, конфиги, бинарники, чтобы быстро диагностировать и чинить систему.</text:p>
        </text:list-item>
        <text:list-item>
          <text:p text:style-name="P216">Уметь отличать, что можно удалять (/tmp, /var/tmp), а что нельзя (/bin, /sbin, /boot).</text:p>
        </text:list-item>
        <text:list-item>
          <text:p text:style-name="P216">Устанавливать сторонние программы — в /opt.</text:p>
        </text:list-item>
        <text:list-item>
          <text:p text:style-name="P216">Резервное копирование: сохранять только /home, /etc, иногда /var (для БД и логов).</text:p>
        </text:list-item>
        <text:list-item>
          <text:p text:style-name="P216">Мониторинг: </text:p>
          <text:list>
            <text:list-item>
              <text:p text:style-name="P216">логи и мониторинг всегда в /var/log/</text:p>
            </text:list-item>
            <text:list-item>
              <text:p text:style-name="P216">состояние системы — в /run, /sys, /proc.</text:p>
            </text:list-item>
          </text:list>
        </text:list-item>
      </text:list>
      <text:p text:style-name="P98"><text:span text:style-name="T22"/></text:p>
      <text:p text:style-name="P100"><text:span text:style-name="T33">5</text:span><text:span text:style-name="T38">) </text:span><text:span text:style-name="T22">Краткая шпаргалка для команд</text:span></text:p>
      <text:list text:style-name="L101">
        <text:list-item>
          <text:p text:style-name="P217">Показать структуру:</text:p>
          <text:list>
            <text:list-item>
              <text:p text:style-name="P217">ls /</text:p>
            </text:list-item>
            <text:list-item>
              <text:p text:style-name="P217">tree -L 1 / (если установлен tree)</text:p>
            </text:list-item>
          </text:list>
        </text:list-item>
        <text:list-item>
          <text:p text:style-name="P291"><text:soft-page-break/><text:span text:style-name="T22">Узнать, что занимает место:</text:span></text:p>
          <text:list>
            <text:list-item>
              <text:p text:style-name="P217">du -h --max-depth=1 /</text:p>
            </text:list-item>
          </text:list>
        </text:list-item>
        <text:list-item>
          <text:p text:style-name="P217">Показать скрытые файлы:</text:p>
          <text:list>
            <text:list-item>
              <text:p text:style-name="P217">ls -la</text:p>
            </text:list-item>
          </text:list>
        </text:list-item>
      </text:list>
      <text:p text:style-name="P98"><text:span text:style-name="T22"/></text:p>
      <text:p text:style-name="P100"><text:span text:style-name="T33">6</text:span><text:span text:style-name="T38">)</text:span><text:span text:style-name="T22"> Особенности (DevOps-фишки)</text:span></text:p>
      <text:list text:style-name="L102">
        <text:list-item>
          <text:p text:style-name="P218">/etc/fstab — файл, где прописаны все постоянные точки монтирования (что и куда цепляется при загрузке).</text:p>
        </text:list-item>
        <text:list-item>
          <text:p text:style-name="P218">/proc и /sys — это не “реальные” папки, а интерфейс к ядру Linux, тут лежат данные о процессах и железе.</text:p>
        </text:list-item>
        <text:list-item>
          <text:p text:style-name="P218">/var/tmp — хранит временные файлы, которые переживают перезагрузку (в отличие от /tmp).</text:p>
        </text:list-item>
      </text:list>
      <text:p text:style-name="P98"><text:span text:style-name="T22"/></text:p>
      <text:p text:style-name="P100"><text:span text:style-name="T33">7</text:span><text:span text:style-name="T38">) </text:span><text:span text:style-name="T22">Вопросы на собеседовании и для самопроверки</text:span></text:p>
      <text:list text:style-name="L103">
        <text:list-item>
          <text:p text:style-name="P219">Где искать логи системы?</text:p>
          <text:list>
            <text:list-item>
              <text:p text:style-name="P219">В /var/log</text:p>
            </text:list-item>
          </text:list>
        </text:list-item>
        <text:list-item>
          <text:p text:style-name="P219">Где найти настройки сети?</text:p>
          <text:list>
            <text:list-item>
              <text:p text:style-name="P219">В /etc (например, /etc/network, /etc/netplan, /etc/hostname, /etc/hosts)</text:p>
            </text:list-item>
          </text:list>
        </text:list-item>
        <text:list-item>
          <text:p text:style-name="P219">Куда монтируется флешка?</text:p>
          <text:list>
            <text:list-item>
              <text:p text:style-name="P219">/media/имя_пользователя/имя_устройства</text:p>
            </text:list-item>
          </text:list>
        </text:list-item>
      </text:list>
      <text:p text:style-name="P98"><text:span text:style-name="T22"/></text:p>
      <text:p text:style-name="P100"><text:span text:style-name="T38">8) </text:span><text:span text:style-name="T22">Вывод:</text:span></text:p>
      <text:list text:style-name="L104">
        <text:list-item>
          <text:p text:style-name="P220">Знание структуры директорий — обязательный навык для любого Linux-админа и DevOps, без этого не получится ни администрировать сервер, ни настраивать CI/CD, ни быстро решать проблемы.</text:p>
        </text:list-item>
      </text:list>
      <text:p text:style-name="P98"><text:span text:style-name="T22"/></text:p>
      <text:p text:style-name="P98"><text:span text:style-name="T22">🟢 </text:span><text:span text:style-name="T33">Основное по работе с файлами, папками и ссылками в Linux</text:span></text:p>
      <text:p text:style-name="P98"><text:span text:style-name="T39">1)</text:span><text:span text:style-name="T22"> Типы файлов в Linux (и как их узнать)</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8">Тип файла</text:p>
          </table:table-cell>
          <table:table-cell table:style-name="Table17.A1" office:value-type="string">
            <text:p text:style-name="P48">Префикс</text:p>
          </table:table-cell>
          <table:table-cell table:style-name="Table17.A1" office:value-type="string">
            <text:p text:style-name="P48">Описание (ru)</text:p>
          </table:table-cell>
          <table:table-cell table:style-name="Table17.D1" office:value-type="string">
            <text:p text:style-name="P48">Description (en)</text:p>
          </table:table-cell>
        </table:table-row>
        <table:table-row>
          <table:table-cell table:style-name="Table17.A2" office:value-type="string">
            <text:p text:style-name="P48">Обычный файл</text:p>
          </table:table-cell>
          <table:table-cell table:style-name="Table17.A2" office:value-type="string">
            <text:p text:style-name="P48">-</text:p>
          </table:table-cell>
          <table:table-cell table:style-name="Table17.A2" office:value-type="string">
            <text:p text:style-name="P48">Любой текстовый, бинарный файл, картинка, скрипт</text:p>
          </table:table-cell>
          <table:table-cell table:style-name="Table17.D2" office:value-type="string">
            <text:p text:style-name="P48">Ordinary file (text, binary, image)</text:p>
          </table:table-cell>
        </table:table-row>
        <table:table-row>
          <table:table-cell table:style-name="Table17.A2" office:value-type="string">
            <text:p text:style-name="P48">Каталог (директория)</text:p>
          </table:table-cell>
          <table:table-cell table:style-name="Table17.A2" office:value-type="string">
            <text:p text:style-name="P48">d</text:p>
          </table:table-cell>
          <table:table-cell table:style-name="Table17.A2" office:value-type="string">
            <text:p text:style-name="P48">Папка, может содержать файлы и другие папки</text:p>
          </table:table-cell>
          <table:table-cell table:style-name="Table17.D2" office:value-type="string">
            <text:p text:style-name="P48">Directory (can store files/dirs)</text:p>
          </table:table-cell>
        </table:table-row>
        <table:table-row>
          <table:table-cell table:style-name="Table17.A2" office:value-type="string">
            <text:p text:style-name="P48">Блочное устройство</text:p>
          </table:table-cell>
          <table:table-cell table:style-name="Table17.A2" office:value-type="string">
            <text:p text:style-name="P48">b</text:p>
          </table:table-cell>
          <table:table-cell table:style-name="Table17.A2" office:value-type="string">
            <text:p text:style-name="P48">Файл для работы с устройствами (диски и т.п.)</text:p>
          </table:table-cell>
          <table:table-cell table:style-name="Table17.D2" office:value-type="string">
            <text:p text:style-name="P48">Block file (disk devices)</text:p>
          </table:table-cell>
        </table:table-row>
        <table:table-row>
          <table:table-cell table:style-name="Table17.A2" office:value-type="string">
            <text:p text:style-name="P48">Символьное устройство</text:p>
          </table:table-cell>
          <table:table-cell table:style-name="Table17.A2" office:value-type="string">
            <text:p text:style-name="P48">c</text:p>
          </table:table-cell>
          <table:table-cell table:style-name="Table17.A2" office:value-type="string">
            <text:p text:style-name="P48">Файл для последовательных устройств (терминал, порты)</text:p>
          </table:table-cell>
          <table:table-cell table:style-name="Table17.D2" office:value-type="string">
            <text:p text:style-name="P48">Character file (serial devices)</text:p>
          </table:table-cell>
        </table:table-row>
        <text:soft-page-break/>
        <table:table-row>
          <table:table-cell table:style-name="Table17.A2" office:value-type="string">
            <text:p text:style-name="P48">Символьная ссылка</text:p>
          </table:table-cell>
          <table:table-cell table:style-name="Table17.A2" office:value-type="string">
            <text:p text:style-name="P48">l</text:p>
          </table:table-cell>
          <table:table-cell table:style-name="Table17.A2" office:value-type="string">
            <text:p text:style-name="P48">Символическая ссылка на другой файл или каталог</text:p>
          </table:table-cell>
          <table:table-cell table:style-name="Table17.D2" office:value-type="string">
            <text:p text:style-name="P48">Symbolic (soft) link</text:p>
          </table:table-cell>
        </table:table-row>
        <table:table-row>
          <table:table-cell table:style-name="Table17.A2" office:value-type="string">
            <text:p text:style-name="P48">Сокет</text:p>
          </table:table-cell>
          <table:table-cell table:style-name="Table17.A2" office:value-type="string">
            <text:p text:style-name="P48">s</text:p>
          </table:table-cell>
          <table:table-cell table:style-name="Table17.A2" office:value-type="string">
            <text:p text:style-name="P48">Файл для обмена данными между процессами (IPC)</text:p>
          </table:table-cell>
          <table:table-cell table:style-name="Table17.D2" office:value-type="string">
            <text:p text:style-name="P48">Socket file (IPC between processes)</text:p>
          </table:table-cell>
        </table:table-row>
        <table:table-row>
          <table:table-cell table:style-name="Table17.A2" office:value-type="string">
            <text:p text:style-name="P48">Канал (pipe)</text:p>
          </table:table-cell>
          <table:table-cell table:style-name="Table17.A2" office:value-type="string">
            <text:p text:style-name="P48">p</text:p>
          </table:table-cell>
          <table:table-cell table:style-name="Table17.A2" office:value-type="string">
            <text:p text:style-name="P48">Для соединения вывода одного процесса с вводом другого</text:p>
          </table:table-cell>
          <table:table-cell table:style-name="Table17.D2" office:value-type="string">
            <text:p text:style-name="P48">Pipe (for connecting processes)</text:p>
          </table:table-cell>
        </table:table-row>
      </table:table>
      <text:p text:style-name="P98"><text:span text:style-name="T22"/></text:p>
      <text:p text:style-name="P101"><text:span text:style-name="T39">2)</text:span><text:span text:style-name="T22"> Работа с файлами и папками</text:span></text:p>
      <text:list text:style-name="L105">
        <text:list-item>
          <text:p text:style-name="P221">Список файлов и папок</text:p>
          <text:list>
            <text:list-item>
              <text:p text:style-name="P221">ls <text:s text:c="13"/># Показать содержимое директории</text:p>
            </text:list-item>
            <text:list-item>
              <text:p text:style-name="P221">ls -a <text:s text:c="9"/># Включая скрытые (начинаются с .)</text:p>
            </text:list-item>
            <text:list-item>
              <text:p text:style-name="P221">ls -l <text:s text:c="10"/># Подробный (long) формат (права, дата и пр.)</text:p>
            </text:list-item>
            <text:list-item>
              <text:p text:style-name="P221">ls -h <text:s text:c="9"/># Размеры в удобном виде (KB, MB)</text:p>
            </text:list-item>
            <text:list-item>
              <text:p text:style-name="P221">ls -d <text:s text:c="9"/># Показывает саму директорию, а не её содержимое</text:p>
            </text:list-item>
            <text:list-item>
              <text:p text:style-name="P221">ls -r <text:s text:c="10"/># В обратном порядке</text:p>
            </text:list-item>
            <text:list-item>
              <text:p text:style-name="P221">ls -t <text:s text:c="10"/># Сортировка по времени изменения</text:p>
            </text:list-item>
          </text:list>
        </text:list-item>
        <text:list-item>
          <text:p text:style-name="P221">Копирование</text:p>
          <text:list>
            <text:list-item>
              <text:p text:style-name="P221">cp file1 file2 <text:s text:c="13"/># Копировать файл1 в файл2</text:p>
            </text:list-item>
            <text:list-item>
              <text:p text:style-name="P221">cp file1 /demo/ <text:s text:c="9"/># Копировать файл1 в папку /demo/</text:p>
            </text:list-item>
            <text:list-item>
              <text:p text:style-name="P221">cp -R dir1 dir2 <text:s text:c="10"/># Рекурсивно копировать папку dir1 в dir2</text:p>
            </text:list-item>
          </text:list>
        </text:list-item>
        <text:list-item>
          <text:p text:style-name="P221">Перемещение и переименование</text:p>
          <text:list>
            <text:list-item>
              <text:p text:style-name="P221">mv file1 file2 <text:s text:c="10"/># Переименовать file1 в file2</text:p>
            </text:list-item>
            <text:list-item>
              <text:p text:style-name="P221">mv /dir1 /dir2 <text:s text:c="9"/># Переименовать dir1 в dir2 (или переместить)</text:p>
            </text:list-item>
            <text:list-item>
              <text:p text:style-name="P221">mv file1 /dir1/ <text:s text:c="8"/># Переместить file1 в /dir1/</text:p>
            </text:list-item>
          </text:list>
        </text:list-item>
        <text:list-item>
          <text:p text:style-name="P221">Удаление</text:p>
          <text:list>
            <text:list-item>
              <text:p text:style-name="P221">rm -f file1 <text:s text:c="16"/># Удалить файл1 (без подтверждения)</text:p>
            </text:list-item>
            <text:list-item>
              <text:p text:style-name="P221">rm -R dir1 <text:s text:c="15"/># Удалить папку dir1 со всем содержимым</text:p>
            </text:list-item>
            <text:list-item>
              <text:p text:style-name="P222">rmdir dir1 <text:s text:c="16"/># Удалить пустую папку dir1</text:p>
            </text:list-item>
          </text:list>
        </text:list-item>
        <text:list-item>
          <text:p text:style-name="P222">Создание папок</text:p>
          <text:list>
            <text:list-item>
              <text:p text:style-name="P222">mkdir dir1 <text:s text:c="17"/># Создать папку dir1</text:p>
            </text:list-item>
          </text:list>
        </text:list-item>
        <text:list-item>
          <text:p text:style-name="P222">Работа с файлами</text:p>
          <text:list>
            <text:list-item>
              <text:p text:style-name="P222">cat file1 <text:s text:c="17"/># Показать содержимое файла</text:p>
            </text:list-item>
            <text:list-item>
              <text:p text:style-name="P222">touch file1 <text:s text:c="13"/># Создать пустой файл (или обновить дату)</text:p>
            </text:list-item>
            <text:list-item>
              <text:p text:style-name="P222">less file1 <text:tab/><text:tab/> <text:s text:c="2"/># Показать файл постранично (можно листать <text:tab/><text:tab/><text:tab/><text:tab/> <text:s text:c="5"/>вверх/вниз)</text:p>
            </text:list-item>
            <text:list-item>
              <text:p text:style-name="P222">tail file1 <text:s text:c="17"/># Показать последние 10 строк файла</text:p>
            </text:list-item>
            <text:list-item>
              <text:p text:style-name="P222">head file1 <text:s text:c="14"/># Показать первые 10 строк файла</text:p>
            </text:list-item>
          </text:list>
        </text:list-item>
      </text:list>
      <text:p text:style-name="P98"><text:span text:style-name="T22"/></text:p>
      <text:p text:style-name="P102"><text:span text:style-name="T40">3) </text:span><text:span text:style-name="T22">Ссылки в Linux</text:span></text:p>
      <text:list text:style-name="L106">
        <text:list-item>
          <text:p text:style-name="P223">Жёсткая ссылка (Hard link)</text:p>
          <text:list>
            <text:list-item>
              <text:p text:style-name="P223"><text:soft-page-break/>ln SOURCE LINK <text:s/># Создать жёсткую ссылку LINK на файл SOURCE</text:p>
              <text:list>
                <text:list-item>
                  <text:p text:style-name="P223">Ссылается на тот же inode, работает только для файлов и внутри одной файловой системы.</text:p>
                </text:list-item>
                <text:list-item>
                  <text:p text:style-name="P223">Особенности:</text:p>
                  <text:list>
                    <text:list-item>
                      <text:p text:style-name="P223">Одинаковый inode, полная копия, работает, даже если оригинальный файл удалён.</text:p>
                    </text:list-item>
                    <text:list-item>
                      <text:p text:style-name="P223">Нельзя создавать для папок и между разными разделами.</text:p>
                    </text:list-item>
                  </text:list>
                </text:list-item>
              </text:list>
            </text:list-item>
          </text:list>
        </text:list-item>
        <text:list-item>
          <text:p text:style-name="P223">Символическая ссылка (Soft link, symlink)</text:p>
          <text:list>
            <text:list-item>
              <text:p text:style-name="P223">ln -s SOURCE LINK</text:p>
              <text:list>
                <text:list-item>
                  <text:p text:style-name="P223">Создать символическую ссылку LINK на SOURCE</text:p>
                </text:list-item>
                <text:list-item>
                  <text:p text:style-name="P223">Можно ссылаться на каталоги, другие разделы и даже на несуществующий путь.</text:p>
                </text:list-item>
                <text:list-item>
                  <text:p text:style-name="P223">Особенности:</text:p>
                  <text:list>
                    <text:list-item>
                      <text:p text:style-name="P223">Имеет свой inode, просто “указатель” на файл/папку.</text:p>
                    </text:list-item>
                    <text:list-item>
                      <text:p text:style-name="P223">Если исходник удалён — ссылка “битая”.</text:p>
                    </text:list-item>
                  </text:list>
                </text:list-item>
              </text:list>
            </text:list-item>
          </text:list>
        </text:list-item>
      </text:list>
      <text:p text:style-name="P98"><text:span text:style-name="T22"/></text:p>
      <text:p text:style-name="P102"><text:span text:style-name="T33">4</text:span><text:span text:style-name="T40">)</text:span><text:span text:style-name="T22"> Дополнительно: расширения файлов</text:span></text:p>
      <text:list text:style-name="L107">
        <text:list-item>
          <text:p text:style-name="P224">В Linux расширение файла (например, .sh, .txt) — просто часть имени, система не опирается на расширение для определения типа файла.</text:p>
        </text:list-item>
        <text:list-item>
          <text:p text:style-name="P224">Определить тип файла можно командой:</text:p>
          <text:list>
            <text:list-item>
              <text:p text:style-name="P224">file имя_файла</text:p>
            </text:list-item>
          </text:list>
        </text:list-item>
      </text:list>
      <text:p text:style-name="P98"><text:span text:style-name="T22"/></text:p>
      <text:p text:style-name="P98"><text:span text:style-name="T33">5</text:span><text:span text:style-name="T40">)</text:span><text:span text:style-name="T22"> Краткая таблица команд</text:span></text:p>
      <table:table table:name="Table18" table:style-name="Table18">
        <table:table-column table:style-name="Table18.A"/>
        <table:table-column table:style-name="Table18.B"/>
        <table:table-row>
          <table:table-cell table:style-name="Table18.A1" office:value-type="string">
            <text:p text:style-name="P89">Команда</text:p>
          </table:table-cell>
          <table:table-cell table:style-name="Table18.B1" office:value-type="string">
            <text:p text:style-name="P89">Что делает</text:p>
          </table:table-cell>
        </table:table-row>
        <table:table-row>
          <table:table-cell table:style-name="Table18.A2" office:value-type="string">
            <text:p text:style-name="P29">ls</text:p>
          </table:table-cell>
          <table:table-cell table:style-name="Table18.B2" office:value-type="string">
            <text:p text:style-name="P29">Список файлов/папок</text:p>
          </table:table-cell>
        </table:table-row>
        <table:table-row>
          <table:table-cell table:style-name="Table18.A2" office:value-type="string">
            <text:p text:style-name="P29">cp</text:p>
          </table:table-cell>
          <table:table-cell table:style-name="Table18.B2" office:value-type="string">
            <text:p text:style-name="P29">Копировать файлы/папки</text:p>
          </table:table-cell>
        </table:table-row>
        <table:table-row>
          <table:table-cell table:style-name="Table18.A2" office:value-type="string">
            <text:p text:style-name="P29">mv</text:p>
          </table:table-cell>
          <table:table-cell table:style-name="Table18.B2" office:value-type="string">
            <text:p text:style-name="P29">Переместить/переименовать файл/папку</text:p>
          </table:table-cell>
        </table:table-row>
        <table:table-row>
          <table:table-cell table:style-name="Table18.A2" office:value-type="string">
            <text:p text:style-name="P29">rm, rmdir</text:p>
          </table:table-cell>
          <table:table-cell table:style-name="Table18.B2" office:value-type="string">
            <text:p text:style-name="P29">Удалить файл, удалить пустую папку</text:p>
          </table:table-cell>
        </table:table-row>
        <table:table-row>
          <table:table-cell table:style-name="Table18.A2" office:value-type="string">
            <text:p text:style-name="P29">mkdir<text:tab/></text:p>
          </table:table-cell>
          <table:table-cell table:style-name="Table18.B2" office:value-type="string">
            <text:p text:style-name="P29">Создать папку</text:p>
          </table:table-cell>
        </table:table-row>
        <table:table-row>
          <table:table-cell table:style-name="Table18.A2" office:value-type="string">
            <text:p text:style-name="P29">cat, less, head, tail</text:p>
          </table:table-cell>
          <table:table-cell table:style-name="Table18.B2" office:value-type="string">
            <text:p text:style-name="P29">Просмотр содержимого файла</text:p>
          </table:table-cell>
        </table:table-row>
        <table:table-row>
          <table:table-cell table:style-name="Table18.A2" office:value-type="string">
            <text:p text:style-name="P96"><text:span text:style-name="T22">touc</text:span><text:span text:style-name="T29">h</text:span></text:p>
          </table:table-cell>
          <table:table-cell table:style-name="Table18.B2" office:value-type="string">
            <text:p text:style-name="P29">Создать/обновить файл</text:p>
          </table:table-cell>
        </table:table-row>
        <table:table-row>
          <table:table-cell table:style-name="Table18.A2" office:value-type="string">
            <text:p text:style-name="P29">ln, ln -s</text:p>
          </table:table-cell>
          <table:table-cell table:style-name="Table18.B2" office:value-type="string">
            <text:p text:style-name="P29">Жёсткая и символическая ссылка</text:p>
          </table:table-cell>
        </table:table-row>
        <table:table-row>
          <table:table-cell table:style-name="Table18.A2" office:value-type="string">
            <text:p text:style-name="P29">file</text:p>
          </table:table-cell>
          <table:table-cell table:style-name="Table18.B2" office:value-type="string">
            <text:p text:style-name="P29">Определить тип файла</text:p>
          </table:table-cell>
        </table:table-row>
      </table:table>
      <text:p text:style-name="P98"><text:span text:style-name="T22"/></text:p>
      <text:p text:style-name="P103"><text:span text:style-name="T41">6)</text:span><text:span text:style-name="T22"> Примеры задач</text:span></text:p>
      <text:list text:style-name="L108">
        <text:list-item>
          <text:p text:style-name="P225">Создать папку и скопировать туда файлы:</text:p>
          <text:list>
            <text:list-item>
              <text:p text:style-name="P225">mkdir mydir</text:p>
            </text:list-item>
            <text:list-item>
              <text:p text:style-name="P225">cp file1 file2 mydir/</text:p>
            </text:list-item>
          </text:list>
        </text:list-item>
        <text:list-item>
          <text:p text:style-name="P225">Переместить и переименовать папку:</text:p>
          <text:list>
            <text:list-item>
              <text:p text:style-name="P225"><text:soft-page-break/>mv dir1 new_dir</text:p>
            </text:list-item>
          </text:list>
        </text:list-item>
        <text:list-item>
          <text:p text:style-name="P225">Удалить все файлы с расширением .log:</text:p>
          <text:list>
            <text:list-item>
              <text:p text:style-name="P225">rm *.log</text:p>
            </text:list-item>
          </text:list>
        </text:list-item>
        <text:list-item>
          <text:p text:style-name="P225">Создать символическую ссылку на каталог:</text:p>
          <text:list>
            <text:list-item>
              <text:p text:style-name="P225">ln -s /home/user/docs mydocs</text:p>
            </text:list-item>
          </text:list>
        </text:list-item>
      </text:list>
      <text:p text:style-name="P49"/>
      <text:p text:style-name="P49">🟢 Основное по пользователям и группам в Linux</text:p>
      <text:p text:style-name="P50"><text:span text:style-name="T1">1</text:span><text:span text:style-name="T13">)</text:span> Типы пользователей</text:p>
      <text:list text:style-name="L109">
        <text:list-item>
          <text:p text:style-name="P226">root (Superuser):</text:p>
          <text:list>
            <text:list-item>
              <text:p text:style-name="P226">Главный админ, может всё.</text:p>
            </text:list-item>
          </text:list>
        </text:list-item>
        <text:list-item>
          <text:p text:style-name="P226">Обычный пользователь (Simple user):</text:p>
          <text:list>
            <text:list-item>
              <text:p text:style-name="P226">Имеет полный доступ только к своим файлам.</text:p>
            </text:list-item>
          </text:list>
        </text:list-item>
        <text:list-item>
          <text:p text:style-name="P226">Системный пользователь (System user):</text:p>
          <text:list>
            <text:list-item>
              <text:p text:style-name="P226">Сервисные аккаунты для работы программ и демонов.</text:p>
            </text:list-item>
          </text:list>
        </text:list-item>
      </text:list>
      <text:p text:style-name="P49"/>
      <text:p text:style-name="P50"><text:span text:style-name="T1">2</text:span><text:span text:style-name="T13">)</text:span> Где хранятся данные о пользователях и группах?</text:p>
      <text:list text:style-name="L110">
        <text:list-item>
          <text:p text:style-name="P227">/etc/passwd</text:p>
          <text:list>
            <text:list-item>
              <text:p text:style-name="P227">Формат строки:</text:p>
              <text:list>
                <text:list-item>
                  <text:p text:style-name="P227">[username]:[x]:[UID]:[GID]:[Comment]:[Home directory]:[Default shell]</text:p>
                  <text:list>
                    <text:list-item>
                      <text:p text:style-name="P227">x во 2-ом поле — пароль хранится в /etc/shadow</text:p>
                    </text:list-item>
                    <text:list-item>
                      <text:p text:style-name="P227">UID — User ID</text:p>
                    </text:list-item>
                    <text:list-item>
                      <text:p text:style-name="P227">GID — Group ID</text:p>
                    </text:list-item>
                    <text:list-item>
                      <text:p text:style-name="P227">Home — домашняя директория</text:p>
                    </text:list-item>
                    <text:list-item>
                      <text:p text:style-name="P227">Shell — командная оболочка</text:p>
                    </text:list-item>
                  </text:list>
                </text:list-item>
              </text:list>
            </text:list-item>
          </text:list>
        </text:list-item>
        <text:list-item>
          <text:p text:style-name="P227">/etc/shadow</text:p>
          <text:list>
            <text:list-item>
              <text:p text:style-name="P227">Формат строки:</text:p>
              <text:list>
                <text:list-item>
                  <text:p text:style-name="P227">[username]:[password]:[Last Password Changed]:[Min]:[Max]:[Warn]:[Inactive]:[Expire]</text:p>
                  <text:list>
                    <text:list-item>
                      <text:p text:style-name="P227">Хранит пароли (хэшированные) и параметры смены пароля</text:p>
                    </text:list-item>
                  </text:list>
                </text:list-item>
              </text:list>
            </text:list-item>
          </text:list>
        </text:list-item>
        <text:list-item>
          <text:p text:style-name="P227">/etc/group</text:p>
          <text:list>
            <text:list-item>
              <text:p text:style-name="P227">Формат строки:</text:p>
              <text:list>
                <text:list-item>
                  <text:p text:style-name="P227">[group_name]:[x]:[GID]:[group_members]</text:p>
                </text:list-item>
                <text:list-item>
                  <text:p text:style-name="P227">Список групп и их участников</text:p>
                </text:list-item>
              </text:list>
            </text:list-item>
          </text:list>
        </text:list-item>
      </text:list>
      <text:p text:style-name="P49"/>
      <text:p text:style-name="P50"><text:span text:style-name="T1">3</text:span><text:span text:style-name="T13">)</text:span> Работа с пользователями</text:p>
      <text:list text:style-name="L111">
        <text:list-item>
          <text:p text:style-name="P228">Создать пользователя</text:p>
          <text:list>
            <text:list-item>
              <text:p text:style-name="P228">useradd имя_пользователя</text:p>
              <text:list>
                <text:list-item>
                  <text:p text:style-name="P228">Параметры по умолчанию из /etc/default/useradd</text:p>
                </text:list-item>
                <text:list-item>
                  <text:p text:style-name="P228">Можно добавить опции для задания домашней папки, shell и т. д.</text:p>
                </text:list-item>
              </text:list>
            </text:list-item>
          </text:list>
        </text:list-item>
        <text:list-item>
          <text:p text:style-name="P228">Задать/сменить пароль</text:p>
          <text:list>
            <text:list-item>
              <text:p text:style-name="P228">passwd имя_пользователя</text:p>
            </text:list-item>
          </text:list>
        </text:list-item>
        <text:list-item>
          <text:p text:style-name="P228">Удалить пользователя</text:p>
          <text:list>
            <text:list-item>
              <text:p text:style-name="P228">userdel имя_пользователя</text:p>
            </text:list-item>
            <text:list-item>
              <text:p text:style-name="P292"><text:soft-page-break/><text:span text:style-name="T22">userdel -r имя_пользователя <text:s text:c="2"/># с удалением домашней директории</text:span></text:p>
            </text:list-item>
          </text:list>
        </text:list-item>
        <text:list-item>
          <text:p text:style-name="P228">Изменить параметры пользователя</text:p>
          <text:list>
            <text:list-item>
              <text:p text:style-name="P228">usermod [опции] имя_пользователя</text:p>
            </text:list-item>
            <text:list-item>
              <text:p text:style-name="P228">usermod -aG группа имя_пользователя <text:s text:c="2"/># добавить в дополнительные группы</text:p>
            </text:list-item>
          </text:list>
        </text:list-item>
      </text:list>
      <text:p text:style-name="P50"><text:span text:style-name="T1"/></text:p>
      <text:p text:style-name="P50"><text:span text:style-name="T1">4</text:span><text:span text:style-name="T13">)</text:span> Работа с группами</text:p>
      <text:list text:style-name="L112">
        <text:list-item>
          <text:p text:style-name="P229">Создать группу</text:p>
          <text:list>
            <text:list-item>
              <text:p text:style-name="P229">groupadd имя_группы</text:p>
            </text:list-item>
          </text:list>
        </text:list-item>
        <text:list-item>
          <text:p text:style-name="P229">Удалить группу</text:p>
          <text:list>
            <text:list-item>
              <text:p text:style-name="P229">groupdel имя_группы</text:p>
            </text:list-item>
          </text:list>
        </text:list-item>
        <text:list-item>
          <text:p text:style-name="P229">Изменить параметры группы</text:p>
          <text:list>
            <text:list-item>
              <text:p text:style-name="P229">groupmod [опции] имя_группы</text:p>
            </text:list-item>
            <text:list-item>
              <text:p text:style-name="P229">groupmod -n новое_имя старое_имя <text:s text:c="5"/># переименовать группу</text:p>
            </text:list-item>
          </text:list>
        </text:list-item>
      </text:list>
      <text:p text:style-name="P50"><text:span text:style-name="T1"/></text:p>
      <text:p text:style-name="P50"><text:span text:style-name="T1">5</text:span><text:span text:style-name="T13">)</text:span> Права собственности на файлы и папки</text:p>
      <text:list text:style-name="L113">
        <text:list-item>
          <text:p text:style-name="P230">Владелец — пользователь, который создал файл/папку.</text:p>
        </text:list-item>
        <text:list-item>
          <text:p text:style-name="P230">Можно изменить владельца (и/или группу) — только root или владелец файла.</text:p>
        </text:list-item>
        <text:list-item>
          <text:p text:style-name="P293"><text:span text:style-name="T22">Изменить владельца файла</text:span><text:span text:style-name="T30">:</text:span></text:p>
          <text:list>
            <text:list-item>
              <text:p text:style-name="P230">chown user file</text:p>
              <text:list>
                <text:list-item>
                  <text:p text:style-name="P230">Если указать только user — меняется только владелец.</text:p>
                </text:list-item>
              </text:list>
            </text:list-item>
            <text:list-item>
              <text:p text:style-name="P230">chown user:group file</text:p>
              <text:list>
                <text:list-item>
                  <text:p text:style-name="P230">Если user:group — оба.</text:p>
                </text:list-item>
              </text:list>
            </text:list-item>
            <text:list-item>
              <text:p text:style-name="P230">chown :group file</text:p>
              <text:list>
                <text:list-item>
                  <text:p text:style-name="P230">Если только :group — только группа.</text:p>
                </text:list-item>
              </text:list>
            </text:list-item>
          </text:list>
        </text:list-item>
        <text:list-item>
          <text:p text:style-name="P230">Изменить только группу</text:p>
          <text:list>
            <text:list-item>
              <text:p text:style-name="P230">chgrp group file</text:p>
            </text:list-item>
          </text:list>
        </text:list-item>
      </text:list>
      <text:p text:style-name="P50"><text:span text:style-name="T1"/></text:p>
      <text:p text:style-name="P50"><text:span text:style-name="T1">6</text:span><text:span text:style-name="T13">)</text:span><text:span text:style-name="T1"> </text:span>Примеры для практики</text:p>
      <text:list text:style-name="L114">
        <text:list-item>
          <text:p text:style-name="P231">Создать пользователя и группу, добавить пользователя в группу:</text:p>
          <text:list>
            <text:list-item>
              <text:p text:style-name="P231">groupadd admins</text:p>
            </text:list-item>
            <text:list-item>
              <text:p text:style-name="P231">useradd -G admins user1</text:p>
            </text:list-item>
            <text:list-item>
              <text:p text:style-name="P231">passwd user1</text:p>
            </text:list-item>
          </text:list>
        </text:list-item>
        <text:list-item>
          <text:p text:style-name="P231">Изменить владельца файла и группу:</text:p>
          <text:list>
            <text:list-item>
              <text:p text:style-name="P231">chown user1:admins important.txt</text:p>
            </text:list-item>
          </text:list>
        </text:list-item>
        <text:list-item>
          <text:p text:style-name="P231">Удалить пользователя с домашней директорией:</text:p>
          <text:list>
            <text:list-item>
              <text:p text:style-name="P231">userdel -r user1</text:p>
            </text:list-item>
          </text:list>
        </text:list-item>
        <text:list-item>
          <text:p text:style-name="P231">Добавить пользователя во вторую группу:</text:p>
          <text:list>
            <text:list-item>
              <text:p text:style-name="P231">usermod -aG wheel user1</text:p>
            </text:list-item>
          </text:list>
        </text:list-item>
        <text:list-item>
          <text:p text:style-name="P232">Переименовать группу:</text:p>
          <text:list>
            <text:list-item>
              <text:p text:style-name="P232">groupmod -n newgroup oldgroup</text:p>
            </text:list-item>
          </text:list>
        </text:list-item>
      </text:list>
      <text:p text:style-name="P49"><text:span text:style-name="T14"/></text:p>
      <text:p text:style-name="P49"><text:span text:style-name="T14"/></text:p>
      <text:p text:style-name="P49"><text:soft-page-break/><text:span text:style-name="T14">7)</text:span> Термины</text:p>
      <text:p text:style-name="P49"/>
      <table:table table:name="Table19" table:style-name="Table19">
        <table:table-column table:style-name="Table19.A"/>
        <table:table-column table:style-name="Table19.B"/>
        <table:table-row>
          <table:table-cell table:style-name="Table19.A1" office:value-type="string">
            <text:p text:style-name="P90">Термин</text:p>
          </table:table-cell>
          <table:table-cell table:style-name="Table19.B1" office:value-type="string">
            <text:p text:style-name="P90">Значение</text:p>
          </table:table-cell>
        </table:table-row>
        <table:table-row>
          <table:table-cell table:style-name="Table19.A2" office:value-type="string">
            <text:p text:style-name="P30">UID</text:p>
          </table:table-cell>
          <table:table-cell table:style-name="Table19.B2" office:value-type="string">
            <text:p text:style-name="P30">Уникальный идентификатор пользователя</text:p>
          </table:table-cell>
        </table:table-row>
        <table:table-row>
          <table:table-cell table:style-name="Table19.A2" office:value-type="string">
            <text:p text:style-name="P30">GID</text:p>
          </table:table-cell>
          <table:table-cell table:style-name="Table19.B2" office:value-type="string">
            <text:p text:style-name="P30">Уникальный идентификатор группы</text:p>
          </table:table-cell>
        </table:table-row>
        <table:table-row>
          <table:table-cell table:style-name="Table19.A2" office:value-type="string">
            <text:p text:style-name="P30">Home</text:p>
          </table:table-cell>
          <table:table-cell table:style-name="Table19.B2" office:value-type="string">
            <text:p text:style-name="P30">Домашняя папка пользователя</text:p>
          </table:table-cell>
        </table:table-row>
        <table:table-row>
          <table:table-cell table:style-name="Table19.A2" office:value-type="string">
            <text:p text:style-name="P30">Shell</text:p>
          </table:table-cell>
          <table:table-cell table:style-name="Table19.B2" office:value-type="string">
            <text:p text:style-name="P30">Оболочка пользователя (bash, zsh…)</text:p>
          </table:table-cell>
        </table:table-row>
        <table:table-row>
          <table:table-cell table:style-name="Table19.A6" office:value-type="string">
            <text:p text:style-name="P30">root</text:p>
          </table:table-cell>
          <table:table-cell table:style-name="Table19.B6" office:value-type="string">
            <text:p text:style-name="P30">Всесильный суперпользователь</text:p>
          </table:table-cell>
        </table:table-row>
      </table:table>
      <text:p text:style-name="P49"/>
      <text:p text:style-name="P49"/>
      <text:p text:style-name="P49">🔐 <text:span text:style-name="T1">Права доступа к файлам и папкам в Linux</text:span></text:p>
      <text:p text:style-name="P49"/>
      <text:p text:style-name="P51"><text:span text:style-name="T15">1)</text:span> Владелец, группа, другие (User, Group, Other)</text:p>
      <text:list text:style-name="L115">
        <text:list-item>
          <text:p text:style-name="P233">Каждый файл и каталог в Linux имеет:</text:p>
          <text:list>
            <text:list-item>
              <text:p text:style-name="P233">Владельца (user) — кто создал файл</text:p>
            </text:list-item>
            <text:list-item>
              <text:p text:style-name="P233">Группу (group) — может быть общая на проект/пользователей</text:p>
            </text:list-item>
            <text:list-item>
              <text:p text:style-name="P233">Другие (others) — все остальные</text:p>
            </text:list-item>
          </text:list>
        </text:list-item>
      </text:list>
      <text:p text:style-name="P49"/>
      <text:p text:style-name="P49"><text:span text:style-name="T15">2)</text:span> Типы прав доступа (r, w, x)</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91">Символ</text:p>
          </table:table-cell>
          <table:table-cell table:style-name="Table20.A1" office:value-type="string">
            <text:p text:style-name="P91">Значение</text:p>
          </table:table-cell>
          <table:table-cell table:style-name="Table20.A1" office:value-type="string">
            <text:p text:style-name="P91">Для файлов</text:p>
          </table:table-cell>
          <table:table-cell table:style-name="Table20.D1" office:value-type="string">
            <text:p text:style-name="P91">Для папок</text:p>
          </table:table-cell>
        </table:table-row>
        <table:table-row>
          <table:table-cell table:style-name="Table20.A2" office:value-type="string">
            <text:p text:style-name="P31">r</text:p>
          </table:table-cell>
          <table:table-cell table:style-name="Table20.B2" office:value-type="string">
            <text:p text:style-name="P31">read (чтение)</text:p>
          </table:table-cell>
          <table:table-cell table:style-name="Table20.C2" office:value-type="string">
            <text:p text:style-name="P31">читать содержимое файла</text:p>
          </table:table-cell>
          <table:table-cell table:style-name="Table20.D2" office:value-type="string">
            <text:p text:style-name="P31">просматривать список файлов</text:p>
          </table:table-cell>
        </table:table-row>
        <table:table-row>
          <table:table-cell table:style-name="Table20.A2" office:value-type="string">
            <text:p text:style-name="P31">w</text:p>
          </table:table-cell>
          <table:table-cell table:style-name="Table20.B3" office:value-type="string">
            <text:p text:style-name="P31">write (запись)</text:p>
          </table:table-cell>
          <table:table-cell table:style-name="Table20.C2" office:value-type="string">
            <text:p text:style-name="P31">редактировать файл</text:p>
          </table:table-cell>
          <table:table-cell table:style-name="Table20.D3" office:value-type="string">
            <text:p text:style-name="P31">создавать/удалять/переименовывать</text:p>
          </table:table-cell>
        </table:table-row>
        <table:table-row>
          <table:table-cell table:style-name="Table20.A2" office:value-type="string">
            <text:p text:style-name="P31">x</text:p>
          </table:table-cell>
          <table:table-cell table:style-name="Table20.B4" office:value-type="string">
            <text:p text:style-name="P31">execute (выполнение)</text:p>
          </table:table-cell>
          <table:table-cell table:style-name="Table20.C2" office:value-type="string">
            <text:p text:style-name="P31">запускать файл (если это скрипт)</text:p>
          </table:table-cell>
          <table:table-cell table:style-name="Table20.D4" office:value-type="string">
            <text:p text:style-name="P31">входить в папку (cd)</text:p>
          </table:table-cell>
        </table:table-row>
        <table:table-row>
          <table:table-cell table:style-name="Table20.A2" office:value-type="string">
            <text:p text:style-name="P31">-</text:p>
          </table:table-cell>
          <table:table-cell table:style-name="Table20.B5" office:value-type="string">
            <text:p text:style-name="P31">нет доступа</text:p>
          </table:table-cell>
          <table:table-cell table:style-name="Table20.C2" office:value-type="string">
            <text:p text:style-name="P31">—</text:p>
          </table:table-cell>
          <table:table-cell table:style-name="Table20.D5" office:value-type="string">
            <text:p text:style-name="P31">—</text:p>
          </table:table-cell>
        </table:table-row>
      </table:table>
      <text:p text:style-name="P49"/>
      <text:p text:style-name="P51"><text:span text:style-name="T15">3)</text:span> Пример прав доступа</text:p>
      <text:list text:style-name="L116">
        <text:list-item>
          <text:p text:style-name="P234">ls -l</text:p>
        </text:list-item>
        <text:list-item>
          <text:p text:style-name="P234">-rwxr-xr-- 1 user group 1234 Jul 20 12:00 myscript.sh</text:p>
          <text:list>
            <text:list-item>
              <text:p text:style-name="P234">Расшифровка:</text:p>
              <text:list>
                <text:list-item>
                  <text:p text:style-name="P234">- — обычный файл (d — папка, l — ссылка и т. д.)</text:p>
                </text:list-item>
                <text:list-item>
                  <text:p text:style-name="P234">rwx — права владельца (user)</text:p>
                </text:list-item>
                <text:list-item>
                  <text:p text:style-name="P234">r-x — права группы</text:p>
                </text:list-item>
                <text:list-item>
                  <text:p text:style-name="P234">r-- — права других</text:p>
                </text:list-item>
              </text:list>
            </text:list-item>
          </text:list>
        </text:list-item>
      </text:list>
      <text:p text:style-name="P49"/>
      <text:p text:style-name="P49"><text:span text:style-name="T15"/></text:p>
      <text:p text:style-name="P49"><text:span text:style-name="T15"/></text:p>
      <text:p text:style-name="P49"><text:soft-page-break/><text:span text:style-name="T15">4)</text:span> Цифровое представление прав (chmod 755 и т. д.)</text:p>
      <table:table table:name="Table21" table:style-name="Table21">
        <table:table-column table:style-name="Table21.A"/>
        <table:table-column table:style-name="Table21.B"/>
        <table:table-column table:style-name="Table21.C"/>
        <table:table-row>
          <table:table-cell table:style-name="Table21.A1" office:value-type="string">
            <text:p text:style-name="P91">Цифра</text:p>
          </table:table-cell>
          <table:table-cell table:style-name="Table21.A1" office:value-type="string">
            <text:p text:style-name="P91">Права</text:p>
          </table:table-cell>
          <table:table-cell table:style-name="Table21.C1" office:value-type="string">
            <text:p text:style-name="P91">Символы</text:p>
          </table:table-cell>
        </table:table-row>
        <table:table-row>
          <table:table-cell table:style-name="Table21.A2" office:value-type="string">
            <text:p text:style-name="P54">0</text:p>
          </table:table-cell>
          <table:table-cell table:style-name="Table21.B2" office:value-type="string">
            <text:p text:style-name="P31">---</text:p>
          </table:table-cell>
          <table:table-cell table:style-name="Table21.C2" office:value-type="string">
            <text:p text:style-name="P31">нет прав</text:p>
          </table:table-cell>
        </table:table-row>
        <table:table-row>
          <table:table-cell table:style-name="Table21.A2" office:value-type="string">
            <text:p text:style-name="P54">1</text:p>
          </table:table-cell>
          <table:table-cell table:style-name="Table21.B3" office:value-type="string">
            <text:p text:style-name="P31">--x</text:p>
          </table:table-cell>
          <table:table-cell table:style-name="Table21.C3" office:value-type="string">
            <text:p text:style-name="P31">только выполнение</text:p>
          </table:table-cell>
        </table:table-row>
        <table:table-row>
          <table:table-cell table:style-name="Table21.A2" office:value-type="string">
            <text:p text:style-name="P54">2</text:p>
          </table:table-cell>
          <table:table-cell table:style-name="Table21.B4" office:value-type="string">
            <text:p text:style-name="P31">-w-</text:p>
          </table:table-cell>
          <table:table-cell table:style-name="Table21.C4" office:value-type="string">
            <text:p text:style-name="P31">только запись</text:p>
          </table:table-cell>
        </table:table-row>
        <table:table-row>
          <table:table-cell table:style-name="Table21.A2" office:value-type="string">
            <text:p text:style-name="P54">3</text:p>
          </table:table-cell>
          <table:table-cell table:style-name="Table21.B5" office:value-type="string">
            <text:p text:style-name="P31">-wx</text:p>
          </table:table-cell>
          <table:table-cell table:style-name="Table21.C5" office:value-type="string">
            <text:p text:style-name="P31">запись + выполнение</text:p>
          </table:table-cell>
        </table:table-row>
        <table:table-row>
          <table:table-cell table:style-name="Table21.A2" office:value-type="string">
            <text:p text:style-name="P54">4</text:p>
          </table:table-cell>
          <table:table-cell table:style-name="Table21.B6" office:value-type="string">
            <text:p text:style-name="P31">r--</text:p>
          </table:table-cell>
          <table:table-cell table:style-name="Table21.C6" office:value-type="string">
            <text:p text:style-name="P31">только чтение</text:p>
          </table:table-cell>
        </table:table-row>
        <table:table-row>
          <table:table-cell table:style-name="Table21.A2" office:value-type="string">
            <text:p text:style-name="P54">5</text:p>
          </table:table-cell>
          <table:table-cell table:style-name="Table21.B7" office:value-type="string">
            <text:p text:style-name="P31">r-x</text:p>
          </table:table-cell>
          <table:table-cell table:style-name="Table21.C7" office:value-type="string">
            <text:p text:style-name="P31">чтение + выполнение</text:p>
          </table:table-cell>
        </table:table-row>
        <table:table-row>
          <table:table-cell table:style-name="Table21.A2" office:value-type="string">
            <text:p text:style-name="P54">6</text:p>
          </table:table-cell>
          <table:table-cell table:style-name="Table21.B8" office:value-type="string">
            <text:p text:style-name="P31">rw-</text:p>
          </table:table-cell>
          <table:table-cell table:style-name="Table21.C8" office:value-type="string">
            <text:p text:style-name="P31">чтение + запись</text:p>
          </table:table-cell>
        </table:table-row>
        <table:table-row>
          <table:table-cell table:style-name="Table21.A9" office:value-type="string">
            <text:p text:style-name="P54">7</text:p>
          </table:table-cell>
          <table:table-cell table:style-name="Table21.B9" office:value-type="string">
            <text:p text:style-name="P31">rwx</text:p>
          </table:table-cell>
          <table:table-cell table:style-name="Table21.C9" office:value-type="string">
            <text:p text:style-name="P31">все права</text:p>
          </table:table-cell>
        </table:table-row>
      </table:table>
      <text:p text:style-name="P49"/>
      <text:list text:style-name="L117">
        <text:list-item>
          <text:p text:style-name="P235">Пример:</text:p>
          <text:list>
            <text:list-item>
              <text:p text:style-name="P235">chmod 755 myscript.sh</text:p>
            </text:list-item>
            <text:list-item>
              <text:p text:style-name="P235"># -&gt; rwxr-xr-x</text:p>
            </text:list-item>
          </text:list>
        </text:list-item>
      </text:list>
      <text:p text:style-name="P49"/>
      <text:p text:style-name="P52"><text:span text:style-name="T16">5) </text:span>Изменение прав доступа: chmod</text:p>
      <text:list text:style-name="L118">
        <text:list-item>
          <text:p text:style-name="P236">Формат:</text:p>
          <text:list>
            <text:list-item>
              <text:p text:style-name="P236">chmod [КТО][ОПЕРАЦИЯ][ПРАВА] имя_файла</text:p>
            </text:list-item>
          </text:list>
        </text:list-item>
      </text:list>
      <table:table table:name="Table22" table:style-name="Table22">
        <table:table-column table:style-name="Table22.A"/>
        <table:table-column table:style-name="Table22.B"/>
        <table:table-row>
          <table:table-cell table:style-name="Table22.A1" office:value-type="string">
            <text:p text:style-name="P92">КТО (who)</text:p>
          </table:table-cell>
          <table:table-cell table:style-name="Table22.B1" office:value-type="string">
            <text:p text:style-name="P92">Расшифровка</text:p>
          </table:table-cell>
        </table:table-row>
        <table:table-row>
          <table:table-cell table:style-name="Table22.A2" office:value-type="string">
            <text:p text:style-name="P32">u</text:p>
          </table:table-cell>
          <table:table-cell table:style-name="Table22.B2" office:value-type="string">
            <text:p text:style-name="P32">user (владелец)</text:p>
          </table:table-cell>
        </table:table-row>
        <table:table-row>
          <table:table-cell table:style-name="Table22.A2" office:value-type="string">
            <text:p text:style-name="P32">g</text:p>
          </table:table-cell>
          <table:table-cell table:style-name="Table22.B2" office:value-type="string">
            <text:p text:style-name="P32">group</text:p>
          </table:table-cell>
        </table:table-row>
        <table:table-row>
          <table:table-cell table:style-name="Table22.A2" office:value-type="string">
            <text:p text:style-name="P32">o</text:p>
          </table:table-cell>
          <table:table-cell table:style-name="Table22.B2" office:value-type="string">
            <text:p text:style-name="P32">other</text:p>
          </table:table-cell>
        </table:table-row>
        <table:table-row>
          <table:table-cell table:style-name="Table22.A2" office:value-type="string">
            <text:p text:style-name="P32">a</text:p>
          </table:table-cell>
          <table:table-cell table:style-name="Table22.B2" office:value-type="string">
            <text:p text:style-name="P32">all (u + g + o)</text:p>
          </table:table-cell>
        </table:table-row>
        <table:table-row>
          <table:table-cell table:style-name="Table22.A6" office:value-type="string">
            <text:p text:style-name="P92">ОПЕРАЦИЯ</text:p>
          </table:table-cell>
          <table:table-cell table:style-name="Table22.B6" office:value-type="string">
            <text:p text:style-name="P92">Значение</text:p>
          </table:table-cell>
        </table:table-row>
        <table:table-row>
          <table:table-cell table:style-name="Table22.A2" office:value-type="string">
            <text:p text:style-name="P32">=</text:p>
          </table:table-cell>
          <table:table-cell table:style-name="Table22.B2" office:value-type="string">
            <text:p text:style-name="P32">задать права</text:p>
          </table:table-cell>
        </table:table-row>
        <table:table-row>
          <table:table-cell table:style-name="Table22.A2" office:value-type="string">
            <text:p text:style-name="P32">+</text:p>
          </table:table-cell>
          <table:table-cell table:style-name="Table22.B2" office:value-type="string">
            <text:p text:style-name="P32">добавить</text:p>
          </table:table-cell>
        </table:table-row>
        <table:table-row>
          <table:table-cell table:style-name="Table22.A2" office:value-type="string">
            <text:p text:style-name="P32">-</text:p>
          </table:table-cell>
          <table:table-cell table:style-name="Table22.B2" office:value-type="string">
            <text:p text:style-name="P32">убрать</text:p>
          </table:table-cell>
        </table:table-row>
      </table:table>
      <text:list text:style-name="L119">
        <text:list-item>
          <text:p text:style-name="P237">Примеры:</text:p>
          <text:list>
            <text:list-item>
              <text:p text:style-name="P237">chmod u+x file.sh <text:s text:c="7"/></text:p>
              <text:list>
                <text:list-item>
                  <text:p text:style-name="P237"># добавить выполнение владельцу</text:p>
                </text:list-item>
              </text:list>
            </text:list-item>
            <text:list-item>
              <text:p text:style-name="P237">chmod go-r file.txt <text:s text:c="5"/></text:p>
              <text:list>
                <text:list-item>
                  <text:p text:style-name="P237"># убрать чтение у группы и других</text:p>
                </text:list-item>
              </text:list>
            </text:list-item>
            <text:list-item>
              <text:p text:style-name="P237">chmod a=rw file.txt <text:s text:c="5"/></text:p>
              <text:list>
                <text:list-item>
                  <text:p text:style-name="P237"># всем только чтение и запись</text:p>
                </text:list-item>
              </text:list>
            </text:list-item>
            <text:list-item>
              <text:p text:style-name="P237">chmod 755 file.sh <text:s text:c="7"/></text:p>
              <text:list>
                <text:list-item>
                  <text:p text:style-name="P237"># цифровой способ</text:p>
                </text:list-item>
              </text:list>
            </text:list-item>
          </text:list>
        </text:list-item>
      </text:list>
      <text:p text:style-name="P49"><text:span text:style-name="T16"/></text:p>
      <text:p text:style-name="P49"><text:span text:style-name="T16"/></text:p>
      <text:p text:style-name="P49"><text:soft-page-break/><text:span text:style-name="T16">6) </text:span>Изменение владельца: chown</text:p>
      <text:list text:style-name="L120">
        <text:list-item>
          <text:p text:style-name="P238">chown user file.txt <text:s text:c="13"/></text:p>
          <text:list>
            <text:list-item>
              <text:p text:style-name="P238"># сменить владельца</text:p>
            </text:list-item>
          </text:list>
        </text:list-item>
        <text:list-item>
          <text:p text:style-name="P238">chown :group file.txt </text:p>
          <text:list>
            <text:list-item>
              <text:p text:style-name="P238"># сменить группу</text:p>
            </text:list-item>
          </text:list>
        </text:list-item>
        <text:list-item>
          <text:p text:style-name="P238">chown user:group file.txt <text:s text:c="7"/></text:p>
          <text:list>
            <text:list-item>
              <text:p text:style-name="P238"># сменить владельца и группу</text:p>
            </text:list-item>
          </text:list>
        </text:list-item>
      </text:list>
      <text:p text:style-name="P49"/>
      <text:p text:style-name="P52"><text:span text:style-name="T16">7) </text:span>Расширенные атрибуты (lsattr)</text:p>
      <text:list text:style-name="L121">
        <text:list-item>
          <text:p text:style-name="P239">Некоторые файлы могут иметь дополнительные атрибуты, которые задаются через chattr и просматриваются через lsattr.</text:p>
        </text:list-item>
      </text:list>
      <text:p text:style-name="P49"/>
      <table:table table:name="Table24" table:style-name="Table24">
        <table:table-column table:style-name="Table24.A"/>
        <table:table-column table:style-name="Table24.B"/>
        <table:table-header-rows>
          <table:table-row>
            <table:table-cell table:style-name="Table24.A1" office:value-type="string">
              <text:p text:style-name="P93">Символ</text:p>
            </table:table-cell>
            <table:table-cell table:style-name="Table24.A1" office:value-type="string">
              <text:p text:style-name="P93">Значение</text:p>
            </table:table-cell>
          </table:table-row>
        </table:table-header-rows>
        <table:table-row>
          <table:table-cell table:style-name="Table24.A2" office:value-type="string">
            <text:p text:style-name="P97"><text:span text:style-name="Source_20_Text"><text:span text:style-name="T51">a</text:span></text:span></text:p>
          </table:table-cell>
          <table:table-cell table:style-name="Table24.B2" office:value-type="string">
            <text:p text:style-name="P105">только добавление (append only)</text:p>
          </table:table-cell>
        </table:table-row>
        <table:table-row>
          <table:table-cell table:style-name="Table24.A2" office:value-type="string">
            <text:p text:style-name="P97"><text:span text:style-name="Source_20_Text"><text:span text:style-name="T51">i</text:span></text:span></text:p>
          </table:table-cell>
          <table:table-cell table:style-name="Table24.B2" office:value-type="string">
            <text:p text:style-name="P105">неизменяемый (immutable)</text:p>
          </table:table-cell>
        </table:table-row>
        <table:table-row>
          <table:table-cell table:style-name="Table24.A2" office:value-type="string">
            <text:p text:style-name="P97"><text:span text:style-name="Source_20_Text"><text:span text:style-name="T51">d</text:span></text:span></text:p>
          </table:table-cell>
          <table:table-cell table:style-name="Table24.B2" office:value-type="string">
            <text:p text:style-name="P105">исключить из backup (no dump)</text:p>
          </table:table-cell>
        </table:table-row>
        <table:table-row>
          <table:table-cell table:style-name="Table24.A2" office:value-type="string">
            <text:p text:style-name="P97"><text:span text:style-name="Source_20_Text"><text:span text:style-name="T51">u</text:span></text:span></text:p>
          </table:table-cell>
          <table:table-cell table:style-name="Table24.B2" office:value-type="string">
            <text:p text:style-name="P105">undeletable — может быть восстановлен</text:p>
          </table:table-cell>
        </table:table-row>
        <table:table-row>
          <table:table-cell table:style-name="Table24.A2" office:value-type="string">
            <text:p text:style-name="P97"><text:span text:style-name="Source_20_Text"><text:span text:style-name="T51">e</text:span></text:span></text:p>
          </table:table-cell>
          <table:table-cell table:style-name="Table24.B2" office:value-type="string">
            <text:p text:style-name="P105">extent format (оптимизация ext4)</text:p>
          </table:table-cell>
        </table:table-row>
        <table:table-row>
          <table:table-cell table:style-name="Table24.A2" office:value-type="string">
            <text:p text:style-name="P97"><text:span text:style-name="Source_20_Text"><text:span text:style-name="T51">s</text:span></text:span></text:p>
          </table:table-cell>
          <table:table-cell table:style-name="Table24.B2" office:value-type="string">
            <text:p text:style-name="P105">secure deletion</text:p>
          </table:table-cell>
        </table:table-row>
        <table:table-row>
          <table:table-cell table:style-name="Table24.A2" office:value-type="string">
            <text:p text:style-name="P97"><text:span text:style-name="Source_20_Text"><text:span text:style-name="T51">t</text:span></text:span></text:p>
          </table:table-cell>
          <table:table-cell table:style-name="Table24.B2" office:value-type="string">
            <text:p text:style-name="P105">запрет на tail-merging</text:p>
          </table:table-cell>
        </table:table-row>
        <table:table-row>
          <table:table-cell table:style-name="Table24.A2" office:value-type="string">
            <text:p text:style-name="P97"><text:span text:style-name="Source_20_Text"><text:span text:style-name="T51">A</text:span></text:span></text:p>
          </table:table-cell>
          <table:table-cell table:style-name="Table24.B2" office:value-type="string">
            <text:p text:style-name="P105">не обновлять atime</text:p>
          </table:table-cell>
        </table:table-row>
        <table:table-row>
          <table:table-cell table:style-name="Table24.A2" office:value-type="string">
            <text:p text:style-name="P97"><text:span text:style-name="Source_20_Text"><text:span text:style-name="T51">C</text:span></text:span></text:p>
          </table:table-cell>
          <table:table-cell table:style-name="Table24.B2" office:value-type="string">
            <text:p text:style-name="P105">запретить copy-on-write</text:p>
          </table:table-cell>
        </table:table-row>
        <table:table-row>
          <table:table-cell table:style-name="Table24.A2" office:value-type="string">
            <text:p text:style-name="P97"><text:span text:style-name="Source_20_Text"><text:span text:style-name="T51">D</text:span></text:span></text:p>
          </table:table-cell>
          <table:table-cell table:style-name="Table24.B2" office:value-type="string">
            <text:p text:style-name="P105">синхронные обновления каталога</text:p>
          </table:table-cell>
        </table:table-row>
        <table:table-row>
          <table:table-cell table:style-name="Table24.A2" office:value-type="string">
            <text:p text:style-name="P97"><text:span text:style-name="Source_20_Text"><text:span text:style-name="T51">S</text:span></text:span></text:p>
          </table:table-cell>
          <table:table-cell table:style-name="Table24.B2" office:value-type="string">
            <text:p text:style-name="P105">синхронные обновления файла</text:p>
          </table:table-cell>
        </table:table-row>
        <table:table-row>
          <table:table-cell table:style-name="Table24.A2" office:value-type="string">
            <text:p text:style-name="P97"><text:span text:style-name="Source_20_Text"><text:span text:style-name="T51">T</text:span></text:span></text:p>
          </table:table-cell>
          <table:table-cell table:style-name="Table24.B2" office:value-type="string">
            <text:p text:style-name="P105">файл в "вершине иерархии" (для оптимизации)</text:p>
          </table:table-cell>
        </table:table-row>
      </table:table>
      <text:p text:style-name="P49"/>
      <text:list text:style-name="L122">
        <text:list-item>
          <text:p text:style-name="P240">Просмотр атрибутов:</text:p>
          <text:list>
            <text:list-item>
              <text:p text:style-name="P240">lsattr имя_файла</text:p>
            </text:list-item>
          </text:list>
        </text:list-item>
        <text:list-item>
          <text:p text:style-name="P240">Пример:</text:p>
          <text:list>
            <text:list-item>
              <text:p text:style-name="P240">chattr +i important.txt <text:s/></text:p>
              <text:list>
                <text:list-item>
                  <text:p text:style-name="P240"># теперь нельзя даже удалить или изменить файл!</text:p>
                </text:list-item>
              </text:list>
            </text:list-item>
          </text:list>
        </text:list-item>
      </text:list>
      <text:p text:style-name="P53"><text:span text:style-name="T17">8) </text:span>Примеры задач:</text:p>
      <text:list text:style-name="L123">
        <text:list-item>
          <text:p text:style-name="P241">Сделать файл исполняемым:</text:p>
          <text:list>
            <text:list-item>
              <text:p text:style-name="P241">chmod +x script.sh</text:p>
            </text:list-item>
          </text:list>
        </text:list-item>
        <text:list-item>
          <text:p text:style-name="P241">Дать всем доступ только на чтение:</text:p>
          <text:list>
            <text:list-item>
              <text:p text:style-name="P241">chmod 444 file.txt</text:p>
            </text:list-item>
          </text:list>
        </text:list-item>
        <text:list-item>
          <text:p text:style-name="P241">Сделать файл "неизменяемым":</text:p>
          <text:list>
            <text:list-item>
              <text:p text:style-name="P241">chattr +i secrets.txt</text:p>
            </text:list-item>
          </text:list>
        </text:list-item>
        <text:list-item>
          <text:p text:style-name="P241">Проверить текущие права:</text:p>
          <text:list>
            <text:list-item>
              <text:p text:style-name="P241">ls -l</text:p>
            </text:list-item>
          </text:list>
          <text:p text:style-name="P294"><text:span text:style-name="T22"/></text:p>
        </text:list-item>
        <text:list-item>
          <text:p text:style-name="P294"><text:soft-page-break/><text:span text:style-name="T22">Проверить расширенные атрибуты:</text:span></text:p>
          <text:list>
            <text:list-item>
              <text:p text:style-name="P241">lsattr file.txt</text:p>
            </text:list-item>
          </text:list>
        </text:list-item>
      </text:list>
      <text:p text:style-name="P104"><text:span text:style-name="T22"/></text:p>
      <text:p text:style-name="P104"><text:span text:style-name="T42">9) </text:span><text:span text:style-name="T22">Самопроверка:</text:span></text:p>
      <text:p text:style-name="P104"><text:span text:style-name="T22"/></text:p>
      <table:table table:name="Table23" table:style-name="Table23">
        <table:table-column table:style-name="Table23.A"/>
        <table:table-column table:style-name="Table23.B"/>
        <table:table-header-rows>
          <table:table-row>
            <table:table-cell table:style-name="Table23.A1" office:value-type="string">
              <text:p text:style-name="P94">Вопрос</text:p>
            </table:table-cell>
            <table:table-cell table:style-name="Table23.A1" office:value-type="string">
              <text:p text:style-name="P94">Ожидаемый ответ</text:p>
            </table:table-cell>
          </table:table-row>
        </table:table-header-rows>
        <table:table-row>
          <table:table-cell table:style-name="Table23.A2" office:value-type="string">
            <text:p text:style-name="P97"><text:span text:style-name="T51">Как задать </text:span><text:span text:style-name="Source_20_Text"><text:span text:style-name="T51">rwxr-xr--</text:span></text:span><text:span text:style-name="T51"> цифровым способом?</text:span></text:p>
          </table:table-cell>
          <table:table-cell table:style-name="Table23.B2" office:value-type="string">
            <text:p text:style-name="P97"><text:span text:style-name="Source_20_Text"><text:span text:style-name="T51">chmod 754</text:span></text:span></text:p>
          </table:table-cell>
        </table:table-row>
        <table:table-row>
          <table:table-cell table:style-name="Table23.A2" office:value-type="string">
            <text:p text:style-name="P97"><text:span text:style-name="T51">Что делает </text:span><text:span text:style-name="Source_20_Text"><text:span text:style-name="T51">chmod o-rwx file</text:span></text:span><text:span text:style-name="T51">?</text:span></text:p>
          </table:table-cell>
          <table:table-cell table:style-name="Table23.B2" office:value-type="string">
            <text:p text:style-name="P105">Удаляет все права у "других"</text:p>
          </table:table-cell>
        </table:table-row>
        <table:table-row>
          <table:table-cell table:style-name="Table23.A2" office:value-type="string">
            <text:p text:style-name="P97"><text:span text:style-name="T51">Чем отличается </text:span><text:span text:style-name="Source_20_Text"><text:span text:style-name="T51">+x</text:span></text:span><text:span text:style-name="T51"> от </text:span><text:span text:style-name="Source_20_Text"><text:span text:style-name="T51">=x</text:span></text:span><text:span text:style-name="T51">?</text:span></text:p>
          </table:table-cell>
          <table:table-cell table:style-name="Table23.B2" office:value-type="string">
            <text:p text:style-name="P97"><text:span text:style-name="Source_20_Text"><text:span text:style-name="T51">+x</text:span></text:span><text:span text:style-name="T51"> — добавляет, </text:span><text:span text:style-name="Source_20_Text"><text:span text:style-name="T51">=x</text:span></text:span><text:span text:style-name="T51"> — устанавливает только выполнение</text:span></text:p>
          </table:table-cell>
        </table:table-row>
      </table:table>
      <text:p text:style-name="P53"/>
      <text:p text:style-name="P53"/>
      <text:p text:style-name="P53">🟢 <text:span text:style-name="T1">Иерархия процессов в Linux (Process Hierarchy)</text:span></text:p>
      <text:p text:style-name="P55"><text:span text:style-name="T18">1) </text:span>Что такое процесс в Linux</text:p>
      <text:list text:style-name="L124">
        <text:list-item>
          <text:p text:style-name="P242">Процесс — это запущенный экземпляр программы.</text:p>
        </text:list-item>
        <text:list-item>
          <text:p text:style-name="P242">Для каждого процесса в системе хранятся ключевые атрибуты:</text:p>
          <text:list>
            <text:list-item>
              <text:p text:style-name="P242">PID (Process ID): уникальный идентификатор процесса.</text:p>
            </text:list-item>
            <text:list-item>
              <text:p text:style-name="P242">PPID (Parent Process ID): PID родительского процесса.</text:p>
            </text:list-item>
            <text:list-item>
              <text:p text:style-name="P242">CMD: команда, которой был запущен процесс.</text:p>
            </text:list-item>
          </text:list>
        </text:list-item>
      </text:list>
      <text:p text:style-name="P53"/>
      <text:p text:style-name="P53"><text:span text:style-name="T18">2) </text:span>Жизненный цикл процесса</text:p>
      <text:p text:style-name="P53"/>
      <table:table table:name="Table25" table:style-name="Table25">
        <table:table-column table:style-name="Table25.A"/>
        <table:table-column table:style-name="Table25.B"/>
        <table:table-header-rows>
          <table:table-row>
            <table:table-cell table:style-name="Table25.A1" office:value-type="string">
              <text:p text:style-name="P94">Состояние</text:p>
            </table:table-cell>
            <table:table-cell table:style-name="Table25.A1" office:value-type="string">
              <text:p text:style-name="P94">Описание</text:p>
            </table:table-cell>
          </table:table-row>
        </table:table-header-rows>
        <table:table-row>
          <table:table-cell table:style-name="Table25.A2" office:value-type="string">
            <text:p text:style-name="P97"><text:span text:style-name="Strong_20_Emphasis"><text:span text:style-name="T52">New</text:span></text:span></text:p>
          </table:table-cell>
          <table:table-cell table:style-name="Table25.B2" office:value-type="string">
            <text:p text:style-name="P105">Процесс создан, но ещё не готов к запуску</text:p>
          </table:table-cell>
        </table:table-row>
        <table:table-row>
          <table:table-cell table:style-name="Table25.A2" office:value-type="string">
            <text:p text:style-name="P97"><text:span text:style-name="Strong_20_Emphasis"><text:span text:style-name="T52">Ready</text:span></text:span></text:p>
          </table:table-cell>
          <table:table-cell table:style-name="Table25.B2" office:value-type="string">
            <text:p text:style-name="P105">Процесс готов к исполнению, все ресурсы получены, но процессор не выделен</text:p>
          </table:table-cell>
        </table:table-row>
        <table:table-row>
          <table:table-cell table:style-name="Table25.A2" office:value-type="string">
            <text:p text:style-name="P97"><text:span text:style-name="Strong_20_Emphasis"><text:span text:style-name="T52">Running</text:span></text:span></text:p>
          </table:table-cell>
          <table:table-cell table:style-name="Table25.B2" office:value-type="string">
            <text:p text:style-name="P105">Процесс исполняется на процессоре</text:p>
          </table:table-cell>
        </table:table-row>
        <table:table-row>
          <table:table-cell table:style-name="Table25.A2" office:value-type="string">
            <text:p text:style-name="P97"><text:span text:style-name="Strong_20_Emphasis"><text:span text:style-name="T52">Waiting</text:span></text:span></text:p>
          </table:table-cell>
          <table:table-cell table:style-name="Table25.B2" office:value-type="string">
            <text:p text:style-name="P105">Процесс ожидает ресурс или событие (например, ввод/вывод, сигнал)</text:p>
          </table:table-cell>
        </table:table-row>
        <table:table-row>
          <table:table-cell table:style-name="Table25.A2" office:value-type="string">
            <text:p text:style-name="P97"><text:span text:style-name="Strong_20_Emphasis"><text:span text:style-name="T52">Terminated</text:span></text:span></text:p>
          </table:table-cell>
          <table:table-cell table:style-name="Table25.B2" office:value-type="string">
            <text:p text:style-name="P105">Процесс завершён</text:p>
          </table:table-cell>
        </table:table-row>
      </table:table>
      <text:p text:style-name="P53"/>
      <text:p text:style-name="P55"><text:span text:style-name="T18">3) </text:span>Список процессов (получение информации)</text:p>
      <text:list text:style-name="L125">
        <text:list-item>
          <text:p text:style-name="P243">ps</text:p>
          <text:list>
            <text:list-item>
              <text:p text:style-name="P243">ps -ef</text:p>
            </text:list-item>
            <text:list-item>
              <text:p text:style-name="P243">— Показывает полный список процессов с деталями (UID, PID, PPID, время, команда).</text:p>
            </text:list-item>
          </text:list>
        </text:list-item>
        <text:list-item>
          <text:p text:style-name="P243">top </text:p>
          <text:list>
            <text:list-item>
              <text:p text:style-name="P243">top</text:p>
            </text:list-item>
            <text:list-item>
              <text:p text:style-name="P243">— Динамически обновляемый список процессов, можно смотреть в реальном времени загрузку CPU/RAM.</text:p>
            </text:list-item>
          </text:list>
        </text:list-item>
        <text:list-item>
          <text:p text:style-name="P295"><text:span text:style-name="T31">p</text:span><text:span text:style-name="T22">stree</text:span></text:p>
          <text:list>
            <text:list-item>
              <text:p text:style-name="P243">pstree</text:p>
            </text:list-item>
            <text:list-item>
              <text:p text:style-name="P295"><text:soft-page-break/><text:span text:style-name="T22">— Показывает древовидную структуру (иерархию) процессов: какой процесс запустил какой.</text:span></text:p>
            </text:list-item>
          </text:list>
        </text:list-item>
      </text:list>
      <text:p text:style-name="P53"/>
      <text:p text:style-name="P55"><text:span text:style-name="T18">4) </text:span>Отображение иерархии процессов</text:p>
      <text:list text:style-name="L126">
        <text:list-item>
          <text:p text:style-name="P244">ps -xjf</text:p>
          <text:list>
            <text:list-item>
              <text:p text:style-name="P244">ps -xjf</text:p>
            </text:list-item>
            <text:list-item>
              <text:p text:style-name="P244">— Показывает процессы в виде таблицы с колонками PPID, PID и иерархией. Удобно для анализа "кто кого породил".</text:p>
            </text:list-item>
          </text:list>
        </text:list-item>
      </text:list>
      <text:p text:style-name="P53"/>
      <text:p text:style-name="P53"><text:span text:style-name="T18">5) </text:span>Кратко по практике</text:p>
      <text:p text:style-name="P107"/>
      <table:table table:name="Table26" table:style-name="Table26">
        <table:table-column table:style-name="Table26.A"/>
        <table:table-column table:style-name="Table26.B"/>
        <table:table-header-rows>
          <table:table-row>
            <table:table-cell table:style-name="Table26.A1" office:value-type="string">
              <text:p text:style-name="P94">Команда</text:p>
            </table:table-cell>
            <table:table-cell table:style-name="Table26.A1" office:value-type="string">
              <text:p text:style-name="P94">Для чего используется</text:p>
            </table:table-cell>
          </table:table-row>
        </table:table-header-rows>
      </table:table>
      <table:table table:name="Table27" table:style-name="Table27">
        <table:table-column table:style-name="Table27.A"/>
        <table:table-column table:style-name="Table27.B"/>
        <table:table-row>
          <table:table-cell table:style-name="Table27.A1" office:value-type="string">
            <text:p text:style-name="P97"><text:span text:style-name="Source_20_Text"><text:span text:style-name="T51">ps -ef</text:span></text:span></text:p>
          </table:table-cell>
          <table:table-cell table:style-name="Table27.A1" office:value-type="string">
            <text:p text:style-name="P105">Полный список процессов с подробностями</text:p>
          </table:table-cell>
        </table:table-row>
      </table:table>
      <table:table table:name="Table28" table:style-name="Table28">
        <table:table-column table:style-name="Table28.A"/>
        <table:table-column table:style-name="Table28.B"/>
        <table:table-row>
          <table:table-cell table:style-name="Table28.A1" office:value-type="string">
            <text:p text:style-name="P97"><text:span text:style-name="Source_20_Text"><text:span text:style-name="T51">top</text:span></text:span></text:p>
          </table:table-cell>
          <table:table-cell table:style-name="Table28.A1" office:value-type="string">
            <text:p text:style-name="P105">"Живая" (динамическая) статистика процессов</text:p>
          </table:table-cell>
        </table:table-row>
      </table:table>
      <table:table table:name="Table29" table:style-name="Table29">
        <table:table-column table:style-name="Table29.A"/>
        <table:table-column table:style-name="Table29.B"/>
        <table:table-row>
          <table:table-cell table:style-name="Table29.A1" office:value-type="string">
            <text:p text:style-name="P97"><text:span text:style-name="Source_20_Text"><text:span text:style-name="T51">pstree</text:span></text:span></text:p>
          </table:table-cell>
          <table:table-cell table:style-name="Table29.A1" office:value-type="string">
            <text:p text:style-name="P105">Дерево процессов (родитель-потомок)</text:p>
          </table:table-cell>
        </table:table-row>
      </table:table>
      <table:table table:name="Table30" table:style-name="Table30">
        <table:table-column table:style-name="Table30.A"/>
        <table:table-column table:style-name="Table30.B"/>
        <table:table-row>
          <table:table-cell table:style-name="Table30.A1" office:value-type="string">
            <text:p text:style-name="P97"><text:span text:style-name="Source_20_Text"><text:span text:style-name="T51">ps -xjf</text:span></text:span></text:p>
          </table:table-cell>
          <table:table-cell table:style-name="Table30.A1" office:value-type="string">
            <text:p text:style-name="P105">Табличный иерархический вывод процессов</text:p>
          </table:table-cell>
        </table:table-row>
      </table:table>
      <text:p text:style-name="P106"/>
      <text:p text:style-name="P55"><text:span text:style-name="T18">6) </text:span>Типичные ситуации/вопросы</text:p>
      <text:list text:style-name="L127">
        <text:list-item>
          <text:p text:style-name="P245">Как узнать, кто "родитель" процесса?</text:p>
          <text:list>
            <text:list-item>
              <text:p text:style-name="P245">Смотри колонку PPID в ps -ef или ps -xjf.</text:p>
            </text:list-item>
          </text:list>
        </text:list-item>
        <text:list-item>
          <text:p text:style-name="P245">Как увидеть, что запускает какой процесс?</text:p>
          <text:list>
            <text:list-item>
              <text:p text:style-name="P245">Используй pstree — наглядное дерево.</text:p>
            </text:list-item>
          </text:list>
        </text:list-item>
        <text:list-item>
          <text:p text:style-name="P245">Как найти свой процесс?</text:p>
          <text:list>
            <text:list-item>
              <text:p text:style-name="P245">ps -ef | grep &lt;имя_процесса&gt;</text:p>
            </text:list-item>
          </text:list>
        </text:list-item>
        <text:list-item>
          <text:p text:style-name="P245">Как посмотреть процессы текущего пользователя?</text:p>
          <text:list>
            <text:list-item>
              <text:p text:style-name="P245">ps -u $USER</text:p>
            </text:list-item>
          </text:list>
        </text:list-item>
      </text:list>
      <text:p text:style-name="P53"/>
      <text:p text:style-name="P53"><text:span text:style-name="T18">7) </text:span>Пояснения терминов</text:p>
      <text:p text:style-name="P53"/>
      <table:table table:name="Table31" table:style-name="Table31">
        <table:table-column table:style-name="Table31.A"/>
        <table:table-column table:style-name="Table31.B"/>
        <table:table-header-rows>
          <table:table-row>
            <table:table-cell table:style-name="Table31.A1" office:value-type="string">
              <text:p text:style-name="P94">Термин</text:p>
            </table:table-cell>
            <table:table-cell table:style-name="Table31.A1" office:value-type="string">
              <text:p text:style-name="P94">Описание</text:p>
            </table:table-cell>
          </table:table-row>
        </table:table-header-rows>
        <table:table-row>
          <table:table-cell table:style-name="Table31.A2" office:value-type="string">
            <text:p text:style-name="P105">PID</text:p>
          </table:table-cell>
          <table:table-cell table:style-name="Table31.B2" office:value-type="string">
            <text:p text:style-name="P105">Идентификатор процесса</text:p>
          </table:table-cell>
        </table:table-row>
        <table:table-row>
          <table:table-cell table:style-name="Table31.A2" office:value-type="string">
            <text:p text:style-name="P105">PPID</text:p>
          </table:table-cell>
          <table:table-cell table:style-name="Table31.B2" office:value-type="string">
            <text:p text:style-name="P105">Идентификатор родительского процесса</text:p>
          </table:table-cell>
        </table:table-row>
        <table:table-row>
          <table:table-cell table:style-name="Table31.A2" office:value-type="string">
            <text:p text:style-name="P105">CMD</text:p>
          </table:table-cell>
          <table:table-cell table:style-name="Table31.B2" office:value-type="string">
            <text:p text:style-name="P105">Команда запуска процесса</text:p>
          </table:table-cell>
        </table:table-row>
      </table:table>
      <text:p text:style-name="P53"/>
      <text:p text:style-name="P53"/>
      <text:p text:style-name="P55"><text:span text:style-name="T18">8) </text:span>Итог</text:p>
      <text:list text:style-name="L128">
        <text:list-item>
          <text:p text:style-name="P246">Любая программа — это потенциальный процесс в Linux.</text:p>
        </text:list-item>
        <text:list-item>
          <text:p text:style-name="P246">У процессов есть иерархия: процессы могут запускать дочерние процессы.</text:p>
        </text:list-item>
        <text:list-item>
          <text:p text:style-name="P246">Для просмотра структуры и состояния процессов есть разные команды (ps, top, pstree, ps -xjf).</text:p>
        </text:list-item>
      </text:list>
      <text:p text:style-name="P55"/>
      <text:p text:style-name="P55"/>
      <text:p text:style-name="P55"><text:soft-page-break/>🟢 <text:span text:style-name="T1">Диагностика нагрузки памяти (Memory Load Diagnostics)</text:span></text:p>
      <text:p text:style-name="P56"><text:span text:style-name="T19"/></text:p>
      <text:p text:style-name="P56"><text:span text:style-name="T19">1) </text:span>Как посмотреть нагрузку на память?</text:p>
      <text:list text:style-name="L129">
        <text:list-item>
          <text:p text:style-name="P247">В терминале:</text:p>
          <text:list>
            <text:list-item>
              <text:p text:style-name="P247">free -h</text:p>
            </text:list-item>
            <text:list-item>
              <text:p text:style-name="P247">Показывает в человеко-читаемом виде (G, M).</text:p>
            </text:list-item>
          </text:list>
        </text:list-item>
        <text:list-item>
          <text:p text:style-name="P247">Основные строки:</text:p>
          <text:list>
            <text:list-item>
              <text:p text:style-name="P247">Mem: — загрузка оперативной памяти (RAM)</text:p>
            </text:list-item>
            <text:list-item>
              <text:p text:style-name="P247">Swap: — загрузка swap-памяти (виртуальная память на диске)</text:p>
            </text:list-item>
          </text:list>
        </text:list-item>
      </text:list>
      <text:p text:style-name="P55"/>
      <text:p text:style-name="P55"><text:span text:style-name="T19">2) </text:span>Пример вывода команды free -h:</text:p>
      <text:p text:style-name="P55"/>
      <table:table table:name="Table32" table:style-name="Table32">
        <table:table-column table:style-name="Table32.A"/>
        <table:table-column table:style-name="Table32.B" table:number-columns-repeated="2"/>
        <table:table-column table:style-name="Table32.D"/>
        <table:table-column table:style-name="Table32.E"/>
        <table:table-column table:style-name="Table32.F"/>
        <table:table-column table:style-name="Table32.G"/>
        <table:table-header-rows>
          <table:table-row>
            <table:table-cell table:style-name="Table32.A1" office:value-type="string">
              <text:p text:style-name="P94"/>
            </table:table-cell>
            <table:table-cell table:style-name="Table32.A1" office:value-type="string">
              <text:p text:style-name="P94">total</text:p>
            </table:table-cell>
            <table:table-cell table:style-name="Table32.A1" office:value-type="string">
              <text:p text:style-name="P94">used</text:p>
            </table:table-cell>
            <table:table-cell table:style-name="Table32.A1" office:value-type="string">
              <text:p text:style-name="P94">free</text:p>
            </table:table-cell>
            <table:table-cell table:style-name="Table32.A1" office:value-type="string">
              <text:p text:style-name="P94">shared</text:p>
            </table:table-cell>
            <table:table-cell table:style-name="Table32.A1" office:value-type="string">
              <text:p text:style-name="P94">buff/cache</text:p>
            </table:table-cell>
            <table:table-cell table:style-name="Table32.A1" office:value-type="string">
              <text:p text:style-name="P94">available</text:p>
            </table:table-cell>
          </table:table-row>
        </table:table-header-rows>
        <table:table-row>
          <table:table-cell table:style-name="Table32.A2" office:value-type="string">
            <text:p text:style-name="P97"><text:span text:style-name="Strong_20_Emphasis"><text:span text:style-name="T52">Mem:</text:span></text:span></text:p>
          </table:table-cell>
          <table:table-cell table:style-name="Table32.B2" office:value-type="string">
            <text:p text:style-name="P105">7,5G</text:p>
          </table:table-cell>
          <table:table-cell table:style-name="Table32.C2" office:value-type="string">
            <text:p text:style-name="P105">304M</text:p>
          </table:table-cell>
          <table:table-cell table:style-name="Table32.D2" office:value-type="string">
            <text:p text:style-name="P105">133M</text:p>
          </table:table-cell>
          <table:table-cell table:style-name="Table32.E2" office:value-type="string">
            <text:p text:style-name="P105">6,5M</text:p>
          </table:table-cell>
          <table:table-cell table:style-name="Table32.F2" office:value-type="string">
            <text:p text:style-name="P105">7,1G</text:p>
          </table:table-cell>
          <table:table-cell table:style-name="Table32.G2" office:value-type="string">
            <text:p text:style-name="P105">6,9G</text:p>
          </table:table-cell>
        </table:table-row>
        <table:table-row>
          <table:table-cell table:style-name="Table32.A2" office:value-type="string">
            <text:p text:style-name="P97"><text:span text:style-name="Strong_20_Emphasis"><text:span text:style-name="T52">Swap:</text:span></text:span></text:p>
          </table:table-cell>
          <table:table-cell table:style-name="Table32.B2" office:value-type="string">
            <text:p text:style-name="P105">8,0G</text:p>
          </table:table-cell>
          <table:table-cell table:style-name="Table32.C2" office:value-type="string">
            <text:p text:style-name="P105">178M</text:p>
          </table:table-cell>
          <table:table-cell table:style-name="Table32.D2" office:value-type="string">
            <text:p text:style-name="P105">7,8G</text:p>
          </table:table-cell>
          <table:table-cell table:style-name="Table32.E2" office:value-type="string">
            <text:p text:style-name="P105"/>
          </table:table-cell>
          <table:table-cell table:style-name="Table32.F2" office:value-type="string">
            <text:p text:style-name="P105"/>
          </table:table-cell>
          <table:table-cell table:style-name="Table32.G2" office:value-type="string">
            <text:p text:style-name="P105"/>
          </table:table-cell>
        </table:table-row>
      </table:table>
      <text:p text:style-name="P55"/>
      <text:p text:style-name="P55"><text:span text:style-name="T19">3) </text:span>Описание столбцов вывода free:</text:p>
      <text:p text:style-name="P55"/>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94">Столбец</text:p>
            </table:table-cell>
            <table:table-cell table:style-name="Table33.A1" office:value-type="string">
              <text:p text:style-name="P94">Значение (ru)</text:p>
            </table:table-cell>
            <table:table-cell table:style-name="Table33.A1" office:value-type="string">
              <text:p text:style-name="P94">Value (en)</text:p>
            </table:table-cell>
          </table:table-row>
        </table:table-header-rows>
        <table:table-row>
          <table:table-cell table:style-name="Table33.A2" office:value-type="string">
            <text:p text:style-name="P97"><text:span text:style-name="Strong_20_Emphasis"><text:span text:style-name="T52">total</text:span></text:span></text:p>
          </table:table-cell>
          <table:table-cell table:style-name="Table33.B2" office:value-type="string">
            <text:p text:style-name="P105">Всего памяти (общий объём)</text:p>
          </table:table-cell>
          <table:table-cell table:style-name="Table33.C2" office:value-type="string">
            <text:p text:style-name="P105">total amount</text:p>
          </table:table-cell>
        </table:table-row>
        <table:table-row>
          <table:table-cell table:style-name="Table33.A2" office:value-type="string">
            <text:p text:style-name="P97"><text:span text:style-name="Strong_20_Emphasis"><text:span text:style-name="T52">used</text:span></text:span></text:p>
          </table:table-cell>
          <table:table-cell table:style-name="Table33.B2" office:value-type="string">
            <text:p text:style-name="P105">Использовано приложениями (вычисляется: total - free - buff/cache)</text:p>
          </table:table-cell>
          <table:table-cell table:style-name="Table33.C2" office:value-type="string">
            <text:p text:style-name="P105">used by apps</text:p>
          </table:table-cell>
        </table:table-row>
        <table:table-row>
          <table:table-cell table:style-name="Table33.A2" office:value-type="string">
            <text:p text:style-name="P97"><text:span text:style-name="Strong_20_Emphasis"><text:span text:style-name="T52">free</text:span></text:span></text:p>
          </table:table-cell>
          <table:table-cell table:style-name="Table33.B2" office:value-type="string">
            <text:p text:style-name="P105">Свободно (ничем не занято)</text:p>
          </table:table-cell>
          <table:table-cell table:style-name="Table33.C2" office:value-type="string">
            <text:p text:style-name="P105">free memory</text:p>
          </table:table-cell>
        </table:table-row>
        <table:table-row>
          <table:table-cell table:style-name="Table33.A2" office:value-type="string">
            <text:p text:style-name="P97"><text:span text:style-name="Strong_20_Emphasis"><text:span text:style-name="T52">shared</text:span></text:span></text:p>
          </table:table-cell>
          <table:table-cell table:style-name="Table33.B2" office:value-type="string">
            <text:p text:style-name="P105">Память, используемая несколькими процессами</text:p>
          </table:table-cell>
          <table:table-cell table:style-name="Table33.C2" office:value-type="string">
            <text:p text:style-name="P105">shared RAM</text:p>
          </table:table-cell>
        </table:table-row>
        <table:table-row>
          <table:table-cell table:style-name="Table33.A2" office:value-type="string">
            <text:p text:style-name="P97"><text:span text:style-name="Strong_20_Emphasis"><text:span text:style-name="T52">buff/cache</text:span></text:span></text:p>
          </table:table-cell>
          <table:table-cell table:style-name="Table33.B2" office:value-type="string">
            <text:p text:style-name="P105">RAM, занятая буферами, кэшем и slab-объектами</text:p>
          </table:table-cell>
          <table:table-cell table:style-name="Table33.C2" office:value-type="string">
            <text:p text:style-name="P105">buffers/cache</text:p>
          </table:table-cell>
        </table:table-row>
        <table:table-row>
          <table:table-cell table:style-name="Table33.A2" office:value-type="string">
            <text:p text:style-name="P97"><text:span text:style-name="Strong_20_Emphasis"><text:span text:style-name="T52">available</text:span></text:span></text:p>
          </table:table-cell>
          <table:table-cell table:style-name="Table33.B2" office:value-type="string">
            <text:p text:style-name="P105">Доступно для приложений (реально можно использовать)</text:p>
          </table:table-cell>
          <table:table-cell table:style-name="Table33.C2" office:value-type="string">
            <text:p text:style-name="P105">available</text:p>
          </table:table-cell>
        </table:table-row>
      </table:table>
      <text:p text:style-name="P55"/>
      <text:list text:style-name="L130">
        <text:list-item>
          <text:p text:style-name="P248">Важное замечание:</text:p>
          <text:list>
            <text:list-item>
              <text:p text:style-name="P248">Значение available — самый правильный показатель “сколько памяти ещё можно использовать”.</text:p>
            </text:list-item>
            <text:list-item>
              <text:p text:style-name="P248">used не учитывает освобождаемые буферы/кэш, поэтому почти всегда больше.</text:p>
            </text:list-item>
          </text:list>
        </text:list-item>
      </text:list>
      <text:p text:style-name="P55"/>
      <text:p text:style-name="P56"><text:span text:style-name="T19">4)</text:span> Виды “освобождаемой” памяти (Reclaimable RAM Areas):</text:p>
      <text:list text:style-name="L131">
        <text:list-item>
          <text:p text:style-name="P249">Cache — кэш страниц, который ядро размещает в RAM для ускорения работы с диском.</text:p>
        </text:list-item>
        <text:list-item>
          <text:p text:style-name="P249">Buffers — часть кэша, используемая для работы с блочными устройствами.</text:p>
        </text:list-item>
        <text:list-item>
          <text:p text:style-name="P296"><text:soft-page-break/><text:span text:style-name="T22">Slab — выделенная память ядра для оптимизации размещения объектов и снижения фрагментации.</text:span></text:p>
        </text:list-item>
        <text:list-item>
          <text:p text:style-name="P249">Все эти области могут быть быстро освобождены, если приложениям нужна память.</text:p>
        </text:list-item>
      </text:list>
      <text:p text:style-name="P55"/>
      <text:p text:style-name="P56"><text:span text:style-name="T19">5)</text:span> Swap (виртуальная память):</text:p>
      <text:list text:style-name="L132">
        <text:list-item>
          <text:p text:style-name="P250">Swap — виртуальная память на HDD/SSD, расширяет RAM.</text:p>
        </text:list-item>
        <text:list-item>
          <text:p text:style-name="P250">Обычно реализуется как отдельный раздел или swap-файл.</text:p>
        </text:list-item>
        <text:list-item>
          <text:p text:style-name="P250">Swap намного медленнее, чем RAM!</text:p>
        </text:list-item>
        <text:list-item>
          <text:p text:style-name="P250">Даже при небольшой загрузке RAM ядро может “выгружать” редко используемые страницы в swap.</text:p>
        </text:list-item>
        <text:list-item>
          <text:p text:style-name="P250">Если RAM почти закончилась — swap начинает использоваться интенсивнее, что сильно тормозит систему.</text:p>
        </text:list-item>
      </text:list>
      <text:p text:style-name="P55"/>
      <text:p text:style-name="P56"><text:span text:style-name="T19">6)</text:span> Выводы и практические советы:</text:p>
      <text:list text:style-name="L133">
        <text:list-item>
          <text:p text:style-name="P251">Для оценки загрузки смотри на столбец available.</text:p>
        </text:list-item>
        <text:list-item>
          <text:p text:style-name="P251">Buffers, Cache и Slab — не считаются “занятой” памятью, могут быть освобождены в любой момент.</text:p>
        </text:list-item>
        <text:list-item>
          <text:p text:style-name="P251">Высокое использование swap — признак нехватки оперативки, это серьёзно замедляет работу системы.</text:p>
        </text:list-item>
      </text:list>
      <text:p text:style-name="P55"/>
      <text:p text:style-name="P55">🟢 <text:span text:style-name="T1">Диагностика загрузки процессора (CPU Load Diagnostics)</text:span></text:p>
      <text:p text:style-name="P55"><text:span text:style-name="T20"/></text:p>
      <text:p text:style-name="P57"><text:span text:style-name="T20">1)</text:span> Что показывает команда uptime?</text:p>
      <text:list text:style-name="L134">
        <text:list-item>
          <text:p text:style-name="P297"><text:span text:style-name="T32">u</text:span><text:span text:style-name="T22">ptime</text:span></text:p>
          <text:list>
            <text:list-item>
              <text:p text:style-name="P252">Текущее время на системе.</text:p>
            </text:list-item>
            <text:list-item>
              <text:p text:style-name="P252">Uptime — сколько времени сервер работает без перезагрузки.</text:p>
            </text:list-item>
            <text:list-item>
              <text:p text:style-name="P252">Число пользователей, вошедших в систему.</text:p>
            </text:list-item>
            <text:list-item>
              <text:p text:style-name="P252">Load average — средняя загрузка системы (за 1, 5, 15 минут).</text:p>
            </text:list-item>
            <text:list-item>
              <text:p text:style-name="P252">Пример вывода:</text:p>
              <text:list>
                <text:list-item>
                  <text:p text:style-name="P252">17:52:50 up 6 days, 18:42, 1 user, load average: 1.03, 1.45, 1.63</text:p>
                </text:list-item>
              </text:list>
            </text:list-item>
          </text:list>
        </text:list-item>
      </text:list>
      <text:p text:style-name="P55"/>
      <text:p text:style-name="P57"><text:span text:style-name="T20">2)</text:span> Что такое Load Average?</text:p>
      <text:list text:style-name="L135">
        <text:list-item>
          <text:p text:style-name="P253">Load Average — это “средняя длина очереди на CPU” за 1, 5 и 15 минут.</text:p>
        </text:list-item>
        <text:list-item>
          <text:p text:style-name="P253">Показывает не только текущую нагрузку, но и “тенденцию” (график за последние минуты).</text:p>
        </text:list-item>
      </text:list>
      <text:p text:style-name="P55"/>
      <text:p text:style-name="P57"><text:span text:style-name="T20">3)</text:span> Что такое CPU Queue Length?</text:p>
      <text:list text:style-name="L136">
        <text:list-item>
          <text:p text:style-name="P254">Это сумма процессов, которые:</text:p>
          <text:list>
            <text:list-item>
              <text:p text:style-name="P254">Выполняются прямо сейчас,</text:p>
            </text:list-item>
            <text:list-item>
              <text:p text:style-name="P254">Ожидают исполнения на процессоре (в очереди).</text:p>
            </text:list-item>
          </text:list>
        </text:list-item>
        <text:list-item>
          <text:p text:style-name="P254">Чем больше значение, тем длиннее очередь и больше нагрузка на CPU.</text:p>
        </text:list-item>
        <text:list-item>
          <text:p text:style-name="P298"><text:soft-page-break/><text:span text:style-name="T22">Эффективное использование CPU — это когда процессор работает без простоев и очередь минимальна.</text:span></text:p>
        </text:list-item>
      </text:list>
      <text:p text:style-name="P55"/>
      <text:p text:style-name="P57"><text:span text:style-name="T20">4)</text:span> Как понять нагрузку на многоядерных процессорах?</text:p>
      <text:list text:style-name="L137">
        <text:list-item>
          <text:p text:style-name="P255">На мультикор-системах (несколько ядер) значения складываются!</text:p>
        </text:list-item>
        <text:list-item>
          <text:p text:style-name="P255">Команда узнать количество ядер:</text:p>
          <text:list>
            <text:list-item>
              <text:p text:style-name="P255">nproc</text:p>
            </text:list-item>
            <text:list-item>
              <text:p text:style-name="P255">grep -c processor /proc/cpuinfo</text:p>
            </text:list-item>
          </text:list>
        </text:list-item>
        <text:list-item>
          <text:p text:style-name="P255">Для 1 ядра: 1.00 — это 100% загрузки (CPU полностью занят).</text:p>
        </text:list-item>
        <text:list-item>
          <text:p text:style-name="P255">Для 4 ядер: 4.00 — 100% загрузки всех ядер; 1.00 — это только 25% загрузки (одно из четырёх ядер полностью занято).</text:p>
        </text:list-item>
      </text:list>
      <text:p text:style-name="P55"/>
      <text:p text:style-name="P57"><text:span text:style-name="T20">5)</text:span> Важные нюансы Load Average</text:p>
      <text:list text:style-name="L138">
        <text:list-item>
          <text:p text:style-name="P256">В Linux в Load Average входят не только процессы, ожидающие CPU, но и процессы в состоянии uninterruptable sleep (например, из-за ожидания ввода-вывода с диска, сетевого хранилища).</text:p>
        </text:list-item>
        <text:list-item>
          <text:p text:style-name="P256">Высокий Load Average может быть вызван не только нагрузкой на процессор, но и медленной работой дисковой подсистемы.</text:p>
        </text:list-item>
      </text:list>
      <text:p text:style-name="P55"/>
      <text:p text:style-name="P57"><text:span text:style-name="T20">6)</text:span> Практика и быстрая диагностика</text:p>
      <text:list text:style-name="L139">
        <text:list-item>
          <text:p text:style-name="P257">Если Load Average близок к количеству ядер — процессоры полностью загружены.</text:p>
        </text:list-item>
        <text:list-item>
          <text:p text:style-name="P257">Если Load Average существенно выше количества ядер — система перегружена (программы ждут в очереди).</text:p>
        </text:list-item>
        <text:list-item>
          <text:p text:style-name="P257">Если значения низкие — CPU “простаивает”, есть запас по мощности.</text:p>
        </text:list-item>
      </text:list>
      <text:p text:style-name="P108"><text:span text:style-name="T22"/></text:p>
      <text:p text:style-name="P108"><text:span text:style-name="T22">🟢</text:span><text:span text:style-name="T33"> Systemd — современная система инициализации и управления сервисами в Linux</text:span></text:p>
      <text:p text:style-name="P108"><text:span text:style-name="T43"/></text:p>
      <text:p text:style-name="P109"><text:span text:style-name="T43">1)</text:span><text:span text:style-name="T22"> Что такое systemd?</text:span></text:p>
      <text:list text:style-name="L140">
        <text:list-item>
          <text:p text:style-name="P258">systemd — это система инициализации (init system) и менеджер сервисов для Linux.</text:p>
        </text:list-item>
        <text:list-item>
          <text:p text:style-name="P258">Основные функции:</text:p>
          <text:list>
            <text:list-item>
              <text:p text:style-name="P258">Запуск демонов по требованию.</text:p>
            </text:list-item>
            <text:list-item>
              <text:p text:style-name="P258">Управление точками монтирования (mount/automount).</text:p>
            </text:list-item>
            <text:list-item>
              <text:p text:style-name="P258">Поддержка “снимков” состояния системы (snapshots).</text:p>
            </text:list-item>
            <text:list-item>
              <text:p text:style-name="P258">Трекинг процессов с помощью cgroups.</text:p>
            </text:list-item>
          </text:list>
        </text:list-item>
        <text:list-item>
          <text:p text:style-name="P258">systemd — дефолтная система инициализации в большинстве современных дистрибутивов Linux (Ubuntu, CentOS, Fedora, etc).</text:p>
        </text:list-item>
      </text:list>
      <text:p text:style-name="P108"><text:span text:style-name="T22"/></text:p>
      <text:p text:style-name="P109"><text:span text:style-name="T43">2)</text:span><text:span text:style-name="T22"> Что такое Unit? Виды Unit-ов</text:span></text:p>
      <text:list text:style-name="L141">
        <text:list-item>
          <text:p text:style-name="P259">Unit — это ресурс, которым умеет управлять systemd.</text:p>
        </text:list-item>
        <text:list-item>
          <text:p text:style-name="P259">Каждый unit описывается в отдельном конфигурационном файле (“unit file”).</text:p>
        </text:list-item>
        <text:list-item>
          <text:p text:style-name="P299"><text:soft-page-break/><text:span text:style-name="T22">Где хранятся unit-файлы:</text:span></text:p>
          <text:list>
            <text:list-item>
              <text:p text:style-name="P259">/usr/lib/systemd/system/</text:p>
            </text:list-item>
            <text:list-item>
              <text:p text:style-name="P259">/run/systemd/system/</text:p>
            </text:list-item>
            <text:list-item>
              <text:p text:style-name="P259">/etc/systemd/system/</text:p>
            </text:list-item>
          </text:list>
        </text:list-item>
        <text:list-item>
          <text:p text:style-name="P259">Типы unit-ов:</text:p>
          <text:list>
            <text:list-item>
              <text:p text:style-name="P259">.service — сервисы/демоны (самый частый тип)</text:p>
            </text:list-item>
            <text:list-item>
              <text:p text:style-name="P259">.socket — сокеты (для запуска сервисов по требованию)</text:p>
            </text:list-item>
            <text:list-item>
              <text:p text:style-name="P259">.device — устройства</text:p>
            </text:list-item>
            <text:list-item>
              <text:p text:style-name="P259">.mount — точки монтирования</text:p>
            </text:list-item>
            <text:list-item>
              <text:p text:style-name="P259">.automount — автоматическое монтирование</text:p>
            </text:list-item>
            <text:list-item>
              <text:p text:style-name="P259">.swap — swap-разделы</text:p>
            </text:list-item>
            <text:list-item>
              <text:p text:style-name="P259">.target — логические группы (группируют сервисы)</text:p>
            </text:list-item>
            <text:list-item>
              <text:p text:style-name="P259">.path — файловые пути (мониторинг)</text:p>
            </text:list-item>
            <text:list-item>
              <text:p text:style-name="P259">.timer — таймеры (запуск по расписанию, альтернатива cron)</text:p>
            </text:list-item>
            <text:list-item>
              <text:p text:style-name="P259">.snapshot, .slice, .scope — менее часто используются</text:p>
            </text:list-item>
          </text:list>
        </text:list-item>
      </text:list>
      <text:p text:style-name="P108"><text:span text:style-name="T22"/></text:p>
      <text:p text:style-name="P109"><text:span text:style-name="T43">3)</text:span><text:span text:style-name="T22"> Основные команды управления systemd</text:span></text:p>
      <text:list text:style-name="L142">
        <text:list-item>
          <text:p text:style-name="P260">Общий список юнитов</text:p>
          <text:list>
            <text:list-item>
              <text:p text:style-name="P260">systemctl list-units</text:p>
              <text:list>
                <text:list-item>
                  <text:p text:style-name="P260"># Все юниты</text:p>
                </text:list-item>
              </text:list>
            </text:list-item>
            <text:list-item>
              <text:p text:style-name="P260">systemctl list-units —type=&lt;тип&gt;</text:p>
              <text:list>
                <text:list-item>
                  <text:p text:style-name="P260"># Только определённого типа</text:p>
                </text:list-item>
              </text:list>
            </text:list-item>
          </text:list>
        </text:list-item>
        <text:list-item>
          <text:p text:style-name="P260">Управление сервисами</text:p>
          <text:list>
            <text:list-item>
              <text:p text:style-name="P260">sudo systemctl status &lt;имя&gt;.service <text:s text:c="2"/></text:p>
              <text:list>
                <text:list-item>
                  <text:p text:style-name="P260"># Проверить статус сервиса</text:p>
                </text:list-item>
              </text:list>
            </text:list-item>
            <text:list-item>
              <text:p text:style-name="P260">sudo systemctl start &lt;имя&gt;.service <text:s text:c="4"/></text:p>
              <text:list>
                <text:list-item>
                  <text:p text:style-name="P260"># Запустить сервис</text:p>
                </text:list-item>
              </text:list>
            </text:list-item>
            <text:list-item>
              <text:p text:style-name="P260">sudo systemctl stop &lt;имя&gt;.service <text:s text:c="4"/></text:p>
              <text:list>
                <text:list-item>
                  <text:p text:style-name="P260"># Остановить сервис</text:p>
                </text:list-item>
              </text:list>
            </text:list-item>
          </text:list>
        </text:list-item>
        <text:list-item>
          <text:p text:style-name="P260">Дополнительные команды</text:p>
          <text:list>
            <text:list-item>
              <text:p text:style-name="P260">sudo systemctl show &lt;имя&gt;.service <text:s text:c="8"/></text:p>
              <text:list>
                <text:list-item>
                  <text:p text:style-name="P260"># Показать все параметры юнита</text:p>
                </text:list-item>
              </text:list>
            </text:list-item>
            <text:list-item>
              <text:p text:style-name="P260">sudo systemctl list-dependencies &lt;имя&gt; <text:s text:c="3"/></text:p>
              <text:list>
                <text:list-item>
                  <text:p text:style-name="P260"># Показать дерево зависимостей юнита</text:p>
                </text:list-item>
              </text:list>
            </text:list-item>
            <text:list-item>
              <text:p text:style-name="P260">sudo systemctl list-unit-files <text:s text:c="11"/></text:p>
              <text:list>
                <text:list-item>
                  <text:p text:style-name="P260"># Список всех unit-файлов и их статус</text:p>
                </text:list-item>
              </text:list>
            </text:list-item>
          </text:list>
        </text:list-item>
        <text:list-item>
          <text:p text:style-name="P260">Маскирование/размаскирование сервисов</text:p>
          <text:list>
            <text:list-item>
              <text:p text:style-name="P260">sudo systemctl mask &lt;имя&gt;.service</text:p>
              <text:list>
                <text:list-item>
                  <text:p text:style-name="P260"># Сделать сервис недоступным для запуска (даже вручную)</text:p>
                </text:list-item>
              </text:list>
            </text:list-item>
            <text:list-item>
              <text:p text:style-name="P260">sudo systemctl unmask &lt;имя&gt;.service</text:p>
              <text:list>
                <text:list-item>
                  <text:p text:style-name="P260"># Снять маску, разрешить запуск</text:p>
                </text:list-item>
              </text:list>
            </text:list-item>
          </text:list>
        </text:list-item>
      </text:list>
      <text:p text:style-name="P108"><text:span text:style-name="T22"/></text:p>
      <text:p text:style-name="P109"><text:span text:style-name="T43">4)</text:span><text:span text:style-name="T22"> Пример простого unit-файла</text:span></text:p>
      <text:list text:style-name="L143">
        <text:list-item>
          <text:p text:style-name="P261">Юнит-файл состоит из разделов:</text:p>
          <text:list>
            <text:list-item>
              <text:p text:style-name="P261">[Unit] — метаданные и связи с другими юнитами</text:p>
            </text:list-item>
            <text:list-item>
              <text:p text:style-name="P300"><text:soft-page-break/><text:span text:style-name="T22">[Service] — параметры для сервисов</text:span></text:p>
            </text:list-item>
            <text:list-item>
              <text:p text:style-name="P261">[Install] — опционально, для управления enable/disable</text:p>
            </text:list-item>
            <text:list-item>
              <text:p text:style-name="P262">Пример:</text:p>
              <text:list>
                <text:list-header>
                  <text:p text:style-name="P301"><text:span text:style-name="T22"/></text:p>
                  <text:p text:style-name="P262">[Unit]</text:p>
                  <text:p text:style-name="P262">Description=My Sample Service</text:p>
                  <text:p text:style-name="P262">After=network.target</text:p>
                  <text:p text:style-name="P301"><text:span text:style-name="T22"/></text:p>
                  <text:p text:style-name="P262">[Service]</text:p>
                  <text:p text:style-name="P262">ExecStart=/usr/bin/myapp</text:p>
                  <text:p text:style-name="P301"><text:span text:style-name="T22"/></text:p>
                  <text:p text:style-name="P262">[Install]</text:p>
                  <text:p text:style-name="P262">WantedBy=multi-user.target</text:p>
                </text:list-header>
              </text:list>
            </text:list-item>
          </text:list>
        </text:list-item>
      </text:list>
      <text:p text:style-name="P108"><text:span text:style-name="T22"/></text:p>
      <text:p text:style-name="P110"><text:span text:style-name="T44">5)</text:span><text:span text:style-name="T22"> Полезное для практики</text:span></text:p>
      <text:list text:style-name="L144">
        <text:list-item>
          <text:p text:style-name="P263">systemctl — основная команда для работы с systemd.</text:p>
        </text:list-item>
        <text:list-item>
          <text:p text:style-name="P263">Для автозапуска сервисов используется:</text:p>
          <text:list>
            <text:list-item>
              <text:p text:style-name="P263">sudo systemctl enable &lt;имя&gt;.service</text:p>
            </text:list-item>
            <text:list-item>
              <text:p text:style-name="P263">sudo systemctl disable &lt;имя&gt;.service</text:p>
            </text:list-item>
          </text:list>
        </text:list-item>
        <text:list-item>
          <text:p text:style-name="P263">Чтобы перезапустить сервис:</text:p>
          <text:list>
            <text:list-item>
              <text:p text:style-name="P263">sudo systemctl restart &lt;имя&gt;.service</text:p>
            </text:list-item>
          </text:list>
        </text:list-item>
        <text:list-item>
          <text:p text:style-name="P263">Для просмотра логов сервиса:</text:p>
          <text:list>
            <text:list-item>
              <text:p text:style-name="P263">journalctl -u &lt;имя&gt;.service</text:p>
            </text:list-item>
          </text:list>
        </text:list-item>
      </text:list>
      <text:p text:style-name="P108"><text:span text:style-name="T22"/></text:p>
      <text:p text:style-name="P110"><text:span text:style-name="T44">6) </text:span><text:span text:style-name="T22"><text:s/>Вывод</text:span></text:p>
      <text:list text:style-name="L145">
        <text:list-item>
          <text:p text:style-name="P264">systemd — современный стандарт управления загрузкой, сервисами, автоматизацией и зависимостями в Linux.</text:p>
        </text:list-item>
        <text:list-item>
          <text:p text:style-name="P264">Все управление — через универсальную утилиту systemctl.</text:p>
        </text:list-item>
        <text:list-item>
          <text:p text:style-name="P264">Каждый unit — отдельный объект (сервис, таймер, target и т.д.), который описан в отдельном файле.</text:p>
        </text:list-item>
      </text:list>
      <text:p text:style-name="P265"/>
      <text:p text:style-name="P265">🟢 <text:span text:style-name="T1">Логирование в CentOS и journalctl</text:span></text:p>
      <text:p text:style-name="P265"/>
      <text:p text:style-name="P266"><text:span text:style-name="T1">1</text:span><text:span text:style-name="T21">) </text:span>Что такое journalctl?</text:p>
      <text:list text:style-name="L146">
        <text:list-item>
          <text:p text:style-name="P302"><text:span text:style-name="T22">В современных Linux (CentOS, Ubuntu) логи собирает сервис systemd-journald.</text:span></text:p>
        </text:list-item>
        <text:list-item>
          <text:p text:style-name="P302"><text:span text:style-name="T22">systemd-journald централизует все логи в одном месте (ядро, systemd, syslog, stdout/stderr от сервисов, аудиты).</text:span></text:p>
        </text:list-item>
        <text:list-item>
          <text:p text:style-name="P302"><text:span text:style-name="T22">Логи хранятся в структурированных индексированных бинарных файлах — “journal”.</text:span></text:p>
        </text:list-item>
        <text:list-item>
          <text:p text:style-name="P302"><text:span text:style-name="T22">Всё управление, просмотр и фильтрация журналов — через утилиту journalctl.</text:span></text:p>
        </text:list-item>
      </text:list>
      <text:p text:style-name="P265"/>
      <text:p text:style-name="P266"><text:span text:style-name="T1"/></text:p>
      <text:p text:style-name="P266"><text:span text:style-name="T1"/></text:p>
      <text:p text:style-name="P266"><text:soft-page-break/><text:span text:style-name="T1">2</text:span><text:span text:style-name="T21">)</text:span> Зачем нужен journalctl?</text:p>
      <text:list text:style-name="L147">
        <text:list-item>
          <text:p text:style-name="P303"><text:span text:style-name="T22">Позволяет быстро искать, фильтровать и диагностировать любые ошибки в системе.</text:span></text:p>
        </text:list-item>
        <text:list-item>
          <text:p text:style-name="P303"><text:span text:style-name="T22">Не нужно искать по разным log-файлам в /var/log, всё собрано в одном месте.</text:span></text:p>
        </text:list-item>
        <text:list-item>
          <text:p text:style-name="P303"><text:span text:style-name="T22">Можно отслеживать работу отдельных сервисов (nginx, docker, свой бот).</text:span></text:p>
        </text:list-item>
        <text:list-item>
          <text:p text:style-name="P303"><text:span text:style-name="T22">Очень удобно для поиска “почему не стартует сервис”, “что сломалось”, “какие ошибки на сервере”.</text:span></text:p>
        </text:list-item>
      </text:list>
      <text:p text:style-name="P265"/>
      <text:p text:style-name="P266"><text:span text:style-name="T21">3)</text:span> Основные уровни логов (log levels)</text:p>
      <text:list text:style-name="L148">
        <text:list-item>
          <text:p text:style-name="P304"><text:span text:style-name="T22">DEBUG — отладочные сообщения (обычно скрыты по умолчанию)</text:span></text:p>
        </text:list-item>
        <text:list-item>
          <text:p text:style-name="P304"><text:span text:style-name="T22">INFO — просто информирование (факт события)</text:span></text:p>
        </text:list-item>
        <text:list-item>
          <text:p text:style-name="P304"><text:span text:style-name="T22">NOTICE — важное, но штатное событие</text:span></text:p>
        </text:list-item>
        <text:list-item>
          <text:p text:style-name="P304"><text:span text:style-name="T22">WARNING — предупреждение, но система работает</text:span></text:p>
        </text:list-item>
        <text:list-item>
          <text:p text:style-name="P304"><text:span text:style-name="T22">ERR — ошибка (нужно обратить внимание)</text:span></text:p>
        </text:list-item>
        <text:list-item>
          <text:p text:style-name="P304"><text:span text:style-name="T22">CRIT — критическая ситуация</text:span></text:p>
        </text:list-item>
        <text:list-item>
          <text:p text:style-name="P304"><text:span text:style-name="T22">ALERT — срочно требуется вмешательство</text:span></text:p>
        </text:list-item>
        <text:list-item>
          <text:p text:style-name="P304"><text:span text:style-name="T22">EMERG — система неработоспособна</text:span></text:p>
        </text:list-item>
      </text:list>
      <text:p text:style-name="P265"/>
      <text:p text:style-name="P266"><text:span text:style-name="T21">4)</text:span> Базовые команды journalctl</text:p>
      <text:list text:style-name="L149">
        <text:list-item>
          <text:p text:style-name="P305"><text:span text:style-name="T22">Просмотр всех логов:</text:span></text:p>
          <text:list>
            <text:list-item>
              <text:p text:style-name="P305"><text:span text:style-name="T22">journalctl</text:span></text:p>
            </text:list-item>
          </text:list>
        </text:list-item>
        <text:list-item>
          <text:p text:style-name="P305"><text:span text:style-name="T22">Смотреть логи конкретного сервиса (systemd unit):</text:span></text:p>
          <text:list>
            <text:list-item>
              <text:p text:style-name="P305"><text:span text:style-name="T22">journalctl -u nginx.service</text:span></text:p>
            </text:list-item>
            <text:list-item>
              <text:p text:style-name="P305"><text:span text:style-name="T22">journalctl -u nginx.service -u mysql.service <text:s/># сразу по нескольким</text:span></text:p>
            </text:list-item>
          </text:list>
        </text:list-item>
        <text:list-item>
          <text:p text:style-name="P305"><text:span text:style-name="T22">Смотреть только ошибки:</text:span></text:p>
          <text:list>
            <text:list-item>
              <text:p text:style-name="P305"><text:span text:style-name="T22">journalctl -p err -b -x</text:span></text:p>
            </text:list-item>
            <text:list-item>
              <text:p text:style-name="P305"><text:span text:style-name="T22">-p — уровень важности (err = error)</text:span></text:p>
            </text:list-item>
            <text:list-item>
              <text:p text:style-name="P305"><text:span text:style-name="T22">-b — только с текущей перезагрузки (boot)</text:span></text:p>
            </text:list-item>
            <text:list-item>
              <text:p text:style-name="P305"><text:span text:style-name="T22">-x — объяснения к ошибкам (help/context, если есть)</text:span></text:p>
            </text:list-item>
          </text:list>
        </text:list-item>
        <text:list-item>
          <text:p text:style-name="P305"><text:span text:style-name="T22">Смотреть логи с определённым тегом:</text:span></text:p>
          <text:list>
            <text:list-item>
              <text:p text:style-name="P305"><text:span text:style-name="T22">journalctl -t dockerd</text:span></text:p>
              <text:list>
                <text:list-item>
                  <text:p text:style-name="P305"><text:span text:style-name="T22">Например, для поиска событий по тегу "dockerd" (или любому другому syslog-идентификатору).</text:span></text:p>
                </text:list-item>
              </text:list>
            </text:list-item>
          </text:list>
        </text:list-item>
        <text:list-item>
          <text:p text:style-name="P305"><text:span text:style-name="T22">Смотреть логи за определённый период:</text:span></text:p>
          <text:list>
            <text:list-item>
              <text:p text:style-name="P305"><text:span text:style-name="T22">journalctl --since "1 hour ago"</text:span></text:p>
            </text:list-item>
            <text:list-item>
              <text:p text:style-name="P305"><text:span text:style-name="T22">journalctl --since "2 days ago"</text:span></text:p>
            </text:list-item>
            <text:list-item>
              <text:p text:style-name="P305"><text:span text:style-name="T22">journalctl --since "2025-07-01 15:00:00" --until "2025-07-01 16:00:00"</text:span></text:p>
            </text:list-item>
          </text:list>
        </text:list-item>
      </text:list>
      <text:p text:style-name="P266"><text:span text:style-name="T21">5)</text:span> Практические приёмы и лайфхаки</text:p>
      <text:list text:style-name="L150">
        <text:list-item>
          <text:p text:style-name="P306"><text:span text:style-name="T22">Часто используемые фильтры:</text:span></text:p>
        </text:list-item>
        <text:list-item>
          <text:p text:style-name="P306"><text:span text:style-name="T22">-u &lt;service&gt; — только для нужного сервиса</text:span></text:p>
        </text:list-item>
        <text:list-item>
          <text:p text:style-name="P306"><text:span text:style-name="T22">-p &lt;level&gt; — только нужный уровень (например, warning, err, crit)</text:span></text:p>
        </text:list-item>
        <text:list-item>
          <text:p text:style-name="P306"><text:span text:style-name="T22">-f — “follow”, как tail -f, смотреть логи в реальном времени</text:span></text:p>
        </text:list-item>
        <text:list-item>
          <text:p text:style-name="P306"><text:soft-page-break/><text:span text:style-name="T22">Примеры:</text:span></text:p>
          <text:list>
            <text:list-item>
              <text:p text:style-name="P306"><text:span text:style-name="T22">Смотреть ошибки nginx за сегодня:</text:span></text:p>
              <text:list>
                <text:list-item>
                  <text:p text:style-name="P306"><text:span text:style-name="T22">journalctl -u nginx.service -p err --since today</text:span></text:p>
                </text:list-item>
              </text:list>
            </text:list-item>
            <text:list-item>
              <text:p text:style-name="P306"><text:span text:style-name="T22">Следить за логами своего сервиса в реальном времени:</text:span></text:p>
              <text:list>
                <text:list-item>
                  <text:p text:style-name="P306"><text:span text:style-name="T22">journalctl -u mybot.service -f</text:span></text:p>
                </text:list-item>
              </text:list>
            </text:list-item>
            <text:list-item>
              <text:p text:style-name="P306"><text:span text:style-name="T22">Найти все логи systemd за прошлую неделю:</text:span></text:p>
              <text:list>
                <text:list-item>
                  <text:p text:style-name="P306"><text:span text:style-name="T22">journalctl --since "7 days ago" -u systemd</text:span></text:p>
                </text:list-item>
              </text:list>
            </text:list-item>
          </text:list>
        </text:list-item>
      </text:list>
      <text:p text:style-name="P265"/>
      <text:p text:style-name="P266"><text:span text:style-name="T21">6)</text:span> <text:s/>Кратко</text:p>
      <text:list text:style-name="L151">
        <text:list-item>
          <text:p text:style-name="P307"><text:span text:style-name="T22">Быстрая диагностика и поиск проблем — экономит время и нервы.</text:span></text:p>
        </text:list-item>
        <text:list-item>
          <text:p text:style-name="P307"><text:span text:style-name="T22">Позволяет объяснить заказчику или начальнику “что и когда сломалось”, кто виноват, как исправить.</text:span></text:p>
        </text:list-item>
        <text:list-item>
          <text:p text:style-name="P307"><text:span text:style-name="T22">Все современные Linux-сервера используют systemd/journalctl, это must-have навык.</text:span></text:p>
        </text:list-item>
        <text:list-item>
          <text:p text:style-name="P307"><text:span text:style-name="T22">journalctl — твой главный инструмент для разбора любой ситуации с сервисами, от диагностики до аудита. Используй фильтры, разбирай уровни логов, всегда смотри журнал при ошибках systemd!</text:span></text:p>
        </text:list-item>
      </text:list>
      <text:p text:style-name="P2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fo:font-size="14pt" style:font-size-asian="12.25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01:09:58.165000000</meta:creation-date>
    <dc:date>2025-07-30T02:46:14.078478840</dc:date>
    <meta:editing-duration>P4DT8H54M17S</meta:editing-duration>
    <meta:editing-cycles>25</meta:editing-cycles>
    <meta:generator>LibreOffice/24.2.7.2$Linux_X86_64 LibreOffice_project/420$Build-2</meta:generator>
    <meta:document-statistic meta:table-count="33" meta:image-count="0" meta:object-count="0" meta:page-count="58" meta:paragraph-count="1954" meta:word-count="12639" meta:character-count="96337" meta:non-whitespace-character-count="85850"/>
  </office:meta>
</office:document-meta>
</file>